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Pictures/10000201000001A3000000D4D0D3820DC755F158.png" manifest:media-type="image/pn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1" svg:font-family="'Droid Sans Mono'" style:font-family-generic="swiss" style:font-pitch="fixed"/>
    <style:font-face style:name="Droid Sans Mono" svg:font-family="'Droid Sans Mono'" style:font-adornments="Bold"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solid" svg:stroke-width="0.013cm" svg:stroke-color="#191919" draw:stroke-linejoin="miter" svg:stroke-linecap="butt" draw:fill="none" fo:padding-top="0.006cm" fo:padding-bottom="0.006cm" fo:padding-left="0.006cm" fo:padding-right="0.006cm"/>
    </style:style>
    <style:style style:name="gr2"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gr3" style:family="graphic" style:parent-style-name="standard">
      <style:graphic-properties draw:fill-color="#000000" draw:textarea-horizontal-align="justify" draw:textarea-vertical-align="middle" draw:auto-grow-height="false" fo:min-height="0.051cm" fo:min-width="12.446cm"/>
    </style:style>
    <style:style style:name="gr4" style:family="graphic" style:parent-style-name="standard">
      <style:graphic-properties draw:fill-color="#000000" draw:textarea-horizontal-align="justify" draw:textarea-vertical-align="middle" draw:auto-grow-height="false" fo:min-height="6.35cm" fo:min-width="0.051cm"/>
    </style:style>
    <style:style style:name="gr5" style:family="graphic" style:parent-style-name="standard">
      <style:graphic-properties draw:fill="solid" draw:fill-color="#729fcf" draw:textarea-horizontal-align="justify" draw:textarea-vertical-align="middle" draw:auto-grow-height="false" fo:min-height="0.77cm" fo:min-width="0.77cm"/>
    </style:style>
    <style:style style:name="gr6" style:family="graphic" style:parent-style-name="standard">
      <style:graphic-properties draw:fill="none" draw:fill-color="#729fcf" draw:textarea-horizontal-align="justify" draw:textarea-vertical-align="middle" draw:auto-grow-height="false" fo:min-height="0.77cm" fo:min-width="0.77cm"/>
    </style:style>
    <style:style style:name="gr7" style:family="graphic" style:parent-style-name="standard">
      <style:graphic-properties draw:fill="none" draw:fill-color="#729fcf" draw:textarea-horizontal-align="justify" draw:textarea-vertical-align="middle" draw:auto-grow-height="false" fo:min-height="0.77cm" fo:min-width="0.77cm"/>
    </style:style>
    <style:style style:name="gr8" style:family="graphic" style:parent-style-name="standard">
      <style:graphic-properties draw:stroke="none" draw:fill="solid" draw:fill-color="#000000" draw:textarea-horizontal-align="justify" draw:textarea-vertical-align="middle" draw:auto-grow-height="false" fo:min-height="0.77cm" fo:min-width="0.77cm" draw:shadow="hidden"/>
    </style:style>
    <style:style style:name="gr9" style:family="graphic" style:parent-style-name="standard">
      <style:graphic-properties svg:stroke-width="0.203cm" draw:marker-start-width="0.506cm" draw:marker-end-width="0.506cm" draw:textarea-horizontal-align="justify" draw:textarea-vertical-align="middle" draw:auto-grow-height="false" fo:min-height="6.35cm" fo:min-width="12.446cm" fo:padding-top="0.075cm" fo:padding-bottom="0.075cm" fo:padding-left="0.075cm" fo:padding-right="0.075cm"/>
    </style:style>
    <style:style style:name="gr10" style:family="graphic" style:parent-style-name="standard">
      <style:graphic-properties draw:stroke="none" svg:stroke-width="0cm" svg:stroke-color="#000000" draw:marker-start-width="0.203cm" draw:marker-end-width="0.203cm" draw:fill="none" draw:fill-color="#729fcf" draw:textarea-horizontal-align="justify" draw:textarea-vertical-align="middle" draw:auto-grow-height="false" fo:min-height="0.77cm" fo:min-width="0.77cm" fo:padding-top="-0.025cm" fo:padding-bottom="-0.025cm" fo:padding-left="-0.025cm" fo:padding-right="-0.025cm"/>
    </style:style>
    <style:style style:name="gr11" style:family="graphic" style:parent-style-name="standard">
      <style:graphic-properties draw:stroke="none" svg:stroke-width="0cm" svg:stroke-color="#000000" draw:marker-start-width="0.203cm" draw:marker-end-width="0.203cm" draw:fill="solid" draw:fill-color="#ff0000" draw:textarea-horizontal-align="justify" draw:textarea-vertical-align="middle" draw:auto-grow-height="false" fo:min-height="0.77cm" fo:min-width="0.77cm" draw:shadow="hidden"/>
    </style:style>
    <style:style style:name="gr12" style:family="graphic" style:parent-style-name="standard">
      <style:graphic-properties svg:stroke-width="0cm" draw:marker-start-width="0.203cm" draw:marker-end-width="0.203cm" draw:textarea-horizontal-align="justify" draw:textarea-vertical-align="middle" draw:auto-grow-height="false" fo:min-height="6.4cm" fo:min-width="12.496cm" fo:padding-top="-0.025cm" fo:padding-bottom="-0.025cm" fo:padding-left="-0.025cm" fo:padding-right="-0.025cm"/>
    </style:style>
    <style:style style:name="gr13" style:family="graphic" style:parent-style-name="measure">
      <style:graphic-properties svg:stroke-width="0cm" svg:stroke-color="#ff0000" draw:marker-start-width="0.124cm" draw:marker-end-width="0.124cm" draw:textarea-horizontal-align="center" draw:textarea-vertical-align="middle" fo:padding-top="-0.025cm" fo:padding-bottom="-0.025cm" fo:padding-left="-0.025cm" fo:padding-right="-0.025cm"/>
    </style:style>
    <style:style style:name="gr14" style:family="graphic" style:parent-style-name="measure">
      <style:graphic-properties svg:stroke-width="0cm" svg:stroke-color="#ff0000" draw:marker-start-width="0cm" draw:marker-end-width="0cm" draw:textarea-horizontal-align="center" draw:textarea-vertical-align="middle" fo:padding-top="-0.025cm" fo:padding-bottom="-0.025cm" fo:padding-left="-0.025cm" fo:padding-right="-0.025cm"/>
    </style:style>
    <style:style style:name="gr15" style:family="graphic" style:parent-style-name="measure">
      <style:graphic-properties draw:stroke="none" svg:stroke-width="0cm" svg:stroke-color="#ff0000" draw:marker-start-width="0.124cm" draw:marker-end-width="0.124cm" draw:fill="solid" draw:fill-color="#ce181e" draw:textarea-horizontal-align="center" draw:textarea-vertical-align="middle" draw:shadow="hidden"/>
    </style:style>
    <style:style style:name="gr16" style:family="graphic" style:parent-style-name="standard">
      <style:graphic-properties draw:stroke="none" svg:stroke-color="#000000" draw:fill="solid" draw:fill-color="#ce181e" draw:textarea-horizontal-align="left" draw:textarea-vertical-align="middle" draw:auto-grow-height="true" draw:auto-grow-width="true" fo:min-height="0cm" fo:min-width="0cm" draw:shadow="hidden"/>
    </style:style>
    <style:style style:name="gr17" style:family="graphic" style:parent-style-name="standard">
      <style:graphic-properties draw:stroke="none" draw:stroke-dash="Ori_5f_Mountain" svg:stroke-width="0cm" svg:stroke-color="#000000" draw:marker-start-width="0.204cm" draw:marker-end-width="0.204cm" svg:stroke-opacity="100%" draw:fill="none" draw:fill-color="#729fcf" draw:textarea-horizontal-align="justify" draw:textarea-vertical-align="middle" draw:auto-grow-height="false" fo:min-height="7.942cm" fo:min-width="14.038cm" fo:padding-top="-0.024cm" fo:padding-bottom="-0.024cm" fo:padding-left="-0.024cm" fo:padding-right="-0.024cm"/>
    </style:style>
    <style:style style:name="P1" style:family="paragraph">
      <loext:graphic-properties draw:fill="none"/>
    </style:style>
    <style:style style:name="P2" style:family="paragraph">
      <loext:graphic-properties draw:fill-color="#000000"/>
      <style:paragraph-properties fo:text-align="center"/>
    </style:style>
    <style:style style:name="P3" style:family="paragraph">
      <style:paragraph-properties fo:text-align="center"/>
    </style:style>
    <style:style style:name="P4" style:family="paragraph">
      <loext:graphic-properties draw:fill="solid" draw:fill-color="#729fcf"/>
      <style:paragraph-properties fo:text-align="center"/>
      <style:text-properties style:font-name="Droid Sans Mono1" fo:font-size="16pt" style:font-size-asian="16pt" style:font-size-complex="16pt"/>
    </style:style>
    <style:style style:name="P5" style:family="paragraph">
      <loext:graphic-properties draw:fill="none" draw:fill-color="#729fcf"/>
      <style:paragraph-properties fo:text-align="center"/>
      <style:text-properties fo:color="#ff0000" style:font-name="Droid Sans Mono1" fo:font-size="16pt" style:font-size-asian="16pt" style:font-size-complex="16pt"/>
    </style:style>
    <style:style style:name="P6" style:family="paragraph">
      <loext:graphic-properties draw:fill="none" draw:fill-color="#729fcf"/>
      <style:paragraph-properties fo:text-align="center"/>
      <style:text-properties fo:color="#000000" style:font-name="Droid Sans Mono1" fo:font-size="16pt" style:font-size-asian="16pt" style:font-size-complex="16pt"/>
    </style:style>
    <style:style style:name="P7" style:family="paragraph">
      <loext:graphic-properties draw:fill="solid" draw:fill-color="#000000"/>
      <style:paragraph-properties fo:text-align="center"/>
      <style:text-properties fo:color="#000000" style:font-name="Droid Sans Mono1" fo:font-size="16pt" style:font-size-asian="16pt" style:font-size-complex="16pt"/>
    </style:style>
    <style:style style:name="P8" style:family="paragraph">
      <loext:graphic-properties draw:fill="none" draw:fill-color="#729fcf"/>
      <style:paragraph-properties fo:text-align="center"/>
      <style:text-properties fo:color="#ce181e" style:font-name="Droid Sans" fo:font-size="10pt" style:font-size-asian="10pt" style:font-size-complex="10pt"/>
    </style:style>
    <style:style style:name="P9" style:family="paragraph">
      <loext:graphic-properties draw:fill="solid" draw:fill-color="#ff0000"/>
      <style:paragraph-properties fo:text-align="center"/>
      <style:text-properties fo:color="#ce181e" style:font-name="Droid Sans" fo:font-size="10pt" style:font-size-asian="10pt" style:font-size-complex="10pt"/>
    </style:style>
    <style:style style:name="P10" style:family="paragraph">
      <style:paragraph-properties fo:text-align="center"/>
      <style:text-properties fo:color="#ce181e" style:font-name="Droid Sans" fo:font-size="10pt" style:font-size-asian="10pt" style:font-size-complex="10pt"/>
    </style:style>
    <style:style style:name="P11" style:family="paragraph">
      <loext:graphic-properties draw:fill="solid" draw:fill-color="#ce181e"/>
      <style:paragraph-properties fo:text-align="center"/>
      <style:text-properties fo:color="#ce181e" style:font-name="Droid Sans" fo:font-size="10pt" style:font-size-asian="10pt" style:font-size-complex="10pt"/>
    </style:style>
    <style:style style:name="P12" style:family="paragraph">
      <loext:graphic-properties draw:fill="solid" draw:fill-color="#ce181e"/>
      <style:paragraph-properties fo:text-align="center"/>
      <style:text-properties fo:color="#ce181e" style:font-name="Droid Sans" fo:font-size="10pt" fo:font-weight="normal" style:font-size-asian="10pt" style:font-weight-asian="normal" style:font-size-complex="10pt" style:font-weight-complex="normal"/>
    </style:style>
    <style:style style:name="P13" style:family="paragraph">
      <loext:graphic-properties draw:fill="none" draw:fill-color="#729fcf"/>
      <style:paragraph-properties fo:text-align="center"/>
    </style:style>
    <style:style style:name="P14" style:family="paragraph">
      <loext:graphic-properties draw:fill="solid" draw:fill-color="#ff0000"/>
      <style:paragraph-properties fo:text-align="center"/>
      <style:text-properties fo:color="#ff0000" style:font-name="Droid Sans Mono1" fo:font-size="16pt" style:font-size-asian="16pt" style:font-size-complex="16pt"/>
    </style:style>
    <style:style style:name="T1" style:family="text">
      <style:text-properties style:font-name="Droid Sans Mono1" fo:font-size="16pt" style:font-size-asian="16pt" style:font-size-complex="16pt"/>
    </style:style>
    <style:style style:name="T2" style:family="text">
      <style:text-properties fo:color="#ff0000" style:font-name="Droid Sans Mono1"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12.446cm" svg:height="6.35cm" svg:x="0cm" svg:y="0cm" svg:viewBox="0 0 12447 6351" draw:points="0,0 12447,0 12447,6351 0,6351">
          <text:p/>
        </draw:polygon>
        <draw:frame draw:style-name="gr2" draw:text-style-name="P1" draw:layer="layout" svg:width="11.824cm" svg:height="5.982cm" svg:x="0.31cm" svg:y="0.183cm">
          <draw:image xlink:href="Pictures/10000201000001A3000000D4D0D3820DC755F158.png" xlink:type="simple" xlink:show="embed" xlink:actuate="onLoad">
            <text:p/>
          </draw:image>
        </draw:frame>
        <draw:custom-shape draw:style-name="gr3" draw:text-style-name="P2" draw:layer="layout" svg:width="12.446cm" svg:height="0.051cm" svg:x="0cm" svg:y="0.864cm">
          <text:p/>
          <draw:enhanced-geometry svg:viewBox="0 0 21600 21600" draw:type="rectangle" draw:enhanced-path="M 0 0 L 21600 0 21600 21600 0 21600 0 0 Z N"/>
        </draw:custom-shape>
        <draw:custom-shape draw:style-name="gr3" draw:text-style-name="P2" draw:layer="layout" svg:width="12.446cm" svg:height="0.051cm" svg:x="0cm" svg:y="1.626cm">
          <text:p/>
          <draw:enhanced-geometry svg:viewBox="0 0 21600 21600" draw:type="rectangle" draw:enhanced-path="M 0 0 L 21600 0 21600 21600 0 21600 0 0 Z N"/>
        </draw:custom-shape>
        <draw:custom-shape draw:style-name="gr3" draw:text-style-name="P2" draw:layer="layout" svg:width="12.446cm" svg:height="0.051cm" svg:x="0cm" svg:y="2.388cm">
          <text:p/>
          <draw:enhanced-geometry svg:viewBox="0 0 21600 21600" draw:type="rectangle" draw:enhanced-path="M 0 0 L 21600 0 21600 21600 0 21600 0 0 Z N"/>
        </draw:custom-shape>
        <draw:custom-shape draw:style-name="gr3" draw:text-style-name="P2" draw:layer="layout" svg:width="12.446cm" svg:height="0.051cm" svg:x="0cm" svg:y="3.15cm">
          <text:p/>
          <draw:enhanced-geometry svg:viewBox="0 0 21600 21600" draw:type="rectangle" draw:enhanced-path="M 0 0 L 21600 0 21600 21600 0 21600 0 0 Z N"/>
        </draw:custom-shape>
        <draw:custom-shape draw:style-name="gr3" draw:text-style-name="P2" draw:layer="layout" svg:width="12.446cm" svg:height="0.051cm" svg:x="0cm" svg:y="3.912cm">
          <text:p/>
          <draw:enhanced-geometry svg:viewBox="0 0 21600 21600" draw:type="rectangle" draw:enhanced-path="M 0 0 L 21600 0 21600 21600 0 21600 0 0 Z N"/>
        </draw:custom-shape>
        <draw:custom-shape draw:style-name="gr3" draw:text-style-name="P2" draw:layer="layout" svg:width="12.446cm" svg:height="0.051cm" svg:x="0cm" svg:y="4.674cm">
          <text:p/>
          <draw:enhanced-geometry svg:viewBox="0 0 21600 21600" draw:type="rectangle" draw:enhanced-path="M 0 0 L 21600 0 21600 21600 0 21600 0 0 Z N"/>
        </draw:custom-shape>
        <draw:custom-shape draw:style-name="gr3" draw:text-style-name="P2" draw:layer="layout" svg:width="12.446cm" svg:height="0.051cm" svg:x="0cm" svg:y="5.436cm">
          <text:p/>
          <draw:enhanced-geometry svg:viewBox="0 0 21600 21600" draw:type="rectangle" draw:enhanced-path="M 0 0 L 21600 0 21600 21600 0 21600 0 0 Z N"/>
        </draw:custom-shape>
        <draw:custom-shape draw:style-name="gr3" draw:text-style-name="P2" draw:layer="layout" svg:width="12.446cm" svg:height="0.051cm" svg:x="0cm" svg:y="0.102cm">
          <text:p/>
          <draw:enhanced-geometry svg:viewBox="0 0 21600 21600" draw:type="rectangle" draw:enhanced-path="M 0 0 L 21600 0 21600 21600 0 21600 0 0 Z N"/>
        </draw:custom-shape>
        <draw:custom-shape draw:style-name="gr3" draw:text-style-name="P2" draw:layer="layout" svg:width="12.446cm" svg:height="0.051cm" svg:x="0cm" svg:y="6.198cm">
          <text:p/>
          <draw:enhanced-geometry svg:viewBox="0 0 21600 21600" draw:type="rectangle" draw:enhanced-path="M 0 0 L 21600 0 21600 21600 0 21600 0 0 Z N"/>
        </draw:custom-shape>
        <draw:custom-shape draw:style-name="gr4" draw:text-style-name="P2" draw:layer="layout" svg:width="0.051cm" svg:height="6.35cm" svg:x="6.198cm" svg:y="0cm">
          <text:p/>
          <draw:enhanced-geometry svg:viewBox="0 0 21600 21600" draw:type="rectangle" draw:enhanced-path="M 0 0 L 21600 0 21600 21600 0 21600 0 0 Z N"/>
        </draw:custom-shape>
        <draw:custom-shape draw:style-name="gr4" draw:text-style-name="P2" draw:layer="layout" svg:width="0.051cm" svg:height="6.35cm" svg:x="6.96cm" svg:y="0cm">
          <text:p/>
          <draw:enhanced-geometry svg:viewBox="0 0 21600 21600" draw:type="rectangle" draw:enhanced-path="M 0 0 L 21600 0 21600 21600 0 21600 0 0 Z N"/>
        </draw:custom-shape>
        <draw:custom-shape draw:style-name="gr4" draw:text-style-name="P2" draw:layer="layout" svg:width="0.051cm" svg:height="6.35cm" svg:x="7.722cm" svg:y="0cm">
          <text:p/>
          <draw:enhanced-geometry svg:viewBox="0 0 21600 21600" draw:type="rectangle" draw:enhanced-path="M 0 0 L 21600 0 21600 21600 0 21600 0 0 Z N"/>
        </draw:custom-shape>
        <draw:custom-shape draw:style-name="gr4" draw:text-style-name="P2" draw:layer="layout" svg:width="0.051cm" svg:height="6.35cm" svg:x="8.484cm" svg:y="0cm">
          <text:p/>
          <draw:enhanced-geometry svg:viewBox="0 0 21600 21600" draw:type="rectangle" draw:enhanced-path="M 0 0 L 21600 0 21600 21600 0 21600 0 0 Z N"/>
        </draw:custom-shape>
        <draw:custom-shape draw:style-name="gr4" draw:text-style-name="P2" draw:layer="layout" svg:width="0.051cm" svg:height="6.35cm" svg:x="9.246cm" svg:y="0cm">
          <text:p/>
          <draw:enhanced-geometry svg:viewBox="0 0 21600 21600" draw:type="rectangle" draw:enhanced-path="M 0 0 L 21600 0 21600 21600 0 21600 0 0 Z N"/>
        </draw:custom-shape>
        <draw:custom-shape draw:style-name="gr4" draw:text-style-name="P2" draw:layer="layout" svg:width="0.051cm" svg:height="6.35cm" svg:x="10.008cm" svg:y="0cm">
          <text:p/>
          <draw:enhanced-geometry svg:viewBox="0 0 21600 21600" draw:type="rectangle" draw:enhanced-path="M 0 0 L 21600 0 21600 21600 0 21600 0 0 Z N"/>
        </draw:custom-shape>
        <draw:custom-shape draw:style-name="gr4" draw:text-style-name="P2" draw:layer="layout" svg:width="0.051cm" svg:height="6.35cm" svg:x="10.77cm" svg:y="0cm">
          <text:p/>
          <draw:enhanced-geometry svg:viewBox="0 0 21600 21600" draw:type="rectangle" draw:enhanced-path="M 0 0 L 21600 0 21600 21600 0 21600 0 0 Z N"/>
        </draw:custom-shape>
        <draw:custom-shape draw:style-name="gr4" draw:text-style-name="P2" draw:layer="layout" svg:width="0.051cm" svg:height="6.35cm" svg:x="11.532cm" svg:y="0cm">
          <text:p/>
          <draw:enhanced-geometry svg:viewBox="0 0 21600 21600" draw:type="rectangle" draw:enhanced-path="M 0 0 L 21600 0 21600 21600 0 21600 0 0 Z N"/>
        </draw:custom-shape>
        <draw:custom-shape draw:style-name="gr4" draw:text-style-name="P2" draw:layer="layout" svg:width="0.051cm" svg:height="6.35cm" svg:x="12.294cm" svg:y="0cm">
          <text:p/>
          <draw:enhanced-geometry svg:viewBox="0 0 21600 21600" draw:type="rectangle" draw:enhanced-path="M 0 0 L 21600 0 21600 21600 0 21600 0 0 Z N"/>
        </draw:custom-shape>
        <draw:custom-shape draw:style-name="gr4" draw:text-style-name="P2" draw:layer="layout" svg:width="0.051cm" svg:height="6.35cm" svg:x="5.436cm" svg:y="0cm">
          <text:p/>
          <draw:enhanced-geometry svg:viewBox="0 0 21600 21600" draw:type="rectangle" draw:enhanced-path="M 0 0 L 21600 0 21600 21600 0 21600 0 0 Z N"/>
        </draw:custom-shape>
        <draw:custom-shape draw:style-name="gr4" draw:text-style-name="P2" draw:layer="layout" svg:width="0.051cm" svg:height="6.35cm" svg:x="4.674cm" svg:y="0cm">
          <text:p/>
          <draw:enhanced-geometry svg:viewBox="0 0 21600 21600" draw:type="rectangle" draw:enhanced-path="M 0 0 L 21600 0 21600 21600 0 21600 0 0 Z N"/>
        </draw:custom-shape>
        <draw:custom-shape draw:style-name="gr4" draw:text-style-name="P2" draw:layer="layout" svg:width="0.051cm" svg:height="6.35cm" svg:x="3.912cm" svg:y="0cm">
          <text:p/>
          <draw:enhanced-geometry svg:viewBox="0 0 21600 21600" draw:type="rectangle" draw:enhanced-path="M 0 0 L 21600 0 21600 21600 0 21600 0 0 Z N"/>
        </draw:custom-shape>
        <draw:custom-shape draw:style-name="gr4" draw:text-style-name="P2" draw:layer="layout" svg:width="0.051cm" svg:height="6.35cm" svg:x="3.15cm" svg:y="0cm">
          <text:p/>
          <draw:enhanced-geometry svg:viewBox="0 0 21600 21600" draw:type="rectangle" draw:enhanced-path="M 0 0 L 21600 0 21600 21600 0 21600 0 0 Z N"/>
        </draw:custom-shape>
        <draw:custom-shape draw:style-name="gr4" draw:text-style-name="P2" draw:layer="layout" svg:width="0.051cm" svg:height="6.35cm" svg:x="2.388cm" svg:y="0cm">
          <text:p/>
          <draw:enhanced-geometry svg:viewBox="0 0 21600 21600" draw:type="rectangle" draw:enhanced-path="M 0 0 L 21600 0 21600 21600 0 21600 0 0 Z N"/>
        </draw:custom-shape>
        <draw:custom-shape draw:style-name="gr4" draw:text-style-name="P2" draw:layer="layout" svg:width="0.051cm" svg:height="6.35cm" svg:x="1.626cm" svg:y="0cm">
          <text:p/>
          <draw:enhanced-geometry svg:viewBox="0 0 21600 21600" draw:type="rectangle" draw:enhanced-path="M 0 0 L 21600 0 21600 21600 0 21600 0 0 Z N"/>
        </draw:custom-shape>
        <draw:custom-shape draw:style-name="gr4" draw:text-style-name="P2" draw:layer="layout" svg:width="0.051cm" svg:height="6.35cm" svg:x="0.864cm" svg:y="0cm">
          <text:p/>
          <draw:enhanced-geometry svg:viewBox="0 0 21600 21600" draw:type="rectangle" draw:enhanced-path="M 0 0 L 21600 0 21600 21600 0 21600 0 0 Z N"/>
        </draw:custom-shape>
        <draw:custom-shape draw:style-name="gr4" draw:text-style-name="P2" draw:layer="layout" svg:width="0.051cm" svg:height="6.35cm" svg:x="0.102cm" svg:y="0cm">
          <text:p/>
          <draw:enhanced-geometry svg:viewBox="0 0 21600 21600" draw:type="rectangle" draw:enhanced-path="M 0 0 L 21600 0 21600 21600 0 21600 0 0 Z N"/>
        </draw:custom-shape>
        <draw:custom-shape draw:style-name="gr5" draw:text-style-name="P4" draw:layer="layout" svg:width="0.77cm" svg:height="0.77cm" svg:x="11.56cm" svg:y="0.12cm">
          <text:p text:style-name="P3"><text:span text:style-name="T1">i</text:span></text:p>
          <draw:enhanced-geometry svg:viewBox="0 0 21600 21600" draw:mirror-horizontal="false" draw:mirror-vertical="false" draw:type="rectangle" draw:enhanced-path="M 0 0 L 21600 0 21600 21600 0 21600 0 0 Z N"/>
        </draw:custom-shape>
      </draw:page>
      <draw:page draw:name="page2" draw:style-name="dp1" draw:master-page-name="master-page3">
        <draw:custom-shape draw:style-name="gr6" draw:text-style-name="P5" draw:layer="layout" svg:width="0.77cm" svg:height="0.77cm" svg:x="0.127cm" svg:y="0.127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889cm" svg:y="0.127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651cm" svg:y="0.127cm">
          <text:p text:style-name="P3"><text:span text:style-name="T2">b</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2.413cm" svg:y="0.127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175cm" svg:y="0.127cm">
          <text:p text:style-name="P3"><text:span text:style-name="T2">s</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937cm" svg:y="0.127cm">
          <text:p text:style-name="P3"><text:span text:style-name="T2">q</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4.699cm" svg:y="0.127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5.461cm" svg:y="0.127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223cm" svg:y="0.127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985cm" svg:y="0.127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7.747cm" svg:y="0.127cm">
          <text:p text:style-name="P3"><text:span text:style-name="T2">w</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8.509cm" svg:y="0.127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9.271cm" svg:y="0.127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033cm" svg:y="0.127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795cm" svg:y="0.127cm">
          <text:p text:style-name="P3"><text:span text:style-name="T2">y</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1.557cm" svg:y="0.127cm">
          <text:p text:style-name="P3"><text:span text:style-name="T2">-</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127cm" svg:y="0.889cm">
          <text:p text:style-name="P3"><text:span text:style-name="T2">f</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889cm" svg:y="0.889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651cm" svg:y="0.889cm">
          <text:p text:style-name="P3"><text:span text:style-name="T2">v</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2.413cm" svg:y="0.889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175cm" svg:y="0.889cm">
          <text:p text:style-name="P3"><text:span text:style-name="T2">j</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937cm" svg:y="0.889cm">
          <text:p text:style-name="P3"><text:span text:style-name="T2">h</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4.699cm" svg:y="0.889cm">
          <text:p text:style-name="P3"><text:span text:style-name="T2">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5.461cm" svg:y="0.889cm">
          <text:p text:style-name="P3"><text:span text:style-name="T2">l</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223cm" svg:y="0.889cm">
          <text:p text:style-name="P3"><text:span text:style-name="T2">f</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985cm" svg:y="0.889cm">
          <text:p text:style-name="P3"><text:span text:style-name="T2">q</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7.747cm" svg:y="0.889cm">
          <text:p text:style-name="P3"><text:span text:style-name="T2">u</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8.509cm" svg:y="0.889cm">
          <text:p text:style-name="P3"><text:span text:style-name="T2">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9.271cm" svg:y="0.889cm">
          <text:p text:style-name="P3"><text:span text:style-name="T2">r</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033cm" svg:y="0.889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795cm" svg:y="0.889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1.557cm" svg:y="0.889cm">
          <text:p text:style-name="P3"><text:span text:style-name="T2">r</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127cm" svg:y="1.651cm">
          <text:p text:style-name="P3"><text:span text:style-name="T2">p</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889cm" svg:y="1.651cm">
          <text:p text:style-name="P3"><text:span text:style-name="T2">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651cm" svg:y="1.651cm">
          <text:p text:style-name="P3"><text:span text:style-name="T2">s</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2.413cm" svg:y="1.651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175cm" svg:y="1.651cm">
          <text:p text:style-name="P3"><text:span text:style-name="T2">o</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937cm" svg:y="1.651cm">
          <text:p text:style-name="P3"><text:span text:style-name="T2">d</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4.699cm" svg:y="1.651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5.461cm" svg:y="1.651cm">
          <text:p text:style-name="P3"><text:span text:style-name="T2">w</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223cm" svg:y="1.651cm">
          <text:p text:style-name="P3"><text:span text:style-name="T2">o</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985cm" svg:y="1.651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7.747cm" svg:y="1.651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8.509cm" svg:y="1.651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9.271cm" svg:y="1.651cm">
          <text:p text:style-name="P3"><text:span text:style-name="T2">g</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033cm" svg:y="1.651cm">
          <text:p text:style-name="P3"><text:span text:style-name="T2">h</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795cm" svg:y="1.651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1.557cm" svg:y="1.651cm">
          <text:p text:style-name="P3"><text:span text:style-name="T2">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127cm" svg:y="2.413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889cm" svg:y="2.413cm">
          <text:p text:style-name="P3"><text:span text:style-name="T2">h</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651cm" svg:y="2.413cm">
          <text:p text:style-name="P3"><text:span text:style-name="T2">r</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2.413cm" svg:y="2.413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175cm" svg:y="2.413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937cm" svg:y="2.413cm">
          <text:p text:style-name="P3"><text:span text:style-name="T2">l</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4.699cm" svg:y="2.413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5.461cm" svg:y="2.413cm">
          <text:p text:style-name="P3"><text:span text:style-name="T2">v</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223cm" svg:y="2.413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985cm" svg:y="2.413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7.747cm" svg:y="2.413cm">
          <text:p text:style-name="P3"><text:span text:style-name="T2">s</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8.509cm" svg:y="2.413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9.271cm" svg:y="2.413cm">
          <text:p text:style-name="P3"><text:span text:style-name="T2">x</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033cm" svg:y="2.413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795cm" svg:y="2.413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1.557cm" svg:y="2.413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127cm" svg:y="3.175cm">
          <text:p text:style-name="P3"><text:span text:style-name="T2">f</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889cm" svg:y="3.175cm">
          <text:p text:style-name="P3"><text:span text:style-name="T2">o</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651cm" svg:y="3.175cm">
          <text:p text:style-name="P3"><text:span text:style-name="T2">u</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2.413cm" svg:y="3.175cm">
          <text:p text:style-name="P3"><text:span text:style-name="T2">r</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175cm" svg:y="3.175cm">
          <text:p text:style-name="P3"><text:span text:style-name="T2">f</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937cm" svg:y="3.175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4.699cm" svg:y="3.175cm">
          <text:p text:style-name="P3"><text:span text:style-name="T2">v</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5.461cm" svg:y="3.175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223cm" svg:y="3.175cm">
          <text:p text:style-name="P3"><text:span text:style-name="T2">s</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985cm" svg:y="3.175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7.747cm" svg:y="3.175cm">
          <text:p text:style-name="P3"><text:span text:style-name="T2">v</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8.509cm" svg:y="3.175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9.271cm" svg:y="3.175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033cm" svg:y="3.175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795cm" svg:y="3.175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1.557cm" svg:y="3.175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127cm" svg:y="3.937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889cm" svg:y="3.937cm">
          <text:p text:style-name="P3"><text:span text:style-name="T2">w</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651cm" svg:y="3.937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2.413cm" svg:y="3.937cm">
          <text:p text:style-name="P3"><text:span text:style-name="T2">l</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175cm" svg:y="3.937cm">
          <text:p text:style-name="P3"><text:span text:style-name="T2">v</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937cm" svg:y="3.937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4.699cm" svg:y="3.937cm">
          <text:p text:style-name="P3"><text:span text:style-name="T2">l</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5.461cm" svg:y="3.937cm">
          <text:p text:style-name="P3"><text:span text:style-name="T2">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223cm" svg:y="3.937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985cm" svg:y="3.937cm">
          <text:p text:style-name="P3"><text:span text:style-name="T2">m</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7.747cm" svg:y="3.937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8.509cm" svg:y="3.937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9.271cm" svg:y="3.937cm">
          <text:p text:style-name="P3"><text:span text:style-name="T2">f</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033cm" svg:y="3.937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795cm" svg:y="3.937cm">
          <text:p text:style-name="P3"><text:span text:style-name="T2">h</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1.557cm" svg:y="3.937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127cm" svg:y="4.699cm">
          <text:p text:style-name="P3"><text:span text:style-name="T2">m</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889cm" svg:y="4.699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651cm" svg:y="4.699cm">
          <text:p text:style-name="P3"><text:span text:style-name="T2">d</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2.413cm" svg:y="4.699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175cm" svg:y="4.699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937cm" svg:y="4.699cm">
          <text:p text:style-name="P3"><text:span text:style-name="T2">g</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4.699cm" svg:y="4.699cm">
          <text:p text:style-name="P3"><text:span text:style-name="T2">h</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5.461cm" svg:y="4.699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223cm" svg:y="4.699cm">
          <text:p text:style-name="P3"><text:span text:style-name="T2">m</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985cm" svg:y="4.699cm">
          <text:p text:style-name="P3"><text:span text:style-name="T2">o</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7.747cm" svg:y="4.699cm">
          <text:p text:style-name="P3"><text:span text:style-name="T2">r</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8.509cm" svg:y="4.699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9.271cm" svg:y="4.699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033cm" svg:y="4.699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795cm" svg:y="4.699cm">
          <text:p text:style-name="P3"><text:span text:style-name="T2">g</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1.557cm" svg:y="4.699cm">
          <text:p text:style-name="P3"><text:span text:style-name="T2">p</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127cm" svg:y="5.461cm">
          <text:p text:style-name="P3"><text:span text:style-name="T2">a</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0.889cm" svg:y="5.461cm">
          <text:p text:style-name="P3"><text:span text:style-name="T2">f</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651cm" svg:y="5.461cm">
          <text:p text:style-name="P3"><text:span text:style-name="T2">t</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2.413cm" svg:y="5.461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175cm" svg:y="5.461cm">
          <text:p text:style-name="P3"><text:span text:style-name="T2">r</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3.937cm" svg:y="5.461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4.699cm" svg:y="5.461cm">
          <text:p text:style-name="P3"><text:span text:style-name="T2">o</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5.461cm" svg:y="5.461cm">
          <text:p text:style-name="P3"><text:span text:style-name="T2">o</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223cm" svg:y="5.461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6.985cm" svg:y="5.461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7.747cm" svg:y="5.461cm">
          <text:p text:style-name="P3"><text:span text:style-name="T2">v</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8.509cm" svg:y="5.461cm">
          <text:p text:style-name="P3"><text:span text:style-name="T2">e</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9.271cm" svg:y="5.461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033cm" svg:y="5.461cm">
          <text:p text:style-name="P3"><text:span text:style-name="T2">i</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0.795cm" svg:y="5.461cm">
          <text:p text:style-name="P3"><text:span text:style-name="T2">n</text:span></text:p>
          <draw:enhanced-geometry svg:viewBox="0 0 21600 21600" draw:mirror-horizontal="false" draw:mirror-vertical="false" draw:type="rectangle" draw:enhanced-path="M 0 0 L 21600 0 21600 21600 0 21600 0 0 Z N"/>
        </draw:custom-shape>
        <draw:custom-shape draw:style-name="gr6" draw:text-style-name="P5" draw:layer="layout" svg:width="0.77cm" svg:height="0.77cm" svg:x="11.557cm" svg:y="5.461cm">
          <text:p text:style-name="P3"><text:span text:style-name="T2">g</text:span></text:p>
          <draw:enhanced-geometry svg:viewBox="0 0 21600 21600" draw:mirror-horizontal="false" draw:mirror-vertical="false" draw:type="rectangle" draw:enhanced-path="M 0 0 L 21600 0 21600 21600 0 21600 0 0 Z N"/>
        </draw:custom-shape>
      </draw:page>
      <draw:page draw:name="page3" draw:style-name="dp1" draw:master-page-name="master-page3">
        <draw:g>
          <draw:g>
            <draw:path draw:style-name="gr7" draw:text-style-name="P6" draw:layer="layout" svg:width="0.769cm" svg:height="0.769cm" svg:x="12.802cm" svg:y="1.372cm" svg:viewBox="0 0 770 770" svg:d="M770 770c0-257 0-513 0-770-257 0-513 0-770 0 0 257 0 513 0 770 257 0 513 0 770 0z">
              <text:p/>
            </draw:path>
            <draw:path draw:style-name="gr8" draw:text-style-name="P7" draw:layer="layout" svg:width="0.264cm" svg:height="0.45cm" svg:x="13.037cm" svg:y="1.502cm" svg:viewBox="0 0 265 451" svg:d="M133 0c-27 0-40 14-40 43 0 14 4 25 12 32 8 8 18 12 28 12 28 0 42-15 42-44s-14-43-42-43zM171 187l74-6v-56h-148v265h-97v61h265v-61h-94z">
              <text:p/>
            </draw:path>
          </draw:g>
          <draw:g>
            <draw:path draw:style-name="gr7" draw:text-style-name="P6" draw:layer="layout" svg:width="0.769cm" svg:height="0.769cm" svg:x="12.04cm" svg:y="1.372cm" svg:viewBox="0 0 770 770" svg:d="M770 770c0-257 0-513 0-770-257 0-513 0-770 0 0 257 0 513 0 770 257 0 513 0 770 0z">
              <text:p/>
            </draw:path>
            <draw:path draw:style-name="gr8" draw:text-style-name="P7" draw:layer="layout" svg:width="0.267cm" svg:height="0.411cm" svg:x="12.288cm" svg:y="1.546cm" svg:viewBox="0 0 268 412" svg:d="M2 340v61c30 7 57 11 81 11 74 0 111-36 111-107v-163h74v-48l-76-14-22-80h-49v81h-121v61h121v163c0 28-14 42-42 42-16 0-42-2-77-7z">
              <text:p/>
            </draw:path>
          </draw:g>
          <draw:g>
            <draw:path draw:style-name="gr7" draw:text-style-name="P6" draw:layer="layout" svg:width="0.769cm" svg:height="0.769cm" svg:x="11.278cm" svg:y="1.372cm" svg:viewBox="0 0 770 770" svg:d="M770 770c0-257 0-513 0-770-257 0-513 0-770 0 0 257 0 513 0 770 257 0 513 0 770 0z">
              <text:p/>
            </draw:path>
            <draw:path draw:style-name="gr8" draw:text-style-name="P7" draw:layer="layout" svg:width="0.28cm" svg:height="0.457cm" svg:x="11.508cm" svg:y="1.501cm" svg:viewBox="0 0 281 458" svg:d="M222 409l-3-3 4 46h58v-452h-74v115c0 15 4 35 12 60l2-2c-17-35-47-53-91-53-41 0-72 15-95 45-23 31-35 72-35 123 0 53 12 94 35 124s55 45 95 46c42-1 73-17 92-49zM207 288c0 40-5 67-16 82s-28 22-52 22c-42 0-63-34-63-104 0-68 21-102 63-102 25 0 42 7 53 21 10 15 15 42 15 81z">
              <text:p/>
            </draw:path>
          </draw:g>
          <draw:g>
            <draw:path draw:style-name="gr7" draw:text-style-name="P6" draw:layer="layout" svg:width="0.769cm" svg:height="0.769cm" svg:x="10.516cm" svg:y="1.372cm" svg:viewBox="0 0 770 770" svg:d="M770 770c0-257 0-513 0-770-257 0-513 0-770 0 0 257 0 513 0 770 257 0 513 0 770 0z">
              <text:p/>
            </draw:path>
            <draw:path draw:style-name="gr8" draw:text-style-name="P7" draw:layer="layout" svg:width="0.264cm" svg:height="0.45cm" svg:x="10.751cm" svg:y="1.502cm" svg:viewBox="0 0 265 451" svg:d="M133 0c-27 0-40 14-40 43 0 14 4 25 12 32 8 8 18 12 28 12 28 0 42-15 42-44s-14-43-42-43zM171 187l74-6v-56h-148v265h-97v61h265v-61h-94z">
              <text:p/>
            </draw:path>
          </draw:g>
          <draw:g>
            <draw:path draw:style-name="gr7" draw:text-style-name="P6" draw:layer="layout" svg:width="0.769cm" svg:height="0.769cm" svg:x="9.754cm" svg:y="1.372cm" svg:viewBox="0 0 770 770" svg:d="M770 770c0-257 0-513 0-770-257 0-513 0-770 0 0 257 0 513 0 770 257 0 513 0 770 0z">
              <text:p/>
            </draw:path>
            <draw:path draw:style-name="gr8" draw:text-style-name="P7" draw:layer="layout" svg:width="0.249cm" svg:height="0.336cm" svg:x="10.002cm" svg:y="1.621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7" draw:text-style-name="P6" draw:layer="layout" svg:width="0.769cm" svg:height="0.769cm" svg:x="8.992cm" svg:y="1.372cm" svg:viewBox="0 0 770 770" svg:d="M770 770c0-257 0-513 0-770-257 0-513 0-770 0 0 257 0 513 0 770 257 0 513 0 770 0z">
              <text:p/>
            </draw:path>
            <draw:path draw:style-name="gr8" draw:text-style-name="P7" draw:layer="layout" svg:width="0.28cm" svg:height="0.466cm" svg:x="9.228cm" svg:y="1.621cm" svg:viewBox="0 0 281 467" svg:d="M60 54l2 1v-49h-62v461h74v-141c0-8-4-22-12-44l-3 4c18 34 49 51 92 51 40 0 72-15 95-45s35-71 35-123-12-93-35-124c-23-30-55-45-95-45-43 0-73 18-91 54zM74 180v-11c0-39 5-66 16-81s28-23 52-23c42 0 63 35 63 105 0 68-21 102-64 102-24 0-41-7-51-21-10-13-16-37-16-71z">
              <text:p/>
            </draw:path>
          </draw:g>
          <draw:g>
            <draw:path draw:style-name="gr7" draw:text-style-name="P6" draw:layer="layout" svg:width="0.769cm" svg:height="0.769cm" svg:x="8.23cm" svg:y="1.372cm" svg:viewBox="0 0 770 770" svg:d="M770 770c0-257 0-513 0-770-257 0-513 0-770 0 0 257 0 513 0 770 257 0 513 0 770 0z">
              <text:p/>
            </draw:path>
            <draw:path draw:style-name="gr8" draw:text-style-name="P7" draw:layer="layout" svg:width="0.267cm" svg:height="0.411cm" svg:x="8.478cm" svg:y="1.546cm" svg:viewBox="0 0 268 412" svg:d="M2 340v61c30 7 57 11 81 11 74 0 111-36 111-107v-163h74v-48l-76-14-22-80h-49v81h-121v61h121v163c0 28-14 42-42 42-16 0-42-2-77-7z">
              <text:p/>
            </draw:path>
          </draw:g>
          <draw:g>
            <draw:path draw:style-name="gr7" draw:text-style-name="P6" draw:layer="layout" svg:width="0.769cm" svg:height="0.769cm" svg:x="7.468cm" svg:y="1.372cm" svg:viewBox="0 0 770 770" svg:d="M770 770c0-257 0-513 0-770-257 0-513 0-770 0 0 257 0 513 0 770 257 0 513 0 770 0z">
              <text:p/>
            </draw:path>
            <draw:path draw:style-name="gr8" draw:text-style-name="P7" draw:layer="layout" svg:width="0.288cm" svg:height="0.336cm" svg:x="7.697cm" svg:y="1.621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6.706cm" svg:y="1.372cm" svg:viewBox="0 0 770 770" svg:d="M770 770c0-257 0-513 0-770-257 0-513 0-770 0 0 257 0 513 0 770 257 0 513 0 770 0z">
              <text:p/>
            </draw:path>
            <draw:path draw:style-name="gr8" draw:text-style-name="P7" draw:layer="layout" svg:width="0.273cm" svg:height="0.331cm" svg:x="6.943cm" svg:y="1.621cm" svg:viewBox="0 0 274 332" svg:d="M74 332v-207c0-40 18-60 53-60 49 0 73 33 73 98v169h74v-326h-62l-1 49 3-2c-16-35-48-53-95-53-79 0-119 41-119 122v210z">
              <text:p/>
            </draw:path>
          </draw:g>
          <draw:g>
            <draw:path draw:style-name="gr7" draw:text-style-name="P6" draw:layer="layout" svg:width="0.769cm" svg:height="0.769cm" svg:x="5.944cm" svg:y="1.372cm" svg:viewBox="0 0 770 770" svg:d="M770 770c0-257 0-513 0-770-257 0-513 0-770 0 0 257 0 513 0 770 257 0 513 0 770 0z">
              <text:p/>
            </draw:path>
            <draw:path draw:style-name="gr8" draw:text-style-name="P7" draw:layer="layout" svg:width="0.267cm" svg:height="0.411cm" svg:x="6.192cm" svg:y="1.546cm" svg:viewBox="0 0 268 412" svg:d="M2 340v61c30 7 57 11 81 11 74 0 111-36 111-107v-163h74v-48l-76-14-22-80h-49v81h-121v61h121v163c0 28-14 42-42 42-16 0-42-2-77-7z">
              <text:p/>
            </draw:path>
          </draw:g>
          <draw:g>
            <draw:path draw:style-name="gr7" draw:text-style-name="P6" draw:layer="layout" svg:width="0.769cm" svg:height="0.769cm" svg:x="5.182cm" svg:y="1.372cm" svg:viewBox="0 0 770 770" svg:d="M770 770c0-257 0-513 0-770-257 0-513 0-770 0 0 257 0 513 0 770 257 0 513 0 770 0z">
              <text:p/>
            </draw:path>
            <draw:path draw:style-name="gr8" draw:text-style-name="P7" draw:layer="layout" svg:width="0.368cm" svg:height="0.325cm" svg:x="5.371cm" svg:y="1.626cm" svg:viewBox="0 0 369 326" svg:d="M140 326l38-173 9-92h-2l8 93 39 172h71l66-326h-68l-29 159c-6 35-8 71-6 109h2c1-34-2-68-9-100l-39-168h-72l-37 168c-8 37-11 70-8 100h1c1-45-1-81-6-109l-30-159h-68l67 326z">
              <text:p/>
            </draw:path>
          </draw:g>
          <draw:g>
            <draw:path draw:style-name="gr7" draw:text-style-name="P6" draw:layer="layout" svg:width="0.769cm" svg:height="0.769cm" svg:x="4.42cm" svg:y="1.372cm" svg:viewBox="0 0 770 770" svg:d="M770 770c0-257 0-513 0-770-257 0-513 0-770 0 0 257 0 513 0 770 257 0 513 0 770 0z">
              <text:p/>
            </draw:path>
            <draw:path draw:style-name="gr8" draw:text-style-name="P7" draw:layer="layout" svg:width="0.288cm" svg:height="0.336cm" svg:x="4.649cm" svg:y="1.621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3.658cm" svg:y="1.372cm" svg:viewBox="0 0 770 770" svg:d="M770 770c0-257 0-513 0-770-257 0-513 0-770 0 0 257 0 513 0 770 257 0 513 0 770 0z">
              <text:p/>
            </draw:path>
            <draw:path draw:style-name="gr8" draw:text-style-name="P7" draw:layer="layout" svg:width="0.273cm" svg:height="0.331cm" svg:x="3.895cm" svg:y="1.621cm" svg:viewBox="0 0 274 332" svg:d="M74 332v-207c0-40 18-60 53-60 49 0 73 33 73 98v169h74v-326h-62l-1 49 3-2c-16-35-48-53-95-53-79 0-119 41-119 122v210z">
              <text:p/>
            </draw:path>
          </draw:g>
          <draw:g>
            <draw:path draw:style-name="gr7" draw:text-style-name="P6" draw:layer="layout" svg:width="0.769cm" svg:height="0.769cm" svg:x="2.896cm" svg:y="1.372cm" svg:viewBox="0 0 770 770" svg:d="M770 770c0-257 0-513 0-770-257 0-513 0-770 0 0 257 0 513 0 770 257 0 513 0 770 0z">
              <text:p/>
            </draw:path>
            <draw:path draw:style-name="gr8" draw:text-style-name="P7" draw:layer="layout" svg:width="0.267cm" svg:height="0.411cm" svg:x="3.144cm" svg:y="1.546cm" svg:viewBox="0 0 268 412" svg:d="M2 340v61c30 7 57 11 81 11 74 0 111-36 111-107v-163h74v-48l-76-14-22-80h-49v81h-121v61h121v163c0 28-14 42-42 42-16 0-42-2-77-7z">
              <text:p/>
            </draw:path>
          </draw:g>
          <draw:g>
            <draw:path draw:style-name="gr7" draw:text-style-name="P6" draw:layer="layout" svg:width="0.769cm" svg:height="0.769cm" svg:x="2.134cm" svg:y="1.372cm" svg:viewBox="0 0 770 770" svg:d="M770 770c0-257 0-513 0-770-257 0-513 0-770 0 0 257 0 513 0 770 257 0 513 0 770 0z">
              <text:p/>
            </draw:path>
            <draw:path draw:style-name="gr8" draw:text-style-name="P7" draw:layer="layout" svg:width="0.326cm" svg:height="0.461cm" svg:x="2.344cm" svg:y="1.627cm" svg:viewBox="0 0 327 462" svg:d="M327 0h-77l-75 188c-15 38-21 66-15 82h1c3-22-3-49-15-83l-69-187h-77l137 358c13 33 28 59 46 77 19 18 44 26 76 27 16-1 36-3 58-7v-64c-20 4-37 6-50 6-15 0-26-3-34-9-8-7-15-18-22-34l-14-37z">
              <text:p/>
            </draw:path>
          </draw:g>
          <draw:g>
            <draw:path draw:style-name="gr7" draw:text-style-name="P6" draw:layer="layout" svg:width="0.769cm" svg:height="0.769cm" svg:x="1.372cm" svg:y="1.372cm" svg:viewBox="0 0 770 770" svg:d="M770 770c0-257 0-513 0-770-257 0-513 0-770 0 0 257 0 513 0 770 257 0 513 0 770 0z">
              <text:p/>
            </draw:path>
            <draw:path draw:style-name="gr8" draw:text-style-name="P7" draw:layer="layout" svg:width="0.204cm" svg:height="0.069cm" svg:x="1.643cm" svg:y="1.754cm" svg:viewBox="0 0 205 70" svg:d="M205 70c0-23 0-47 0-70-68 0-137 0-205 0 0 23 0 47 0 70 68 0 137 0 205 0z">
              <text:p/>
            </draw:path>
          </draw:g>
          <draw:g>
            <draw:path draw:style-name="gr7" draw:text-style-name="P6" draw:layer="layout" svg:width="0.769cm" svg:height="0.769cm" svg:x="12.802cm" svg:y="2.134cm" svg:viewBox="0 0 770 770" svg:d="M770 770c0-257 0-513 0-770-257 0-513 0-770 0 0 257 0 513 0 770 257 0 513 0 770 0z">
              <text:p/>
            </draw:path>
            <draw:path draw:style-name="gr8" draw:text-style-name="P7" draw:layer="layout" svg:width="0.289cm" svg:height="0.454cm" svg:x="13.023cm" svg:y="2.259cm" svg:viewBox="0 0 290 455" svg:d="M22 191h107v264h74v-264h87v-53l-87-9v-16c0-39-10-67-28-86-19-18-50-27-91-27-25 0-53 4-84 13l18 62c25-7 47-10 65-10 19 0 31 3 37 10s9 19 9 37v17h-107z">
              <text:p/>
            </draw:path>
          </draw:g>
          <draw:g>
            <draw:path draw:style-name="gr7" draw:text-style-name="P6" draw:layer="layout" svg:width="0.769cm" svg:height="0.769cm" svg:x="12.04cm" svg:y="2.134cm" svg:viewBox="0 0 770 770" svg:d="M770 770c0-257 0-513 0-770-257 0-513 0-770 0 0 257 0 513 0 770 257 0 513 0 770 0z">
              <text:p/>
            </draw:path>
            <draw:path draw:style-name="gr8" draw:text-style-name="P7" draw:layer="layout" svg:width="0.264cm" svg:height="0.45cm" svg:x="12.275cm" svg:y="2.264cm" svg:viewBox="0 0 265 451" svg:d="M133 0c-27 0-40 14-40 43 0 14 4 25 12 32 8 8 18 12 28 12 28 0 42-15 42-44s-14-43-42-43zM171 187l74-6v-56h-148v265h-97v61h265v-61h-94z">
              <text:p/>
            </draw:path>
          </draw:g>
          <draw:g>
            <draw:path draw:style-name="gr7" draw:text-style-name="P6" draw:layer="layout" svg:width="0.769cm" svg:height="0.769cm" svg:x="11.278cm" svg:y="2.134cm" svg:viewBox="0 0 770 770" svg:d="M770 770c0-257 0-513 0-770-257 0-513 0-770 0 0 257 0 513 0 770 257 0 513 0 770 0z">
              <text:p/>
            </draw:path>
            <draw:path draw:style-name="gr8" draw:text-style-name="P7" draw:layer="layout" svg:width="0.326cm" svg:height="0.325cm" svg:x="11.488cm" svg:y="2.388cm" svg:viewBox="0 0 327 326" svg:d="M203 326l124-326h-77l-69 187c-16 43-22 74-18 92h1c6-9-1-39-18-92l-69-187h-77l123 326z">
              <text:p/>
            </draw:path>
          </draw:g>
          <draw:g>
            <draw:path draw:style-name="gr7" draw:text-style-name="P6" draw:layer="layout" svg:width="0.769cm" svg:height="0.769cm" svg:x="10.516cm" svg:y="2.134cm" svg:viewBox="0 0 770 770" svg:d="M770 770c0-257 0-513 0-770-257 0-513 0-770 0 0 257 0 513 0 770 257 0 513 0 770 0z">
              <text:p/>
            </draw:path>
            <draw:path draw:style-name="gr8" draw:text-style-name="P7" draw:layer="layout" svg:width="0.288cm" svg:height="0.336cm" svg:x="10.745cm" svg:y="2.383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9.754cm" svg:y="2.134cm" svg:viewBox="0 0 770 770" svg:d="M770 770c0-257 0-513 0-770-257 0-513 0-770 0 0 257 0 513 0 770 257 0 513 0 770 0z">
              <text:p/>
            </draw:path>
            <draw:path draw:style-name="gr8" draw:text-style-name="P7" draw:layer="layout" svg:width="0.221cm" svg:height="0.586cm" svg:x="10.05cm" svg:y="2.264cm" svg:viewBox="0 0 222 587" svg:d="M42 0c-27 0-41 14-41 43s14 44 41 44c28 0 41-15 41-44s-13-43-41-43zM222 574v-67c-34 10-64 15-92 15-18 0-32-5-42-13s-14-20-14-35v-289h115v-60h-189v346c0 37 12 65 35 85s55 30 96 31c31-1 61-5 91-13z">
              <text:p/>
            </draw:path>
          </draw:g>
          <draw:g>
            <draw:path draw:style-name="gr7" draw:text-style-name="P6" draw:layer="layout" svg:width="0.769cm" svg:height="0.769cm" svg:x="8.992cm" svg:y="2.134cm" svg:viewBox="0 0 770 770" svg:d="M770 770c0-257 0-513 0-770-257 0-513 0-770 0 0 257 0 513 0 770 257 0 513 0 770 0z">
              <text:p/>
            </draw:path>
            <draw:path draw:style-name="gr8" draw:text-style-name="P7" draw:layer="layout" svg:width="0.273cm" svg:height="0.451cm" svg:x="9.229cm" svg:y="2.262cm" svg:viewBox="0 0 274 452" svg:d="M74 452v-206c0-40 18-60 53-60 49 0 73 32 73 98v168h74v-452h-74v139l11 37 3-2c-16-36-48-53-95-53-79 0-119 40-119 122v209z">
              <text:p/>
            </draw:path>
          </draw:g>
          <draw:g>
            <draw:path draw:style-name="gr7" draw:text-style-name="P6" draw:layer="layout" svg:width="0.769cm" svg:height="0.769cm" svg:x="8.23cm" svg:y="2.134cm" svg:viewBox="0 0 770 770" svg:d="M770 770c0-257 0-513 0-770-257 0-513 0-770 0 0 257 0 513 0 770 257 0 513 0 770 0z">
              <text:p/>
            </draw:path>
            <draw:path draw:style-name="gr8" draw:text-style-name="P7" draw:layer="layout" svg:width="0.268cm" svg:height="0.336cm" svg:x="8.478cm" svg:y="2.383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7" draw:text-style-name="P6" draw:layer="layout" svg:width="0.769cm" svg:height="0.769cm" svg:x="7.468cm" svg:y="2.134cm" svg:viewBox="0 0 770 770" svg:d="M770 770c0-257 0-513 0-770-257 0-513 0-770 0 0 257 0 513 0 770 257 0 513 0 770 0z">
              <text:p/>
            </draw:path>
            <draw:path draw:style-name="gr8" draw:text-style-name="P7" draw:layer="layout" svg:width="0.265cm" svg:height="0.451cm" svg:x="7.705cm" svg:y="2.262cm" svg:viewBox="0 0 266 452" svg:d="M171 62c24-2 49-4 74-6 0-19 0-37 0-56-50 0-99 0-148 0 0 131 0 261 0 392-32 0-65 0-97 0 0 20 0 40 0 60 89 0 177 0 266 0 0-20 0-40 0-60-32 0-64 0-95 0 0-110 0-220 0-330z">
              <text:p/>
            </draw:path>
          </draw:g>
          <draw:g>
            <draw:path draw:style-name="gr7" draw:text-style-name="P6" draw:layer="layout" svg:width="0.769cm" svg:height="0.769cm" svg:x="6.706cm" svg:y="2.134cm" svg:viewBox="0 0 770 770" svg:d="M770 770c0-257 0-513 0-770-257 0-513 0-770 0 0 257 0 513 0 770 257 0 513 0 770 0z">
              <text:p/>
            </draw:path>
            <draw:path draw:style-name="gr8" draw:text-style-name="P7" draw:layer="layout" svg:width="0.289cm" svg:height="0.454cm" svg:x="6.927cm" svg:y="2.259cm" svg:viewBox="0 0 290 455" svg:d="M22 191h107v264h74v-264h87v-53l-87-9v-16c0-39-10-67-28-86-19-18-50-27-91-27-25 0-53 4-84 13l18 62c25-7 47-10 65-10 19 0 31 3 37 10s9 19 9 37v17h-107z">
              <text:p/>
            </draw:path>
          </draw:g>
          <draw:g>
            <draw:path draw:style-name="gr7" draw:text-style-name="P6" draw:layer="layout" svg:width="0.769cm" svg:height="0.769cm" svg:x="5.944cm" svg:y="2.134cm" svg:viewBox="0 0 770 770" svg:d="M770 770c0-257 0-513 0-770-257 0-513 0-770 0 0 257 0 513 0 770 257 0 513 0 770 0z">
              <text:p/>
            </draw:path>
            <draw:path draw:style-name="gr8" draw:text-style-name="P7" draw:layer="layout" svg:width="0.28cm" svg:height="0.466cm" svg:x="6.18cm" svg:y="2.383cm" svg:viewBox="0 0 281 467" svg:d="M60 54l2 1v-49h-62v461h74v-141c0-8-4-22-12-44l-3 4c18 34 49 51 92 51 40 0 72-15 95-45s35-71 35-123-12-93-35-124c-23-30-55-45-95-45-43 0-73 18-91 54zM74 180v-11c0-39 5-66 16-81s28-23 52-23c42 0 63 35 63 105 0 68-21 102-64 102-24 0-41-7-51-21-10-13-16-37-16-71z">
              <text:p/>
            </draw:path>
          </draw:g>
          <draw:g>
            <draw:path draw:style-name="gr7" draw:text-style-name="P6" draw:layer="layout" svg:width="0.769cm" svg:height="0.769cm" svg:x="5.182cm" svg:y="2.134cm" svg:viewBox="0 0 770 770" svg:d="M770 770c0-257 0-513 0-770-257 0-513 0-770 0 0 257 0 513 0 770 257 0 513 0 770 0z">
              <text:p/>
            </draw:path>
            <draw:path draw:style-name="gr8" draw:text-style-name="P7" draw:layer="layout" svg:width="0.273cm" svg:height="0.331cm" svg:x="5.419cm" svg:y="2.389cm" svg:viewBox="0 0 274 332" svg:d="M62 326v-49l-2 2c16 35 48 52 94 53 80-1 120-41 120-123v-209h-74v207c0 39-18 59-53 59-26 0-44-7-56-21-12-15-17-40-17-76v-169h-74v326z">
              <text:p/>
            </draw:path>
          </draw:g>
          <draw:g>
            <draw:path draw:style-name="gr7" draw:text-style-name="P6" draw:layer="layout" svg:width="0.769cm" svg:height="0.769cm" svg:x="4.42cm" svg:y="2.134cm" svg:viewBox="0 0 770 770" svg:d="M770 770c0-257 0-513 0-770-257 0-513 0-770 0 0 257 0 513 0 770 257 0 513 0 770 0z">
              <text:p/>
            </draw:path>
            <draw:path draw:style-name="gr8" draw:text-style-name="P7" draw:layer="layout" svg:width="0.268cm" svg:height="0.336cm" svg:x="4.668cm" svg:y="2.383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7" draw:text-style-name="P6" draw:layer="layout" svg:width="0.769cm" svg:height="0.769cm" svg:x="3.658cm" svg:y="2.134cm" svg:viewBox="0 0 770 770" svg:d="M770 770c0-257 0-513 0-770-257 0-513 0-770 0 0 257 0 513 0 770 257 0 513 0 770 0z">
              <text:p/>
            </draw:path>
            <draw:path draw:style-name="gr8" draw:text-style-name="P7" draw:layer="layout" svg:width="0.244cm" svg:height="0.331cm" svg:x="3.895cm" svg:y="2.383cm" svg:viewBox="0 0 245 332" svg:d="M0 17l20 68c29-10 52-16 70-16 26 0 46 8 60 22 14 15 21 37 21 66v175h74v-326h-63l2 64 3-1c-10-25-24-43-42-53-18-11-39-16-65-16-23 0-49 6-80 17z">
              <text:p/>
            </draw:path>
          </draw:g>
          <draw:g>
            <draw:path draw:style-name="gr7" draw:text-style-name="P6" draw:layer="layout" svg:width="0.769cm" svg:height="0.769cm" svg:x="2.896cm" svg:y="2.134cm" svg:viewBox="0 0 770 770" svg:d="M770 770c0-257 0-513 0-770-257 0-513 0-770 0 0 257 0 513 0 770 257 0 513 0 770 0z">
              <text:p/>
            </draw:path>
            <draw:path draw:style-name="gr8" draw:text-style-name="P7" draw:layer="layout" svg:width="0.267cm" svg:height="0.411cm" svg:x="3.144cm" svg:y="2.308cm" svg:viewBox="0 0 268 412" svg:d="M2 340v61c30 7 57 11 81 11 74 0 111-36 111-107v-163h74v-48l-76-14-22-80h-49v81h-121v61h121v163c0 28-14 42-42 42-16 0-42-2-77-7z">
              <text:p/>
            </draw:path>
          </draw:g>
          <draw:g>
            <draw:path draw:style-name="gr7" draw:text-style-name="P6" draw:layer="layout" svg:width="0.769cm" svg:height="0.769cm" svg:x="2.134cm" svg:y="2.134cm" svg:viewBox="0 0 770 770" svg:d="M770 770c0-257 0-513 0-770-257 0-513 0-770 0 0 257 0 513 0 770 257 0 513 0 770 0z">
              <text:p/>
            </draw:path>
            <draw:path draw:style-name="gr8" draw:text-style-name="P7" draw:layer="layout" svg:width="0.288cm" svg:height="0.336cm" svg:x="2.363cm" svg:y="2.383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1.372cm" svg:y="2.134cm" svg:viewBox="0 0 770 770" svg:d="M770 770c0-257 0-513 0-770-257 0-513 0-770 0 0 257 0 513 0 770 257 0 513 0 770 0z">
              <text:p/>
            </draw:path>
            <draw:path draw:style-name="gr8" draw:text-style-name="P7" draw:layer="layout" svg:width="0.244cm" svg:height="0.331cm" svg:x="1.609cm" svg:y="2.383cm" svg:viewBox="0 0 245 332" svg:d="M0 17l20 68c29-10 52-16 70-16 26 0 46 8 60 22 14 15 21 37 21 66v175h74v-326h-63l2 64 3-1c-10-25-24-43-42-53-18-11-39-16-65-16-23 0-49 6-80 17z">
              <text:p/>
            </draw:path>
          </draw:g>
          <draw:g>
            <draw:path draw:style-name="gr7" draw:text-style-name="P6" draw:layer="layout" svg:width="0.769cm" svg:height="0.769cm" svg:x="12.802cm" svg:y="2.896cm" svg:viewBox="0 0 770 770" svg:d="M770 770c0-257 0-513 0-770-257 0-513 0-770 0 0 257 0 513 0 770 257 0 513 0 770 0z">
              <text:p/>
            </draw:path>
            <draw:path draw:style-name="gr8" draw:text-style-name="P7" draw:layer="layout" svg:width="0.28cm" svg:height="0.466cm" svg:x="13.032cm" svg:y="3.145cm" svg:viewBox="0 0 281 467" svg:d="M222 288l-3-3c-8 21-12 35-12 41v141h74v-461h-62v49l2-1c-17-36-48-54-91-54-41 0-72 15-95 45s-35 71-35 123 12 94 35 124 55 45 95 45c42 0 73-16 92-49zM207 157v11c0 39-5 66-16 81s-28 23-52 23c-42 0-63-35-63-105 0-68 21-102 63-102 24 0 41 7 52 21 10 13 15 37 16 71z">
              <text:p/>
            </draw:path>
          </draw:g>
          <draw:g>
            <draw:path draw:style-name="gr7" draw:text-style-name="P6" draw:layer="layout" svg:width="0.769cm" svg:height="0.769cm" svg:x="12.04cm" svg:y="2.896cm" svg:viewBox="0 0 770 770" svg:d="M770 770c0-257 0-513 0-770-257 0-513 0-770 0 0 257 0 513 0 770 257 0 513 0 770 0z">
              <text:p/>
            </draw:path>
            <draw:path draw:style-name="gr8" draw:text-style-name="P7" draw:layer="layout" svg:width="0.268cm" svg:height="0.336cm" svg:x="12.288cm" svg:y="3.145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7" draw:text-style-name="P6" draw:layer="layout" svg:width="0.769cm" svg:height="0.769cm" svg:x="11.278cm" svg:y="2.896cm" svg:viewBox="0 0 770 770" svg:d="M770 770c0-257 0-513 0-770-257 0-513 0-770 0 0 257 0 513 0 770 257 0 513 0 770 0z">
              <text:p/>
            </draw:path>
            <draw:path draw:style-name="gr8" draw:text-style-name="P7" draw:layer="layout" svg:width="0.249cm" svg:height="0.336cm" svg:x="11.526cm" svg:y="3.145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7" draw:text-style-name="P6" draw:layer="layout" svg:width="0.769cm" svg:height="0.769cm" svg:x="10.516cm" svg:y="2.896cm" svg:viewBox="0 0 770 770" svg:d="M770 770c0-257 0-513 0-770-257 0-513 0-770 0 0 257 0 513 0 770 257 0 513 0 770 0z">
              <text:p/>
            </draw:path>
            <draw:path draw:style-name="gr8" draw:text-style-name="P7" draw:layer="layout" svg:width="0.267cm" svg:height="0.411cm" svg:x="10.764cm" svg:y="3.07cm" svg:viewBox="0 0 268 412" svg:d="M2 340v61c30 7 57 11 81 11 74 0 111-36 111-107v-163h74v-48l-76-14-22-80h-49v81h-121v61h121v163c0 28-14 42-42 42-16 0-42-2-77-7z">
              <text:p/>
            </draw:path>
          </draw:g>
          <draw:g>
            <draw:path draw:style-name="gr7" draw:text-style-name="P6" draw:layer="layout" svg:width="0.769cm" svg:height="0.769cm" svg:x="9.754cm" svg:y="2.896cm" svg:viewBox="0 0 770 770" svg:d="M770 770c0-257 0-513 0-770-257 0-513 0-770 0 0 257 0 513 0 770 257 0 513 0 770 0z">
              <text:p/>
            </draw:path>
            <draw:path draw:style-name="gr8" draw:text-style-name="P7" draw:layer="layout" svg:width="0.297cm" svg:height="0.336cm" svg:x="9.979cm" svg:y="3.145cm" svg:viewBox="0 0 298 337" svg:d="M150 337c43 0 79-15 106-46 28-31 42-72 42-123s-13-92-40-122c-28-31-64-46-110-46-43 0-79 15-106 46-28 31-42 72-42 122 0 52 14 93 41 123 27 31 64 46 109 46zM149 272c-49 0-74-35-74-104s25-103 74-103 74 34 74 103-25 104-74 104z">
              <text:p/>
            </draw:path>
          </draw:g>
          <draw:g>
            <draw:path draw:style-name="gr7" draw:text-style-name="P6" draw:layer="layout" svg:width="0.769cm" svg:height="0.769cm" svg:x="8.992cm" svg:y="2.896cm" svg:viewBox="0 0 770 770" svg:d="M770 770c0-257 0-513 0-770-257 0-513 0-770 0 0 257 0 513 0 770 257 0 513 0 770 0z">
              <text:p/>
            </draw:path>
            <draw:path draw:style-name="gr8" draw:text-style-name="P7" draw:layer="layout" svg:width="0.28cm" svg:height="0.457cm" svg:x="9.228cm" svg:y="3.025cm" svg:viewBox="0 0 281 458" svg:d="M62 403l-2 1c18 36 48 53 91 54 40-1 72-16 95-46s35-71 35-122c0-53-12-94-35-124s-55-46-95-46c-42 0-73 17-92 50l3 3c8-21 12-35 12-41v-132h-74v452h62zM74 301v-11c0-40 5-67 16-82s28-22 52-22c42 0 63 34 63 104 0 68-21 102-64 102-24 0-41-6-51-20s-16-38-16-71z">
              <text:p/>
            </draw:path>
          </draw:g>
          <draw:g>
            <draw:path draw:style-name="gr7" draw:text-style-name="P6" draw:layer="layout" svg:width="0.769cm" svg:height="0.769cm" svg:x="8.23cm" svg:y="2.896cm" svg:viewBox="0 0 770 770" svg:d="M770 770c0-257 0-513 0-770-257 0-513 0-770 0 0 257 0 513 0 770 257 0 513 0 770 0z">
              <text:p/>
            </draw:path>
            <draw:path draw:style-name="gr8" draw:text-style-name="P7" draw:layer="layout" svg:width="0.267cm" svg:height="0.411cm" svg:x="8.478cm" svg:y="3.07cm" svg:viewBox="0 0 268 412" svg:d="M2 340v61c30 7 57 11 81 11 74 0 111-36 111-107v-163h74v-48l-76-14-22-80h-49v81h-121v61h121v163c0 28-14 42-42 42-16 0-42-2-77-7z">
              <text:p/>
            </draw:path>
          </draw:g>
          <draw:g>
            <draw:path draw:style-name="gr7" draw:text-style-name="P6" draw:layer="layout" svg:width="0.769cm" svg:height="0.769cm" svg:x="7.468cm" svg:y="2.896cm" svg:viewBox="0 0 770 770" svg:d="M770 770c0-257 0-513 0-770-257 0-513 0-770 0 0 257 0 513 0 770 257 0 513 0 770 0z">
              <text:p/>
            </draw:path>
            <draw:path draw:style-name="gr8" draw:text-style-name="P7" draw:layer="layout" svg:width="0.368cm" svg:height="0.325cm" svg:x="7.657cm" svg:y="3.15cm" svg:viewBox="0 0 369 326" svg:d="M140 326l38-173 9-92h-2l8 93 39 172h71l66-326h-68l-29 159c-6 35-8 71-6 109h2c1-34-2-68-9-100l-39-168h-72l-37 168c-8 37-11 70-8 100h1c1-45-1-81-6-109l-30-159h-68l67 326z">
              <text:p/>
            </draw:path>
          </draw:g>
          <draw:g>
            <draw:path draw:style-name="gr7" draw:text-style-name="P6" draw:layer="layout" svg:width="0.769cm" svg:height="0.769cm" svg:x="6.706cm" svg:y="2.896cm" svg:viewBox="0 0 770 770" svg:d="M770 770c0-257 0-513 0-770-257 0-513 0-770 0 0 257 0 513 0 770 257 0 513 0 770 0z">
              <text:p/>
            </draw:path>
            <draw:path draw:style-name="gr8" draw:text-style-name="P7" draw:layer="layout" svg:width="0.297cm" svg:height="0.336cm" svg:x="6.931cm" svg:y="3.145cm" svg:viewBox="0 0 298 337" svg:d="M150 337c43 0 79-15 106-46 28-31 42-72 42-123s-13-92-40-122c-28-31-64-46-110-46-43 0-79 15-106 46-28 31-42 72-42 122 0 52 14 93 41 123 27 31 64 46 109 46zM149 272c-49 0-74-35-74-104s25-103 74-103 74 34 74 103-25 104-74 104z">
              <text:p/>
            </draw:path>
          </draw:g>
          <draw:g>
            <draw:path draw:style-name="gr7" draw:text-style-name="P6" draw:layer="layout" svg:width="0.769cm" svg:height="0.769cm" svg:x="5.944cm" svg:y="2.896cm" svg:viewBox="0 0 770 770" svg:d="M770 770c0-257 0-513 0-770-257 0-513 0-770 0 0 257 0 513 0 770 257 0 513 0 770 0z">
              <text:p/>
            </draw:path>
            <draw:path draw:style-name="gr8" draw:text-style-name="P7" draw:layer="layout" svg:width="0.273cm" svg:height="0.331cm" svg:x="6.181cm" svg:y="3.145cm" svg:viewBox="0 0 274 332" svg:d="M74 332v-207c0-40 18-60 53-60 49 0 73 33 73 98v169h74v-326h-62l-1 49 3-2c-16-35-48-53-95-53-79 0-119 41-119 122v210z">
              <text:p/>
            </draw:path>
          </draw:g>
          <draw:g>
            <draw:path draw:style-name="gr7" draw:text-style-name="P6" draw:layer="layout" svg:width="0.769cm" svg:height="0.769cm" svg:x="5.182cm" svg:y="2.896cm" svg:viewBox="0 0 770 770" svg:d="M770 770c0-257 0-513 0-770-257 0-513 0-770 0 0 257 0 513 0 770 257 0 513 0 770 0z">
              <text:p/>
            </draw:path>
            <draw:path draw:style-name="gr8" draw:text-style-name="P7" draw:layer="layout" svg:width="0.288cm" svg:height="0.336cm" svg:x="5.411cm" svg:y="3.145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4.42cm" svg:y="2.896cm" svg:viewBox="0 0 770 770" svg:d="M770 770c0-257 0-513 0-770-257 0-513 0-770 0 0 257 0 513 0 770 257 0 513 0 770 0z">
              <text:p/>
            </draw:path>
            <draw:path draw:style-name="gr8" draw:text-style-name="P7" draw:layer="layout" svg:width="0.264cm" svg:height="0.45cm" svg:x="4.655cm" svg:y="3.026cm" svg:viewBox="0 0 265 451" svg:d="M133 0c-27 0-40 14-40 43 0 14 4 25 12 32 8 8 18 12 28 12 28 0 42-15 42-44s-14-43-42-43zM171 187l74-6v-56h-148v265h-97v61h265v-61h-94z">
              <text:p/>
            </draw:path>
          </draw:g>
          <draw:g>
            <draw:path draw:style-name="gr7" draw:text-style-name="P6" draw:layer="layout" svg:width="0.769cm" svg:height="0.769cm" svg:x="3.658cm" svg:y="2.896cm" svg:viewBox="0 0 770 770" svg:d="M770 770c0-257 0-513 0-770-257 0-513 0-770 0 0 257 0 513 0 770 257 0 513 0 770 0z">
              <text:p/>
            </draw:path>
            <draw:path draw:style-name="gr8" draw:text-style-name="P7" draw:layer="layout" svg:width="0.305cm" svg:height="0.467cm" svg:x="3.879cm" svg:y="3.145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7" draw:text-style-name="P6" draw:layer="layout" svg:width="0.769cm" svg:height="0.769cm" svg:x="2.896cm" svg:y="2.896cm" svg:viewBox="0 0 770 770" svg:d="M770 770c0-257 0-513 0-770-257 0-513 0-770 0 0 257 0 513 0 770 257 0 513 0 770 0z">
              <text:p/>
            </draw:path>
            <draw:path draw:style-name="gr8" draw:text-style-name="P7" draw:layer="layout" svg:width="0.273cm" svg:height="0.451cm" svg:x="3.133cm" svg:y="3.024cm" svg:viewBox="0 0 274 452" svg:d="M74 452v-206c0-40 18-60 53-60 49 0 73 32 73 98v168h74v-452h-74v139l11 37 3-2c-16-36-48-53-95-53-79 0-119 40-119 122v209z">
              <text:p/>
            </draw:path>
          </draw:g>
          <draw:g>
            <draw:path draw:style-name="gr7" draw:text-style-name="P6" draw:layer="layout" svg:width="0.769cm" svg:height="0.769cm" svg:x="2.134cm" svg:y="2.896cm" svg:viewBox="0 0 770 770" svg:d="M770 770c0-257 0-513 0-770-257 0-513 0-770 0 0 257 0 513 0 770 257 0 513 0 770 0z">
              <text:p/>
            </draw:path>
            <draw:path draw:style-name="gr8" draw:text-style-name="P7" draw:layer="layout" svg:width="0.267cm" svg:height="0.411cm" svg:x="2.382cm" svg:y="3.07cm" svg:viewBox="0 0 268 412" svg:d="M2 340v61c30 7 57 11 81 11 74 0 111-36 111-107v-163h74v-48l-76-14-22-80h-49v81h-121v61h121v163c0 28-14 42-42 42-16 0-42-2-77-7z">
              <text:p/>
            </draw:path>
          </draw:g>
          <draw:g>
            <draw:path draw:style-name="gr7" draw:text-style-name="P6" draw:layer="layout" svg:width="0.769cm" svg:height="0.769cm" svg:x="1.372cm" svg:y="2.896cm" svg:viewBox="0 0 770 770" svg:d="M770 770c0-257 0-513 0-770-257 0-513 0-770 0 0 257 0 513 0 770 257 0 513 0 770 0z">
              <text:p/>
            </draw:path>
            <draw:path draw:style-name="gr8" draw:text-style-name="P7" draw:layer="layout" svg:width="0.268cm" svg:height="0.336cm" svg:x="1.62cm" svg:y="3.145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7" draw:text-style-name="P6" draw:layer="layout" svg:width="0.769cm" svg:height="0.769cm" svg:x="12.802cm" svg:y="3.658cm" svg:viewBox="0 0 770 770" svg:d="M770 770c0-257 0-513 0-770-257 0-513 0-770 0 0 257 0 513 0 770 257 0 513 0 770 0z">
              <text:p/>
            </draw:path>
            <draw:path draw:style-name="gr8" draw:text-style-name="P7" draw:layer="layout" svg:width="0.267cm" svg:height="0.411cm" svg:x="13.05cm" svg:y="3.832cm" svg:viewBox="0 0 268 412" svg:d="M2 340v61c30 7 57 11 81 11 74 0 111-36 111-107v-163h74v-48l-76-14-22-80h-49v81h-121v61h121v163c0 28-14 42-42 42-16 0-42-2-77-7z">
              <text:p/>
            </draw:path>
          </draw:g>
          <draw:g>
            <draw:path draw:style-name="gr7" draw:text-style-name="P6" draw:layer="layout" svg:width="0.769cm" svg:height="0.769cm" svg:x="12.04cm" svg:y="3.658cm" svg:viewBox="0 0 770 770" svg:d="M770 770c0-257 0-513 0-770-257 0-513 0-770 0 0 257 0 513 0 770 257 0 513 0 770 0z">
              <text:p/>
            </draw:path>
            <draw:path draw:style-name="gr8" draw:text-style-name="P7" draw:layer="layout" svg:width="0.273cm" svg:height="0.451cm" svg:x="12.277cm" svg:y="3.786cm" svg:viewBox="0 0 274 452" svg:d="M74 452v-206c0-40 18-60 53-60 49 0 73 32 73 98v168h74v-452h-74v139l11 37 3-2c-16-36-48-53-95-53-79 0-119 40-119 122v209z">
              <text:p/>
            </draw:path>
          </draw:g>
          <draw:g>
            <draw:path draw:style-name="gr7" draw:text-style-name="P6" draw:layer="layout" svg:width="0.769cm" svg:height="0.769cm" svg:x="11.278cm" svg:y="3.658cm" svg:viewBox="0 0 770 770" svg:d="M770 770c0-257 0-513 0-770-257 0-513 0-770 0 0 257 0 513 0 770 257 0 513 0 770 0z">
              <text:p/>
            </draw:path>
            <draw:path draw:style-name="gr8" draw:text-style-name="P7" draw:layer="layout" svg:width="0.244cm" svg:height="0.331cm" svg:x="11.515cm" svg:y="3.907cm" svg:viewBox="0 0 245 332" svg:d="M0 17l20 68c29-10 52-16 70-16 26 0 46 8 60 22 14 15 21 37 21 66v175h74v-326h-63l2 64 3-1c-10-25-24-43-42-53-18-11-39-16-65-16-23 0-49 6-80 17z">
              <text:p/>
            </draw:path>
          </draw:g>
          <draw:g>
            <draw:path draw:style-name="gr7" draw:text-style-name="P6" draw:layer="layout" svg:width="0.769cm" svg:height="0.769cm" svg:x="10.516cm" svg:y="3.658cm" svg:viewBox="0 0 770 770" svg:d="M770 770c0-257 0-513 0-770-257 0-513 0-770 0 0 257 0 513 0 770 257 0 513 0 770 0z">
              <text:p/>
            </draw:path>
            <draw:path draw:style-name="gr8" draw:text-style-name="P7" draw:layer="layout" svg:width="0.288cm" svg:height="0.336cm" svg:x="10.745cm" svg:y="3.907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9.754cm" svg:y="3.658cm" svg:viewBox="0 0 770 770" svg:d="M770 770c0-257 0-513 0-770-257 0-513 0-770 0 0 257 0 513 0 770 257 0 513 0 770 0z">
              <text:p/>
            </draw:path>
            <draw:path draw:style-name="gr8" draw:text-style-name="P7" draw:layer="layout" svg:width="0.288cm" svg:height="0.336cm" svg:x="9.983cm" svg:y="3.907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8.992cm" svg:y="3.658cm" svg:viewBox="0 0 770 770" svg:d="M770 770c0-257 0-513 0-770-257 0-513 0-770 0 0 257 0 513 0 770 257 0 513 0 770 0z">
              <text:p/>
            </draw:path>
            <draw:path draw:style-name="gr8" draw:text-style-name="P7" draw:layer="layout" svg:width="0.265cm" svg:height="0.451cm" svg:x="9.229cm" svg:y="3.786cm" svg:viewBox="0 0 266 452" svg:d="M171 62c24-2 49-4 74-6 0-19 0-37 0-56-50 0-99 0-148 0 0 131 0 261 0 392-32 0-65 0-97 0 0 20 0 40 0 60 89 0 177 0 266 0 0-20 0-40 0-60-32 0-64 0-95 0 0-110 0-220 0-330z">
              <text:p/>
            </draw:path>
          </draw:g>
          <draw:g>
            <draw:path draw:style-name="gr7" draw:text-style-name="P6" draw:layer="layout" svg:width="0.769cm" svg:height="0.769cm" svg:x="8.23cm" svg:y="3.658cm" svg:viewBox="0 0 770 770" svg:d="M770 770c0-257 0-513 0-770-257 0-513 0-770 0 0 257 0 513 0 770 257 0 513 0 770 0z">
              <text:p/>
            </draw:path>
            <draw:path draw:style-name="gr8" draw:text-style-name="P7" draw:layer="layout" svg:width="0.288cm" svg:height="0.336cm" svg:x="8.459cm" svg:y="3.907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7.468cm" svg:y="3.658cm" svg:viewBox="0 0 770 770" svg:d="M770 770c0-257 0-513 0-770-257 0-513 0-770 0 0 257 0 513 0 770 257 0 513 0 770 0z">
              <text:p/>
            </draw:path>
            <draw:path draw:style-name="gr8" draw:text-style-name="P7" draw:layer="layout" svg:width="0.326cm" svg:height="0.325cm" svg:x="7.678cm" svg:y="3.912cm" svg:viewBox="0 0 327 326" svg:d="M203 326l124-326h-77l-69 187c-16 43-22 74-18 92h1c6-9-1-39-18-92l-69-187h-77l123 326z">
              <text:p/>
            </draw:path>
          </draw:g>
          <draw:g>
            <draw:path draw:style-name="gr7" draw:text-style-name="P6" draw:layer="layout" svg:width="0.769cm" svg:height="0.769cm" svg:x="6.706cm" svg:y="3.658cm" svg:viewBox="0 0 770 770" svg:d="M770 770c0-257 0-513 0-770-257 0-513 0-770 0 0 257 0 513 0 770 257 0 513 0 770 0z">
              <text:p/>
            </draw:path>
            <draw:path draw:style-name="gr8" draw:text-style-name="P7" draw:layer="layout" svg:width="0.288cm" svg:height="0.336cm" svg:x="6.935cm" svg:y="3.907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5.944cm" svg:y="3.658cm" svg:viewBox="0 0 770 770" svg:d="M770 770c0-257 0-513 0-770-257 0-513 0-770 0 0 257 0 513 0 770 257 0 513 0 770 0z">
              <text:p/>
            </draw:path>
            <draw:path draw:style-name="gr8" draw:text-style-name="P7" draw:layer="layout" svg:width="0.273cm" svg:height="0.331cm" svg:x="6.181cm" svg:y="3.907cm" svg:viewBox="0 0 274 332" svg:d="M74 332v-207c0-40 18-60 53-60 49 0 73 33 73 98v169h74v-326h-62l-1 49 3-2c-16-35-48-53-95-53-79 0-119 41-119 122v210z">
              <text:p/>
            </draw:path>
          </draw:g>
          <draw:g>
            <draw:path draw:style-name="gr7" draw:text-style-name="P6" draw:layer="layout" svg:width="0.769cm" svg:height="0.769cm" svg:x="5.182cm" svg:y="3.658cm" svg:viewBox="0 0 770 770" svg:d="M770 770c0-257 0-513 0-770-257 0-513 0-770 0 0 257 0 513 0 770 257 0 513 0 770 0z">
              <text:p/>
            </draw:path>
            <draw:path draw:style-name="gr8" draw:text-style-name="P7" draw:layer="layout" svg:width="0.249cm" svg:height="0.336cm" svg:x="5.43cm" svg:y="3.907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7" draw:text-style-name="P6" draw:layer="layout" svg:width="0.769cm" svg:height="0.769cm" svg:x="4.42cm" svg:y="3.658cm" svg:viewBox="0 0 770 770" svg:d="M770 770c0-257 0-513 0-770-257 0-513 0-770 0 0 257 0 513 0 770 257 0 513 0 770 0z">
              <text:p/>
            </draw:path>
            <draw:path draw:style-name="gr8" draw:text-style-name="P7" draw:layer="layout" svg:width="0.264cm" svg:height="0.45cm" svg:x="4.655cm" svg:y="3.788cm" svg:viewBox="0 0 265 451" svg:d="M133 0c-27 0-40 14-40 43 0 14 4 25 12 32 8 8 18 12 28 12 28 0 42-15 42-44s-14-43-42-43zM171 187l74-6v-56h-148v265h-97v61h265v-61h-94z">
              <text:p/>
            </draw:path>
          </draw:g>
          <draw:g>
            <draw:path draw:style-name="gr7" draw:text-style-name="P6" draw:layer="layout" svg:width="0.769cm" svg:height="0.769cm" svg:x="3.658cm" svg:y="3.658cm" svg:viewBox="0 0 770 770" svg:d="M770 770c0-257 0-513 0-770-257 0-513 0-770 0 0 257 0 513 0 770 257 0 513 0 770 0z">
              <text:p/>
            </draw:path>
            <draw:path draw:style-name="gr8" draw:text-style-name="P7" draw:layer="layout" svg:width="0.33cm" svg:height="0.325cm" svg:x="3.866cm" svg:y="3.912cm" svg:viewBox="0 0 331 326" svg:d="M209 159c38-53 77-106 116-159-28 0-57 0-86 0-25 35-49 70-74 104-24-34-49-69-74-104-29 0-57 0-86 0 39 53 78 106 117 159-40 56-81 111-122 167 29 0 57 0 86 0 26-37 53-74 79-112 27 38 53 75 80 112 29 0 57 0 86 0-41-56-82-111-122-167z">
              <text:p/>
            </draw:path>
          </draw:g>
          <draw:g>
            <draw:path draw:style-name="gr7" draw:text-style-name="P6" draw:layer="layout" svg:width="0.769cm" svg:height="0.769cm" svg:x="2.896cm" svg:y="3.658cm" svg:viewBox="0 0 770 770" svg:d="M770 770c0-257 0-513 0-770-257 0-513 0-770 0 0 257 0 513 0 770 257 0 513 0 770 0z">
              <text:p/>
            </draw:path>
            <draw:path draw:style-name="gr8" draw:text-style-name="P7" draw:layer="layout" svg:width="0.267cm" svg:height="0.411cm" svg:x="3.144cm" svg:y="3.832cm" svg:viewBox="0 0 268 412" svg:d="M2 340v61c30 7 57 11 81 11 74 0 111-36 111-107v-163h74v-48l-76-14-22-80h-49v81h-121v61h121v163c0 28-14 42-42 42-16 0-42-2-77-7z">
              <text:p/>
            </draw:path>
          </draw:g>
          <draw:g>
            <draw:path draw:style-name="gr7" draw:text-style-name="P6" draw:layer="layout" svg:width="0.769cm" svg:height="0.769cm" svg:x="2.134cm" svg:y="3.658cm" svg:viewBox="0 0 770 770" svg:d="M770 770c0-257 0-513 0-770-257 0-513 0-770 0 0 257 0 513 0 770 257 0 513 0 770 0z">
              <text:p/>
            </draw:path>
            <draw:path draw:style-name="gr8" draw:text-style-name="P7" draw:layer="layout" svg:width="0.288cm" svg:height="0.336cm" svg:x="2.363cm" svg:y="3.907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1.372cm" svg:y="3.658cm" svg:viewBox="0 0 770 770" svg:d="M770 770c0-257 0-513 0-770-257 0-513 0-770 0 0 257 0 513 0 770 257 0 513 0 770 0z">
              <text:p/>
            </draw:path>
            <draw:path draw:style-name="gr8" draw:text-style-name="P7" draw:layer="layout" svg:width="0.273cm" svg:height="0.331cm" svg:x="1.609cm" svg:y="3.907cm" svg:viewBox="0 0 274 332" svg:d="M74 332v-207c0-40 18-60 53-60 49 0 73 33 73 98v169h74v-326h-62l-1 49 3-2c-16-35-48-53-95-53-79 0-119 41-119 122v210z">
              <text:p/>
            </draw:path>
          </draw:g>
          <draw:g>
            <draw:path draw:style-name="gr7" draw:text-style-name="P6" draw:layer="layout" svg:width="0.769cm" svg:height="0.769cm" svg:x="12.802cm" svg:y="4.42cm" svg:viewBox="0 0 770 770" svg:d="M770 770c0-257 0-513 0-770-257 0-513 0-770 0 0 257 0 513 0 770 257 0 513 0 770 0z">
              <text:p/>
            </draw:path>
            <draw:path draw:style-name="gr8" draw:text-style-name="P7" draw:layer="layout" svg:width="0.289cm" svg:height="0.454cm" svg:x="13.023cm" svg:y="4.545cm" svg:viewBox="0 0 290 455" svg:d="M22 191h107v264h74v-264h87v-53l-87-9v-16c0-39-10-67-28-86-19-18-50-27-91-27-25 0-53 4-84 13l18 62c25-7 47-10 65-10 19 0 31 3 37 10s9 19 9 37v17h-107z">
              <text:p/>
            </draw:path>
          </draw:g>
          <draw:g>
            <draw:path draw:style-name="gr7" draw:text-style-name="P6" draw:layer="layout" svg:width="0.769cm" svg:height="0.769cm" svg:x="12.04cm" svg:y="4.42cm" svg:viewBox="0 0 770 770" svg:d="M770 770c0-257 0-513 0-770-257 0-513 0-770 0 0 257 0 513 0 770 257 0 513 0 770 0z">
              <text:p/>
            </draw:path>
            <draw:path draw:style-name="gr8" draw:text-style-name="P7" draw:layer="layout" svg:width="0.297cm" svg:height="0.336cm" svg:x="12.265cm" svg:y="4.669cm" svg:viewBox="0 0 298 337" svg:d="M150 337c43 0 79-15 106-46 28-31 42-72 42-123s-13-92-40-122c-28-31-64-46-110-46-43 0-79 15-106 46-28 31-42 72-42 122 0 52 14 93 41 123 27 31 64 46 109 46zM149 272c-49 0-74-35-74-104s25-103 74-103 74 34 74 103-25 104-74 104z">
              <text:p/>
            </draw:path>
          </draw:g>
          <draw:g>
            <draw:path draw:style-name="gr7" draw:text-style-name="P6" draw:layer="layout" svg:width="0.769cm" svg:height="0.769cm" svg:x="11.278cm" svg:y="4.42cm" svg:viewBox="0 0 770 770" svg:d="M770 770c0-257 0-513 0-770-257 0-513 0-770 0 0 257 0 513 0 770 257 0 513 0 770 0z">
              <text:p/>
            </draw:path>
            <draw:path draw:style-name="gr8" draw:text-style-name="P7" draw:layer="layout" svg:width="0.273cm" svg:height="0.331cm" svg:x="11.515cm" svg:y="4.675cm" svg:viewBox="0 0 274 332" svg:d="M62 326v-49l-2 2c16 35 48 52 94 53 80-1 120-41 120-123v-209h-74v207c0 39-18 59-53 59-26 0-44-7-56-21-12-15-17-40-17-76v-169h-74v326z">
              <text:p/>
            </draw:path>
          </draw:g>
          <draw:g>
            <draw:path draw:style-name="gr7" draw:text-style-name="P6" draw:layer="layout" svg:width="0.769cm" svg:height="0.769cm" svg:x="10.516cm" svg:y="4.42cm" svg:viewBox="0 0 770 770" svg:d="M770 770c0-257 0-513 0-770-257 0-513 0-770 0 0 257 0 513 0 770 257 0 513 0 770 0z">
              <text:p/>
            </draw:path>
            <draw:path draw:style-name="gr8" draw:text-style-name="P7" draw:layer="layout" svg:width="0.244cm" svg:height="0.331cm" svg:x="10.753cm" svg:y="4.669cm" svg:viewBox="0 0 245 332" svg:d="M0 17l20 68c29-10 52-16 70-16 26 0 46 8 60 22 14 15 21 37 21 66v175h74v-326h-63l2 64 3-1c-10-25-24-43-42-53-18-11-39-16-65-16-23 0-49 6-80 17z">
              <text:p/>
            </draw:path>
          </draw:g>
          <draw:g>
            <draw:path draw:style-name="gr7" draw:text-style-name="P6" draw:layer="layout" svg:width="0.769cm" svg:height="0.769cm" svg:x="9.754cm" svg:y="4.42cm" svg:viewBox="0 0 770 770" svg:d="M770 770c0-257 0-513 0-770-257 0-513 0-770 0 0 257 0 513 0 770 257 0 513 0 770 0z">
              <text:p/>
            </draw:path>
            <draw:path draw:style-name="gr8" draw:text-style-name="P7" draw:layer="layout" svg:width="0.289cm" svg:height="0.454cm" svg:x="9.975cm" svg:y="4.545cm" svg:viewBox="0 0 290 455" svg:d="M22 191h107v264h74v-264h87v-53l-87-9v-16c0-39-10-67-28-86-19-18-50-27-91-27-25 0-53 4-84 13l18 62c25-7 47-10 65-10 19 0 31 3 37 10s9 19 9 37v17h-107z">
              <text:p/>
            </draw:path>
          </draw:g>
          <draw:g>
            <draw:path draw:style-name="gr7" draw:text-style-name="P6" draw:layer="layout" svg:width="0.769cm" svg:height="0.769cm" svg:x="8.992cm" svg:y="4.42cm" svg:viewBox="0 0 770 770" svg:d="M770 770c0-257 0-513 0-770-257 0-513 0-770 0 0 257 0 513 0 770 257 0 513 0 770 0z">
              <text:p/>
            </draw:path>
            <draw:path draw:style-name="gr8" draw:text-style-name="P7" draw:layer="layout" svg:width="0.264cm" svg:height="0.45cm" svg:x="9.227cm" svg:y="4.55cm" svg:viewBox="0 0 265 451" svg:d="M133 0c-27 0-40 14-40 43 0 14 4 25 12 32 8 8 18 12 28 12 28 0 42-15 42-44s-14-43-42-43zM171 187l74-6v-56h-148v265h-97v61h265v-61h-94z">
              <text:p/>
            </draw:path>
          </draw:g>
          <draw:g>
            <draw:path draw:style-name="gr7" draw:text-style-name="P6" draw:layer="layout" svg:width="0.769cm" svg:height="0.769cm" svg:x="8.23cm" svg:y="4.42cm" svg:viewBox="0 0 770 770" svg:d="M770 770c0-257 0-513 0-770-257 0-513 0-770 0 0 257 0 513 0 770 257 0 513 0 770 0z">
              <text:p/>
            </draw:path>
            <draw:path draw:style-name="gr8" draw:text-style-name="P7" draw:layer="layout" svg:width="0.326cm" svg:height="0.325cm" svg:x="8.44cm" svg:y="4.674cm" svg:viewBox="0 0 327 326" svg:d="M203 326l124-326h-77l-69 187c-16 43-22 74-18 92h1c6-9-1-39-18-92l-69-187h-77l123 326z">
              <text:p/>
            </draw:path>
          </draw:g>
          <draw:g>
            <draw:path draw:style-name="gr7" draw:text-style-name="P6" draw:layer="layout" svg:width="0.769cm" svg:height="0.769cm" svg:x="7.468cm" svg:y="4.42cm" svg:viewBox="0 0 770 770" svg:d="M770 770c0-257 0-513 0-770-257 0-513 0-770 0 0 257 0 513 0 770 257 0 513 0 770 0z">
              <text:p/>
            </draw:path>
            <draw:path draw:style-name="gr8" draw:text-style-name="P7" draw:layer="layout" svg:width="0.288cm" svg:height="0.336cm" svg:x="7.697cm" svg:y="4.669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6.706cm" svg:y="4.42cm" svg:viewBox="0 0 770 770" svg:d="M770 770c0-257 0-513 0-770-257 0-513 0-770 0 0 257 0 513 0 770 257 0 513 0 770 0z">
              <text:p/>
            </draw:path>
            <draw:path draw:style-name="gr8" draw:text-style-name="P7" draw:layer="layout" svg:width="0.249cm" svg:height="0.336cm" svg:x="6.954cm" svg:y="4.669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7" draw:text-style-name="P6" draw:layer="layout" svg:width="0.769cm" svg:height="0.769cm" svg:x="5.944cm" svg:y="4.42cm" svg:viewBox="0 0 770 770" svg:d="M770 770c0-257 0-513 0-770-257 0-513 0-770 0 0 257 0 513 0 770 257 0 513 0 770 0z">
              <text:p/>
            </draw:path>
            <draw:path draw:style-name="gr8" draw:text-style-name="P7" draw:layer="layout" svg:width="0.288cm" svg:height="0.336cm" svg:x="6.173cm" svg:y="4.669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5.182cm" svg:y="4.42cm" svg:viewBox="0 0 770 770" svg:d="M770 770c0-257 0-513 0-770-257 0-513 0-770 0 0 257 0 513 0 770 257 0 513 0 770 0z">
              <text:p/>
            </draw:path>
            <draw:path draw:style-name="gr8" draw:text-style-name="P7" draw:layer="layout" svg:width="0.326cm" svg:height="0.325cm" svg:x="5.392cm" svg:y="4.674cm" svg:viewBox="0 0 327 326" svg:d="M203 326l124-326h-77l-69 187c-16 43-22 74-18 92h1c6-9-1-39-18-92l-69-187h-77l123 326z">
              <text:p/>
            </draw:path>
          </draw:g>
          <draw:g>
            <draw:path draw:style-name="gr7" draw:text-style-name="P6" draw:layer="layout" svg:width="0.769cm" svg:height="0.769cm" svg:x="4.42cm" svg:y="4.42cm" svg:viewBox="0 0 770 770" svg:d="M770 770c0-257 0-513 0-770-257 0-513 0-770 0 0 257 0 513 0 770 257 0 513 0 770 0z">
              <text:p/>
            </draw:path>
            <draw:path draw:style-name="gr8" draw:text-style-name="P7" draw:layer="layout" svg:width="0.288cm" svg:height="0.336cm" svg:x="4.649cm" svg:y="4.669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3.658cm" svg:y="4.42cm" svg:viewBox="0 0 770 770" svg:d="M770 770c0-257 0-513 0-770-257 0-513 0-770 0 0 257 0 513 0 770 257 0 513 0 770 0z">
              <text:p/>
            </draw:path>
            <draw:path draw:style-name="gr8" draw:text-style-name="P7" draw:layer="layout" svg:width="0.273cm" svg:height="0.331cm" svg:x="3.895cm" svg:y="4.669cm" svg:viewBox="0 0 274 332" svg:d="M74 332v-207c0-40 18-60 53-60 49 0 73 33 73 98v169h74v-326h-62l-1 49 3-2c-16-35-48-53-95-53-79 0-119 41-119 122v210z">
              <text:p/>
            </draw:path>
          </draw:g>
          <draw:g>
            <draw:path draw:style-name="gr7" draw:text-style-name="P6" draw:layer="layout" svg:width="0.769cm" svg:height="0.769cm" svg:x="2.896cm" svg:y="4.42cm" svg:viewBox="0 0 770 770" svg:d="M770 770c0-257 0-513 0-770-257 0-513 0-770 0 0 257 0 513 0 770 257 0 513 0 770 0z">
              <text:p/>
            </draw:path>
            <draw:path draw:style-name="gr8" draw:text-style-name="P7" draw:layer="layout" svg:width="0.264cm" svg:height="0.45cm" svg:x="3.131cm" svg:y="4.55cm" svg:viewBox="0 0 265 451" svg:d="M133 0c-27 0-40 14-40 43 0 14 4 25 12 32 8 8 18 12 28 12 28 0 42-15 42-44s-14-43-42-43zM171 187l74-6v-56h-148v265h-97v61h265v-61h-94z">
              <text:p/>
            </draw:path>
          </draw:g>
          <draw:g>
            <draw:path draw:style-name="gr7" draw:text-style-name="P6" draw:layer="layout" svg:width="0.769cm" svg:height="0.769cm" svg:x="2.134cm" svg:y="4.42cm" svg:viewBox="0 0 770 770" svg:d="M770 770c0-257 0-513 0-770-257 0-513 0-770 0 0 257 0 513 0 770 257 0 513 0 770 0z">
              <text:p/>
            </draw:path>
            <draw:path draw:style-name="gr8" draw:text-style-name="P7" draw:layer="layout" svg:width="0.273cm" svg:height="0.331cm" svg:x="2.371cm" svg:y="4.669cm" svg:viewBox="0 0 274 332" svg:d="M74 332v-207c0-40 18-60 53-60 49 0 73 33 73 98v169h74v-326h-62l-1 49 3-2c-16-35-48-53-95-53-79 0-119 41-119 122v210z">
              <text:p/>
            </draw:path>
          </draw:g>
          <draw:g>
            <draw:path draw:style-name="gr7" draw:text-style-name="P6" draw:layer="layout" svg:width="0.769cm" svg:height="0.769cm" svg:x="1.372cm" svg:y="4.42cm" svg:viewBox="0 0 770 770" svg:d="M770 770c0-257 0-513 0-770-257 0-513 0-770 0 0 257 0 513 0 770 257 0 513 0 770 0z">
              <text:p/>
            </draw:path>
            <draw:path draw:style-name="gr8" draw:text-style-name="P7" draw:layer="layout" svg:width="0.288cm" svg:height="0.336cm" svg:x="1.601cm" svg:y="4.669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12.802cm" svg:y="5.182cm" svg:viewBox="0 0 770 770" svg:d="M770 770c0-257 0-513 0-770-257 0-513 0-770 0 0 257 0 513 0 770 257 0 513 0 770 0z">
              <text:p/>
            </draw:path>
            <draw:path draw:style-name="gr8" draw:text-style-name="P7" draw:layer="layout" svg:width="0.267cm" svg:height="0.411cm" svg:x="13.05cm" svg:y="5.356cm" svg:viewBox="0 0 268 412" svg:d="M2 340v61c30 7 57 11 81 11 74 0 111-36 111-107v-163h74v-48l-76-14-22-80h-49v81h-121v61h121v163c0 28-14 42-42 42-16 0-42-2-77-7z">
              <text:p/>
            </draw:path>
          </draw:g>
          <draw:g>
            <draw:path draw:style-name="gr7" draw:text-style-name="P6" draw:layer="layout" svg:width="0.769cm" svg:height="0.769cm" svg:x="12.04cm" svg:y="5.182cm" svg:viewBox="0 0 770 770" svg:d="M770 770c0-257 0-513 0-770-257 0-513 0-770 0 0 257 0 513 0 770 257 0 513 0 770 0z">
              <text:p/>
            </draw:path>
            <draw:path draw:style-name="gr8" draw:text-style-name="P7" draw:layer="layout" svg:width="0.368cm" svg:height="0.325cm" svg:x="12.229cm" svg:y="5.436cm" svg:viewBox="0 0 369 326" svg:d="M140 326l38-173 9-92h-2l8 93 39 172h71l66-326h-68l-29 159c-6 35-8 71-6 109h2c1-34-2-68-9-100l-39-168h-72l-37 168c-8 37-11 70-8 100h1c1-45-1-81-6-109l-30-159h-68l67 326z">
              <text:p/>
            </draw:path>
          </draw:g>
          <draw:g>
            <draw:path draw:style-name="gr7" draw:text-style-name="P6" draw:layer="layout" svg:width="0.769cm" svg:height="0.769cm" svg:x="11.278cm" svg:y="5.182cm" svg:viewBox="0 0 770 770" svg:d="M770 770c0-257 0-513 0-770-257 0-513 0-770 0 0 257 0 513 0 770 257 0 513 0 770 0z">
              <text:p/>
            </draw:path>
            <draw:path draw:style-name="gr8" draw:text-style-name="P7" draw:layer="layout" svg:width="0.288cm" svg:height="0.336cm" svg:x="11.507cm" svg:y="5.431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10.516cm" svg:y="5.182cm" svg:viewBox="0 0 770 770" svg:d="M770 770c0-257 0-513 0-770-257 0-513 0-770 0 0 257 0 513 0 770 257 0 513 0 770 0z">
              <text:p/>
            </draw:path>
            <draw:path draw:style-name="gr8" draw:text-style-name="P7" draw:layer="layout" svg:width="0.265cm" svg:height="0.451cm" svg:x="10.753cm" svg:y="5.31cm" svg:viewBox="0 0 266 452" svg:d="M171 62c24-2 49-4 74-6 0-19 0-37 0-56-50 0-99 0-148 0 0 131 0 261 0 392-32 0-65 0-97 0 0 20 0 40 0 60 89 0 177 0 266 0 0-20 0-40 0-60-32 0-64 0-95 0 0-110 0-220 0-330z">
              <text:p/>
            </draw:path>
          </draw:g>
          <draw:g>
            <draw:path draw:style-name="gr7" draw:text-style-name="P6" draw:layer="layout" svg:width="0.769cm" svg:height="0.769cm" svg:x="9.754cm" svg:y="5.182cm" svg:viewBox="0 0 770 770" svg:d="M770 770c0-257 0-513 0-770-257 0-513 0-770 0 0 257 0 513 0 770 257 0 513 0 770 0z">
              <text:p/>
            </draw:path>
            <draw:path draw:style-name="gr8" draw:text-style-name="P7" draw:layer="layout" svg:width="0.326cm" svg:height="0.325cm" svg:x="9.964cm" svg:y="5.436cm" svg:viewBox="0 0 327 326" svg:d="M203 326l124-326h-77l-69 187c-16 43-22 74-18 92h1c6-9-1-39-18-92l-69-187h-77l123 326z">
              <text:p/>
            </draw:path>
          </draw:g>
          <draw:g>
            <draw:path draw:style-name="gr7" draw:text-style-name="P6" draw:layer="layout" svg:width="0.769cm" svg:height="0.769cm" svg:x="8.992cm" svg:y="5.182cm" svg:viewBox="0 0 770 770" svg:d="M770 770c0-257 0-513 0-770-257 0-513 0-770 0 0 257 0 513 0 770 257 0 513 0 770 0z">
              <text:p/>
            </draw:path>
            <draw:path draw:style-name="gr8" draw:text-style-name="P7" draw:layer="layout" svg:width="0.288cm" svg:height="0.336cm" svg:x="9.221cm" svg:y="5.431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8.23cm" svg:y="5.182cm" svg:viewBox="0 0 770 770" svg:d="M770 770c0-257 0-513 0-770-257 0-513 0-770 0 0 257 0 513 0 770 257 0 513 0 770 0z">
              <text:p/>
            </draw:path>
            <draw:path draw:style-name="gr8" draw:text-style-name="P7" draw:layer="layout" svg:width="0.265cm" svg:height="0.451cm" svg:x="8.467cm" svg:y="5.31cm" svg:viewBox="0 0 266 452" svg:d="M171 62c24-2 49-4 74-6 0-19 0-37 0-56-50 0-99 0-148 0 0 131 0 261 0 392-32 0-65 0-97 0 0 20 0 40 0 60 89 0 177 0 266 0 0-20 0-40 0-60-32 0-64 0-95 0 0-110 0-220 0-330z">
              <text:p/>
            </draw:path>
          </draw:g>
          <draw:g>
            <draw:path draw:style-name="gr7" draw:text-style-name="P6" draw:layer="layout" svg:width="0.769cm" svg:height="0.769cm" svg:x="7.468cm" svg:y="5.182cm" svg:viewBox="0 0 770 770" svg:d="M770 770c0-257 0-513 0-770-257 0-513 0-770 0 0 257 0 513 0 770 257 0 513 0 770 0z">
              <text:p/>
            </draw:path>
            <draw:path draw:style-name="gr8" draw:text-style-name="P7" draw:layer="layout" svg:width="0.268cm" svg:height="0.336cm" svg:x="7.716cm" svg:y="5.431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7" draw:text-style-name="P6" draw:layer="layout" svg:width="0.769cm" svg:height="0.769cm" svg:x="6.706cm" svg:y="5.182cm" svg:viewBox="0 0 770 770" svg:d="M770 770c0-257 0-513 0-770-257 0-513 0-770 0 0 257 0 513 0 770 257 0 513 0 770 0z">
              <text:p/>
            </draw:path>
            <draw:path draw:style-name="gr8" draw:text-style-name="P7" draw:layer="layout" svg:width="0.267cm" svg:height="0.411cm" svg:x="6.954cm" svg:y="5.356cm" svg:viewBox="0 0 268 412" svg:d="M2 340v61c30 7 57 11 81 11 74 0 111-36 111-107v-163h74v-48l-76-14-22-80h-49v81h-121v61h121v163c0 28-14 42-42 42-16 0-42-2-77-7z">
              <text:p/>
            </draw:path>
          </draw:g>
          <draw:g>
            <draw:path draw:style-name="gr7" draw:text-style-name="P6" draw:layer="layout" svg:width="0.769cm" svg:height="0.769cm" svg:x="5.944cm" svg:y="5.182cm" svg:viewBox="0 0 770 770" svg:d="M770 770c0-257 0-513 0-770-257 0-513 0-770 0 0 257 0 513 0 770 257 0 513 0 770 0z">
              <text:p/>
            </draw:path>
            <draw:path draw:style-name="gr8" draw:text-style-name="P7" draw:layer="layout" svg:width="0.311cm" svg:height="0.331cm" svg:x="6.161cm" svg:y="5.431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7" draw:text-style-name="P6" draw:layer="layout" svg:width="0.769cm" svg:height="0.769cm" svg:x="5.182cm" svg:y="5.182cm" svg:viewBox="0 0 770 770" svg:d="M770 770c0-257 0-513 0-770-257 0-513 0-770 0 0 257 0 513 0 770 257 0 513 0 770 0z">
              <text:p/>
            </draw:path>
            <draw:path draw:style-name="gr8" draw:text-style-name="P7" draw:layer="layout" svg:width="0.264cm" svg:height="0.45cm" svg:x="5.417cm" svg:y="5.312cm" svg:viewBox="0 0 265 451" svg:d="M133 0c-27 0-40 14-40 43 0 14 4 25 12 32 8 8 18 12 28 12 28 0 42-15 42-44s-14-43-42-43zM171 187l74-6v-56h-148v265h-97v61h265v-61h-94z">
              <text:p/>
            </draw:path>
          </draw:g>
          <draw:g>
            <draw:path draw:style-name="gr7" draw:text-style-name="P6" draw:layer="layout" svg:width="0.769cm" svg:height="0.769cm" svg:x="4.42cm" svg:y="5.182cm" svg:viewBox="0 0 770 770" svg:d="M770 770c0-257 0-513 0-770-257 0-513 0-770 0 0 257 0 513 0 770 257 0 513 0 770 0z">
              <text:p/>
            </draw:path>
            <draw:path draw:style-name="gr8" draw:text-style-name="P7" draw:layer="layout" svg:width="0.273cm" svg:height="0.331cm" svg:x="4.657cm" svg:y="5.431cm" svg:viewBox="0 0 274 332" svg:d="M74 332v-207c0-40 18-60 53-60 49 0 73 33 73 98v169h74v-326h-62l-1 49 3-2c-16-35-48-53-95-53-79 0-119 41-119 122v210z">
              <text:p/>
            </draw:path>
          </draw:g>
          <draw:g>
            <draw:path draw:style-name="gr7" draw:text-style-name="P6" draw:layer="layout" svg:width="0.769cm" svg:height="0.769cm" svg:x="3.658cm" svg:y="5.182cm" svg:viewBox="0 0 770 770" svg:d="M770 770c0-257 0-513 0-770-257 0-513 0-770 0 0 257 0 513 0 770 257 0 513 0 770 0z">
              <text:p/>
            </draw:path>
            <draw:path draw:style-name="gr8" draw:text-style-name="P7" draw:layer="layout" svg:width="0.289cm" svg:height="0.454cm" svg:x="3.879cm" svg:y="5.307cm" svg:viewBox="0 0 290 455" svg:d="M22 191h107v264h74v-264h87v-53l-87-9v-16c0-39-10-67-28-86-19-18-50-27-91-27-25 0-53 4-84 13l18 62c25-7 47-10 65-10 19 0 31 3 37 10s9 19 9 37v17h-107z">
              <text:p/>
            </draw:path>
          </draw:g>
          <draw:g>
            <draw:path draw:style-name="gr7" draw:text-style-name="P6" draw:layer="layout" svg:width="0.769cm" svg:height="0.769cm" svg:x="2.896cm" svg:y="5.182cm" svg:viewBox="0 0 770 770" svg:d="M770 770c0-257 0-513 0-770-257 0-513 0-770 0 0 257 0 513 0 770 257 0 513 0 770 0z">
              <text:p/>
            </draw:path>
            <draw:path draw:style-name="gr8" draw:text-style-name="P7" draw:layer="layout" svg:width="0.267cm" svg:height="0.411cm" svg:x="3.144cm" svg:y="5.356cm" svg:viewBox="0 0 268 412" svg:d="M2 340v61c30 7 57 11 81 11 74 0 111-36 111-107v-163h74v-48l-76-14-22-80h-49v81h-121v61h121v163c0 28-14 42-42 42-16 0-42-2-77-7z">
              <text:p/>
            </draw:path>
          </draw:g>
          <draw:g>
            <draw:path draw:style-name="gr7" draw:text-style-name="P6" draw:layer="layout" svg:width="0.769cm" svg:height="0.769cm" svg:x="2.134cm" svg:y="5.182cm" svg:viewBox="0 0 770 770" svg:d="M770 770c0-257 0-513 0-770-257 0-513 0-770 0 0 257 0 513 0 770 257 0 513 0 770 0z">
              <text:p/>
            </draw:path>
            <draw:path draw:style-name="gr8" draw:text-style-name="P7" draw:layer="layout" svg:width="0.273cm" svg:height="0.451cm" svg:x="2.371cm" svg:y="5.31cm" svg:viewBox="0 0 274 452" svg:d="M74 452v-206c0-40 18-60 53-60 49 0 73 32 73 98v168h74v-452h-74v139l11 37 3-2c-16-36-48-53-95-53-79 0-119 40-119 122v209z">
              <text:p/>
            </draw:path>
          </draw:g>
          <draw:g>
            <draw:path draw:style-name="gr7" draw:text-style-name="P6" draw:layer="layout" svg:width="0.769cm" svg:height="0.769cm" svg:x="1.372cm" svg:y="5.182cm" svg:viewBox="0 0 770 770" svg:d="M770 770c0-257 0-513 0-770-257 0-513 0-770 0 0 257 0 513 0 770 257 0 513 0 770 0z">
              <text:p/>
            </draw:path>
            <draw:path draw:style-name="gr8" draw:text-style-name="P7" draw:layer="layout" svg:width="0.288cm" svg:height="0.336cm" svg:x="1.601cm" svg:y="5.431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12.802cm" svg:y="5.944cm" svg:viewBox="0 0 770 770" svg:d="M770 770c0-257 0-513 0-770-257 0-513 0-770 0 0 257 0 513 0 770 257 0 513 0 770 0z">
              <text:p/>
            </draw:path>
            <draw:path draw:style-name="gr8" draw:text-style-name="P7" draw:layer="layout" svg:width="0.311cm" svg:height="0.331cm" svg:x="13.019cm" svg:y="6.193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7" draw:text-style-name="P6" draw:layer="layout" svg:width="0.769cm" svg:height="0.769cm" svg:x="12.04cm" svg:y="5.944cm" svg:viewBox="0 0 770 770" svg:d="M770 770c0-257 0-513 0-770-257 0-513 0-770 0 0 257 0 513 0 770 257 0 513 0 770 0z">
              <text:p/>
            </draw:path>
            <draw:path draw:style-name="gr8" draw:text-style-name="P7" draw:layer="layout" svg:width="0.264cm" svg:height="0.45cm" svg:x="12.275cm" svg:y="6.074cm" svg:viewBox="0 0 265 451" svg:d="M133 0c-27 0-40 14-40 43 0 14 4 25 12 32 8 8 18 12 28 12 28 0 42-15 42-44s-14-43-42-43zM171 187l74-6v-56h-148v265h-97v61h265v-61h-94z">
              <text:p/>
            </draw:path>
          </draw:g>
          <draw:g>
            <draw:path draw:style-name="gr7" draw:text-style-name="P6" draw:layer="layout" svg:width="0.769cm" svg:height="0.769cm" svg:x="11.278cm" svg:y="5.944cm" svg:viewBox="0 0 770 770" svg:d="M770 770c0-257 0-513 0-770-257 0-513 0-770 0 0 257 0 513 0 770 257 0 513 0 770 0z">
              <text:p/>
            </draw:path>
            <draw:path draw:style-name="gr8" draw:text-style-name="P7" draw:layer="layout" svg:width="0.28cm" svg:height="0.457cm" svg:x="11.514cm" svg:y="6.073cm" svg:viewBox="0 0 281 458" svg:d="M62 403l-2 1c18 36 48 53 91 54 40-1 72-16 95-46s35-71 35-122c0-53-12-94-35-124s-55-46-95-46c-42 0-73 17-92 50l3 3c8-21 12-35 12-41v-132h-74v452h62zM74 301v-11c0-40 5-67 16-82s28-22 52-22c42 0 63 34 63 104 0 68-21 102-64 102-24 0-41-6-51-20s-16-38-16-71z">
              <text:p/>
            </draw:path>
          </draw:g>
          <draw:g>
            <draw:path draw:style-name="gr7" draw:text-style-name="P6" draw:layer="layout" svg:width="0.769cm" svg:height="0.769cm" svg:x="10.516cm" svg:y="5.944cm" svg:viewBox="0 0 770 770" svg:d="M770 770c0-257 0-513 0-770-257 0-513 0-770 0 0 257 0 513 0 770 257 0 513 0 770 0z">
              <text:p/>
            </draw:path>
            <draw:path draw:style-name="gr8" draw:text-style-name="P7" draw:layer="layout" svg:width="0.273cm" svg:height="0.331cm" svg:x="10.753cm" svg:y="6.193cm" svg:viewBox="0 0 274 332" svg:d="M74 332v-207c0-40 18-60 53-60 49 0 73 33 73 98v169h74v-326h-62l-1 49 3-2c-16-35-48-53-95-53-79 0-119 41-119 122v210z">
              <text:p/>
            </draw:path>
          </draw:g>
          <draw:g>
            <draw:path draw:style-name="gr7" draw:text-style-name="P6" draw:layer="layout" svg:width="0.769cm" svg:height="0.769cm" svg:x="9.754cm" svg:y="5.944cm" svg:viewBox="0 0 770 770" svg:d="M770 770c0-257 0-513 0-770-257 0-513 0-770 0 0 257 0 513 0 770 257 0 513 0 770 0z">
              <text:p/>
            </draw:path>
            <draw:path draw:style-name="gr8" draw:text-style-name="P7" draw:layer="layout" svg:width="0.264cm" svg:height="0.45cm" svg:x="9.989cm" svg:y="6.074cm" svg:viewBox="0 0 265 451" svg:d="M133 0c-27 0-40 14-40 43 0 14 4 25 12 32 8 8 18 12 28 12 28 0 42-15 42-44s-14-43-42-43zM171 187l74-6v-56h-148v265h-97v61h265v-61h-94z">
              <text:p/>
            </draw:path>
          </draw:g>
          <draw:g>
            <draw:path draw:style-name="gr7" draw:text-style-name="P6" draw:layer="layout" svg:width="0.769cm" svg:height="0.769cm" svg:x="8.992cm" svg:y="5.944cm" svg:viewBox="0 0 770 770" svg:d="M770 770c0-257 0-513 0-770-257 0-513 0-770 0 0 257 0 513 0 770 257 0 513 0 770 0z">
              <text:p/>
            </draw:path>
            <draw:path draw:style-name="gr8" draw:text-style-name="P7" draw:layer="layout" svg:width="0.305cm" svg:height="0.467cm" svg:x="9.213cm" svg:y="6.193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7" draw:text-style-name="P6" draw:layer="layout" svg:width="0.769cm" svg:height="0.769cm" svg:x="8.23cm" svg:y="5.944cm" svg:viewBox="0 0 770 770" svg:d="M770 770c0-257 0-513 0-770-257 0-513 0-770 0 0 257 0 513 0 770 257 0 513 0 770 0z">
              <text:p/>
            </draw:path>
            <draw:path draw:style-name="gr8" draw:text-style-name="P7" draw:layer="layout" svg:width="0.273cm" svg:height="0.451cm" svg:x="8.467cm" svg:y="6.072cm" svg:viewBox="0 0 274 452" svg:d="M74 452v-206c0-40 18-60 53-60 49 0 73 32 73 98v168h74v-452h-74v139l11 37 3-2c-16-36-48-53-95-53-79 0-119 40-119 122v209z">
              <text:p/>
            </draw:path>
          </draw:g>
          <draw:g>
            <draw:path draw:style-name="gr7" draw:text-style-name="P6" draw:layer="layout" svg:width="0.769cm" svg:height="0.769cm" svg:x="7.468cm" svg:y="5.944cm" svg:viewBox="0 0 770 770" svg:d="M770 770c0-257 0-513 0-770-257 0-513 0-770 0 0 257 0 513 0 770 257 0 513 0 770 0z">
              <text:p/>
            </draw:path>
            <draw:path draw:style-name="gr8" draw:text-style-name="P7" draw:layer="layout" svg:width="0.267cm" svg:height="0.411cm" svg:x="7.716cm" svg:y="6.118cm" svg:viewBox="0 0 268 412" svg:d="M2 340v61c30 7 57 11 81 11 74 0 111-36 111-107v-163h74v-48l-76-14-22-80h-49v81h-121v61h121v163c0 28-14 42-42 42-16 0-42-2-77-7z">
              <text:p/>
            </draw:path>
          </draw:g>
          <draw:g>
            <draw:path draw:style-name="gr7" draw:text-style-name="P6" draw:layer="layout" svg:width="0.769cm" svg:height="0.769cm" svg:x="6.706cm" svg:y="5.944cm" svg:viewBox="0 0 770 770" svg:d="M770 770c0-257 0-513 0-770-257 0-513 0-770 0 0 257 0 513 0 770 257 0 513 0 770 0z">
              <text:p/>
            </draw:path>
            <draw:path draw:style-name="gr8" draw:text-style-name="P7" draw:layer="layout" svg:width="0.311cm" svg:height="0.331cm" svg:x="6.923cm" svg:y="6.193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7" draw:text-style-name="P6" draw:layer="layout" svg:width="0.769cm" svg:height="0.769cm" svg:x="5.944cm" svg:y="5.944cm" svg:viewBox="0 0 770 770" svg:d="M770 770c0-257 0-513 0-770-257 0-513 0-770 0 0 257 0 513 0 770 257 0 513 0 770 0z">
              <text:p/>
            </draw:path>
            <draw:path draw:style-name="gr8" draw:text-style-name="P7" draw:layer="layout" svg:width="0.297cm" svg:height="0.336cm" svg:x="6.169cm" svg:y="6.193cm" svg:viewBox="0 0 298 337" svg:d="M150 337c43 0 79-15 106-46 28-31 42-72 42-123s-13-92-40-122c-28-31-64-46-110-46-43 0-79 15-106 46-28 31-42 72-42 122 0 52 14 93 41 123 27 31 64 46 109 46zM149 272c-49 0-74-35-74-104s25-103 74-103 74 34 74 103-25 104-74 104z">
              <text:p/>
            </draw:path>
          </draw:g>
          <draw:g>
            <draw:path draw:style-name="gr7" draw:text-style-name="P6" draw:layer="layout" svg:width="0.769cm" svg:height="0.769cm" svg:x="5.182cm" svg:y="5.944cm" svg:viewBox="0 0 770 770" svg:d="M770 770c0-257 0-513 0-770-257 0-513 0-770 0 0 257 0 513 0 770 257 0 513 0 770 0z">
              <text:p/>
            </draw:path>
            <draw:path draw:style-name="gr8" draw:text-style-name="P7" draw:layer="layout" svg:width="0.244cm" svg:height="0.331cm" svg:x="5.419cm" svg:y="6.193cm" svg:viewBox="0 0 245 332" svg:d="M0 17l20 68c29-10 52-16 70-16 26 0 46 8 60 22 14 15 21 37 21 66v175h74v-326h-63l2 64 3-1c-10-25-24-43-42-53-18-11-39-16-65-16-23 0-49 6-80 17z">
              <text:p/>
            </draw:path>
          </draw:g>
          <draw:g>
            <draw:path draw:style-name="gr7" draw:text-style-name="P6" draw:layer="layout" svg:width="0.769cm" svg:height="0.769cm" svg:x="4.42cm" svg:y="5.944cm" svg:viewBox="0 0 770 770" svg:d="M770 770c0-257 0-513 0-770-257 0-513 0-770 0 0 257 0 513 0 770 257 0 513 0 770 0z">
              <text:p/>
            </draw:path>
            <draw:path draw:style-name="gr8" draw:text-style-name="P7" draw:layer="layout" svg:width="0.273cm" svg:height="0.331cm" svg:x="4.657cm" svg:y="6.193cm" svg:viewBox="0 0 274 332" svg:d="M74 332v-207c0-40 18-60 53-60 49 0 73 33 73 98v169h74v-326h-62l-1 49 3-2c-16-35-48-53-95-53-79 0-119 41-119 122v210z">
              <text:p/>
            </draw:path>
          </draw:g>
          <draw:g>
            <draw:path draw:style-name="gr7" draw:text-style-name="P6" draw:layer="layout" svg:width="0.769cm" svg:height="0.769cm" svg:x="3.658cm" svg:y="5.944cm" svg:viewBox="0 0 770 770" svg:d="M770 770c0-257 0-513 0-770-257 0-513 0-770 0 0 257 0 513 0 770 257 0 513 0 770 0z">
              <text:p/>
            </draw:path>
            <draw:path draw:style-name="gr8" draw:text-style-name="P7" draw:layer="layout" svg:width="0.264cm" svg:height="0.45cm" svg:x="3.893cm" svg:y="6.074cm" svg:viewBox="0 0 265 451" svg:d="M133 0c-27 0-40 14-40 43 0 14 4 25 12 32 8 8 18 12 28 12 28 0 42-15 42-44s-14-43-42-43zM171 187l74-6v-56h-148v265h-97v61h265v-61h-94z">
              <text:p/>
            </draw:path>
          </draw:g>
          <draw:g>
            <draw:path draw:style-name="gr7" draw:text-style-name="P6" draw:layer="layout" svg:width="0.769cm" svg:height="0.769cm" svg:x="2.896cm" svg:y="5.944cm" svg:viewBox="0 0 770 770" svg:d="M770 770c0-257 0-513 0-770-257 0-513 0-770 0 0 257 0 513 0 770 257 0 513 0 770 0z">
              <text:p/>
            </draw:path>
            <draw:path draw:style-name="gr8" draw:text-style-name="P7" draw:layer="layout" svg:width="0.273cm" svg:height="0.331cm" svg:x="3.133cm" svg:y="6.193cm" svg:viewBox="0 0 274 332" svg:d="M74 332v-207c0-40 18-60 53-60 49 0 73 33 73 98v169h74v-326h-62l-1 49 3-2c-16-35-48-53-95-53-79 0-119 41-119 122v210z">
              <text:p/>
            </draw:path>
          </draw:g>
          <draw:g>
            <draw:path draw:style-name="gr7" draw:text-style-name="P6" draw:layer="layout" svg:width="0.769cm" svg:height="0.769cm" svg:x="2.134cm" svg:y="5.944cm" svg:viewBox="0 0 770 770" svg:d="M770 770c0-257 0-513 0-770-257 0-513 0-770 0 0 257 0 513 0 770 257 0 513 0 770 0z">
              <text:p/>
            </draw:path>
            <draw:path draw:style-name="gr8" draw:text-style-name="P7" draw:layer="layout" svg:width="0.305cm" svg:height="0.467cm" svg:x="2.355cm" svg:y="6.193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7" draw:text-style-name="P6" draw:layer="layout" svg:width="0.769cm" svg:height="0.769cm" svg:x="1.372cm" svg:y="5.944cm" svg:viewBox="0 0 770 770" svg:d="M770 770c0-257 0-513 0-770-257 0-513 0-770 0 0 257 0 513 0 770 257 0 513 0 770 0z">
              <text:p/>
            </draw:path>
            <draw:path draw:style-name="gr8" draw:text-style-name="P7" draw:layer="layout" svg:width="0.28cm" svg:height="0.466cm" svg:x="1.602cm" svg:y="6.193cm" svg:viewBox="0 0 281 467" svg:d="M222 288l-3-3c-8 21-12 35-12 41v141h74v-461h-62v49l2-1c-17-36-48-54-91-54-41 0-72 15-95 45s-35 71-35 123 12 94 35 124 55 45 95 45c42 0 73-16 92-49zM207 157v11c0 39-5 66-16 81s-28 23-52 23c-42 0-63-35-63-105 0-68 21-102 63-102 24 0 41 7 52 21 10 13 15 37 16 71z">
              <text:p/>
            </draw:path>
          </draw:g>
          <draw:g>
            <draw:path draw:style-name="gr7" draw:text-style-name="P6" draw:layer="layout" svg:width="0.769cm" svg:height="0.769cm" svg:x="12.802cm" svg:y="6.706cm" svg:viewBox="0 0 770 770" svg:d="M770 770c0-257 0-513 0-770-257 0-513 0-770 0 0 257 0 513 0 770 257 0 513 0 770 0z">
              <text:p/>
            </draw:path>
            <draw:path draw:style-name="gr8" draw:text-style-name="P7" draw:layer="layout" svg:width="0.268cm" svg:height="0.336cm" svg:x="13.05cm" svg:y="6.955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7" draw:text-style-name="P6" draw:layer="layout" svg:width="0.769cm" svg:height="0.769cm" svg:x="12.04cm" svg:y="6.706cm" svg:viewBox="0 0 770 770" svg:d="M770 770c0-257 0-513 0-770-257 0-513 0-770 0 0 257 0 513 0 770 257 0 513 0 770 0z">
              <text:p/>
            </draw:path>
            <draw:path draw:style-name="gr8" draw:text-style-name="P7" draw:layer="layout" svg:width="0.289cm" svg:height="0.454cm" svg:x="12.261cm" svg:y="6.831cm" svg:viewBox="0 0 290 455" svg:d="M22 191h107v264h74v-264h87v-53l-87-9v-16c0-39-10-67-28-86-19-18-50-27-91-27-25 0-53 4-84 13l18 62c25-7 47-10 65-10 19 0 31 3 37 10s9 19 9 37v17h-107z">
              <text:p/>
            </draw:path>
          </draw:g>
          <draw:g>
            <draw:path draw:style-name="gr7" draw:text-style-name="P6" draw:layer="layout" svg:width="0.769cm" svg:height="0.769cm" svg:x="11.278cm" svg:y="6.706cm" svg:viewBox="0 0 770 770" svg:d="M770 770c0-257 0-513 0-770-257 0-513 0-770 0 0 257 0 513 0 770 257 0 513 0 770 0z">
              <text:p/>
            </draw:path>
            <draw:path draw:style-name="gr8" draw:text-style-name="P7" draw:layer="layout" svg:width="0.267cm" svg:height="0.411cm" svg:x="11.526cm" svg:y="6.88cm" svg:viewBox="0 0 268 412" svg:d="M2 340v61c30 7 57 11 81 11 74 0 111-36 111-107v-163h74v-48l-76-14-22-80h-49v81h-121v61h121v163c0 28-14 42-42 42-16 0-42-2-77-7z">
              <text:p/>
            </draw:path>
          </draw:g>
          <draw:g>
            <draw:path draw:style-name="gr7" draw:text-style-name="P6" draw:layer="layout" svg:width="0.769cm" svg:height="0.769cm" svg:x="10.516cm" svg:y="6.706cm" svg:viewBox="0 0 770 770" svg:d="M770 770c0-257 0-513 0-770-257 0-513 0-770 0 0 257 0 513 0 770 257 0 513 0 770 0z">
              <text:p/>
            </draw:path>
            <draw:path draw:style-name="gr8" draw:text-style-name="P7" draw:layer="layout" svg:width="0.288cm" svg:height="0.336cm" svg:x="10.745cm" svg:y="6.955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9.754cm" svg:y="6.706cm" svg:viewBox="0 0 770 770" svg:d="M770 770c0-257 0-513 0-770-257 0-513 0-770 0 0 257 0 513 0 770 257 0 513 0 770 0z">
              <text:p/>
            </draw:path>
            <draw:path draw:style-name="gr8" draw:text-style-name="P7" draw:layer="layout" svg:width="0.244cm" svg:height="0.331cm" svg:x="9.991cm" svg:y="6.955cm" svg:viewBox="0 0 245 332" svg:d="M0 17l20 68c29-10 52-16 70-16 26 0 46 8 60 22 14 15 21 37 21 66v175h74v-326h-63l2 64 3-1c-10-25-24-43-42-53-18-11-39-16-65-16-23 0-49 6-80 17z">
              <text:p/>
            </draw:path>
          </draw:g>
          <draw:g>
            <draw:path draw:style-name="gr7" draw:text-style-name="P6" draw:layer="layout" svg:width="0.769cm" svg:height="0.769cm" svg:x="8.992cm" svg:y="6.706cm" svg:viewBox="0 0 770 770" svg:d="M770 770c0-257 0-513 0-770-257 0-513 0-770 0 0 257 0 513 0 770 257 0 513 0 770 0z">
              <text:p/>
            </draw:path>
            <draw:path draw:style-name="gr8" draw:text-style-name="P7" draw:layer="layout" svg:width="0.273cm" svg:height="0.331cm" svg:x="9.229cm" svg:y="6.955cm" svg:viewBox="0 0 274 332" svg:d="M74 332v-207c0-40 18-60 53-60 49 0 73 33 73 98v169h74v-326h-62l-1 49 3-2c-16-35-48-53-95-53-79 0-119 41-119 122v210z">
              <text:p/>
            </draw:path>
          </draw:g>
          <draw:g>
            <draw:path draw:style-name="gr7" draw:text-style-name="P6" draw:layer="layout" svg:width="0.769cm" svg:height="0.769cm" svg:x="8.23cm" svg:y="6.706cm" svg:viewBox="0 0 770 770" svg:d="M770 770c0-257 0-513 0-770-257 0-513 0-770 0 0 257 0 513 0 770 257 0 513 0 770 0z">
              <text:p/>
            </draw:path>
            <draw:path draw:style-name="gr8" draw:text-style-name="P7" draw:layer="layout" svg:width="0.297cm" svg:height="0.336cm" svg:x="8.455cm" svg:y="6.955cm" svg:viewBox="0 0 298 337" svg:d="M150 337c43 0 79-15 106-46 28-31 42-72 42-123s-13-92-40-122c-28-31-64-46-110-46-43 0-79 15-106 46-28 31-42 72-42 122 0 52 14 93 41 123 27 31 64 46 109 46zM149 272c-49 0-74-35-74-104s25-103 74-103 74 34 74 103-25 104-74 104z">
              <text:p/>
            </draw:path>
          </draw:g>
          <draw:g>
            <draw:path draw:style-name="gr7" draw:text-style-name="P6" draw:layer="layout" svg:width="0.769cm" svg:height="0.769cm" svg:x="7.468cm" svg:y="6.706cm" svg:viewBox="0 0 770 770" svg:d="M770 770c0-257 0-513 0-770-257 0-513 0-770 0 0 257 0 513 0 770 257 0 513 0 770 0z">
              <text:p/>
            </draw:path>
            <draw:path draw:style-name="gr8" draw:text-style-name="P7" draw:layer="layout" svg:width="0.297cm" svg:height="0.336cm" svg:x="7.693cm" svg:y="6.955cm" svg:viewBox="0 0 298 337" svg:d="M150 337c43 0 79-15 106-46 28-31 42-72 42-123s-13-92-40-122c-28-31-64-46-110-46-43 0-79 15-106 46-28 31-42 72-42 122 0 52 14 93 41 123 27 31 64 46 109 46zM149 272c-49 0-74-35-74-104s25-103 74-103 74 34 74 103-25 104-74 104z">
              <text:p/>
            </draw:path>
          </draw:g>
          <draw:g>
            <draw:path draw:style-name="gr7" draw:text-style-name="P6" draw:layer="layout" svg:width="0.769cm" svg:height="0.769cm" svg:x="6.706cm" svg:y="6.706cm" svg:viewBox="0 0 770 770" svg:d="M770 770c0-257 0-513 0-770-257 0-513 0-770 0 0 257 0 513 0 770 257 0 513 0 770 0z">
              <text:p/>
            </draw:path>
            <draw:path draw:style-name="gr8" draw:text-style-name="P7" draw:layer="layout" svg:width="0.273cm" svg:height="0.331cm" svg:x="6.943cm" svg:y="6.955cm" svg:viewBox="0 0 274 332" svg:d="M74 332v-207c0-40 18-60 53-60 49 0 73 33 73 98v169h74v-326h-62l-1 49 3-2c-16-35-48-53-95-53-79 0-119 41-119 122v210z">
              <text:p/>
            </draw:path>
          </draw:g>
          <draw:g>
            <draw:path draw:style-name="gr7" draw:text-style-name="P6" draw:layer="layout" svg:width="0.769cm" svg:height="0.769cm" svg:x="5.944cm" svg:y="6.706cm" svg:viewBox="0 0 770 770" svg:d="M770 770c0-257 0-513 0-770-257 0-513 0-770 0 0 257 0 513 0 770 257 0 513 0 770 0z">
              <text:p/>
            </draw:path>
            <draw:path draw:style-name="gr8" draw:text-style-name="P7" draw:layer="layout" svg:width="0.288cm" svg:height="0.336cm" svg:x="6.173cm" svg:y="6.955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5.182cm" svg:y="6.706cm" svg:viewBox="0 0 770 770" svg:d="M770 770c0-257 0-513 0-770-257 0-513 0-770 0 0 257 0 513 0 770 257 0 513 0 770 0z">
              <text:p/>
            </draw:path>
            <draw:path draw:style-name="gr8" draw:text-style-name="P7" draw:layer="layout" svg:width="0.326cm" svg:height="0.325cm" svg:x="5.392cm" svg:y="6.96cm" svg:viewBox="0 0 327 326" svg:d="M203 326l124-326h-77l-69 187c-16 43-22 74-18 92h1c6-9-1-39-18-92l-69-187h-77l123 326z">
              <text:p/>
            </draw:path>
          </draw:g>
          <draw:g>
            <draw:path draw:style-name="gr7" draw:text-style-name="P6" draw:layer="layout" svg:width="0.769cm" svg:height="0.769cm" svg:x="4.42cm" svg:y="6.706cm" svg:viewBox="0 0 770 770" svg:d="M770 770c0-257 0-513 0-770-257 0-513 0-770 0 0 257 0 513 0 770 257 0 513 0 770 0z">
              <text:p/>
            </draw:path>
            <draw:path draw:style-name="gr8" draw:text-style-name="P7" draw:layer="layout" svg:width="0.288cm" svg:height="0.336cm" svg:x="4.649cm" svg:y="6.955cm" svg:viewBox="0 0 289 337" svg:d="M0 190h213c-1 53-29 80-83 80-34 0-72-9-113-27v69c36 17 73 25 112 25 48 0 87-15 116-45 29-29 44-70 44-121 0-52-14-93-41-124s-63-47-108-47c-42 0-76 13-102 40-25 27-38 63-38 107zM211 126h-133c0-41 21-61 63-61 43 0 67 20 70 61z">
              <text:p/>
            </draw:path>
          </draw:g>
          <draw:g>
            <draw:path draw:style-name="gr7" draw:text-style-name="P6" draw:layer="layout" svg:width="0.769cm" svg:height="0.769cm" svg:x="3.658cm" svg:y="6.706cm" svg:viewBox="0 0 770 770" svg:d="M770 770c0-257 0-513 0-770-257 0-513 0-770 0 0 257 0 513 0 770 257 0 513 0 770 0z">
              <text:p/>
            </draw:path>
            <draw:path draw:style-name="gr8" draw:text-style-name="P7" draw:layer="layout" svg:width="0.273cm" svg:height="0.331cm" svg:x="3.895cm" svg:y="6.955cm" svg:viewBox="0 0 274 332" svg:d="M74 332v-207c0-40 18-60 53-60 49 0 73 33 73 98v169h74v-326h-62l-1 49 3-2c-16-35-48-53-95-53-79 0-119 41-119 122v210z">
              <text:p/>
            </draw:path>
          </draw:g>
          <draw:g>
            <draw:path draw:style-name="gr7" draw:text-style-name="P6" draw:layer="layout" svg:width="0.769cm" svg:height="0.769cm" svg:x="2.896cm" svg:y="6.706cm" svg:viewBox="0 0 770 770" svg:d="M770 770c0-257 0-513 0-770-257 0-513 0-770 0 0 257 0 513 0 770 257 0 513 0 770 0z">
              <text:p/>
            </draw:path>
            <draw:path draw:style-name="gr8" draw:text-style-name="P7" draw:layer="layout" svg:width="0.264cm" svg:height="0.45cm" svg:x="3.131cm" svg:y="6.836cm" svg:viewBox="0 0 265 451" svg:d="M133 0c-27 0-40 14-40 43 0 14 4 25 12 32 8 8 18 12 28 12 28 0 42-15 42-44s-14-43-42-43zM171 187l74-6v-56h-148v265h-97v61h265v-61h-94z">
              <text:p/>
            </draw:path>
          </draw:g>
          <draw:g>
            <draw:path draw:style-name="gr7" draw:text-style-name="P6" draw:layer="layout" svg:width="0.769cm" svg:height="0.769cm" svg:x="2.134cm" svg:y="6.706cm" svg:viewBox="0 0 770 770" svg:d="M770 770c0-257 0-513 0-770-257 0-513 0-770 0 0 257 0 513 0 770 257 0 513 0 770 0z">
              <text:p/>
            </draw:path>
            <draw:path draw:style-name="gr8" draw:text-style-name="P7" draw:layer="layout" svg:width="0.273cm" svg:height="0.331cm" svg:x="2.371cm" svg:y="6.955cm" svg:viewBox="0 0 274 332" svg:d="M74 332v-207c0-40 18-60 53-60 49 0 73 33 73 98v169h74v-326h-62l-1 49 3-2c-16-35-48-53-95-53-79 0-119 41-119 122v210z">
              <text:p/>
            </draw:path>
          </draw:g>
          <draw:g>
            <draw:path draw:style-name="gr7" draw:text-style-name="P6" draw:layer="layout" svg:width="0.769cm" svg:height="0.769cm" svg:x="1.372cm" svg:y="6.706cm" svg:viewBox="0 0 770 770" svg:d="M770 770c0-257 0-513 0-770-257 0-513 0-770 0 0 257 0 513 0 770 257 0 513 0 770 0z">
              <text:p/>
            </draw:path>
            <draw:path draw:style-name="gr8" draw:text-style-name="P7" draw:layer="layout" svg:width="0.305cm" svg:height="0.467cm" svg:x="1.593cm" svg:y="6.955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custom-shape draw:style-name="gr9" draw:text-style-name="P3" draw:layer="layout" svg:width="12.446cm" svg:height="6.35cm" svg:x="1.245cm" svg:y="1.245cm">
          <text:p/>
          <draw:enhanced-geometry svg:viewBox="0 0 21600 21600" draw:type="rectangle" draw:enhanced-path="M 0 0 L 21600 0 21600 21600 0 21600 0 0 Z N"/>
        </draw:custom-shape>
        <draw:g>
          <draw:g>
            <draw:path draw:style-name="gr10" draw:text-style-name="P8" draw:layer="layout" svg:width="0.769cm" svg:height="0.769cm" svg:x="12.696cm" svg:y="8.632cm" svg:viewBox="0 0 770 770" svg:d="M770 770c0-257 0-513 0-770-257 0-513 0-770 0 0 257 0 513 0 770 257 0 513 0 770 0z">
              <text:p/>
            </draw:path>
            <draw:path draw:style-name="gr11" draw:text-style-name="P9" draw:layer="layout" svg:width="0.264cm" svg:height="0.45cm" svg:x="12.931cm" svg:y="8.762cm" svg:viewBox="0 0 265 451" svg:d="M133 0c-27 0-40 14-40 43 0 14 4 25 12 32 8 8 18 12 28 12 28 0 42-15 42-44s-14-43-42-43zM171 187l74-6v-56h-148v265h-97v61h265v-61h-94z">
              <text:p/>
            </draw:path>
          </draw:g>
          <draw:g>
            <draw:path draw:style-name="gr10" draw:text-style-name="P8" draw:layer="layout" svg:width="0.769cm" svg:height="0.769cm" svg:x="11.934cm" svg:y="8.632cm" svg:viewBox="0 0 770 770" svg:d="M770 770c0-257 0-513 0-770-257 0-513 0-770 0 0 257 0 513 0 770 257 0 513 0 770 0z">
              <text:p/>
            </draw:path>
            <draw:path draw:style-name="gr11" draw:text-style-name="P9" draw:layer="layout" svg:width="0.267cm" svg:height="0.411cm" svg:x="12.182cm" svg:y="8.806cm" svg:viewBox="0 0 268 412" svg:d="M2 340v61c30 7 57 11 81 11 74 0 111-36 111-107v-163h74v-48l-76-14-22-80h-49v81h-121v61h121v163c0 28-14 42-42 42-16 0-42-2-77-7z">
              <text:p/>
            </draw:path>
          </draw:g>
          <draw:g>
            <draw:path draw:style-name="gr10" draw:text-style-name="P8" draw:layer="layout" svg:width="0.769cm" svg:height="0.769cm" svg:x="11.172cm" svg:y="8.632cm" svg:viewBox="0 0 770 770" svg:d="M770 770c0-257 0-513 0-770-257 0-513 0-770 0 0 257 0 513 0 770 257 0 513 0 770 0z">
              <text:p/>
            </draw:path>
            <draw:path draw:style-name="gr11" draw:text-style-name="P9" draw:layer="layout" svg:width="0.28cm" svg:height="0.457cm" svg:x="11.402cm" svg:y="8.761cm" svg:viewBox="0 0 281 458" svg:d="M222 409l-3-3 4 46h58v-452h-74v115c0 15 4 35 12 60l2-2c-17-35-47-53-91-53-41 0-72 15-95 45-23 31-35 72-35 123 0 53 12 94 35 124s55 45 95 46c42-1 73-17 92-49zM207 288c0 40-5 67-16 82s-28 22-52 22c-42 0-63-34-63-104 0-68 21-102 63-102 25 0 42 7 53 21 10 15 15 42 15 81z">
              <text:p/>
            </draw:path>
          </draw:g>
          <draw:g>
            <draw:path draw:style-name="gr10" draw:text-style-name="P8" draw:layer="layout" svg:width="0.769cm" svg:height="0.769cm" svg:x="10.41cm" svg:y="8.632cm" svg:viewBox="0 0 770 770" svg:d="M770 770c0-257 0-513 0-770-257 0-513 0-770 0 0 257 0 513 0 770 257 0 513 0 770 0z">
              <text:p/>
            </draw:path>
            <draw:path draw:style-name="gr11" draw:text-style-name="P9" draw:layer="layout" svg:width="0.264cm" svg:height="0.45cm" svg:x="10.645cm" svg:y="8.762cm" svg:viewBox="0 0 265 451" svg:d="M133 0c-27 0-40 14-40 43 0 14 4 25 12 32 8 8 18 12 28 12 28 0 42-15 42-44s-14-43-42-43zM171 187l74-6v-56h-148v265h-97v61h265v-61h-94z">
              <text:p/>
            </draw:path>
          </draw:g>
          <draw:g>
            <draw:path draw:style-name="gr10" draw:text-style-name="P8" draw:layer="layout" svg:width="0.769cm" svg:height="0.769cm" svg:x="9.648cm" svg:y="8.632cm" svg:viewBox="0 0 770 770" svg:d="M770 770c0-257 0-513 0-770-257 0-513 0-770 0 0 257 0 513 0 770 257 0 513 0 770 0z">
              <text:p/>
            </draw:path>
            <draw:path draw:style-name="gr11" draw:text-style-name="P9" draw:layer="layout" svg:width="0.249cm" svg:height="0.336cm" svg:x="9.896cm" svg:y="8.881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10" draw:text-style-name="P8" draw:layer="layout" svg:width="0.769cm" svg:height="0.769cm" svg:x="8.886cm" svg:y="8.632cm" svg:viewBox="0 0 770 770" svg:d="M770 770c0-257 0-513 0-770-257 0-513 0-770 0 0 257 0 513 0 770 257 0 513 0 770 0z">
              <text:p/>
            </draw:path>
            <draw:path draw:style-name="gr11" draw:text-style-name="P9" draw:layer="layout" svg:width="0.28cm" svg:height="0.466cm" svg:x="9.122cm" svg:y="8.881cm" svg:viewBox="0 0 281 467" svg:d="M60 54l2 1v-49h-62v461h74v-141c0-8-4-22-12-44l-3 4c18 34 49 51 92 51 40 0 72-15 95-45s35-71 35-123-12-93-35-124c-23-30-55-45-95-45-43 0-73 18-91 54zM74 180v-11c0-39 5-66 16-81s28-23 52-23c42 0 63 35 63 105 0 68-21 102-64 102-24 0-41-7-51-21-10-13-16-37-16-71z">
              <text:p/>
            </draw:path>
          </draw:g>
          <draw:g>
            <draw:path draw:style-name="gr10" draw:text-style-name="P8" draw:layer="layout" svg:width="0.769cm" svg:height="0.769cm" svg:x="8.124cm" svg:y="8.632cm" svg:viewBox="0 0 770 770" svg:d="M770 770c0-257 0-513 0-770-257 0-513 0-770 0 0 257 0 513 0 770 257 0 513 0 770 0z">
              <text:p/>
            </draw:path>
            <draw:path draw:style-name="gr11" draw:text-style-name="P9" draw:layer="layout" svg:width="0.267cm" svg:height="0.411cm" svg:x="8.372cm" svg:y="8.806cm" svg:viewBox="0 0 268 412" svg:d="M2 340v61c30 7 57 11 81 11 74 0 111-36 111-107v-163h74v-48l-76-14-22-80h-49v81h-121v61h121v163c0 28-14 42-42 42-16 0-42-2-77-7z">
              <text:p/>
            </draw:path>
          </draw:g>
          <draw:g>
            <draw:path draw:style-name="gr10" draw:text-style-name="P8" draw:layer="layout" svg:width="0.769cm" svg:height="0.769cm" svg:x="7.362cm" svg:y="8.632cm" svg:viewBox="0 0 770 770" svg:d="M770 770c0-257 0-513 0-770-257 0-513 0-770 0 0 257 0 513 0 770 257 0 513 0 770 0z">
              <text:p/>
            </draw:path>
            <draw:path draw:style-name="gr11" draw:text-style-name="P9" draw:layer="layout" svg:width="0.288cm" svg:height="0.336cm" svg:x="7.591cm" svg:y="8.881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6.6cm" svg:y="8.632cm" svg:viewBox="0 0 770 770" svg:d="M770 770c0-257 0-513 0-770-257 0-513 0-770 0 0 257 0 513 0 770 257 0 513 0 770 0z">
              <text:p/>
            </draw:path>
            <draw:path draw:style-name="gr11" draw:text-style-name="P9" draw:layer="layout" svg:width="0.273cm" svg:height="0.331cm" svg:x="6.837cm" svg:y="8.881cm" svg:viewBox="0 0 274 332" svg:d="M74 332v-207c0-40 18-60 53-60 49 0 73 33 73 98v169h74v-326h-62l-1 49 3-2c-16-35-48-53-95-53-79 0-119 41-119 122v210z">
              <text:p/>
            </draw:path>
          </draw:g>
          <draw:g>
            <draw:path draw:style-name="gr10" draw:text-style-name="P8" draw:layer="layout" svg:width="0.769cm" svg:height="0.769cm" svg:x="5.838cm" svg:y="8.632cm" svg:viewBox="0 0 770 770" svg:d="M770 770c0-257 0-513 0-770-257 0-513 0-770 0 0 257 0 513 0 770 257 0 513 0 770 0z">
              <text:p/>
            </draw:path>
            <draw:path draw:style-name="gr11" draw:text-style-name="P9" draw:layer="layout" svg:width="0.267cm" svg:height="0.411cm" svg:x="6.086cm" svg:y="8.806cm" svg:viewBox="0 0 268 412" svg:d="M2 340v61c30 7 57 11 81 11 74 0 111-36 111-107v-163h74v-48l-76-14-22-80h-49v81h-121v61h121v163c0 28-14 42-42 42-16 0-42-2-77-7z">
              <text:p/>
            </draw:path>
          </draw:g>
          <draw:g>
            <draw:path draw:style-name="gr10" draw:text-style-name="P8" draw:layer="layout" svg:width="0.769cm" svg:height="0.769cm" svg:x="5.076cm" svg:y="8.632cm" svg:viewBox="0 0 770 770" svg:d="M770 770c0-257 0-513 0-770-257 0-513 0-770 0 0 257 0 513 0 770 257 0 513 0 770 0z">
              <text:p/>
            </draw:path>
            <draw:path draw:style-name="gr11" draw:text-style-name="P9" draw:layer="layout" svg:width="0.368cm" svg:height="0.325cm" svg:x="5.265cm" svg:y="8.886cm" svg:viewBox="0 0 369 326" svg:d="M140 326l38-173 9-92h-2l8 93 39 172h71l66-326h-68l-29 159c-6 35-8 71-6 109h2c1-34-2-68-9-100l-39-168h-72l-37 168c-8 37-11 70-8 100h1c1-45-1-81-6-109l-30-159h-68l67 326z">
              <text:p/>
            </draw:path>
          </draw:g>
          <draw:g>
            <draw:path draw:style-name="gr10" draw:text-style-name="P8" draw:layer="layout" svg:width="0.769cm" svg:height="0.769cm" svg:x="4.314cm" svg:y="8.632cm" svg:viewBox="0 0 770 770" svg:d="M770 770c0-257 0-513 0-770-257 0-513 0-770 0 0 257 0 513 0 770 257 0 513 0 770 0z">
              <text:p/>
            </draw:path>
            <draw:path draw:style-name="gr11" draw:text-style-name="P9" draw:layer="layout" svg:width="0.288cm" svg:height="0.336cm" svg:x="4.543cm" svg:y="8.881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3.552cm" svg:y="8.632cm" svg:viewBox="0 0 770 770" svg:d="M770 770c0-257 0-513 0-770-257 0-513 0-770 0 0 257 0 513 0 770 257 0 513 0 770 0z">
              <text:p/>
            </draw:path>
            <draw:path draw:style-name="gr11" draw:text-style-name="P9" draw:layer="layout" svg:width="0.273cm" svg:height="0.331cm" svg:x="3.789cm" svg:y="8.881cm" svg:viewBox="0 0 274 332" svg:d="M74 332v-207c0-40 18-60 53-60 49 0 73 33 73 98v169h74v-326h-62l-1 49 3-2c-16-35-48-53-95-53-79 0-119 41-119 122v210z">
              <text:p/>
            </draw:path>
          </draw:g>
          <draw:g>
            <draw:path draw:style-name="gr10" draw:text-style-name="P8" draw:layer="layout" svg:width="0.769cm" svg:height="0.769cm" svg:x="2.79cm" svg:y="8.632cm" svg:viewBox="0 0 770 770" svg:d="M770 770c0-257 0-513 0-770-257 0-513 0-770 0 0 257 0 513 0 770 257 0 513 0 770 0z">
              <text:p/>
            </draw:path>
            <draw:path draw:style-name="gr11" draw:text-style-name="P9" draw:layer="layout" svg:width="0.267cm" svg:height="0.411cm" svg:x="3.038cm" svg:y="8.806cm" svg:viewBox="0 0 268 412" svg:d="M2 340v61c30 7 57 11 81 11 74 0 111-36 111-107v-163h74v-48l-76-14-22-80h-49v81h-121v61h121v163c0 28-14 42-42 42-16 0-42-2-77-7z">
              <text:p/>
            </draw:path>
          </draw:g>
          <draw:g>
            <draw:path draw:style-name="gr10" draw:text-style-name="P8" draw:layer="layout" svg:width="0.769cm" svg:height="0.769cm" svg:x="2.028cm" svg:y="8.632cm" svg:viewBox="0 0 770 770" svg:d="M770 770c0-257 0-513 0-770-257 0-513 0-770 0 0 257 0 513 0 770 257 0 513 0 770 0z">
              <text:p/>
            </draw:path>
            <draw:path draw:style-name="gr11" draw:text-style-name="P9" draw:layer="layout" svg:width="0.326cm" svg:height="0.461cm" svg:x="2.238cm" svg:y="8.887cm" svg:viewBox="0 0 327 462" svg:d="M327 0h-77l-75 188c-15 38-21 66-15 82h1c3-22-3-49-15-83l-69-187h-77l137 358c13 33 28 59 46 77 19 18 44 26 76 27 16-1 36-3 58-7v-64c-20 4-37 6-50 6-15 0-26-3-34-9-8-7-15-18-22-34l-14-37z">
              <text:p/>
            </draw:path>
          </draw:g>
          <draw:g>
            <draw:path draw:style-name="gr10" draw:text-style-name="P8" draw:layer="layout" svg:width="0.769cm" svg:height="0.769cm" svg:x="1.266cm" svg:y="8.632cm" svg:viewBox="0 0 770 770" svg:d="M770 770c0-257 0-513 0-770-257 0-513 0-770 0 0 257 0 513 0 770 257 0 513 0 770 0z">
              <text:p/>
            </draw:path>
            <draw:path draw:style-name="gr11" draw:text-style-name="P9" draw:layer="layout" svg:width="0.204cm" svg:height="0.069cm" svg:x="1.537cm" svg:y="9.014cm" svg:viewBox="0 0 205 70" svg:d="M205 70c0-23 0-47 0-70-68 0-137 0-205 0 0 23 0 47 0 70 68 0 137 0 205 0z">
              <text:p/>
            </draw:path>
          </draw:g>
          <draw:g>
            <draw:path draw:style-name="gr10" draw:text-style-name="P8" draw:layer="layout" svg:width="0.769cm" svg:height="0.769cm" svg:x="12.696cm" svg:y="9.394cm" svg:viewBox="0 0 770 770" svg:d="M770 770c0-257 0-513 0-770-257 0-513 0-770 0 0 257 0 513 0 770 257 0 513 0 770 0z">
              <text:p/>
            </draw:path>
            <draw:path draw:style-name="gr11" draw:text-style-name="P9" draw:layer="layout" svg:width="0.289cm" svg:height="0.454cm" svg:x="12.917cm" svg:y="9.519cm" svg:viewBox="0 0 290 455" svg:d="M22 191h107v264h74v-264h87v-53l-87-9v-16c0-39-10-67-28-86-19-18-50-27-91-27-25 0-53 4-84 13l18 62c25-7 47-10 65-10 19 0 31 3 37 10s9 19 9 37v17h-107z">
              <text:p/>
            </draw:path>
          </draw:g>
          <draw:g>
            <draw:path draw:style-name="gr10" draw:text-style-name="P8" draw:layer="layout" svg:width="0.769cm" svg:height="0.769cm" svg:x="11.934cm" svg:y="9.394cm" svg:viewBox="0 0 770 770" svg:d="M770 770c0-257 0-513 0-770-257 0-513 0-770 0 0 257 0 513 0 770 257 0 513 0 770 0z">
              <text:p/>
            </draw:path>
            <draw:path draw:style-name="gr11" draw:text-style-name="P9" draw:layer="layout" svg:width="0.264cm" svg:height="0.45cm" svg:x="12.169cm" svg:y="9.524cm" svg:viewBox="0 0 265 451" svg:d="M133 0c-27 0-40 14-40 43 0 14 4 25 12 32 8 8 18 12 28 12 28 0 42-15 42-44s-14-43-42-43zM171 187l74-6v-56h-148v265h-97v61h265v-61h-94z">
              <text:p/>
            </draw:path>
          </draw:g>
          <draw:g>
            <draw:path draw:style-name="gr10" draw:text-style-name="P8" draw:layer="layout" svg:width="0.769cm" svg:height="0.769cm" svg:x="11.172cm" svg:y="9.394cm" svg:viewBox="0 0 770 770" svg:d="M770 770c0-257 0-513 0-770-257 0-513 0-770 0 0 257 0 513 0 770 257 0 513 0 770 0z">
              <text:p/>
            </draw:path>
            <draw:path draw:style-name="gr11" draw:text-style-name="P9" draw:layer="layout" svg:width="0.326cm" svg:height="0.325cm" svg:x="11.382cm" svg:y="9.648cm" svg:viewBox="0 0 327 326" svg:d="M203 326l124-326h-77l-69 187c-16 43-22 74-18 92h1c6-9-1-39-18-92l-69-187h-77l123 326z">
              <text:p/>
            </draw:path>
          </draw:g>
          <draw:g>
            <draw:path draw:style-name="gr10" draw:text-style-name="P8" draw:layer="layout" svg:width="0.769cm" svg:height="0.769cm" svg:x="10.41cm" svg:y="9.394cm" svg:viewBox="0 0 770 770" svg:d="M770 770c0-257 0-513 0-770-257 0-513 0-770 0 0 257 0 513 0 770 257 0 513 0 770 0z">
              <text:p/>
            </draw:path>
            <draw:path draw:style-name="gr11" draw:text-style-name="P9" draw:layer="layout" svg:width="0.288cm" svg:height="0.336cm" svg:x="10.639cm" svg:y="9.643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9.648cm" svg:y="9.394cm" svg:viewBox="0 0 770 770" svg:d="M770 770c0-257 0-513 0-770-257 0-513 0-770 0 0 257 0 513 0 770 257 0 513 0 770 0z">
              <text:p/>
            </draw:path>
            <draw:path draw:style-name="gr11" draw:text-style-name="P9" draw:layer="layout" svg:width="0.221cm" svg:height="0.586cm" svg:x="9.944cm" svg:y="9.524cm" svg:viewBox="0 0 222 587" svg:d="M42 0c-27 0-41 14-41 43s14 44 41 44c28 0 41-15 41-44s-13-43-41-43zM222 574v-67c-34 10-64 15-92 15-18 0-32-5-42-13s-14-20-14-35v-289h115v-60h-189v346c0 37 12 65 35 85s55 30 96 31c31-1 61-5 91-13z">
              <text:p/>
            </draw:path>
          </draw:g>
          <draw:g>
            <draw:path draw:style-name="gr10" draw:text-style-name="P8" draw:layer="layout" svg:width="0.769cm" svg:height="0.769cm" svg:x="8.886cm" svg:y="9.394cm" svg:viewBox="0 0 770 770" svg:d="M770 770c0-257 0-513 0-770-257 0-513 0-770 0 0 257 0 513 0 770 257 0 513 0 770 0z">
              <text:p/>
            </draw:path>
            <draw:path draw:style-name="gr11" draw:text-style-name="P9" draw:layer="layout" svg:width="0.273cm" svg:height="0.451cm" svg:x="9.123cm" svg:y="9.522cm" svg:viewBox="0 0 274 452" svg:d="M74 452v-206c0-40 18-60 53-60 49 0 73 32 73 98v168h74v-452h-74v139l11 37 3-2c-16-36-48-53-95-53-79 0-119 40-119 122v209z">
              <text:p/>
            </draw:path>
          </draw:g>
          <draw:g>
            <draw:path draw:style-name="gr10" draw:text-style-name="P8" draw:layer="layout" svg:width="0.769cm" svg:height="0.769cm" svg:x="8.124cm" svg:y="9.394cm" svg:viewBox="0 0 770 770" svg:d="M770 770c0-257 0-513 0-770-257 0-513 0-770 0 0 257 0 513 0 770 257 0 513 0 770 0z">
              <text:p/>
            </draw:path>
            <draw:path draw:style-name="gr11" draw:text-style-name="P9" draw:layer="layout" svg:width="0.268cm" svg:height="0.336cm" svg:x="8.372cm" svg:y="9.643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8" draw:layer="layout" svg:width="0.769cm" svg:height="0.769cm" svg:x="7.362cm" svg:y="9.394cm" svg:viewBox="0 0 770 770" svg:d="M770 770c0-257 0-513 0-770-257 0-513 0-770 0 0 257 0 513 0 770 257 0 513 0 770 0z">
              <text:p/>
            </draw:path>
            <draw:path draw:style-name="gr11" draw:text-style-name="P9" draw:layer="layout" svg:width="0.265cm" svg:height="0.451cm" svg:x="7.599cm" svg:y="9.522cm" svg:viewBox="0 0 266 452" svg:d="M171 62c24-2 49-4 74-6 0-19 0-37 0-56-50 0-99 0-148 0 0 131 0 261 0 392-32 0-65 0-97 0 0 20 0 40 0 60 89 0 177 0 266 0 0-20 0-40 0-60-32 0-64 0-95 0 0-110 0-220 0-330z">
              <text:p/>
            </draw:path>
          </draw:g>
          <draw:g>
            <draw:path draw:style-name="gr10" draw:text-style-name="P8" draw:layer="layout" svg:width="0.769cm" svg:height="0.769cm" svg:x="6.6cm" svg:y="9.394cm" svg:viewBox="0 0 770 770" svg:d="M770 770c0-257 0-513 0-770-257 0-513 0-770 0 0 257 0 513 0 770 257 0 513 0 770 0z">
              <text:p/>
            </draw:path>
            <draw:path draw:style-name="gr11" draw:text-style-name="P9" draw:layer="layout" svg:width="0.289cm" svg:height="0.454cm" svg:x="6.821cm" svg:y="9.519cm" svg:viewBox="0 0 290 455" svg:d="M22 191h107v264h74v-264h87v-53l-87-9v-16c0-39-10-67-28-86-19-18-50-27-91-27-25 0-53 4-84 13l18 62c25-7 47-10 65-10 19 0 31 3 37 10s9 19 9 37v17h-107z">
              <text:p/>
            </draw:path>
          </draw:g>
          <draw:g>
            <draw:path draw:style-name="gr10" draw:text-style-name="P8" draw:layer="layout" svg:width="0.769cm" svg:height="0.769cm" svg:x="5.838cm" svg:y="9.394cm" svg:viewBox="0 0 770 770" svg:d="M770 770c0-257 0-513 0-770-257 0-513 0-770 0 0 257 0 513 0 770 257 0 513 0 770 0z">
              <text:p/>
            </draw:path>
            <draw:path draw:style-name="gr11" draw:text-style-name="P9" draw:layer="layout" svg:width="0.28cm" svg:height="0.466cm" svg:x="6.074cm" svg:y="9.643cm" svg:viewBox="0 0 281 467" svg:d="M60 54l2 1v-49h-62v461h74v-141c0-8-4-22-12-44l-3 4c18 34 49 51 92 51 40 0 72-15 95-45s35-71 35-123-12-93-35-124c-23-30-55-45-95-45-43 0-73 18-91 54zM74 180v-11c0-39 5-66 16-81s28-23 52-23c42 0 63 35 63 105 0 68-21 102-64 102-24 0-41-7-51-21-10-13-16-37-16-71z">
              <text:p/>
            </draw:path>
          </draw:g>
          <draw:g>
            <draw:path draw:style-name="gr10" draw:text-style-name="P8" draw:layer="layout" svg:width="0.769cm" svg:height="0.769cm" svg:x="5.076cm" svg:y="9.394cm" svg:viewBox="0 0 770 770" svg:d="M770 770c0-257 0-513 0-770-257 0-513 0-770 0 0 257 0 513 0 770 257 0 513 0 770 0z">
              <text:p/>
            </draw:path>
            <draw:path draw:style-name="gr11" draw:text-style-name="P9" draw:layer="layout" svg:width="0.273cm" svg:height="0.331cm" svg:x="5.313cm" svg:y="9.649cm" svg:viewBox="0 0 274 332" svg:d="M62 326v-49l-2 2c16 35 48 52 94 53 80-1 120-41 120-123v-209h-74v207c0 39-18 59-53 59-26 0-44-7-56-21-12-15-17-40-17-76v-169h-74v326z">
              <text:p/>
            </draw:path>
          </draw:g>
          <draw:g>
            <draw:path draw:style-name="gr10" draw:text-style-name="P8" draw:layer="layout" svg:width="0.769cm" svg:height="0.769cm" svg:x="4.314cm" svg:y="9.394cm" svg:viewBox="0 0 770 770" svg:d="M770 770c0-257 0-513 0-770-257 0-513 0-770 0 0 257 0 513 0 770 257 0 513 0 770 0z">
              <text:p/>
            </draw:path>
            <draw:path draw:style-name="gr11" draw:text-style-name="P9" draw:layer="layout" svg:width="0.268cm" svg:height="0.336cm" svg:x="4.562cm" svg:y="9.643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8" draw:layer="layout" svg:width="0.769cm" svg:height="0.769cm" svg:x="3.552cm" svg:y="9.394cm" svg:viewBox="0 0 770 770" svg:d="M770 770c0-257 0-513 0-770-257 0-513 0-770 0 0 257 0 513 0 770 257 0 513 0 770 0z">
              <text:p/>
            </draw:path>
            <draw:path draw:style-name="gr11" draw:text-style-name="P9" draw:layer="layout" svg:width="0.244cm" svg:height="0.331cm" svg:x="3.789cm" svg:y="9.643cm" svg:viewBox="0 0 245 332" svg:d="M0 17l20 68c29-10 52-16 70-16 26 0 46 8 60 22 14 15 21 37 21 66v175h74v-326h-63l2 64 3-1c-10-25-24-43-42-53-18-11-39-16-65-16-23 0-49 6-80 17z">
              <text:p/>
            </draw:path>
          </draw:g>
          <draw:g>
            <draw:path draw:style-name="gr10" draw:text-style-name="P8" draw:layer="layout" svg:width="0.769cm" svg:height="0.769cm" svg:x="2.79cm" svg:y="9.394cm" svg:viewBox="0 0 770 770" svg:d="M770 770c0-257 0-513 0-770-257 0-513 0-770 0 0 257 0 513 0 770 257 0 513 0 770 0z">
              <text:p/>
            </draw:path>
            <draw:path draw:style-name="gr11" draw:text-style-name="P9" draw:layer="layout" svg:width="0.267cm" svg:height="0.411cm" svg:x="3.038cm" svg:y="9.568cm" svg:viewBox="0 0 268 412" svg:d="M2 340v61c30 7 57 11 81 11 74 0 111-36 111-107v-163h74v-48l-76-14-22-80h-49v81h-121v61h121v163c0 28-14 42-42 42-16 0-42-2-77-7z">
              <text:p/>
            </draw:path>
          </draw:g>
          <draw:g>
            <draw:path draw:style-name="gr10" draw:text-style-name="P8" draw:layer="layout" svg:width="0.769cm" svg:height="0.769cm" svg:x="2.028cm" svg:y="9.394cm" svg:viewBox="0 0 770 770" svg:d="M770 770c0-257 0-513 0-770-257 0-513 0-770 0 0 257 0 513 0 770 257 0 513 0 770 0z">
              <text:p/>
            </draw:path>
            <draw:path draw:style-name="gr11" draw:text-style-name="P9" draw:layer="layout" svg:width="0.288cm" svg:height="0.336cm" svg:x="2.257cm" svg:y="9.643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1.266cm" svg:y="9.394cm" svg:viewBox="0 0 770 770" svg:d="M770 770c0-257 0-513 0-770-257 0-513 0-770 0 0 257 0 513 0 770 257 0 513 0 770 0z">
              <text:p/>
            </draw:path>
            <draw:path draw:style-name="gr11" draw:text-style-name="P9" draw:layer="layout" svg:width="0.244cm" svg:height="0.331cm" svg:x="1.503cm" svg:y="9.643cm" svg:viewBox="0 0 245 332" svg:d="M0 17l20 68c29-10 52-16 70-16 26 0 46 8 60 22 14 15 21 37 21 66v175h74v-326h-63l2 64 3-1c-10-25-24-43-42-53-18-11-39-16-65-16-23 0-49 6-80 17z">
              <text:p/>
            </draw:path>
          </draw:g>
          <draw:g>
            <draw:path draw:style-name="gr10" draw:text-style-name="P8" draw:layer="layout" svg:width="0.769cm" svg:height="0.769cm" svg:x="12.696cm" svg:y="10.156cm" svg:viewBox="0 0 770 770" svg:d="M770 770c0-257 0-513 0-770-257 0-513 0-770 0 0 257 0 513 0 770 257 0 513 0 770 0z">
              <text:p/>
            </draw:path>
            <draw:path draw:style-name="gr11" draw:text-style-name="P9" draw:layer="layout" svg:width="0.28cm" svg:height="0.466cm" svg:x="12.926cm" svg:y="10.405cm" svg:viewBox="0 0 281 467" svg:d="M222 288l-3-3c-8 21-12 35-12 41v141h74v-461h-62v49l2-1c-17-36-48-54-91-54-41 0-72 15-95 45s-35 71-35 123 12 94 35 124 55 45 95 45c42 0 73-16 92-49zM207 157v11c0 39-5 66-16 81s-28 23-52 23c-42 0-63-35-63-105 0-68 21-102 63-102 24 0 41 7 52 21 10 13 15 37 16 71z">
              <text:p/>
            </draw:path>
          </draw:g>
          <draw:g>
            <draw:path draw:style-name="gr10" draw:text-style-name="P8" draw:layer="layout" svg:width="0.769cm" svg:height="0.769cm" svg:x="11.934cm" svg:y="10.156cm" svg:viewBox="0 0 770 770" svg:d="M770 770c0-257 0-513 0-770-257 0-513 0-770 0 0 257 0 513 0 770 257 0 513 0 770 0z">
              <text:p/>
            </draw:path>
            <draw:path draw:style-name="gr11" draw:text-style-name="P9" draw:layer="layout" svg:width="0.268cm" svg:height="0.336cm" svg:x="12.182cm" svg:y="10.405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8" draw:layer="layout" svg:width="0.769cm" svg:height="0.769cm" svg:x="11.172cm" svg:y="10.156cm" svg:viewBox="0 0 770 770" svg:d="M770 770c0-257 0-513 0-770-257 0-513 0-770 0 0 257 0 513 0 770 257 0 513 0 770 0z">
              <text:p/>
            </draw:path>
            <draw:path draw:style-name="gr11" draw:text-style-name="P9" draw:layer="layout" svg:width="0.249cm" svg:height="0.336cm" svg:x="11.42cm" svg:y="10.405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10" draw:text-style-name="P8" draw:layer="layout" svg:width="0.769cm" svg:height="0.769cm" svg:x="10.41cm" svg:y="10.156cm" svg:viewBox="0 0 770 770" svg:d="M770 770c0-257 0-513 0-770-257 0-513 0-770 0 0 257 0 513 0 770 257 0 513 0 770 0z">
              <text:p/>
            </draw:path>
            <draw:path draw:style-name="gr11" draw:text-style-name="P9" draw:layer="layout" svg:width="0.267cm" svg:height="0.411cm" svg:x="10.658cm" svg:y="10.33cm" svg:viewBox="0 0 268 412" svg:d="M2 340v61c30 7 57 11 81 11 74 0 111-36 111-107v-163h74v-48l-76-14-22-80h-49v81h-121v61h121v163c0 28-14 42-42 42-16 0-42-2-77-7z">
              <text:p/>
            </draw:path>
          </draw:g>
          <draw:g>
            <draw:path draw:style-name="gr10" draw:text-style-name="P8" draw:layer="layout" svg:width="0.769cm" svg:height="0.769cm" svg:x="9.648cm" svg:y="10.156cm" svg:viewBox="0 0 770 770" svg:d="M770 770c0-257 0-513 0-770-257 0-513 0-770 0 0 257 0 513 0 770 257 0 513 0 770 0z">
              <text:p/>
            </draw:path>
            <draw:path draw:style-name="gr11" draw:text-style-name="P9" draw:layer="layout" svg:width="0.297cm" svg:height="0.336cm" svg:x="9.873cm" svg:y="10.405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8" draw:layer="layout" svg:width="0.769cm" svg:height="0.769cm" svg:x="8.886cm" svg:y="10.156cm" svg:viewBox="0 0 770 770" svg:d="M770 770c0-257 0-513 0-770-257 0-513 0-770 0 0 257 0 513 0 770 257 0 513 0 770 0z">
              <text:p/>
            </draw:path>
            <draw:path draw:style-name="gr11" draw:text-style-name="P9" draw:layer="layout" svg:width="0.28cm" svg:height="0.457cm" svg:x="9.122cm" svg:y="10.285cm" svg:viewBox="0 0 281 458" svg:d="M62 403l-2 1c18 36 48 53 91 54 40-1 72-16 95-46s35-71 35-122c0-53-12-94-35-124s-55-46-95-46c-42 0-73 17-92 50l3 3c8-21 12-35 12-41v-132h-74v452h62zM74 301v-11c0-40 5-67 16-82s28-22 52-22c42 0 63 34 63 104 0 68-21 102-64 102-24 0-41-6-51-20s-16-38-16-71z">
              <text:p/>
            </draw:path>
          </draw:g>
          <draw:g>
            <draw:path draw:style-name="gr10" draw:text-style-name="P8" draw:layer="layout" svg:width="0.769cm" svg:height="0.769cm" svg:x="8.124cm" svg:y="10.156cm" svg:viewBox="0 0 770 770" svg:d="M770 770c0-257 0-513 0-770-257 0-513 0-770 0 0 257 0 513 0 770 257 0 513 0 770 0z">
              <text:p/>
            </draw:path>
            <draw:path draw:style-name="gr11" draw:text-style-name="P9" draw:layer="layout" svg:width="0.267cm" svg:height="0.411cm" svg:x="8.372cm" svg:y="10.33cm" svg:viewBox="0 0 268 412" svg:d="M2 340v61c30 7 57 11 81 11 74 0 111-36 111-107v-163h74v-48l-76-14-22-80h-49v81h-121v61h121v163c0 28-14 42-42 42-16 0-42-2-77-7z">
              <text:p/>
            </draw:path>
          </draw:g>
          <draw:g>
            <draw:path draw:style-name="gr10" draw:text-style-name="P8" draw:layer="layout" svg:width="0.769cm" svg:height="0.769cm" svg:x="7.362cm" svg:y="10.156cm" svg:viewBox="0 0 770 770" svg:d="M770 770c0-257 0-513 0-770-257 0-513 0-770 0 0 257 0 513 0 770 257 0 513 0 770 0z">
              <text:p/>
            </draw:path>
            <draw:path draw:style-name="gr11" draw:text-style-name="P9" draw:layer="layout" svg:width="0.368cm" svg:height="0.325cm" svg:x="7.551cm" svg:y="10.41cm" svg:viewBox="0 0 369 326" svg:d="M140 326l38-173 9-92h-2l8 93 39 172h71l66-326h-68l-29 159c-6 35-8 71-6 109h2c1-34-2-68-9-100l-39-168h-72l-37 168c-8 37-11 70-8 100h1c1-45-1-81-6-109l-30-159h-68l67 326z">
              <text:p/>
            </draw:path>
          </draw:g>
          <draw:g>
            <draw:path draw:style-name="gr10" draw:text-style-name="P8" draw:layer="layout" svg:width="0.769cm" svg:height="0.769cm" svg:x="6.6cm" svg:y="10.156cm" svg:viewBox="0 0 770 770" svg:d="M770 770c0-257 0-513 0-770-257 0-513 0-770 0 0 257 0 513 0 770 257 0 513 0 770 0z">
              <text:p/>
            </draw:path>
            <draw:path draw:style-name="gr11" draw:text-style-name="P9" draw:layer="layout" svg:width="0.297cm" svg:height="0.336cm" svg:x="6.825cm" svg:y="10.405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8" draw:layer="layout" svg:width="0.769cm" svg:height="0.769cm" svg:x="5.838cm" svg:y="10.156cm" svg:viewBox="0 0 770 770" svg:d="M770 770c0-257 0-513 0-770-257 0-513 0-770 0 0 257 0 513 0 770 257 0 513 0 770 0z">
              <text:p/>
            </draw:path>
            <draw:path draw:style-name="gr11" draw:text-style-name="P9" draw:layer="layout" svg:width="0.273cm" svg:height="0.331cm" svg:x="6.075cm" svg:y="10.405cm" svg:viewBox="0 0 274 332" svg:d="M74 332v-207c0-40 18-60 53-60 49 0 73 33 73 98v169h74v-326h-62l-1 49 3-2c-16-35-48-53-95-53-79 0-119 41-119 122v210z">
              <text:p/>
            </draw:path>
          </draw:g>
          <draw:g>
            <draw:path draw:style-name="gr10" draw:text-style-name="P8" draw:layer="layout" svg:width="0.769cm" svg:height="0.769cm" svg:x="5.076cm" svg:y="10.156cm" svg:viewBox="0 0 770 770" svg:d="M770 770c0-257 0-513 0-770-257 0-513 0-770 0 0 257 0 513 0 770 257 0 513 0 770 0z">
              <text:p/>
            </draw:path>
            <draw:path draw:style-name="gr11" draw:text-style-name="P9" draw:layer="layout" svg:width="0.288cm" svg:height="0.336cm" svg:x="5.305cm" svg:y="10.405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4.314cm" svg:y="10.156cm" svg:viewBox="0 0 770 770" svg:d="M770 770c0-257 0-513 0-770-257 0-513 0-770 0 0 257 0 513 0 770 257 0 513 0 770 0z">
              <text:p/>
            </draw:path>
            <draw:path draw:style-name="gr11" draw:text-style-name="P9" draw:layer="layout" svg:width="0.264cm" svg:height="0.45cm" svg:x="4.549cm" svg:y="10.286cm" svg:viewBox="0 0 265 451" svg:d="M133 0c-27 0-40 14-40 43 0 14 4 25 12 32 8 8 18 12 28 12 28 0 42-15 42-44s-14-43-42-43zM171 187l74-6v-56h-148v265h-97v61h265v-61h-94z">
              <text:p/>
            </draw:path>
          </draw:g>
          <draw:g>
            <draw:path draw:style-name="gr10" draw:text-style-name="P8" draw:layer="layout" svg:width="0.769cm" svg:height="0.769cm" svg:x="3.552cm" svg:y="10.156cm" svg:viewBox="0 0 770 770" svg:d="M770 770c0-257 0-513 0-770-257 0-513 0-770 0 0 257 0 513 0 770 257 0 513 0 770 0z">
              <text:p/>
            </draw:path>
            <draw:path draw:style-name="gr11" draw:text-style-name="P9" draw:layer="layout" svg:width="0.305cm" svg:height="0.467cm" svg:x="3.773cm" svg:y="10.405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10" draw:text-style-name="P8" draw:layer="layout" svg:width="0.769cm" svg:height="0.769cm" svg:x="2.79cm" svg:y="10.156cm" svg:viewBox="0 0 770 770" svg:d="M770 770c0-257 0-513 0-770-257 0-513 0-770 0 0 257 0 513 0 770 257 0 513 0 770 0z">
              <text:p/>
            </draw:path>
            <draw:path draw:style-name="gr11" draw:text-style-name="P9" draw:layer="layout" svg:width="0.273cm" svg:height="0.451cm" svg:x="3.027cm" svg:y="10.284cm" svg:viewBox="0 0 274 452" svg:d="M74 452v-206c0-40 18-60 53-60 49 0 73 32 73 98v168h74v-452h-74v139l11 37 3-2c-16-36-48-53-95-53-79 0-119 40-119 122v209z">
              <text:p/>
            </draw:path>
          </draw:g>
          <draw:g>
            <draw:path draw:style-name="gr10" draw:text-style-name="P8" draw:layer="layout" svg:width="0.769cm" svg:height="0.769cm" svg:x="2.028cm" svg:y="10.156cm" svg:viewBox="0 0 770 770" svg:d="M770 770c0-257 0-513 0-770-257 0-513 0-770 0 0 257 0 513 0 770 257 0 513 0 770 0z">
              <text:p/>
            </draw:path>
            <draw:path draw:style-name="gr11" draw:text-style-name="P9" draw:layer="layout" svg:width="0.267cm" svg:height="0.411cm" svg:x="2.276cm" svg:y="10.33cm" svg:viewBox="0 0 268 412" svg:d="M2 340v61c30 7 57 11 81 11 74 0 111-36 111-107v-163h74v-48l-76-14-22-80h-49v81h-121v61h121v163c0 28-14 42-42 42-16 0-42-2-77-7z">
              <text:p/>
            </draw:path>
          </draw:g>
          <draw:g>
            <draw:path draw:style-name="gr10" draw:text-style-name="P8" draw:layer="layout" svg:width="0.769cm" svg:height="0.769cm" svg:x="1.266cm" svg:y="10.156cm" svg:viewBox="0 0 770 770" svg:d="M770 770c0-257 0-513 0-770-257 0-513 0-770 0 0 257 0 513 0 770 257 0 513 0 770 0z">
              <text:p/>
            </draw:path>
            <draw:path draw:style-name="gr11" draw:text-style-name="P9" draw:layer="layout" svg:width="0.268cm" svg:height="0.336cm" svg:x="1.514cm" svg:y="10.405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8" draw:layer="layout" svg:width="0.769cm" svg:height="0.769cm" svg:x="12.696cm" svg:y="10.918cm" svg:viewBox="0 0 770 770" svg:d="M770 770c0-257 0-513 0-770-257 0-513 0-770 0 0 257 0 513 0 770 257 0 513 0 770 0z">
              <text:p/>
            </draw:path>
            <draw:path draw:style-name="gr11" draw:text-style-name="P9" draw:layer="layout" svg:width="0.267cm" svg:height="0.411cm" svg:x="12.944cm" svg:y="11.092cm" svg:viewBox="0 0 268 412" svg:d="M2 340v61c30 7 57 11 81 11 74 0 111-36 111-107v-163h74v-48l-76-14-22-80h-49v81h-121v61h121v163c0 28-14 42-42 42-16 0-42-2-77-7z">
              <text:p/>
            </draw:path>
          </draw:g>
          <draw:g>
            <draw:path draw:style-name="gr10" draw:text-style-name="P8" draw:layer="layout" svg:width="0.769cm" svg:height="0.769cm" svg:x="11.934cm" svg:y="10.918cm" svg:viewBox="0 0 770 770" svg:d="M770 770c0-257 0-513 0-770-257 0-513 0-770 0 0 257 0 513 0 770 257 0 513 0 770 0z">
              <text:p/>
            </draw:path>
            <draw:path draw:style-name="gr11" draw:text-style-name="P9" draw:layer="layout" svg:width="0.273cm" svg:height="0.451cm" svg:x="12.171cm" svg:y="11.046cm" svg:viewBox="0 0 274 452" svg:d="M74 452v-206c0-40 18-60 53-60 49 0 73 32 73 98v168h74v-452h-74v139l11 37 3-2c-16-36-48-53-95-53-79 0-119 40-119 122v209z">
              <text:p/>
            </draw:path>
          </draw:g>
          <draw:g>
            <draw:path draw:style-name="gr10" draw:text-style-name="P8" draw:layer="layout" svg:width="0.769cm" svg:height="0.769cm" svg:x="11.172cm" svg:y="10.918cm" svg:viewBox="0 0 770 770" svg:d="M770 770c0-257 0-513 0-770-257 0-513 0-770 0 0 257 0 513 0 770 257 0 513 0 770 0z">
              <text:p/>
            </draw:path>
            <draw:path draw:style-name="gr11" draw:text-style-name="P9" draw:layer="layout" svg:width="0.244cm" svg:height="0.331cm" svg:x="11.409cm" svg:y="11.167cm" svg:viewBox="0 0 245 332" svg:d="M0 17l20 68c29-10 52-16 70-16 26 0 46 8 60 22 14 15 21 37 21 66v175h74v-326h-63l2 64 3-1c-10-25-24-43-42-53-18-11-39-16-65-16-23 0-49 6-80 17z">
              <text:p/>
            </draw:path>
          </draw:g>
          <draw:g>
            <draw:path draw:style-name="gr10" draw:text-style-name="P8" draw:layer="layout" svg:width="0.769cm" svg:height="0.769cm" svg:x="10.41cm" svg:y="10.918cm" svg:viewBox="0 0 770 770" svg:d="M770 770c0-257 0-513 0-770-257 0-513 0-770 0 0 257 0 513 0 770 257 0 513 0 770 0z">
              <text:p/>
            </draw:path>
            <draw:path draw:style-name="gr11" draw:text-style-name="P9" draw:layer="layout" svg:width="0.288cm" svg:height="0.336cm" svg:x="10.639cm" svg:y="11.167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9.648cm" svg:y="10.918cm" svg:viewBox="0 0 770 770" svg:d="M770 770c0-257 0-513 0-770-257 0-513 0-770 0 0 257 0 513 0 770 257 0 513 0 770 0z">
              <text:p/>
            </draw:path>
            <draw:path draw:style-name="gr11" draw:text-style-name="P9" draw:layer="layout" svg:width="0.288cm" svg:height="0.336cm" svg:x="9.877cm" svg:y="11.167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8.886cm" svg:y="10.918cm" svg:viewBox="0 0 770 770" svg:d="M770 770c0-257 0-513 0-770-257 0-513 0-770 0 0 257 0 513 0 770 257 0 513 0 770 0z">
              <text:p/>
            </draw:path>
            <draw:path draw:style-name="gr11" draw:text-style-name="P9" draw:layer="layout" svg:width="0.265cm" svg:height="0.451cm" svg:x="9.123cm" svg:y="11.046cm" svg:viewBox="0 0 266 452" svg:d="M171 62c24-2 49-4 74-6 0-19 0-37 0-56-50 0-99 0-148 0 0 131 0 261 0 392-32 0-65 0-97 0 0 20 0 40 0 60 89 0 177 0 266 0 0-20 0-40 0-60-32 0-64 0-95 0 0-110 0-220 0-330z">
              <text:p/>
            </draw:path>
          </draw:g>
          <draw:g>
            <draw:path draw:style-name="gr10" draw:text-style-name="P8" draw:layer="layout" svg:width="0.769cm" svg:height="0.769cm" svg:x="8.124cm" svg:y="10.918cm" svg:viewBox="0 0 770 770" svg:d="M770 770c0-257 0-513 0-770-257 0-513 0-770 0 0 257 0 513 0 770 257 0 513 0 770 0z">
              <text:p/>
            </draw:path>
            <draw:path draw:style-name="gr11" draw:text-style-name="P9" draw:layer="layout" svg:width="0.288cm" svg:height="0.336cm" svg:x="8.353cm" svg:y="11.167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7.362cm" svg:y="10.918cm" svg:viewBox="0 0 770 770" svg:d="M770 770c0-257 0-513 0-770-257 0-513 0-770 0 0 257 0 513 0 770 257 0 513 0 770 0z">
              <text:p/>
            </draw:path>
            <draw:path draw:style-name="gr11" draw:text-style-name="P9" draw:layer="layout" svg:width="0.326cm" svg:height="0.325cm" svg:x="7.572cm" svg:y="11.172cm" svg:viewBox="0 0 327 326" svg:d="M203 326l124-326h-77l-69 187c-16 43-22 74-18 92h1c6-9-1-39-18-92l-69-187h-77l123 326z">
              <text:p/>
            </draw:path>
          </draw:g>
          <draw:g>
            <draw:path draw:style-name="gr10" draw:text-style-name="P8" draw:layer="layout" svg:width="0.769cm" svg:height="0.769cm" svg:x="6.6cm" svg:y="10.918cm" svg:viewBox="0 0 770 770" svg:d="M770 770c0-257 0-513 0-770-257 0-513 0-770 0 0 257 0 513 0 770 257 0 513 0 770 0z">
              <text:p/>
            </draw:path>
            <draw:path draw:style-name="gr11" draw:text-style-name="P9" draw:layer="layout" svg:width="0.288cm" svg:height="0.336cm" svg:x="6.829cm" svg:y="11.167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5.838cm" svg:y="10.918cm" svg:viewBox="0 0 770 770" svg:d="M770 770c0-257 0-513 0-770-257 0-513 0-770 0 0 257 0 513 0 770 257 0 513 0 770 0z">
              <text:p/>
            </draw:path>
            <draw:path draw:style-name="gr11" draw:text-style-name="P9" draw:layer="layout" svg:width="0.273cm" svg:height="0.331cm" svg:x="6.075cm" svg:y="11.167cm" svg:viewBox="0 0 274 332" svg:d="M74 332v-207c0-40 18-60 53-60 49 0 73 33 73 98v169h74v-326h-62l-1 49 3-2c-16-35-48-53-95-53-79 0-119 41-119 122v210z">
              <text:p/>
            </draw:path>
          </draw:g>
          <draw:g>
            <draw:path draw:style-name="gr10" draw:text-style-name="P8" draw:layer="layout" svg:width="0.769cm" svg:height="0.769cm" svg:x="5.076cm" svg:y="10.918cm" svg:viewBox="0 0 770 770" svg:d="M770 770c0-257 0-513 0-770-257 0-513 0-770 0 0 257 0 513 0 770 257 0 513 0 770 0z">
              <text:p/>
            </draw:path>
            <draw:path draw:style-name="gr11" draw:text-style-name="P9" draw:layer="layout" svg:width="0.249cm" svg:height="0.336cm" svg:x="5.324cm" svg:y="11.167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10" draw:text-style-name="P8" draw:layer="layout" svg:width="0.769cm" svg:height="0.769cm" svg:x="4.314cm" svg:y="10.918cm" svg:viewBox="0 0 770 770" svg:d="M770 770c0-257 0-513 0-770-257 0-513 0-770 0 0 257 0 513 0 770 257 0 513 0 770 0z">
              <text:p/>
            </draw:path>
            <draw:path draw:style-name="gr11" draw:text-style-name="P9" draw:layer="layout" svg:width="0.264cm" svg:height="0.45cm" svg:x="4.549cm" svg:y="11.048cm" svg:viewBox="0 0 265 451" svg:d="M133 0c-27 0-40 14-40 43 0 14 4 25 12 32 8 8 18 12 28 12 28 0 42-15 42-44s-14-43-42-43zM171 187l74-6v-56h-148v265h-97v61h265v-61h-94z">
              <text:p/>
            </draw:path>
          </draw:g>
          <draw:g>
            <draw:path draw:style-name="gr10" draw:text-style-name="P8" draw:layer="layout" svg:width="0.769cm" svg:height="0.769cm" svg:x="3.552cm" svg:y="10.918cm" svg:viewBox="0 0 770 770" svg:d="M770 770c0-257 0-513 0-770-257 0-513 0-770 0 0 257 0 513 0 770 257 0 513 0 770 0z">
              <text:p/>
            </draw:path>
            <draw:path draw:style-name="gr11" draw:text-style-name="P9" draw:layer="layout" svg:width="0.33cm" svg:height="0.325cm" svg:x="3.76cm" svg:y="11.172cm" svg:viewBox="0 0 331 326" svg:d="M209 159c38-53 77-106 116-159-28 0-57 0-86 0-25 35-49 70-74 104-24-34-49-69-74-104-29 0-57 0-86 0 39 53 78 106 117 159-40 56-81 111-122 167 29 0 57 0 86 0 26-37 53-74 79-112 27 38 53 75 80 112 29 0 57 0 86 0-41-56-82-111-122-167z">
              <text:p/>
            </draw:path>
          </draw:g>
          <draw:g>
            <draw:path draw:style-name="gr10" draw:text-style-name="P8" draw:layer="layout" svg:width="0.769cm" svg:height="0.769cm" svg:x="2.79cm" svg:y="10.918cm" svg:viewBox="0 0 770 770" svg:d="M770 770c0-257 0-513 0-770-257 0-513 0-770 0 0 257 0 513 0 770 257 0 513 0 770 0z">
              <text:p/>
            </draw:path>
            <draw:path draw:style-name="gr11" draw:text-style-name="P9" draw:layer="layout" svg:width="0.267cm" svg:height="0.411cm" svg:x="3.038cm" svg:y="11.092cm" svg:viewBox="0 0 268 412" svg:d="M2 340v61c30 7 57 11 81 11 74 0 111-36 111-107v-163h74v-48l-76-14-22-80h-49v81h-121v61h121v163c0 28-14 42-42 42-16 0-42-2-77-7z">
              <text:p/>
            </draw:path>
          </draw:g>
          <draw:g>
            <draw:path draw:style-name="gr10" draw:text-style-name="P8" draw:layer="layout" svg:width="0.769cm" svg:height="0.769cm" svg:x="2.028cm" svg:y="10.918cm" svg:viewBox="0 0 770 770" svg:d="M770 770c0-257 0-513 0-770-257 0-513 0-770 0 0 257 0 513 0 770 257 0 513 0 770 0z">
              <text:p/>
            </draw:path>
            <draw:path draw:style-name="gr11" draw:text-style-name="P9" draw:layer="layout" svg:width="0.288cm" svg:height="0.336cm" svg:x="2.257cm" svg:y="11.167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1.266cm" svg:y="10.918cm" svg:viewBox="0 0 770 770" svg:d="M770 770c0-257 0-513 0-770-257 0-513 0-770 0 0 257 0 513 0 770 257 0 513 0 770 0z">
              <text:p/>
            </draw:path>
            <draw:path draw:style-name="gr11" draw:text-style-name="P9" draw:layer="layout" svg:width="0.273cm" svg:height="0.331cm" svg:x="1.503cm" svg:y="11.167cm" svg:viewBox="0 0 274 332" svg:d="M74 332v-207c0-40 18-60 53-60 49 0 73 33 73 98v169h74v-326h-62l-1 49 3-2c-16-35-48-53-95-53-79 0-119 41-119 122v210z">
              <text:p/>
            </draw:path>
          </draw:g>
          <draw:g>
            <draw:path draw:style-name="gr10" draw:text-style-name="P8" draw:layer="layout" svg:width="0.769cm" svg:height="0.769cm" svg:x="12.696cm" svg:y="11.68cm" svg:viewBox="0 0 770 770" svg:d="M770 770c0-257 0-513 0-770-257 0-513 0-770 0 0 257 0 513 0 770 257 0 513 0 770 0z">
              <text:p/>
            </draw:path>
            <draw:path draw:style-name="gr11" draw:text-style-name="P9" draw:layer="layout" svg:width="0.289cm" svg:height="0.454cm" svg:x="12.917cm" svg:y="11.805cm" svg:viewBox="0 0 290 455" svg:d="M22 191h107v264h74v-264h87v-53l-87-9v-16c0-39-10-67-28-86-19-18-50-27-91-27-25 0-53 4-84 13l18 62c25-7 47-10 65-10 19 0 31 3 37 10s9 19 9 37v17h-107z">
              <text:p/>
            </draw:path>
          </draw:g>
          <draw:g>
            <draw:path draw:style-name="gr10" draw:text-style-name="P8" draw:layer="layout" svg:width="0.769cm" svg:height="0.769cm" svg:x="11.934cm" svg:y="11.68cm" svg:viewBox="0 0 770 770" svg:d="M770 770c0-257 0-513 0-770-257 0-513 0-770 0 0 257 0 513 0 770 257 0 513 0 770 0z">
              <text:p/>
            </draw:path>
            <draw:path draw:style-name="gr11" draw:text-style-name="P9" draw:layer="layout" svg:width="0.297cm" svg:height="0.336cm" svg:x="12.159cm" svg:y="11.929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8" draw:layer="layout" svg:width="0.769cm" svg:height="0.769cm" svg:x="11.172cm" svg:y="11.68cm" svg:viewBox="0 0 770 770" svg:d="M770 770c0-257 0-513 0-770-257 0-513 0-770 0 0 257 0 513 0 770 257 0 513 0 770 0z">
              <text:p/>
            </draw:path>
            <draw:path draw:style-name="gr11" draw:text-style-name="P9" draw:layer="layout" svg:width="0.273cm" svg:height="0.331cm" svg:x="11.409cm" svg:y="11.935cm" svg:viewBox="0 0 274 332" svg:d="M62 326v-49l-2 2c16 35 48 52 94 53 80-1 120-41 120-123v-209h-74v207c0 39-18 59-53 59-26 0-44-7-56-21-12-15-17-40-17-76v-169h-74v326z">
              <text:p/>
            </draw:path>
          </draw:g>
          <draw:g>
            <draw:path draw:style-name="gr10" draw:text-style-name="P8" draw:layer="layout" svg:width="0.769cm" svg:height="0.769cm" svg:x="10.41cm" svg:y="11.68cm" svg:viewBox="0 0 770 770" svg:d="M770 770c0-257 0-513 0-770-257 0-513 0-770 0 0 257 0 513 0 770 257 0 513 0 770 0z">
              <text:p/>
            </draw:path>
            <draw:path draw:style-name="gr11" draw:text-style-name="P9" draw:layer="layout" svg:width="0.244cm" svg:height="0.331cm" svg:x="10.647cm" svg:y="11.929cm" svg:viewBox="0 0 245 332" svg:d="M0 17l20 68c29-10 52-16 70-16 26 0 46 8 60 22 14 15 21 37 21 66v175h74v-326h-63l2 64 3-1c-10-25-24-43-42-53-18-11-39-16-65-16-23 0-49 6-80 17z">
              <text:p/>
            </draw:path>
          </draw:g>
          <draw:g>
            <draw:path draw:style-name="gr10" draw:text-style-name="P8" draw:layer="layout" svg:width="0.769cm" svg:height="0.769cm" svg:x="9.648cm" svg:y="11.68cm" svg:viewBox="0 0 770 770" svg:d="M770 770c0-257 0-513 0-770-257 0-513 0-770 0 0 257 0 513 0 770 257 0 513 0 770 0z">
              <text:p/>
            </draw:path>
            <draw:path draw:style-name="gr11" draw:text-style-name="P9" draw:layer="layout" svg:width="0.289cm" svg:height="0.454cm" svg:x="9.869cm" svg:y="11.805cm" svg:viewBox="0 0 290 455" svg:d="M22 191h107v264h74v-264h87v-53l-87-9v-16c0-39-10-67-28-86-19-18-50-27-91-27-25 0-53 4-84 13l18 62c25-7 47-10 65-10 19 0 31 3 37 10s9 19 9 37v17h-107z">
              <text:p/>
            </draw:path>
          </draw:g>
          <draw:g>
            <draw:path draw:style-name="gr10" draw:text-style-name="P8" draw:layer="layout" svg:width="0.769cm" svg:height="0.769cm" svg:x="8.886cm" svg:y="11.68cm" svg:viewBox="0 0 770 770" svg:d="M770 770c0-257 0-513 0-770-257 0-513 0-770 0 0 257 0 513 0 770 257 0 513 0 770 0z">
              <text:p/>
            </draw:path>
            <draw:path draw:style-name="gr11" draw:text-style-name="P9" draw:layer="layout" svg:width="0.264cm" svg:height="0.45cm" svg:x="9.121cm" svg:y="11.81cm" svg:viewBox="0 0 265 451" svg:d="M133 0c-27 0-40 14-40 43 0 14 4 25 12 32 8 8 18 12 28 12 28 0 42-15 42-44s-14-43-42-43zM171 187l74-6v-56h-148v265h-97v61h265v-61h-94z">
              <text:p/>
            </draw:path>
          </draw:g>
          <draw:g>
            <draw:path draw:style-name="gr10" draw:text-style-name="P8" draw:layer="layout" svg:width="0.769cm" svg:height="0.769cm" svg:x="8.124cm" svg:y="11.68cm" svg:viewBox="0 0 770 770" svg:d="M770 770c0-257 0-513 0-770-257 0-513 0-770 0 0 257 0 513 0 770 257 0 513 0 770 0z">
              <text:p/>
            </draw:path>
            <draw:path draw:style-name="gr11" draw:text-style-name="P9" draw:layer="layout" svg:width="0.326cm" svg:height="0.325cm" svg:x="8.334cm" svg:y="11.934cm" svg:viewBox="0 0 327 326" svg:d="M203 326l124-326h-77l-69 187c-16 43-22 74-18 92h1c6-9-1-39-18-92l-69-187h-77l123 326z">
              <text:p/>
            </draw:path>
          </draw:g>
          <draw:g>
            <draw:path draw:style-name="gr10" draw:text-style-name="P8" draw:layer="layout" svg:width="0.769cm" svg:height="0.769cm" svg:x="7.362cm" svg:y="11.68cm" svg:viewBox="0 0 770 770" svg:d="M770 770c0-257 0-513 0-770-257 0-513 0-770 0 0 257 0 513 0 770 257 0 513 0 770 0z">
              <text:p/>
            </draw:path>
            <draw:path draw:style-name="gr11" draw:text-style-name="P9" draw:layer="layout" svg:width="0.288cm" svg:height="0.336cm" svg:x="7.591cm" svg:y="11.929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6.6cm" svg:y="11.68cm" svg:viewBox="0 0 770 770" svg:d="M770 770c0-257 0-513 0-770-257 0-513 0-770 0 0 257 0 513 0 770 257 0 513 0 770 0z">
              <text:p/>
            </draw:path>
            <draw:path draw:style-name="gr11" draw:text-style-name="P9" draw:layer="layout" svg:width="0.249cm" svg:height="0.336cm" svg:x="6.848cm" svg:y="11.929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10" draw:text-style-name="P8" draw:layer="layout" svg:width="0.769cm" svg:height="0.769cm" svg:x="5.838cm" svg:y="11.68cm" svg:viewBox="0 0 770 770" svg:d="M770 770c0-257 0-513 0-770-257 0-513 0-770 0 0 257 0 513 0 770 257 0 513 0 770 0z">
              <text:p/>
            </draw:path>
            <draw:path draw:style-name="gr11" draw:text-style-name="P9" draw:layer="layout" svg:width="0.288cm" svg:height="0.336cm" svg:x="6.067cm" svg:y="11.929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5.076cm" svg:y="11.68cm" svg:viewBox="0 0 770 770" svg:d="M770 770c0-257 0-513 0-770-257 0-513 0-770 0 0 257 0 513 0 770 257 0 513 0 770 0z">
              <text:p/>
            </draw:path>
            <draw:path draw:style-name="gr11" draw:text-style-name="P9" draw:layer="layout" svg:width="0.326cm" svg:height="0.325cm" svg:x="5.286cm" svg:y="11.934cm" svg:viewBox="0 0 327 326" svg:d="M203 326l124-326h-77l-69 187c-16 43-22 74-18 92h1c6-9-1-39-18-92l-69-187h-77l123 326z">
              <text:p/>
            </draw:path>
          </draw:g>
          <draw:g>
            <draw:path draw:style-name="gr10" draw:text-style-name="P8" draw:layer="layout" svg:width="0.769cm" svg:height="0.769cm" svg:x="4.314cm" svg:y="11.68cm" svg:viewBox="0 0 770 770" svg:d="M770 770c0-257 0-513 0-770-257 0-513 0-770 0 0 257 0 513 0 770 257 0 513 0 770 0z">
              <text:p/>
            </draw:path>
            <draw:path draw:style-name="gr11" draw:text-style-name="P9" draw:layer="layout" svg:width="0.288cm" svg:height="0.336cm" svg:x="4.543cm" svg:y="11.929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3.552cm" svg:y="11.68cm" svg:viewBox="0 0 770 770" svg:d="M770 770c0-257 0-513 0-770-257 0-513 0-770 0 0 257 0 513 0 770 257 0 513 0 770 0z">
              <text:p/>
            </draw:path>
            <draw:path draw:style-name="gr11" draw:text-style-name="P9" draw:layer="layout" svg:width="0.273cm" svg:height="0.331cm" svg:x="3.789cm" svg:y="11.929cm" svg:viewBox="0 0 274 332" svg:d="M74 332v-207c0-40 18-60 53-60 49 0 73 33 73 98v169h74v-326h-62l-1 49 3-2c-16-35-48-53-95-53-79 0-119 41-119 122v210z">
              <text:p/>
            </draw:path>
          </draw:g>
          <draw:g>
            <draw:path draw:style-name="gr10" draw:text-style-name="P8" draw:layer="layout" svg:width="0.769cm" svg:height="0.769cm" svg:x="2.79cm" svg:y="11.68cm" svg:viewBox="0 0 770 770" svg:d="M770 770c0-257 0-513 0-770-257 0-513 0-770 0 0 257 0 513 0 770 257 0 513 0 770 0z">
              <text:p/>
            </draw:path>
            <draw:path draw:style-name="gr11" draw:text-style-name="P9" draw:layer="layout" svg:width="0.264cm" svg:height="0.45cm" svg:x="3.025cm" svg:y="11.81cm" svg:viewBox="0 0 265 451" svg:d="M133 0c-27 0-40 14-40 43 0 14 4 25 12 32 8 8 18 12 28 12 28 0 42-15 42-44s-14-43-42-43zM171 187l74-6v-56h-148v265h-97v61h265v-61h-94z">
              <text:p/>
            </draw:path>
          </draw:g>
          <draw:g>
            <draw:path draw:style-name="gr10" draw:text-style-name="P8" draw:layer="layout" svg:width="0.769cm" svg:height="0.769cm" svg:x="2.028cm" svg:y="11.68cm" svg:viewBox="0 0 770 770" svg:d="M770 770c0-257 0-513 0-770-257 0-513 0-770 0 0 257 0 513 0 770 257 0 513 0 770 0z">
              <text:p/>
            </draw:path>
            <draw:path draw:style-name="gr11" draw:text-style-name="P9" draw:layer="layout" svg:width="0.273cm" svg:height="0.331cm" svg:x="2.265cm" svg:y="11.929cm" svg:viewBox="0 0 274 332" svg:d="M74 332v-207c0-40 18-60 53-60 49 0 73 33 73 98v169h74v-326h-62l-1 49 3-2c-16-35-48-53-95-53-79 0-119 41-119 122v210z">
              <text:p/>
            </draw:path>
          </draw:g>
          <draw:g>
            <draw:path draw:style-name="gr10" draw:text-style-name="P8" draw:layer="layout" svg:width="0.769cm" svg:height="0.769cm" svg:x="1.266cm" svg:y="11.68cm" svg:viewBox="0 0 770 770" svg:d="M770 770c0-257 0-513 0-770-257 0-513 0-770 0 0 257 0 513 0 770 257 0 513 0 770 0z">
              <text:p/>
            </draw:path>
            <draw:path draw:style-name="gr11" draw:text-style-name="P9" draw:layer="layout" svg:width="0.288cm" svg:height="0.336cm" svg:x="1.495cm" svg:y="11.929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12.696cm" svg:y="12.442cm" svg:viewBox="0 0 770 770" svg:d="M770 770c0-257 0-513 0-770-257 0-513 0-770 0 0 257 0 513 0 770 257 0 513 0 770 0z">
              <text:p/>
            </draw:path>
            <draw:path draw:style-name="gr11" draw:text-style-name="P9" draw:layer="layout" svg:width="0.267cm" svg:height="0.411cm" svg:x="12.944cm" svg:y="12.616cm" svg:viewBox="0 0 268 412" svg:d="M2 340v61c30 7 57 11 81 11 74 0 111-36 111-107v-163h74v-48l-76-14-22-80h-49v81h-121v61h121v163c0 28-14 42-42 42-16 0-42-2-77-7z">
              <text:p/>
            </draw:path>
          </draw:g>
          <draw:g>
            <draw:path draw:style-name="gr10" draw:text-style-name="P8" draw:layer="layout" svg:width="0.769cm" svg:height="0.769cm" svg:x="11.934cm" svg:y="12.442cm" svg:viewBox="0 0 770 770" svg:d="M770 770c0-257 0-513 0-770-257 0-513 0-770 0 0 257 0 513 0 770 257 0 513 0 770 0z">
              <text:p/>
            </draw:path>
            <draw:path draw:style-name="gr11" draw:text-style-name="P9" draw:layer="layout" svg:width="0.368cm" svg:height="0.325cm" svg:x="12.123cm" svg:y="12.696cm" svg:viewBox="0 0 369 326" svg:d="M140 326l38-173 9-92h-2l8 93 39 172h71l66-326h-68l-29 159c-6 35-8 71-6 109h2c1-34-2-68-9-100l-39-168h-72l-37 168c-8 37-11 70-8 100h1c1-45-1-81-6-109l-30-159h-68l67 326z">
              <text:p/>
            </draw:path>
          </draw:g>
          <draw:g>
            <draw:path draw:style-name="gr10" draw:text-style-name="P8" draw:layer="layout" svg:width="0.769cm" svg:height="0.769cm" svg:x="11.172cm" svg:y="12.442cm" svg:viewBox="0 0 770 770" svg:d="M770 770c0-257 0-513 0-770-257 0-513 0-770 0 0 257 0 513 0 770 257 0 513 0 770 0z">
              <text:p/>
            </draw:path>
            <draw:path draw:style-name="gr11" draw:text-style-name="P9" draw:layer="layout" svg:width="0.288cm" svg:height="0.336cm" svg:x="11.401cm" svg:y="12.691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10.41cm" svg:y="12.442cm" svg:viewBox="0 0 770 770" svg:d="M770 770c0-257 0-513 0-770-257 0-513 0-770 0 0 257 0 513 0 770 257 0 513 0 770 0z">
              <text:p/>
            </draw:path>
            <draw:path draw:style-name="gr11" draw:text-style-name="P9" draw:layer="layout" svg:width="0.265cm" svg:height="0.451cm" svg:x="10.647cm" svg:y="12.57cm" svg:viewBox="0 0 266 452" svg:d="M171 62c24-2 49-4 74-6 0-19 0-37 0-56-50 0-99 0-148 0 0 131 0 261 0 392-32 0-65 0-97 0 0 20 0 40 0 60 89 0 177 0 266 0 0-20 0-40 0-60-32 0-64 0-95 0 0-110 0-220 0-330z">
              <text:p/>
            </draw:path>
          </draw:g>
          <draw:g>
            <draw:path draw:style-name="gr10" draw:text-style-name="P8" draw:layer="layout" svg:width="0.769cm" svg:height="0.769cm" svg:x="9.648cm" svg:y="12.442cm" svg:viewBox="0 0 770 770" svg:d="M770 770c0-257 0-513 0-770-257 0-513 0-770 0 0 257 0 513 0 770 257 0 513 0 770 0z">
              <text:p/>
            </draw:path>
            <draw:path draw:style-name="gr11" draw:text-style-name="P9" draw:layer="layout" svg:width="0.326cm" svg:height="0.325cm" svg:x="9.858cm" svg:y="12.696cm" svg:viewBox="0 0 327 326" svg:d="M203 326l124-326h-77l-69 187c-16 43-22 74-18 92h1c6-9-1-39-18-92l-69-187h-77l123 326z">
              <text:p/>
            </draw:path>
          </draw:g>
          <draw:g>
            <draw:path draw:style-name="gr10" draw:text-style-name="P8" draw:layer="layout" svg:width="0.769cm" svg:height="0.769cm" svg:x="8.886cm" svg:y="12.442cm" svg:viewBox="0 0 770 770" svg:d="M770 770c0-257 0-513 0-770-257 0-513 0-770 0 0 257 0 513 0 770 257 0 513 0 770 0z">
              <text:p/>
            </draw:path>
            <draw:path draw:style-name="gr11" draw:text-style-name="P9" draw:layer="layout" svg:width="0.288cm" svg:height="0.336cm" svg:x="9.115cm" svg:y="12.691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8.124cm" svg:y="12.442cm" svg:viewBox="0 0 770 770" svg:d="M770 770c0-257 0-513 0-770-257 0-513 0-770 0 0 257 0 513 0 770 257 0 513 0 770 0z">
              <text:p/>
            </draw:path>
            <draw:path draw:style-name="gr11" draw:text-style-name="P9" draw:layer="layout" svg:width="0.265cm" svg:height="0.451cm" svg:x="8.361cm" svg:y="12.57cm" svg:viewBox="0 0 266 452" svg:d="M171 62c24-2 49-4 74-6 0-19 0-37 0-56-50 0-99 0-148 0 0 131 0 261 0 392-32 0-65 0-97 0 0 20 0 40 0 60 89 0 177 0 266 0 0-20 0-40 0-60-32 0-64 0-95 0 0-110 0-220 0-330z">
              <text:p/>
            </draw:path>
          </draw:g>
          <draw:g>
            <draw:path draw:style-name="gr10" draw:text-style-name="P8" draw:layer="layout" svg:width="0.769cm" svg:height="0.769cm" svg:x="7.362cm" svg:y="12.442cm" svg:viewBox="0 0 770 770" svg:d="M770 770c0-257 0-513 0-770-257 0-513 0-770 0 0 257 0 513 0 770 257 0 513 0 770 0z">
              <text:p/>
            </draw:path>
            <draw:path draw:style-name="gr11" draw:text-style-name="P9" draw:layer="layout" svg:width="0.268cm" svg:height="0.336cm" svg:x="7.61cm" svg:y="12.691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8" draw:layer="layout" svg:width="0.769cm" svg:height="0.769cm" svg:x="6.6cm" svg:y="12.442cm" svg:viewBox="0 0 770 770" svg:d="M770 770c0-257 0-513 0-770-257 0-513 0-770 0 0 257 0 513 0 770 257 0 513 0 770 0z">
              <text:p/>
            </draw:path>
            <draw:path draw:style-name="gr11" draw:text-style-name="P9" draw:layer="layout" svg:width="0.267cm" svg:height="0.411cm" svg:x="6.848cm" svg:y="12.616cm" svg:viewBox="0 0 268 412" svg:d="M2 340v61c30 7 57 11 81 11 74 0 111-36 111-107v-163h74v-48l-76-14-22-80h-49v81h-121v61h121v163c0 28-14 42-42 42-16 0-42-2-77-7z">
              <text:p/>
            </draw:path>
          </draw:g>
          <draw:g>
            <draw:path draw:style-name="gr10" draw:text-style-name="P8" draw:layer="layout" svg:width="0.769cm" svg:height="0.769cm" svg:x="5.838cm" svg:y="12.442cm" svg:viewBox="0 0 770 770" svg:d="M770 770c0-257 0-513 0-770-257 0-513 0-770 0 0 257 0 513 0 770 257 0 513 0 770 0z">
              <text:p/>
            </draw:path>
            <draw:path draw:style-name="gr11" draw:text-style-name="P9" draw:layer="layout" svg:width="0.311cm" svg:height="0.331cm" svg:x="6.055cm" svg:y="12.691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10" draw:text-style-name="P8" draw:layer="layout" svg:width="0.769cm" svg:height="0.769cm" svg:x="5.076cm" svg:y="12.442cm" svg:viewBox="0 0 770 770" svg:d="M770 770c0-257 0-513 0-770-257 0-513 0-770 0 0 257 0 513 0 770 257 0 513 0 770 0z">
              <text:p/>
            </draw:path>
            <draw:path draw:style-name="gr11" draw:text-style-name="P9" draw:layer="layout" svg:width="0.264cm" svg:height="0.45cm" svg:x="5.311cm" svg:y="12.572cm" svg:viewBox="0 0 265 451" svg:d="M133 0c-27 0-40 14-40 43 0 14 4 25 12 32 8 8 18 12 28 12 28 0 42-15 42-44s-14-43-42-43zM171 187l74-6v-56h-148v265h-97v61h265v-61h-94z">
              <text:p/>
            </draw:path>
          </draw:g>
          <draw:g>
            <draw:path draw:style-name="gr10" draw:text-style-name="P8" draw:layer="layout" svg:width="0.769cm" svg:height="0.769cm" svg:x="4.314cm" svg:y="12.442cm" svg:viewBox="0 0 770 770" svg:d="M770 770c0-257 0-513 0-770-257 0-513 0-770 0 0 257 0 513 0 770 257 0 513 0 770 0z">
              <text:p/>
            </draw:path>
            <draw:path draw:style-name="gr11" draw:text-style-name="P9" draw:layer="layout" svg:width="0.273cm" svg:height="0.331cm" svg:x="4.551cm" svg:y="12.691cm" svg:viewBox="0 0 274 332" svg:d="M74 332v-207c0-40 18-60 53-60 49 0 73 33 73 98v169h74v-326h-62l-1 49 3-2c-16-35-48-53-95-53-79 0-119 41-119 122v210z">
              <text:p/>
            </draw:path>
          </draw:g>
          <draw:g>
            <draw:path draw:style-name="gr10" draw:text-style-name="P8" draw:layer="layout" svg:width="0.769cm" svg:height="0.769cm" svg:x="3.552cm" svg:y="12.442cm" svg:viewBox="0 0 770 770" svg:d="M770 770c0-257 0-513 0-770-257 0-513 0-770 0 0 257 0 513 0 770 257 0 513 0 770 0z">
              <text:p/>
            </draw:path>
            <draw:path draw:style-name="gr11" draw:text-style-name="P9" draw:layer="layout" svg:width="0.289cm" svg:height="0.454cm" svg:x="3.773cm" svg:y="12.567cm" svg:viewBox="0 0 290 455" svg:d="M22 191h107v264h74v-264h87v-53l-87-9v-16c0-39-10-67-28-86-19-18-50-27-91-27-25 0-53 4-84 13l18 62c25-7 47-10 65-10 19 0 31 3 37 10s9 19 9 37v17h-107z">
              <text:p/>
            </draw:path>
          </draw:g>
          <draw:g>
            <draw:path draw:style-name="gr10" draw:text-style-name="P8" draw:layer="layout" svg:width="0.769cm" svg:height="0.769cm" svg:x="2.79cm" svg:y="12.442cm" svg:viewBox="0 0 770 770" svg:d="M770 770c0-257 0-513 0-770-257 0-513 0-770 0 0 257 0 513 0 770 257 0 513 0 770 0z">
              <text:p/>
            </draw:path>
            <draw:path draw:style-name="gr11" draw:text-style-name="P9" draw:layer="layout" svg:width="0.267cm" svg:height="0.411cm" svg:x="3.038cm" svg:y="12.616cm" svg:viewBox="0 0 268 412" svg:d="M2 340v61c30 7 57 11 81 11 74 0 111-36 111-107v-163h74v-48l-76-14-22-80h-49v81h-121v61h121v163c0 28-14 42-42 42-16 0-42-2-77-7z">
              <text:p/>
            </draw:path>
          </draw:g>
          <draw:g>
            <draw:path draw:style-name="gr10" draw:text-style-name="P8" draw:layer="layout" svg:width="0.769cm" svg:height="0.769cm" svg:x="2.028cm" svg:y="12.442cm" svg:viewBox="0 0 770 770" svg:d="M770 770c0-257 0-513 0-770-257 0-513 0-770 0 0 257 0 513 0 770 257 0 513 0 770 0z">
              <text:p/>
            </draw:path>
            <draw:path draw:style-name="gr11" draw:text-style-name="P9" draw:layer="layout" svg:width="0.273cm" svg:height="0.451cm" svg:x="2.265cm" svg:y="12.57cm" svg:viewBox="0 0 274 452" svg:d="M74 452v-206c0-40 18-60 53-60 49 0 73 32 73 98v168h74v-452h-74v139l11 37 3-2c-16-36-48-53-95-53-79 0-119 40-119 122v209z">
              <text:p/>
            </draw:path>
          </draw:g>
          <draw:g>
            <draw:path draw:style-name="gr10" draw:text-style-name="P8" draw:layer="layout" svg:width="0.769cm" svg:height="0.769cm" svg:x="1.266cm" svg:y="12.442cm" svg:viewBox="0 0 770 770" svg:d="M770 770c0-257 0-513 0-770-257 0-513 0-770 0 0 257 0 513 0 770 257 0 513 0 770 0z">
              <text:p/>
            </draw:path>
            <draw:path draw:style-name="gr11" draw:text-style-name="P9" draw:layer="layout" svg:width="0.288cm" svg:height="0.336cm" svg:x="1.495cm" svg:y="12.691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12.696cm" svg:y="13.204cm" svg:viewBox="0 0 770 770" svg:d="M770 770c0-257 0-513 0-770-257 0-513 0-770 0 0 257 0 513 0 770 257 0 513 0 770 0z">
              <text:p/>
            </draw:path>
            <draw:path draw:style-name="gr11" draw:text-style-name="P9" draw:layer="layout" svg:width="0.311cm" svg:height="0.331cm" svg:x="12.913cm" svg:y="13.453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10" draw:text-style-name="P8" draw:layer="layout" svg:width="0.769cm" svg:height="0.769cm" svg:x="11.934cm" svg:y="13.204cm" svg:viewBox="0 0 770 770" svg:d="M770 770c0-257 0-513 0-770-257 0-513 0-770 0 0 257 0 513 0 770 257 0 513 0 770 0z">
              <text:p/>
            </draw:path>
            <draw:path draw:style-name="gr11" draw:text-style-name="P9" draw:layer="layout" svg:width="0.264cm" svg:height="0.45cm" svg:x="12.169cm" svg:y="13.334cm" svg:viewBox="0 0 265 451" svg:d="M133 0c-27 0-40 14-40 43 0 14 4 25 12 32 8 8 18 12 28 12 28 0 42-15 42-44s-14-43-42-43zM171 187l74-6v-56h-148v265h-97v61h265v-61h-94z">
              <text:p/>
            </draw:path>
          </draw:g>
          <draw:g>
            <draw:path draw:style-name="gr10" draw:text-style-name="P8" draw:layer="layout" svg:width="0.769cm" svg:height="0.769cm" svg:x="11.172cm" svg:y="13.204cm" svg:viewBox="0 0 770 770" svg:d="M770 770c0-257 0-513 0-770-257 0-513 0-770 0 0 257 0 513 0 770 257 0 513 0 770 0z">
              <text:p/>
            </draw:path>
            <draw:path draw:style-name="gr11" draw:text-style-name="P9" draw:layer="layout" svg:width="0.28cm" svg:height="0.457cm" svg:x="11.408cm" svg:y="13.333cm" svg:viewBox="0 0 281 458" svg:d="M62 403l-2 1c18 36 48 53 91 54 40-1 72-16 95-46s35-71 35-122c0-53-12-94-35-124s-55-46-95-46c-42 0-73 17-92 50l3 3c8-21 12-35 12-41v-132h-74v452h62zM74 301v-11c0-40 5-67 16-82s28-22 52-22c42 0 63 34 63 104 0 68-21 102-64 102-24 0-41-6-51-20s-16-38-16-71z">
              <text:p/>
            </draw:path>
          </draw:g>
          <draw:g>
            <draw:path draw:style-name="gr10" draw:text-style-name="P8" draw:layer="layout" svg:width="0.769cm" svg:height="0.769cm" svg:x="10.41cm" svg:y="13.204cm" svg:viewBox="0 0 770 770" svg:d="M770 770c0-257 0-513 0-770-257 0-513 0-770 0 0 257 0 513 0 770 257 0 513 0 770 0z">
              <text:p/>
            </draw:path>
            <draw:path draw:style-name="gr11" draw:text-style-name="P9" draw:layer="layout" svg:width="0.273cm" svg:height="0.331cm" svg:x="10.647cm" svg:y="13.453cm" svg:viewBox="0 0 274 332" svg:d="M74 332v-207c0-40 18-60 53-60 49 0 73 33 73 98v169h74v-326h-62l-1 49 3-2c-16-35-48-53-95-53-79 0-119 41-119 122v210z">
              <text:p/>
            </draw:path>
          </draw:g>
          <draw:g>
            <draw:path draw:style-name="gr10" draw:text-style-name="P8" draw:layer="layout" svg:width="0.769cm" svg:height="0.769cm" svg:x="9.648cm" svg:y="13.204cm" svg:viewBox="0 0 770 770" svg:d="M770 770c0-257 0-513 0-770-257 0-513 0-770 0 0 257 0 513 0 770 257 0 513 0 770 0z">
              <text:p/>
            </draw:path>
            <draw:path draw:style-name="gr11" draw:text-style-name="P9" draw:layer="layout" svg:width="0.264cm" svg:height="0.45cm" svg:x="9.883cm" svg:y="13.334cm" svg:viewBox="0 0 265 451" svg:d="M133 0c-27 0-40 14-40 43 0 14 4 25 12 32 8 8 18 12 28 12 28 0 42-15 42-44s-14-43-42-43zM171 187l74-6v-56h-148v265h-97v61h265v-61h-94z">
              <text:p/>
            </draw:path>
          </draw:g>
          <draw:g>
            <draw:path draw:style-name="gr10" draw:text-style-name="P8" draw:layer="layout" svg:width="0.769cm" svg:height="0.769cm" svg:x="8.886cm" svg:y="13.204cm" svg:viewBox="0 0 770 770" svg:d="M770 770c0-257 0-513 0-770-257 0-513 0-770 0 0 257 0 513 0 770 257 0 513 0 770 0z">
              <text:p/>
            </draw:path>
            <draw:path draw:style-name="gr11" draw:text-style-name="P9" draw:layer="layout" svg:width="0.305cm" svg:height="0.467cm" svg:x="9.107cm" svg:y="13.453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10" draw:text-style-name="P8" draw:layer="layout" svg:width="0.769cm" svg:height="0.769cm" svg:x="8.124cm" svg:y="13.204cm" svg:viewBox="0 0 770 770" svg:d="M770 770c0-257 0-513 0-770-257 0-513 0-770 0 0 257 0 513 0 770 257 0 513 0 770 0z">
              <text:p/>
            </draw:path>
            <draw:path draw:style-name="gr11" draw:text-style-name="P9" draw:layer="layout" svg:width="0.273cm" svg:height="0.451cm" svg:x="8.361cm" svg:y="13.332cm" svg:viewBox="0 0 274 452" svg:d="M74 452v-206c0-40 18-60 53-60 49 0 73 32 73 98v168h74v-452h-74v139l11 37 3-2c-16-36-48-53-95-53-79 0-119 40-119 122v209z">
              <text:p/>
            </draw:path>
          </draw:g>
          <draw:g>
            <draw:path draw:style-name="gr10" draw:text-style-name="P8" draw:layer="layout" svg:width="0.769cm" svg:height="0.769cm" svg:x="7.362cm" svg:y="13.204cm" svg:viewBox="0 0 770 770" svg:d="M770 770c0-257 0-513 0-770-257 0-513 0-770 0 0 257 0 513 0 770 257 0 513 0 770 0z">
              <text:p/>
            </draw:path>
            <draw:path draw:style-name="gr11" draw:text-style-name="P9" draw:layer="layout" svg:width="0.267cm" svg:height="0.411cm" svg:x="7.61cm" svg:y="13.378cm" svg:viewBox="0 0 268 412" svg:d="M2 340v61c30 7 57 11 81 11 74 0 111-36 111-107v-163h74v-48l-76-14-22-80h-49v81h-121v61h121v163c0 28-14 42-42 42-16 0-42-2-77-7z">
              <text:p/>
            </draw:path>
          </draw:g>
          <draw:g>
            <draw:path draw:style-name="gr10" draw:text-style-name="P8" draw:layer="layout" svg:width="0.769cm" svg:height="0.769cm" svg:x="6.6cm" svg:y="13.204cm" svg:viewBox="0 0 770 770" svg:d="M770 770c0-257 0-513 0-770-257 0-513 0-770 0 0 257 0 513 0 770 257 0 513 0 770 0z">
              <text:p/>
            </draw:path>
            <draw:path draw:style-name="gr11" draw:text-style-name="P9" draw:layer="layout" svg:width="0.311cm" svg:height="0.331cm" svg:x="6.817cm" svg:y="13.453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10" draw:text-style-name="P8" draw:layer="layout" svg:width="0.769cm" svg:height="0.769cm" svg:x="5.838cm" svg:y="13.204cm" svg:viewBox="0 0 770 770" svg:d="M770 770c0-257 0-513 0-770-257 0-513 0-770 0 0 257 0 513 0 770 257 0 513 0 770 0z">
              <text:p/>
            </draw:path>
            <draw:path draw:style-name="gr11" draw:text-style-name="P9" draw:layer="layout" svg:width="0.297cm" svg:height="0.336cm" svg:x="6.063cm" svg:y="13.453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8" draw:layer="layout" svg:width="0.769cm" svg:height="0.769cm" svg:x="5.076cm" svg:y="13.204cm" svg:viewBox="0 0 770 770" svg:d="M770 770c0-257 0-513 0-770-257 0-513 0-770 0 0 257 0 513 0 770 257 0 513 0 770 0z">
              <text:p/>
            </draw:path>
            <draw:path draw:style-name="gr11" draw:text-style-name="P9" draw:layer="layout" svg:width="0.244cm" svg:height="0.331cm" svg:x="5.313cm" svg:y="13.453cm" svg:viewBox="0 0 245 332" svg:d="M0 17l20 68c29-10 52-16 70-16 26 0 46 8 60 22 14 15 21 37 21 66v175h74v-326h-63l2 64 3-1c-10-25-24-43-42-53-18-11-39-16-65-16-23 0-49 6-80 17z">
              <text:p/>
            </draw:path>
          </draw:g>
          <draw:g>
            <draw:path draw:style-name="gr10" draw:text-style-name="P8" draw:layer="layout" svg:width="0.769cm" svg:height="0.769cm" svg:x="4.314cm" svg:y="13.204cm" svg:viewBox="0 0 770 770" svg:d="M770 770c0-257 0-513 0-770-257 0-513 0-770 0 0 257 0 513 0 770 257 0 513 0 770 0z">
              <text:p/>
            </draw:path>
            <draw:path draw:style-name="gr11" draw:text-style-name="P9" draw:layer="layout" svg:width="0.273cm" svg:height="0.331cm" svg:x="4.551cm" svg:y="13.453cm" svg:viewBox="0 0 274 332" svg:d="M74 332v-207c0-40 18-60 53-60 49 0 73 33 73 98v169h74v-326h-62l-1 49 3-2c-16-35-48-53-95-53-79 0-119 41-119 122v210z">
              <text:p/>
            </draw:path>
          </draw:g>
          <draw:g>
            <draw:path draw:style-name="gr10" draw:text-style-name="P8" draw:layer="layout" svg:width="0.769cm" svg:height="0.769cm" svg:x="3.552cm" svg:y="13.204cm" svg:viewBox="0 0 770 770" svg:d="M770 770c0-257 0-513 0-770-257 0-513 0-770 0 0 257 0 513 0 770 257 0 513 0 770 0z">
              <text:p/>
            </draw:path>
            <draw:path draw:style-name="gr11" draw:text-style-name="P9" draw:layer="layout" svg:width="0.264cm" svg:height="0.45cm" svg:x="3.787cm" svg:y="13.334cm" svg:viewBox="0 0 265 451" svg:d="M133 0c-27 0-40 14-40 43 0 14 4 25 12 32 8 8 18 12 28 12 28 0 42-15 42-44s-14-43-42-43zM171 187l74-6v-56h-148v265h-97v61h265v-61h-94z">
              <text:p/>
            </draw:path>
          </draw:g>
          <draw:g>
            <draw:path draw:style-name="gr10" draw:text-style-name="P8" draw:layer="layout" svg:width="0.769cm" svg:height="0.769cm" svg:x="2.79cm" svg:y="13.204cm" svg:viewBox="0 0 770 770" svg:d="M770 770c0-257 0-513 0-770-257 0-513 0-770 0 0 257 0 513 0 770 257 0 513 0 770 0z">
              <text:p/>
            </draw:path>
            <draw:path draw:style-name="gr11" draw:text-style-name="P9" draw:layer="layout" svg:width="0.273cm" svg:height="0.331cm" svg:x="3.027cm" svg:y="13.453cm" svg:viewBox="0 0 274 332" svg:d="M74 332v-207c0-40 18-60 53-60 49 0 73 33 73 98v169h74v-326h-62l-1 49 3-2c-16-35-48-53-95-53-79 0-119 41-119 122v210z">
              <text:p/>
            </draw:path>
          </draw:g>
          <draw:g>
            <draw:path draw:style-name="gr10" draw:text-style-name="P8" draw:layer="layout" svg:width="0.769cm" svg:height="0.769cm" svg:x="2.028cm" svg:y="13.204cm" svg:viewBox="0 0 770 770" svg:d="M770 770c0-257 0-513 0-770-257 0-513 0-770 0 0 257 0 513 0 770 257 0 513 0 770 0z">
              <text:p/>
            </draw:path>
            <draw:path draw:style-name="gr11" draw:text-style-name="P9" draw:layer="layout" svg:width="0.305cm" svg:height="0.467cm" svg:x="2.249cm" svg:y="13.453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10" draw:text-style-name="P8" draw:layer="layout" svg:width="0.769cm" svg:height="0.769cm" svg:x="1.266cm" svg:y="13.204cm" svg:viewBox="0 0 770 770" svg:d="M770 770c0-257 0-513 0-770-257 0-513 0-770 0 0 257 0 513 0 770 257 0 513 0 770 0z">
              <text:p/>
            </draw:path>
            <draw:path draw:style-name="gr11" draw:text-style-name="P9" draw:layer="layout" svg:width="0.28cm" svg:height="0.466cm" svg:x="1.496cm" svg:y="13.453cm" svg:viewBox="0 0 281 467" svg:d="M222 288l-3-3c-8 21-12 35-12 41v141h74v-461h-62v49l2-1c-17-36-48-54-91-54-41 0-72 15-95 45s-35 71-35 123 12 94 35 124 55 45 95 45c42 0 73-16 92-49zM207 157v11c0 39-5 66-16 81s-28 23-52 23c-42 0-63-35-63-105 0-68 21-102 63-102 24 0 41 7 52 21 10 13 15 37 16 71z">
              <text:p/>
            </draw:path>
          </draw:g>
          <draw:g>
            <draw:path draw:style-name="gr10" draw:text-style-name="P8" draw:layer="layout" svg:width="0.769cm" svg:height="0.769cm" svg:x="12.696cm" svg:y="13.966cm" svg:viewBox="0 0 770 770" svg:d="M770 770c0-257 0-513 0-770-257 0-513 0-770 0 0 257 0 513 0 770 257 0 513 0 770 0z">
              <text:p/>
            </draw:path>
            <draw:path draw:style-name="gr11" draw:text-style-name="P9" draw:layer="layout" svg:width="0.268cm" svg:height="0.336cm" svg:x="12.944cm" svg:y="14.215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8" draw:layer="layout" svg:width="0.769cm" svg:height="0.769cm" svg:x="11.934cm" svg:y="13.966cm" svg:viewBox="0 0 770 770" svg:d="M770 770c0-257 0-513 0-770-257 0-513 0-770 0 0 257 0 513 0 770 257 0 513 0 770 0z">
              <text:p/>
            </draw:path>
            <draw:path draw:style-name="gr11" draw:text-style-name="P9" draw:layer="layout" svg:width="0.289cm" svg:height="0.454cm" svg:x="12.155cm" svg:y="14.091cm" svg:viewBox="0 0 290 455" svg:d="M22 191h107v264h74v-264h87v-53l-87-9v-16c0-39-10-67-28-86-19-18-50-27-91-27-25 0-53 4-84 13l18 62c25-7 47-10 65-10 19 0 31 3 37 10s9 19 9 37v17h-107z">
              <text:p/>
            </draw:path>
          </draw:g>
          <draw:g>
            <draw:path draw:style-name="gr10" draw:text-style-name="P8" draw:layer="layout" svg:width="0.769cm" svg:height="0.769cm" svg:x="11.172cm" svg:y="13.966cm" svg:viewBox="0 0 770 770" svg:d="M770 770c0-257 0-513 0-770-257 0-513 0-770 0 0 257 0 513 0 770 257 0 513 0 770 0z">
              <text:p/>
            </draw:path>
            <draw:path draw:style-name="gr11" draw:text-style-name="P9" draw:layer="layout" svg:width="0.267cm" svg:height="0.411cm" svg:x="11.42cm" svg:y="14.14cm" svg:viewBox="0 0 268 412" svg:d="M2 340v61c30 7 57 11 81 11 74 0 111-36 111-107v-163h74v-48l-76-14-22-80h-49v81h-121v61h121v163c0 28-14 42-42 42-16 0-42-2-77-7z">
              <text:p/>
            </draw:path>
          </draw:g>
          <draw:g>
            <draw:path draw:style-name="gr10" draw:text-style-name="P8" draw:layer="layout" svg:width="0.769cm" svg:height="0.769cm" svg:x="10.41cm" svg:y="13.966cm" svg:viewBox="0 0 770 770" svg:d="M770 770c0-257 0-513 0-770-257 0-513 0-770 0 0 257 0 513 0 770 257 0 513 0 770 0z">
              <text:p/>
            </draw:path>
            <draw:path draw:style-name="gr11" draw:text-style-name="P9" draw:layer="layout" svg:width="0.288cm" svg:height="0.336cm" svg:x="10.639cm" svg:y="14.215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9.648cm" svg:y="13.966cm" svg:viewBox="0 0 770 770" svg:d="M770 770c0-257 0-513 0-770-257 0-513 0-770 0 0 257 0 513 0 770 257 0 513 0 770 0z">
              <text:p/>
            </draw:path>
            <draw:path draw:style-name="gr11" draw:text-style-name="P9" draw:layer="layout" svg:width="0.244cm" svg:height="0.331cm" svg:x="9.885cm" svg:y="14.215cm" svg:viewBox="0 0 245 332" svg:d="M0 17l20 68c29-10 52-16 70-16 26 0 46 8 60 22 14 15 21 37 21 66v175h74v-326h-63l2 64 3-1c-10-25-24-43-42-53-18-11-39-16-65-16-23 0-49 6-80 17z">
              <text:p/>
            </draw:path>
          </draw:g>
          <draw:g>
            <draw:path draw:style-name="gr10" draw:text-style-name="P8" draw:layer="layout" svg:width="0.769cm" svg:height="0.769cm" svg:x="8.886cm" svg:y="13.966cm" svg:viewBox="0 0 770 770" svg:d="M770 770c0-257 0-513 0-770-257 0-513 0-770 0 0 257 0 513 0 770 257 0 513 0 770 0z">
              <text:p/>
            </draw:path>
            <draw:path draw:style-name="gr11" draw:text-style-name="P9" draw:layer="layout" svg:width="0.273cm" svg:height="0.331cm" svg:x="9.123cm" svg:y="14.215cm" svg:viewBox="0 0 274 332" svg:d="M74 332v-207c0-40 18-60 53-60 49 0 73 33 73 98v169h74v-326h-62l-1 49 3-2c-16-35-48-53-95-53-79 0-119 41-119 122v210z">
              <text:p/>
            </draw:path>
          </draw:g>
          <draw:g>
            <draw:path draw:style-name="gr10" draw:text-style-name="P8" draw:layer="layout" svg:width="0.769cm" svg:height="0.769cm" svg:x="8.124cm" svg:y="13.966cm" svg:viewBox="0 0 770 770" svg:d="M770 770c0-257 0-513 0-770-257 0-513 0-770 0 0 257 0 513 0 770 257 0 513 0 770 0z">
              <text:p/>
            </draw:path>
            <draw:path draw:style-name="gr11" draw:text-style-name="P9" draw:layer="layout" svg:width="0.297cm" svg:height="0.336cm" svg:x="8.349cm" svg:y="14.215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8" draw:layer="layout" svg:width="0.769cm" svg:height="0.769cm" svg:x="7.362cm" svg:y="13.966cm" svg:viewBox="0 0 770 770" svg:d="M770 770c0-257 0-513 0-770-257 0-513 0-770 0 0 257 0 513 0 770 257 0 513 0 770 0z">
              <text:p/>
            </draw:path>
            <draw:path draw:style-name="gr11" draw:text-style-name="P9" draw:layer="layout" svg:width="0.297cm" svg:height="0.336cm" svg:x="7.587cm" svg:y="14.215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8" draw:layer="layout" svg:width="0.769cm" svg:height="0.769cm" svg:x="6.6cm" svg:y="13.966cm" svg:viewBox="0 0 770 770" svg:d="M770 770c0-257 0-513 0-770-257 0-513 0-770 0 0 257 0 513 0 770 257 0 513 0 770 0z">
              <text:p/>
            </draw:path>
            <draw:path draw:style-name="gr11" draw:text-style-name="P9" draw:layer="layout" svg:width="0.273cm" svg:height="0.331cm" svg:x="6.837cm" svg:y="14.215cm" svg:viewBox="0 0 274 332" svg:d="M74 332v-207c0-40 18-60 53-60 49 0 73 33 73 98v169h74v-326h-62l-1 49 3-2c-16-35-48-53-95-53-79 0-119 41-119 122v210z">
              <text:p/>
            </draw:path>
          </draw:g>
          <draw:g>
            <draw:path draw:style-name="gr10" draw:text-style-name="P8" draw:layer="layout" svg:width="0.769cm" svg:height="0.769cm" svg:x="5.838cm" svg:y="13.966cm" svg:viewBox="0 0 770 770" svg:d="M770 770c0-257 0-513 0-770-257 0-513 0-770 0 0 257 0 513 0 770 257 0 513 0 770 0z">
              <text:p/>
            </draw:path>
            <draw:path draw:style-name="gr11" draw:text-style-name="P9" draw:layer="layout" svg:width="0.288cm" svg:height="0.336cm" svg:x="6.067cm" svg:y="14.215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5.076cm" svg:y="13.966cm" svg:viewBox="0 0 770 770" svg:d="M770 770c0-257 0-513 0-770-257 0-513 0-770 0 0 257 0 513 0 770 257 0 513 0 770 0z">
              <text:p/>
            </draw:path>
            <draw:path draw:style-name="gr11" draw:text-style-name="P9" draw:layer="layout" svg:width="0.326cm" svg:height="0.325cm" svg:x="5.286cm" svg:y="14.22cm" svg:viewBox="0 0 327 326" svg:d="M203 326l124-326h-77l-69 187c-16 43-22 74-18 92h1c6-9-1-39-18-92l-69-187h-77l123 326z">
              <text:p/>
            </draw:path>
          </draw:g>
          <draw:g>
            <draw:path draw:style-name="gr10" draw:text-style-name="P8" draw:layer="layout" svg:width="0.769cm" svg:height="0.769cm" svg:x="4.314cm" svg:y="13.966cm" svg:viewBox="0 0 770 770" svg:d="M770 770c0-257 0-513 0-770-257 0-513 0-770 0 0 257 0 513 0 770 257 0 513 0 770 0z">
              <text:p/>
            </draw:path>
            <draw:path draw:style-name="gr11" draw:text-style-name="P9" draw:layer="layout" svg:width="0.288cm" svg:height="0.336cm" svg:x="4.543cm" svg:y="14.215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8" draw:layer="layout" svg:width="0.769cm" svg:height="0.769cm" svg:x="3.552cm" svg:y="13.966cm" svg:viewBox="0 0 770 770" svg:d="M770 770c0-257 0-513 0-770-257 0-513 0-770 0 0 257 0 513 0 770 257 0 513 0 770 0z">
              <text:p/>
            </draw:path>
            <draw:path draw:style-name="gr11" draw:text-style-name="P9" draw:layer="layout" svg:width="0.273cm" svg:height="0.331cm" svg:x="3.789cm" svg:y="14.215cm" svg:viewBox="0 0 274 332" svg:d="M74 332v-207c0-40 18-60 53-60 49 0 73 33 73 98v169h74v-326h-62l-1 49 3-2c-16-35-48-53-95-53-79 0-119 41-119 122v210z">
              <text:p/>
            </draw:path>
          </draw:g>
          <draw:g>
            <draw:path draw:style-name="gr10" draw:text-style-name="P8" draw:layer="layout" svg:width="0.769cm" svg:height="0.769cm" svg:x="2.79cm" svg:y="13.966cm" svg:viewBox="0 0 770 770" svg:d="M770 770c0-257 0-513 0-770-257 0-513 0-770 0 0 257 0 513 0 770 257 0 513 0 770 0z">
              <text:p/>
            </draw:path>
            <draw:path draw:style-name="gr11" draw:text-style-name="P9" draw:layer="layout" svg:width="0.264cm" svg:height="0.45cm" svg:x="3.025cm" svg:y="14.096cm" svg:viewBox="0 0 265 451" svg:d="M133 0c-27 0-40 14-40 43 0 14 4 25 12 32 8 8 18 12 28 12 28 0 42-15 42-44s-14-43-42-43zM171 187l74-6v-56h-148v265h-97v61h265v-61h-94z">
              <text:p/>
            </draw:path>
          </draw:g>
          <draw:g>
            <draw:path draw:style-name="gr10" draw:text-style-name="P8" draw:layer="layout" svg:width="0.769cm" svg:height="0.769cm" svg:x="2.028cm" svg:y="13.966cm" svg:viewBox="0 0 770 770" svg:d="M770 770c0-257 0-513 0-770-257 0-513 0-770 0 0 257 0 513 0 770 257 0 513 0 770 0z">
              <text:p/>
            </draw:path>
            <draw:path draw:style-name="gr11" draw:text-style-name="P9" draw:layer="layout" svg:width="0.273cm" svg:height="0.331cm" svg:x="2.265cm" svg:y="14.215cm" svg:viewBox="0 0 274 332" svg:d="M74 332v-207c0-40 18-60 53-60 49 0 73 33 73 98v169h74v-326h-62l-1 49 3-2c-16-35-48-53-95-53-79 0-119 41-119 122v210z">
              <text:p/>
            </draw:path>
          </draw:g>
          <draw:g>
            <draw:path draw:style-name="gr10" draw:text-style-name="P8" draw:layer="layout" svg:width="0.769cm" svg:height="0.769cm" svg:x="1.266cm" svg:y="13.966cm" svg:viewBox="0 0 770 770" svg:d="M770 770c0-257 0-513 0-770-257 0-513 0-770 0 0 257 0 513 0 770 257 0 513 0 770 0z">
              <text:p/>
            </draw:path>
            <draw:path draw:style-name="gr11" draw:text-style-name="P9" draw:layer="layout" svg:width="0.305cm" svg:height="0.467cm" svg:x="1.487cm" svg:y="14.215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custom-shape draw:style-name="gr12" draw:text-style-name="P10" draw:layer="layout" svg:width="12.446cm" svg:height="6.35cm" svg:x="1.143cm" svg:y="8.509cm">
            <text:p/>
            <draw:enhanced-geometry svg:viewBox="0 0 21600 21600" draw:type="rectangle" draw:enhanced-path="M 0 0 L 21600 0 21600 21600 0 21600 0 0 Z N"/>
          </draw:custom-shape>
        </draw:g>
        <draw:g>
          <draw:g>
            <draw:line draw:style-name="gr13" draw:text-style-name="P10" draw:layer="measurelines" svg:x1="1.143cm" svg:y1="15.989cm" svg:x2="13.589cm" svg:y2="15.989cm">
              <text:p/>
            </draw:line>
            <draw:line draw:style-name="gr14" draw:text-style-name="P10" draw:layer="measurelines" svg:x1="1.143cm" svg:y1="15.289cm" svg:x2="1.143cm" svg:y2="16.189cm">
              <text:p/>
            </draw:line>
            <draw:line draw:style-name="gr14" draw:text-style-name="P10" draw:layer="measurelines" svg:x1="13.589cm" svg:y1="15.289cm" svg:x2="13.589cm" svg:y2="16.189cm">
              <text:p/>
            </draw:line>
          </draw:g>
          <draw:polygon draw:style-name="gr15" draw:text-style-name="P11" draw:layer="measurelines" svg:width="0.13cm" svg:height="0.319cm" svg:x="6.245cm" svg:y="16.024cm" svg:viewBox="0 0 131 320" draw:points="131,320 77,320 77,122 78,109 79,94 81,77 83,59 83,60 83,60 83,60 83,61 83,61 83,61 83,62 83,62 83,63 82,64 82,65 81,66 79,68 76,71 73,74 68,78 31,109 0,69 88,0 131,0">
            <text:p/>
          </draw:polygon>
          <draw:polygon draw:style-name="gr15" draw:text-style-name="P11" draw:layer="measurelines" svg:width="0.205cm" svg:height="0.323cm" svg:x="6.489cm" svg:y="16.02cm" svg:viewBox="0 0 206 324" draw:points="206,324 1,324 1,279 75,198 93,178 108,161 119,146 123,140 127,135 130,130 132,124 134,119 136,114 137,108 138,103 139,97 139,91 139,86 138,82 137,77 136,73 135,72 135,70 134,68 133,66 132,65 131,63 129,62 128,60 127,59 125,58 124,57 122,56 121,55 119,54 117,53 116,52 114,52 112,51 108,50 104,50 99,49 95,50 92,50 88,51 84,51 80,53 76,54 68,57 59,62 50,67 42,74 32,81 0,44 12,33 24,24 37,17 49,11 62,6 68,4 74,3 80,2 87,1 93,0 99,0 110,0 120,2 130,3 139,6 143,8 147,10 151,12 155,14 159,16 162,19 166,21 169,24 172,28 175,31 178,34 180,38 182,41 185,45 186,49 188,53 190,57 191,61 193,70 194,80 195,90 194,96 194,103 193,110 191,117 190,123 187,130 185,137 182,144 178,151 173,159 167,168 160,177 142,199 120,224 76,271 76,271 206,271">
            <text:p/>
          </draw:polygon>
          <draw:path draw:style-name="gr15" draw:text-style-name="P11" draw:layer="measurelines" svg:width="0.237cm" svg:height="0.321cm" svg:x="6.723cm" svg:y="16.022cm" svg:viewBox="0 0 238 322" svg:d="M238 254h-44v68h-54v-68h-140v-45l141-209h53v202h44zM140 202v-65-19l2-21 3-23 4-25 2 1v6l-1 5-1 5-2 5-2 5-2 5-2 4-3 5-76 112z">
            <text:p/>
          </draw:path>
          <draw:polygon draw:style-name="gr15" draw:text-style-name="P11" draw:layer="measurelines" svg:width="0.079cm" svg:height="0.085cm" svg:x="7.06cm" svg:y="16.264cm" svg:viewBox="0 0 80 86" draw:points="40,0 45,0 49,1 54,2 58,3 61,4 65,6 67,8 70,11 73,14 75,17 76,20 78,24 79,28 80,33 80,38 80,43 80,48 80,53 79,58 78,62 76,66 75,69 73,73 70,75 67,78 65,80 61,82 58,84 54,85 49,86 45,86 40,86 35,86 31,86 26,85 22,84 19,82 16,80 13,78 10,75 8,73 6,69 4,66 2,62 1,58 1,53 0,48 0,43 0,38 1,33 1,28 2,24 4,20 6,17 8,14 10,11 13,8 16,6 19,4 22,3 26,2 31,1 35,0">
            <text:p/>
          </draw:polygon>
          <draw:path draw:style-name="gr15" draw:text-style-name="P11" draw:layer="measurelines" svg:width="0.237cm" svg:height="0.321cm" svg:x="7.231cm" svg:y="16.022cm" svg:viewBox="0 0 238 322" svg:d="M238 254h-44v68h-54v-68h-140v-45l141-209h53v202h44zM140 202v-65-19l2-21 3-23 4-25 2 1v6l-1 5-1 5-2 5-2 5-2 5-2 4-3 5-76 112z">
            <text:p/>
          </draw:path>
          <draw:path draw:style-name="gr15" draw:text-style-name="P11" draw:layer="measurelines" svg:width="0.207cm" svg:height="0.328cm" svg:x="7.504cm" svg:y="16.019cm" svg:viewBox="0 0 208 329" svg:d="M185 6v51l-12-4-6-1-5-1-5-1-5-1h-5-5-10l-10 1-4 1-5 1-4 2-4 1-4 2-3 2-4 2-3 3-3 2-3 3-3 3-3 3-3 4-2 3-5 8-4 9-4 10-3 11-3 13-3 13-2 14-3-2 2-5 3-5 3-4 3-4 3-3 3-4 4-2 4-3 4-2 5-2 5-2 5-2 5-1h5l6-1h6 11l10 2 10 2 4 1 5 2 4 2 4 2 4 2 4 2 3 3 4 3 3 3 4 3 3 4 2 3 3 4 3 4 2 4 2 4 4 9 2 10 2 10 1 10 1 11-1 13-1 11-2 11-3 11-4 9-2 5-3 5-2 4-3 4-3 4-4 4-3 3-4 4-3 3-4 3-4 3-5 2-4 2-4 2-5 2-5 1-5 2-5 1-11 1-11 1-12-1-5-1-6-1-6-1-5-2-5-2-5-2-5-2-4-3-5-3-4-4-4-3-4-4-4-5-4-4-4-5-3-5-6-11-5-12-4-12-3-14-2-14-2-15v-17l1-22 1-21 3-20 4-18 5-17 6-15 7-14 8-12 10-11 10-10 12-8 12-6 14-5 15-4 16-2 17-1h5 6l6 1 5 1h6l5 1 6 2zM154 218v-6l-1-6-1-6-1-5-2-5-1-2-1-2-1-2-1-2-1-2-2-1-1-2-2-2-2-1-1-1-2-2-2-1-2-1-2-1h-2l-3-1-4-1-5-1h-6-5l-6 1-5 1-5 2-4 2-2 1-3 1-4 3-4 3-3 4-3 4-3 4-1 1-1 2-1 2-1 2v3l-1 2v2l-1 2v2 2 7l1 7 1 6 2 7 2 5 2 6 3 5 4 6 4 4 2 2 2 2 2 2 2 2 2 1 2 1 3 2 2 1h3l2 1 3 1h2 3 3 5 3l2-1h3l2-1 2-1h3l2-1 2-2 2-1 2-1 1-2 2-1 2-2 1-2 2-2 1-2 2-2 1-3 2-5 2-5 1-6 1-6 1-7z">
            <text:p/>
          </draw:path>
          <draw:polygon draw:style-name="gr15" draw:text-style-name="P11" draw:layer="measurelines" svg:width="0.233cm" svg:height="0.248cm" svg:x="8cm" svg:y="16.095cm" svg:viewBox="0 0 234 249" draw:points="183,249 183,94 183,81 182,75 182,70 181,66 181,63 180,60 179,58 179,57 178,55 177,54 177,54 176,53 176,52 175,51 174,51 174,50 173,50 172,50 171,49 170,49 170,49 169,49 168,49 166,49 165,49 163,49 162,50 161,50 159,51 158,51 157,52 156,53 155,54 154,55 153,57 152,58 151,59 149,63 148,64 147,66 146,71 145,76 144,82 143,89 143,97 142,115 142,249 92,249 92,94 91,83 90,74 89,66 88,63 87,60 86,57 85,55 83,53 82,52 81,51 80,50 79,50 78,50 78,49 77,49 76,49 75,49 73,49 72,49 70,49 69,50 68,50 67,51 65,51 64,52 63,53 62,54 61,55 60,56 59,57 59,59 58,60 57,62 56,64 56,66 54,70 53,76 53,83 51,101 51,122 51,249 0,249 0,4 42,4 43,41 41,40 42,36 43,31 45,27 47,23 49,19 51,16 54,13 56,10 59,8 62,6 65,4 69,3 72,1 76,1 80,0 84,0 89,0 94,1 98,2 102,3 106,4 109,6 113,9 116,11 118,14 121,18 123,21 125,25 126,30 128,34 129,39 129,45 128,45 130,39 131,34 133,29 135,25 137,21 140,17 143,14 145,11 148,9 152,6 155,4 158,3 162,2 166,1 170,0 175,0 182,0 186,1 189,1 193,2 196,3 199,4 202,6 204,7 207,9 210,11 212,13 214,15 216,17 218,20 220,22 222,25 223,28 226,35 228,42 230,51 232,60 233,70 234,80 234,92 234,249">
            <text:p/>
          </draw:polygon>
          <draw:polygon draw:style-name="gr15" draw:text-style-name="P11" draw:layer="measurelines" svg:width="0.233cm" svg:height="0.248cm" svg:x="8.254cm" svg:y="16.095cm" svg:viewBox="0 0 234 249" draw:points="183,249 183,94 183,81 182,75 182,70 181,66 181,63 180,60 179,58 179,57 178,55 177,54 177,54 176,53 176,52 175,51 174,51 174,50 173,50 172,50 171,49 170,49 170,49 169,49 168,49 166,49 165,49 163,49 162,50 161,50 159,51 158,51 157,52 156,53 155,54 154,55 153,57 152,58 151,59 149,63 148,64 147,66 146,71 145,76 144,82 143,89 143,97 142,115 142,249 92,249 92,94 91,83 90,74 89,66 88,63 87,60 86,57 85,55 83,53 82,52 81,51 80,50 79,50 78,50 78,49 77,49 76,49 75,49 73,49 72,49 70,49 69,50 68,50 67,51 65,51 64,52 63,53 62,54 61,55 60,56 59,57 59,59 58,60 57,62 56,64 56,66 54,70 53,76 53,83 51,101 51,122 51,249 0,249 0,4 42,4 43,41 41,40 42,36 43,31 45,27 47,23 49,19 51,16 54,13 56,10 59,8 62,6 65,4 69,3 72,1 76,1 80,0 84,0 89,0 94,1 98,2 102,3 106,4 109,6 113,9 116,11 118,14 121,18 123,21 125,25 126,30 128,34 129,39 129,45 128,45 130,39 131,34 133,29 135,25 137,21 140,17 143,14 145,11 148,9 152,6 155,4 158,3 162,2 166,1 170,0 175,0 182,0 186,1 189,1 193,2 196,3 199,4 202,6 204,7 207,9 210,11 212,13 214,15 216,17 218,20 220,22 222,25 223,28 226,35 228,42 230,51 232,60 233,70 234,80 234,92 234,249">
            <text:p/>
          </draw:polygon>
        </draw:g>
        <draw:g>
          <draw:path draw:style-name="gr16" draw:text-style-name="P12" draw:layer="layout" svg:width="0.158cm" svg:height="0.259cm" svg:x="1.893cm" svg:y="17.104cm" svg:viewBox="0 0 159 260" svg:d="M152 63c0 8-2 16-4 23-3 7-7 13-12 18-4 5-10 9-17 12-6 3-14 6-22 7v1c20 3 36 9 46 20 11 10 16 24 16 40 0 11-2 21-5 31-4 9-10 17-17 24-8 6-17 11-29 15s-25 6-41 6c-13 0-25-1-36-3s-21-6-31-11v-29c10 5 21 9 32 12 12 3 23 4 34 4s20-1 27-3c8-3 14-6 19-10s9-10 11-16c3-6 4-13 4-21s-1-14-5-20c-3-5-7-10-13-14-5-3-12-6-20-8-8-1-17-2-28-2h-23v-26h23c10 0 18-2 25-4s13-5 18-10c5-4 9-9 11-15 3-6 4-12 4-19 0-6-1-12-3-16-2-5-5-9-9-12-3-4-8-6-13-8-6-2-11-2-18-2-12 0-23 2-32 5-10 4-19 9-27 15l-16-21c4-4 9-7 15-10 5-3 11-6 17-8 6-3 13-5 20-6 8-1 15-2 23-2 13 0 23 2 33 5 9 3 17 7 23 13 7 5 11 12 15 20 3 7 5 16 5 25z">
            <text:p/>
          </draw:path>
          <draw:path draw:style-name="gr16" draw:text-style-name="P12" draw:layer="layout" svg:width="0.257cm" svg:height="0.192cm" svg:x="2.197cm" svg:y="17.168cm" svg:viewBox="0 0 258 193" svg:d="M227 193v-122c0-15-3-26-9-34-6-7-15-11-27-11-8 0-15 1-21 4s-11 7-14 12c-4 5-7 12-9 20-1 7-2 16-2 26v105h-32v-122c0-15-3-26-8-34-6-7-15-11-27-11-9 0-16 2-22 5s-11 7-15 13c-3 6-6 13-7 21-2 9-3 19-3 30v98h-31v-190h26l4 26h2c2-5 6-9 10-13 3-3 8-6 12-9 5-2 9-4 15-5 5-1 10-2 15-2 14 0 25 3 35 8 9 5 15 13 20 23h1c3-5 7-10 11-14 4-3 9-7 14-9 5-3 10-5 15-6 6-1 12-2 17-2 20 0 36 6 46 16 10 11 15 29 15 53v124z">
            <text:p/>
          </draw:path>
          <draw:path draw:style-name="gr16" draw:text-style-name="P12" draw:layer="layout" svg:width="0.257cm" svg:height="0.192cm" svg:x="2.51cm" svg:y="17.168cm" svg:viewBox="0 0 258 193" svg:d="M227 193v-122c0-15-3-26-9-34-6-7-15-11-27-11-8 0-15 1-21 4s-11 7-14 12c-4 5-7 12-9 20-1 7-2 16-2 26v105h-32v-122c0-15-3-26-8-34-6-7-15-11-27-11-9 0-16 2-22 5s-11 7-15 13c-3 6-6 13-7 21-2 9-3 19-3 30v98h-31v-190h26l4 26h2c2-5 6-9 10-13 3-3 8-6 12-9 5-2 9-4 15-5 5-1 10-2 15-2 14 0 25 3 35 8 9 5 15 13 20 23h1c3-5 7-10 11-14 4-3 9-7 14-9 5-3 10-5 15-6 6-1 12-2 17-2 20 0 36 6 46 16 10 11 15 29 15 53v124z">
            <text:p/>
          </draw:path>
          <draw:path draw:style-name="gr16" draw:text-style-name="P12" draw:layer="layout" svg:width="0.106cm" svg:height="0.236cm" svg:x="2.893cm" svg:y="17.127cm" svg:viewBox="0 0 107 237" svg:d="M82 210c2 0 4 0 7 0 2 0 5 0 7 0s5-1 7-1c2-1 3-1 4-1v23c-1 1-3 1-5 2-3 1-5 1-8 2-3 0-6 1-9 1s-6 0-8 1c-8-1-14-1-20-3s-12-5-16-10c-4-4-8-10-10-18-3-8-4-17-4-29v-110h-27v-14l27-13 13-40h18v44h48v23h-48v110c0 11 2 19 6 25 3 6 9 8 18 8z">
            <text:p/>
          </draw:path>
          <draw:path draw:style-name="gr16" draw:text-style-name="P12" draw:layer="layout" svg:width="0.149cm" svg:height="0.268cm" svg:x="3.035cm" svg:y="17.092cm" svg:viewBox="0 0 150 269" svg:d="M118 269v-122c0-15-3-27-9-34-6-8-15-11-28-11-9 0-17 1-24 4-6 3-11 8-15 13-4 6-6 14-8 22-2 9-3 18-3 29v99h-31v-269h31v80l-1 25h2c3-5 6-10 10-13 4-4 8-7 13-9 5-3 10-5 15-6s11-1 16-1c21 0 37 5 48 16 10 11 16 29 16 53v124z">
            <text:p/>
          </draw:path>
          <draw:path draw:style-name="gr16" draw:text-style-name="P12" draw:layer="layout" svg:width="0.036cm" svg:height="0.26cm" svg:x="3.241cm" svg:y="17.1cm" svg:viewBox="0 0 37 261" svg:d="M34 261h-32v-190h32zM0 20c0-7 2-12 5-15 4-3 8-5 13-5 3 0 5 0 7 1 3 1 5 2 6 4 2 1 3 3 4 6 1 2 2 5 2 9 0 6-2 11-6 15-3 3-8 5-13 5s-9-2-13-5c-3-4-5-9-5-15z">
            <text:p/>
          </draw:path>
          <draw:path draw:style-name="gr16" draw:text-style-name="P12" draw:layer="layout" svg:width="0.131cm" svg:height="0.196cm" svg:x="3.32cm" svg:y="17.167cm" svg:viewBox="0 0 132 197" svg:d="M83 197c-12 0-23-2-33-6-10-3-19-9-26-17-8-8-13-18-18-30-4-13-6-27-6-45s2-33 7-46c4-12 10-23 18-30 7-8 16-14 26-18 11-3 22-5 33-5 9 0 18 1 27 3 8 2 15 4 21 7l-9 27c-3-1-6-2-9-4-3-1-7-2-10-3-4 0-7-1-10-2-4 0-7 0-10 0-18 0-31 5-39 17s-13 30-13 54 5 42 13 53c8 12 21 17 38 17 9 0 18-1 25-3 8-2 15-5 21-8v28c-6 4-13 6-20 8s-16 3-26 3z">
            <text:p/>
          </draw:path>
          <draw:path draw:style-name="gr16" draw:text-style-name="P12" draw:layer="layout" svg:width="0.143cm" svg:height="0.268cm" svg:x="3.492cm" svg:y="17.092cm" svg:viewBox="0 0 144 269" svg:d="M29 171c8-10 15-20 23-30 17-20 34-41 51-62 12 0 24 0 36 0-23 27-46 55-69 82 25 36 49 72 74 108-12 0-24 0-36 0-20-29-39-58-58-87-6 4-13 9-19 14 0 24 0 48 0 73-10 0-21 0-31 0 0-90 0-179 0-269 10 0 21 0 31 0 0 41 0 82 0 123-1 16-2 32-3 48 1 0 1 0 1 0z">
            <text:p/>
          </draw:path>
          <draw:path draw:style-name="gr16" draw:text-style-name="P12" draw:layer="layout" svg:width="0.238cm" svg:height="0.251cm" svg:x="3.763cm" svg:y="17.108cm" svg:viewBox="0 0 239 252" svg:d="M104 252l-76-221h-2c1 9 2 17 2 26 1 7 1 15 1 23 1 8 1 15 1 22v150h-30v-252h48l71 206h1l71-206h48v252h-32v-153c0-6 0-13 0-20 0-8 0-15 1-22 0-9 1-17 1-25h-1l-78 220z">
            <text:p/>
          </draw:path>
          <draw:path draw:style-name="gr16" draw:text-style-name="P12" draw:layer="layout" svg:width="0.09cm" svg:height="0.251cm" svg:x="4.048cm" svg:y="17.108cm" svg:viewBox="0 0 91 252" svg:d="M91 252c-30 0-61 0-91 0 0-5 0-11 0-17 10-3 20-5 30-7 0-68 0-136 0-203-10-3-20-5-30-7 0-6 0-12 0-18 30 0 61 0 91 0 0 6 0 12 0 18-10 2-19 4-29 7 0 67 0 135 0 203 10 2 19 4 29 7 0 6 0 12 0 17z">
            <text:p/>
          </draw:path>
          <draw:path draw:style-name="gr16" draw:text-style-name="P12" draw:layer="layout" svg:width="0.169cm" svg:height="0.252cm" svg:x="4.186cm" svg:y="17.109cm" svg:viewBox="0 0 170 253" svg:d="M32 148v105h-32v-253h61c31 0 54 6 68 18 15 12 22 30 22 54 0 10-1 18-4 26-3 7-7 14-11 19-5 5-10 10-16 13-6 4-12 7-19 9l69 114h-38l-60-105zM32 121h28c11 0 19-1 27-3 7-2 13-5 18-9 4-4 8-9 10-15s3-13 3-21-1-15-4-21c-2-6-6-10-10-14-5-4-11-6-18-8-8-2-16-3-26-3h-28z">
            <text:p/>
          </draw:path>
          <draw:path draw:style-name="gr16" draw:text-style-name="P12" draw:layer="layout" svg:width="0.169cm" svg:height="0.252cm" svg:x="4.394cm" svg:y="17.109cm" svg:viewBox="0 0 170 253" svg:d="M32 148v105h-32v-253h61c31 0 54 6 68 18 15 12 22 30 22 54 0 10-1 18-4 26-3 7-7 14-11 19-5 5-10 10-16 13-6 4-12 7-19 9l69 114h-38l-60-105zM32 121h28c11 0 19-1 27-3 7-2 13-5 18-9 4-4 8-9 10-15s3-13 3-21-1-15-4-21c-2-6-6-10-10-14-5-4-11-6-18-8-8-2-16-3-26-3h-28z">
            <text:p/>
          </draw:path>
          <draw:path draw:style-name="gr16" draw:text-style-name="P12" draw:layer="layout" svg:width="0.218cm" svg:height="0.259cm" svg:x="4.589cm" svg:y="17.104cm" svg:viewBox="0 0 219 260" svg:d="M219 130c0 19-3 37-7 53-5 16-12 30-21 41-9 12-21 20-34 27-14 6-30 9-48 9s-35-3-48-9c-14-7-25-15-34-27-9-11-16-25-20-41-5-16-7-34-7-53 0-20 2-38 7-54 4-16 11-29 20-41 9-11 20-20 34-26s30-9 49-9c18 0 33 3 47 9 13 6 25 15 34 27 9 11 16 25 21 40 4 16 7 34 7 54zM34 130c0 16 1 30 4 43 3 12 8 23 14 32 6 8 14 15 24 20 9 5 20 7 33 7 14 0 25-2 34-7 10-5 18-12 24-20 6-9 10-20 13-32 3-13 5-27 5-43s-2-30-5-43c-3-12-7-23-13-32-6-8-14-15-23-20-10-4-21-7-34-7s-25 3-34 7c-10 5-18 12-24 20-6 9-11 20-14 32-3 13-4 27-4 43z">
            <text:p/>
          </draw:path>
          <draw:path draw:style-name="gr16" draw:text-style-name="P12" draw:layer="layout" svg:width="0.169cm" svg:height="0.252cm" svg:x="4.864cm" svg:y="17.109cm" svg:viewBox="0 0 170 253" svg:d="M32 148v105h-32v-253h61c31 0 54 6 68 18 15 12 22 30 22 54 0 10-1 18-4 26-3 7-7 14-11 19-5 5-10 10-16 13-6 4-12 7-19 9l69 114h-38l-60-105zM32 121h28c11 0 19-1 27-3 7-2 13-5 18-9 4-4 8-9 10-15s3-13 3-21-1-15-4-21c-2-6-6-10-10-14-5-4-11-6-18-8-8-2-16-3-26-3h-28z">
            <text:p/>
          </draw:path>
          <draw:path draw:style-name="gr16" draw:text-style-name="P12" draw:layer="layout" svg:width="0.214cm" svg:height="0.252cm" svg:x="5.13cm" svg:y="17.108cm" svg:viewBox="0 0 215 253" svg:d="M182 253l-28-78h-94l-28 78h-32l93-253h29l93 253zM144 147l-25-74c-1-2-2-4-3-7s-2-6-3-10c-1-3-2-7-3-11-1-3-2-7-3-11-1 4-2 8-3 12-1 3-2 7-3 10-1 4-2 7-3 10s-2 5-2 7l-25 74z">
            <text:p/>
          </draw:path>
          <draw:path draw:style-name="gr16" draw:text-style-name="P12" draw:layer="layout" svg:width="0.131cm" svg:height="0.196cm" svg:x="5.361cm" svg:y="17.167cm" svg:viewBox="0 0 132 197" svg:d="M83 197c-12 0-23-2-33-6-10-3-19-9-26-17-8-8-13-18-18-30-4-13-6-27-6-45s2-33 7-46c4-12 10-23 18-30 7-8 16-14 26-18 11-3 22-5 33-5 9 0 18 1 27 3 8 2 15 4 21 7l-9 27c-3-1-6-2-9-4-3-1-7-2-10-3-4 0-7-1-10-2-4 0-7 0-10 0-18 0-31 5-39 17s-13 30-13 54 5 42 13 53c8 12 21 17 38 17 9 0 18-1 25-3 8-2 15-5 21-8v28c-6 4-13 6-20 8s-16 3-26 3z">
            <text:p/>
          </draw:path>
          <draw:path draw:style-name="gr16" draw:text-style-name="P12" draw:layer="layout" svg:width="0.103cm" svg:height="0.191cm" svg:x="5.533cm" svg:y="17.168cm" svg:viewBox="0 0 104 192" svg:d="M82 0c3 0 7 0 11 0s8 0 11 1l-4 29c-4 0-7-1-10-1-4-1-7-1-10-1-7 0-14 2-20 5-6 2-11 7-15 12-4 6-8 12-10 20-2 7-4 16-4 25v102h-31v-189h26l3 35h2c3-5 6-10 9-15 3-4 7-8 11-12 4-3 9-6 14-8s10-3 17-3z">
            <text:p/>
          </draw:path>
          <draw:path draw:style-name="gr16" draw:text-style-name="P12" draw:layer="layout" svg:width="0.168cm" svg:height="0.274cm" svg:x="5.644cm" svg:y="17.171cm" svg:viewBox="0 0 169 275" svg:d="M0 0h33l37 106c1 4 3 9 5 14 1 5 3 10 4 16 2 5 3 9 4 14s2 9 2 13h1c1-3 2-6 3-11s3-11 4-16c2-6 3-11 5-17 2-5 3-10 4-13l35-106h32l-75 214c-3 10-6 18-10 25-4 8-8 14-13 19s-11 9-18 12c-6 3-14 4-23 5-6-1-11-1-16-1-4-1-8-2-11-2v-25c2 0 5 1 9 1s8 1 12 1c5 0 10-1 14-2 4-2 7-4 10-6 3-3 6-6 8-9 2-4 4-8 6-13l10-28z">
            <text:p/>
          </draw:path>
          <draw:path draw:style-name="gr16" draw:text-style-name="P12" draw:layer="layout" svg:width="0.03cm" svg:height="0.268cm" svg:x="5.846cm" svg:y="17.092cm" svg:viewBox="0 0 31 269" svg:d="M31 269c-10 0-21 0-31 0 0-90 0-179 0-269 10 0 21 0 31 0 0 90 0 179 0 269z">
            <text:p/>
          </draw:path>
          <draw:path draw:style-name="gr16" draw:text-style-name="P12" draw:layer="layout" svg:width="0.036cm" svg:height="0.26cm" svg:x="5.933cm" svg:y="17.1cm" svg:viewBox="0 0 37 261" svg:d="M34 261h-32v-190h32zM0 20c0-7 2-12 5-15 4-3 8-5 13-5 3 0 5 0 7 1 3 1 5 2 6 4 2 1 3 3 4 6 1 2 2 5 2 9 0 6-2 11-6 15-3 3-8 5-13 5s-9-2-13-5c-3-4-5-9-5-15z">
            <text:p/>
          </draw:path>
          <draw:path draw:style-name="gr16" draw:text-style-name="P12" draw:layer="layout" svg:width="0.131cm" svg:height="0.196cm" svg:x="6.013cm" svg:y="17.167cm" svg:viewBox="0 0 132 197" svg:d="M83 197c-12 0-23-2-33-6-10-3-19-9-26-17-8-8-13-18-18-30-4-13-6-27-6-45s2-33 7-46c4-12 10-23 18-30 7-8 16-14 26-18 11-3 22-5 33-5 9 0 18 1 27 3 8 2 15 4 21 7l-9 27c-3-1-6-2-9-4-3-1-7-2-10-3-4 0-7-1-10-2-4 0-7 0-10 0-18 0-31 5-39 17s-13 30-13 54 5 42 13 53c8 12 21 17 38 17 9 0 18-1 25-3 8-2 15-5 21-8v28c-6 4-13 6-20 8s-16 3-26 3z">
            <text:p/>
          </draw:path>
          <draw:path draw:style-name="gr16" draw:text-style-name="P12" draw:layer="layout" svg:width="0.053cm" svg:height="0.086cm" svg:x="6.166cm" svg:y="17.32cm" svg:viewBox="0 0 54 87" svg:d="M52 0l2 4c-1 6-3 13-6 20-2 7-4 14-7 21s-6 14-9 21c-2 7-5 14-8 21h-24c2-7 3-15 5-22 2-8 3-15 5-23 1-8 3-15 4-22s2-14 3-20z">
            <text:p/>
          </draw:path>
          <draw:path draw:style-name="gr16" draw:text-style-name="P12" draw:layer="layout" svg:width="0.175cm" svg:height="0.251cm" svg:x="6.34cm" svg:y="17.108cm" svg:viewBox="0 0 176 252" svg:d="M104 252c-10 0-21 0-32 0 0-74 0-149 0-224-24 0-48 0-72 0 0-9 0-19 0-28 59 0 117 0 176 0 0 9 0 19 0 28-24 0-48 0-72 0 0 75 0 150 0 224z">
            <text:p/>
          </draw:path>
          <draw:path draw:style-name="gr16" draw:text-style-name="P12" draw:layer="layout" svg:width="0.13cm" svg:height="0.251cm" svg:x="6.553cm" svg:y="17.108cm" svg:viewBox="0 0 131 252" svg:d="M131 252c-44 0-87 0-131 0 0-84 0-168 0-252 44 0 87 0 131 0 0 9 0 19 0 28-33 0-66 0-99 0 0 26 0 52 0 78 31 0 62 0 92 0 0 10 0 19 0 28-30 0-61 0-92 0 0 30 0 60 0 90 33 0 66 0 99 0 0 9 0 19 0 28z">
            <text:p/>
          </draw:path>
          <draw:path draw:style-name="gr16" draw:text-style-name="P12" draw:layer="layout" svg:width="0.192cm" svg:height="0.251cm" svg:x="6.705cm" svg:y="17.108cm" svg:viewBox="0 0 193 252" svg:d="M193 252c-12 0-24 0-36 0-21-36-41-73-61-109-21 36-43 73-64 109-10 0-21 0-32 0 26-44 52-88 78-131-24-41-48-81-73-121 12 0 23 0 34 0 20 32 39 64 58 97 19-33 38-65 57-97 11 0 22 0 33 0-24 40-48 80-73 119 27 45 53 89 79 133z">
            <text:p/>
          </draw:path>
          <draw:path draw:style-name="gr16" draw:text-style-name="P12" draw:layer="layout" svg:width="0.175cm" svg:height="0.251cm" svg:x="6.899cm" svg:y="17.108cm" svg:viewBox="0 0 176 252" svg:d="M104 252c-10 0-21 0-32 0 0-74 0-149 0-224-24 0-48 0-72 0 0-9 0-19 0-28 59 0 117 0 176 0 0 9 0 19 0 28-24 0-48 0-72 0 0 75 0 150 0 224z">
            <text:p/>
          </draw:path>
          <draw:path draw:style-name="gr16" draw:text-style-name="P12" draw:layer="layout" svg:width="0.151cm" svg:height="0.195cm" svg:x="7.19cm" svg:y="17.167cm" svg:viewBox="0 0 152 196" svg:d="M85 196c-12 0-24-2-34-6-11-5-20-11-27-19-8-8-14-18-18-30s-6-26-6-42c0-15 2-29 6-41 3-13 9-23 16-32 7-8 15-15 24-19 10-5 21-7 32-7 12 0 22 2 31 6s17 10 23 17c6 8 11 17 15 27 3 10 5 22 5 35v19h-120c1 22 6 39 14 49 9 10 22 16 40 16 6 0 11-1 16-1 5-1 10-2 14-3 5-1 10-2 14-4s9-3 13-5v27c-4 3-9 5-13 6-5 2-9 3-14 4s-9 2-14 2c-5 1-11 1-17 1zM78 26c-14 0-24 5-32 13-7 9-12 22-13 40h85c0-8-1-15-2-22-2-6-4-12-8-16-3-5-7-9-12-11-5-3-11-4-18-4z">
            <text:p/>
          </draw:path>
          <draw:path draw:style-name="gr16" draw:text-style-name="P12" draw:layer="layout" svg:width="0.149cm" svg:height="0.192cm" svg:x="7.387cm" svg:y="17.168cm" svg:viewBox="0 0 150 193" svg:d="M118 193v-122c0-15-3-26-9-34-6-7-15-11-28-11-9 0-17 2-24 5-6 3-11 7-15 13s-6 13-8 21c-2 9-3 19-3 30v98h-31v-190h26l4 26h2c3-5 6-9 10-13 4-3 8-6 13-9 5-2 10-4 15-5s11-2 16-2c21 0 37 6 48 16 10 11 16 29 16 53v124z">
            <text:p/>
          </draw:path>
          <draw:path draw:style-name="gr16" draw:text-style-name="P12" draw:layer="layout" svg:width="0.168cm" svg:height="0.277cm" svg:x="7.57cm" svg:y="17.168cm" svg:viewBox="0 0 169 278" svg:d="M169 3v20l-34 5c4 4 6 9 9 15 2 6 3 13 3 21 0 9-1 17-4 25-3 7-7 13-12 19-6 5-13 9-21 12s-17 5-28 5c-2 0-5 0-7 0-3 0-5 0-7-1-2 2-3 3-5 4-2 2-4 3-6 5-1 2-2 4-3 7-1 2-2 4-2 7s1 6 2 8c2 2 4 3 6 4s5 2 8 2c3 1 7 1 10 1h31c10 0 19 1 27 4 7 2 13 6 18 11 4 4 8 10 10 16s3 13 3 20c0 10-2 19-6 27-3 8-9 15-17 21-7 5-17 10-29 13-12 2-26 4-42 4-12 0-23-1-32-4-9-2-17-6-23-10-6-5-10-10-13-17-3-6-5-14-5-22 0-7 1-13 3-18 3-5 6-10 9-14 4-3 9-6 14-9 5-2 10-4 15-5-5-3-9-6-12-11s-4-10-4-16c0-7 2-13 5-18 4-6 10-11 18-15-5-2-10-5-14-9s-7-8-10-12c-3-5-5-10-7-16-1-5-2-11-2-17 0-10 1-19 4-27s7-15 13-21c6-5 13-10 21-13 8-2 18-4 29-4 4 0 9 0 13 1 5 1 9 1 12 2zM30 224c0 4 0 8 2 12 1 4 4 7 7 10 4 2 8 4 14 6 5 1 12 2 20 2 22 0 38-3 48-10 11-6 16-16 16-28 0-6 0-10-2-13-1-4-3-6-6-8-4-2-8-3-13-4s-11-1-19-1h-30c-4 0-9 0-13 1s-8 3-12 6c-3 2-6 6-9 10-2 4-3 10-3 17zM46 64c0 14 3 23 9 30 6 6 15 9 26 9 12 0 20-3 26-9 6-7 9-17 9-30 0-14-3-25-9-31-6-7-15-10-26-10-12 0-20 3-26 10s-9 17-9 31z">
            <text:p/>
          </draw:path>
          <draw:path draw:style-name="gr16" draw:text-style-name="P12" draw:layer="layout" svg:width="0.103cm" svg:height="0.191cm" svg:x="7.776cm" svg:y="17.168cm" svg:viewBox="0 0 104 192" svg:d="M82 0c3 0 7 0 11 0s8 0 11 1l-4 29c-4 0-7-1-10-1-4-1-7-1-10-1-7 0-14 2-20 5-6 2-11 7-15 12-4 6-8 12-10 20-2 7-4 16-4 25v102h-31v-189h26l3 35h2c3-5 6-10 9-15 3-4 7-8 11-12 4-3 9-6 14-8s10-3 17-3z">
            <text:p/>
          </draw:path>
          <draw:path draw:style-name="gr16" draw:text-style-name="P12" draw:layer="layout" svg:width="0.142cm" svg:height="0.195cm" svg:x="7.902cm" svg:y="17.167cm" svg:viewBox="0 0 143 196" svg:d="M120 193l-6-27h-1c-4 6-8 10-12 14-3 3-8 7-12 9-5 2-10 4-15 5-6 1-12 2-19 2-8 0-15-1-22-3-7-3-13-6-17-11-5-4-9-10-12-18-3-7-4-15-4-25 0-19 7-34 20-44s33-15 61-15h31v-12c0-8-1-15-2-20-2-5-4-10-8-13-3-3-7-5-11-7-5-1-10-2-16-2-10 0-19 1-27 4s-16 6-24 10l-11-23c9-5 18-9 29-12 10-3 21-5 33-5s22 1 30 4c9 2 16 6 21 11 6 5 10 11 13 19s4 18 4 29v130zM63 171c7 0 13-1 19-4 6-2 12-5 16-9 4-5 8-10 10-17 3-6 4-14 4-23v-17h-25c-10 0-19 1-26 3s-12 4-17 8c-4 3-7 7-9 12-1 4-2 10-2 16 0 10 2 18 8 23s13 8 22 8z">
            <text:p/>
          </draw:path>
          <draw:path draw:style-name="gr16" draw:text-style-name="P12" draw:layer="layout" svg:width="0.168cm" svg:height="0.189cm" svg:x="8.072cm" svg:y="17.171cm" svg:viewBox="0 0 169 190" svg:d="M65 190l-65-190h32l35 105c1 4 2 9 4 15s4 12 5 18c2 7 4 12 5 18 2 6 2 10 3 13h1c1-3 2-7 3-13s3-11 5-18c1-6 3-12 5-18s3-11 4-15l35-105h32l-65 190z">
            <text:p/>
          </draw:path>
          <draw:path draw:style-name="gr16" draw:text-style-name="P12" draw:layer="layout" svg:width="0.151cm" svg:height="0.195cm" svg:x="8.261cm" svg:y="17.167cm" svg:viewBox="0 0 152 196" svg:d="M85 196c-12 0-24-2-34-6-11-5-20-11-27-19-8-8-14-18-18-30s-6-26-6-42c0-15 2-29 6-41 3-13 9-23 16-32 7-8 15-15 24-19 10-5 21-7 32-7 12 0 22 2 31 6s17 10 23 17c6 8 11 17 15 27 3 10 5 22 5 35v19h-120c1 22 6 39 14 49 9 10 22 16 40 16 6 0 11-1 16-1 5-1 10-2 14-3 5-1 10-2 14-4s9-3 13-5v27c-4 3-9 5-13 6-5 2-9 3-14 4s-9 2-14 2c-5 1-11 1-17 1zM78 26c-14 0-24 5-32 13-7 9-12 22-13 40h85c0-8-1-15-2-22-2-6-4-12-8-16-3-5-7-9-12-11-5-3-11-4-18-4z">
            <text:p/>
          </draw:path>
          <draw:path draw:style-name="gr16" draw:text-style-name="P12" draw:layer="layout" svg:width="0.156cm" svg:height="0.271cm" svg:x="8.447cm" svg:y="17.092cm" svg:viewBox="0 0 157 272" svg:d="M127 243h-1c-3 4-5 8-9 11-3 4-7 7-12 10-4 2-9 4-15 6-5 1-11 2-18 2-11 0-21-2-29-6-9-4-17-11-23-19-7-8-11-18-15-30-3-12-5-27-5-43s2-30 5-42c4-13 8-23 15-31 6-8 14-15 23-19 8-4 18-6 29-6 7 0 13 1 18 2 6 2 11 4 15 6 5 3 9 6 12 9s6 7 9 11h2c0-4-1-8-1-12 0-3 0-6-1-9 0-3 0-6 0-7v-76h31v269h-25zM78 246c9 0 16-1 22-4s11-7 15-12c3-5 6-12 8-20s3-18 3-29v-7c0-11-1-22-2-31-2-9-5-16-8-22-4-6-9-11-15-14s-14-5-23-5c-16 0-27 6-35 19-7 12-11 30-11 54s4 42 11 53c8 12 19 18 35 18z">
            <text:p/>
          </draw:path>
          <draw:path draw:style-name="gr16" draw:text-style-name="P12" draw:layer="layout" svg:width="0.124cm" svg:height="0.27cm" svg:x="8.734cm" svg:y="17.09cm" svg:viewBox="0 0 125 271" svg:d="M107 105h-42v166h-32v-166h-33v-13l33-12v-16c0-13 2-23 4-31 3-8 7-15 12-20 4-5 10-8 18-10 7-2 15-3 24-3 6 0 13 1 18 2 6 1 11 3 16 4l-8 25c-4-2-8-3-12-4s-9-1-13-1c-5 0-9 0-12 2-4 1-6 3-8 5-3 3-4 7-5 12s-2 11-2 18v18h42z">
            <text:p/>
          </draw:path>
          <draw:path draw:style-name="gr16" draw:text-style-name="P12" draw:layer="layout" svg:width="0.103cm" svg:height="0.191cm" svg:x="8.873cm" svg:y="17.168cm" svg:viewBox="0 0 104 192" svg:d="M82 0c3 0 7 0 11 0s8 0 11 1l-4 29c-4 0-7-1-10-1-4-1-7-1-10-1-7 0-14 2-20 5-6 2-11 7-15 12-4 6-8 12-10 20-2 7-4 16-4 25v102h-31v-189h26l3 35h2c3-5 6-10 9-15 3-4 7-8 11-12 4-3 9-6 14-8s10-3 17-3z">
            <text:p/>
          </draw:path>
          <draw:path draw:style-name="gr16" draw:text-style-name="P12" draw:layer="layout" svg:width="0.164cm" svg:height="0.195cm" svg:x="9.002cm" svg:y="17.167cm" svg:viewBox="0 0 165 196" svg:d="M165 98c0 15-2 29-6 42-4 12-9 22-17 30-7 9-15 15-26 20-10 4-21 6-34 6-12 0-23-2-33-6-10-5-19-11-26-20-7-8-13-18-17-30-4-13-6-27-6-42 0-16 2-30 6-42s9-22 16-31c7-8 16-14 26-19 11-4 22-6 35-6 12 0 23 2 33 6 10 5 18 11 26 19 7 9 13 19 17 31s6 26 6 42zM32 98c0 24 4 42 12 54s21 18 39 18c17 0 30-6 38-18s11-30 11-54-4-42-11-54c-8-12-21-18-39-18-17 0-30 6-38 18s-12 30-12 54z">
            <text:p/>
          </draw:path>
          <draw:path draw:style-name="gr16" draw:text-style-name="P12" draw:layer="layout" svg:width="0.257cm" svg:height="0.192cm" svg:x="9.216cm" svg:y="17.168cm" svg:viewBox="0 0 258 193" svg:d="M227 193v-122c0-15-3-26-9-34-6-7-15-11-27-11-8 0-15 1-21 4s-11 7-14 12c-4 5-7 12-9 20-1 7-2 16-2 26v105h-32v-122c0-15-3-26-8-34-6-7-15-11-27-11-9 0-16 2-22 5s-11 7-15 13c-3 6-6 13-7 21-2 9-3 19-3 30v98h-31v-190h26l4 26h2c2-5 6-9 10-13 3-3 8-6 12-9 5-2 9-4 15-5 5-1 10-2 15-2 14 0 25 3 35 8 9 5 15 13 20 23h1c3-5 7-10 11-14 4-3 9-7 14-9 5-3 10-5 15-6 6-1 12-2 17-2 20 0 36 6 46 16 10 11 15 29 15 53v124z">
            <text:p/>
          </draw:path>
          <draw:path draw:style-name="gr16" draw:text-style-name="P12" draw:layer="layout" svg:width="0.156cm" svg:height="0.271cm" svg:x="9.622cm" svg:y="17.092cm" svg:viewBox="0 0 157 272" svg:d="M86 76c10 0 20 2 29 6s16 10 23 19c6 8 11 18 14 30 4 12 5 27 5 43s-1 30-5 42c-3 13-8 23-14 31-7 8-14 15-23 19s-19 6-29 6c-7 0-13-1-19-2-5-2-10-4-15-6-4-3-8-6-12-9-3-3-6-7-9-10h-2l-6 24h-23v-269h31v65c0 4 0 8 0 13s0 9 0 13c-1 4-1 9-1 13h1c3-4 6-8 9-11 4-3 8-6 12-9 4-2 9-4 15-6 5-1 12-2 19-2zM79 102c-9 0-16 1-23 4-6 3-11 8-14 14-4 6-7 13-8 22-2 9-3 20-3 32 0 11 1 22 3 31 1 9 4 16 8 22 3 6 8 11 15 14 6 3 14 5 23 5 15 0 27-6 34-19 7-12 11-30 11-54s-4-41-11-53-19-18-35-18z">
            <text:p/>
          </draw:path>
          <draw:path draw:style-name="gr16" draw:text-style-name="P12" draw:layer="layout" svg:width="0.142cm" svg:height="0.195cm" svg:x="9.816cm" svg:y="17.167cm" svg:viewBox="0 0 143 196" svg:d="M120 193l-6-27h-1c-4 6-8 10-12 14-3 3-8 7-12 9-5 2-10 4-15 5-6 1-12 2-19 2-8 0-15-1-22-3-7-3-13-6-17-11-5-4-9-10-12-18-3-7-4-15-4-25 0-19 7-34 20-44s33-15 61-15h31v-12c0-8-1-15-2-20-2-5-4-10-8-13-3-3-7-5-11-7-5-1-10-2-16-2-10 0-19 1-27 4s-16 6-24 10l-11-23c9-5 18-9 29-12 10-3 21-5 33-5s22 1 30 4c9 2 16 6 21 11 6 5 10 11 13 19s4 18 4 29v130zM63 171c7 0 13-1 19-4 6-2 12-5 16-9 4-5 8-10 10-17 3-6 4-14 4-23v-17h-25c-10 0-19 1-26 3s-12 4-17 8c-4 3-7 7-9 12-1 4-2 10-2 16 0 10 2 18 8 23s13 8 22 8z">
            <text:p/>
          </draw:path>
          <draw:path draw:style-name="gr16" draw:text-style-name="P12" draw:layer="layout" svg:width="0.131cm" svg:height="0.196cm" svg:x="10.005cm" svg:y="17.167cm" svg:viewBox="0 0 132 197" svg:d="M83 197c-12 0-23-2-33-6-10-3-19-9-26-17-8-8-13-18-18-30-4-13-6-27-6-45s2-33 7-46c4-12 10-23 18-30 7-8 16-14 26-18 11-3 22-5 33-5 9 0 18 1 27 3 8 2 15 4 21 7l-9 27c-3-1-6-2-9-4-3-1-7-2-10-3-4 0-7-1-10-2-4 0-7 0-10 0-18 0-31 5-39 17s-13 30-13 54 5 42 13 53c8 12 21 17 38 17 9 0 18-1 25-3 8-2 15-5 21-8v28c-6 4-13 6-20 8s-16 3-26 3z">
            <text:p/>
          </draw:path>
          <draw:path draw:style-name="gr16" draw:text-style-name="P12" draw:layer="layout" svg:width="0.143cm" svg:height="0.268cm" svg:x="10.177cm" svg:y="17.092cm" svg:viewBox="0 0 144 269" svg:d="M29 171c8-10 15-20 23-30 17-20 34-41 51-62 12 0 24 0 36 0-23 27-46 55-69 82 25 36 49 72 74 108-12 0-24 0-36 0-20-29-39-58-58-87-6 4-13 9-19 14 0 24 0 48 0 73-10 0-21 0-31 0 0-90 0-179 0-269 10 0 21 0 31 0 0 41 0 82 0 123-1 16-2 32-3 48 1 0 1 0 1 0z">
            <text:p/>
          </draw:path>
          <draw:path draw:style-name="gr16" draw:text-style-name="P12" draw:layer="layout" svg:width="0.081cm" svg:height="0.308cm" svg:x="10.427cm" svg:y="17.108cm" svg:viewBox="0 0 82 309" svg:d="M0 156c0-15 1-29 3-43s5-28 10-41c4-13 9-26 16-38 6-12 14-23 23-34h30c-17 22-29 47-37 73-8 27-13 54-13 82 0 14 1 28 4 41 2 14 5 27 9 40s9 26 15 38 13 24 21 35h-29c-9-11-17-22-23-34-7-12-12-24-16-37-5-13-8-26-10-40s-3-28-3-42z">
            <text:p/>
          </draw:path>
          <draw:path draw:style-name="gr16" draw:text-style-name="P12" draw:layer="layout" svg:width="0.103cm" svg:height="0.191cm" svg:x="10.549cm" svg:y="17.168cm" svg:viewBox="0 0 104 192" svg:d="M82 0c3 0 7 0 11 0s8 0 11 1l-4 29c-4 0-7-1-10-1-4-1-7-1-10-1-7 0-14 2-20 5-6 2-11 7-15 12-4 6-8 12-10 20-2 7-4 16-4 25v102h-31v-189h26l3 35h2c3-5 6-10 9-15 3-4 7-8 11-12 4-3 9-6 14-8s10-3 17-3z">
            <text:p/>
          </draw:path>
          <draw:path draw:style-name="gr16" draw:text-style-name="P12" draw:layer="layout" svg:width="0.151cm" svg:height="0.195cm" svg:x="10.678cm" svg:y="17.167cm" svg:viewBox="0 0 152 196" svg:d="M85 196c-12 0-24-2-34-6-11-5-20-11-27-19-8-8-14-18-18-30s-6-26-6-42c0-15 2-29 6-41 3-13 9-23 16-32 7-8 15-15 24-19 10-5 21-7 32-7 12 0 22 2 31 6s17 10 23 17c6 8 11 17 15 27 3 10 5 22 5 35v19h-120c1 22 6 39 14 49 9 10 22 16 40 16 6 0 11-1 16-1 5-1 10-2 14-3 5-1 10-2 14-4s9-3 13-5v27c-4 3-9 5-13 6-5 2-9 3-14 4s-9 2-14 2c-5 1-11 1-17 1zM78 26c-14 0-24 5-32 13-7 9-12 22-13 40h85c0-8-1-15-2-22-2-6-4-12-8-16-3-5-7-9-12-11-5-3-11-4-18-4z">
            <text:p/>
          </draw:path>
          <draw:path draw:style-name="gr16" draw:text-style-name="P12" draw:layer="layout" svg:width="0.168cm" svg:height="0.189cm" svg:x="10.845cm" svg:y="17.171cm" svg:viewBox="0 0 169 190" svg:d="M65 190l-65-190h32l35 105c1 4 2 9 4 15s4 12 5 18c2 7 4 12 5 18 2 6 2 10 3 13h1c1-3 2-7 3-13s3-11 5-18c1-6 3-12 5-18s3-11 4-15l35-105h32l-65 190z">
            <text:p/>
          </draw:path>
          <draw:path draw:style-name="gr16" draw:text-style-name="P12" draw:layer="layout" svg:width="0.151cm" svg:height="0.195cm" svg:x="11.034cm" svg:y="17.167cm" svg:viewBox="0 0 152 196" svg:d="M85 196c-12 0-24-2-34-6-11-5-20-11-27-19-8-8-14-18-18-30s-6-26-6-42c0-15 2-29 6-41 3-13 9-23 16-32 7-8 15-15 24-19 10-5 21-7 32-7 12 0 22 2 31 6s17 10 23 17c6 8 11 17 15 27 3 10 5 22 5 35v19h-120c1 22 6 39 14 49 9 10 22 16 40 16 6 0 11-1 16-1 5-1 10-2 14-3 5-1 10-2 14-4s9-3 13-5v27c-4 3-9 5-13 6-5 2-9 3-14 4s-9 2-14 2c-5 1-11 1-17 1zM78 26c-14 0-24 5-32 13-7 9-12 22-13 40h85c0-8-1-15-2-22-2-6-4-12-8-16-3-5-7-9-12-11-5-3-11-4-18-4z">
            <text:p/>
          </draw:path>
          <draw:path draw:style-name="gr16" draw:text-style-name="P12" draw:layer="layout" svg:width="0.103cm" svg:height="0.191cm" svg:x="11.231cm" svg:y="17.168cm" svg:viewBox="0 0 104 192" svg:d="M82 0c3 0 7 0 11 0s8 0 11 1l-4 29c-4 0-7-1-10-1-4-1-7-1-10-1-7 0-14 2-20 5-6 2-11 7-15 12-4 6-8 12-10 20-2 7-4 16-4 25v102h-31v-189h26l3 35h2c3-5 6-10 9-15 3-4 7-8 11-12 4-3 9-6 14-8s10-3 17-3z">
            <text:p/>
          </draw:path>
          <draw:path draw:style-name="gr16" draw:text-style-name="P12" draw:layer="layout" svg:width="0.127cm" svg:height="0.195cm" svg:x="11.357cm" svg:y="17.167cm" svg:viewBox="0 0 128 196" svg:d="M128 141c0 9-2 17-5 24-4 7-8 13-15 17-6 5-13 8-22 11-9 2-19 3-30 3-13 0-23-1-32-3s-17-5-24-9v-28c4 1 8 3 12 5s9 3 14 5c5 1 9 2 15 3 5 1 10 1 15 1 7 0 14 0 19-2 5-1 9-3 13-5 3-2 5-5 7-9 1-3 2-7 2-11 0-3-1-7-2-10-1-2-3-5-6-8s-7-6-12-9c-6-2-13-6-21-9-8-4-16-7-22-11-7-3-12-7-17-11s-8-9-11-15c-2-6-3-12-3-20s1-15 4-21c4-7 8-12 14-16s12-8 21-10c8-2 17-3 26-3 12 0 22 1 31 4 9 2 18 5 26 9l-11 25c-7-3-15-6-23-8-7-3-15-4-24-4-11 0-20 2-26 6-5 4-8 9-8 16 0 4 1 8 2 11s4 6 7 8c3 3 7 6 13 8 5 3 12 6 20 9 8 4 15 7 22 11 6 3 12 7 17 11 4 5 8 9 10 15 3 5 4 12 4 20z">
            <text:p/>
          </draw:path>
          <draw:path draw:style-name="gr16" draw:text-style-name="P12" draw:layer="layout" svg:width="0.151cm" svg:height="0.195cm" svg:x="11.516cm" svg:y="17.167cm" svg:viewBox="0 0 152 196" svg:d="M85 196c-12 0-24-2-34-6-11-5-20-11-27-19-8-8-14-18-18-30s-6-26-6-42c0-15 2-29 6-41 3-13 9-23 16-32 7-8 15-15 24-19 10-5 21-7 32-7 12 0 22 2 31 6s17 10 23 17c6 8 11 17 15 27 3 10 5 22 5 35v19h-120c1 22 6 39 14 49 9 10 22 16 40 16 6 0 11-1 16-1 5-1 10-2 14-3 5-1 10-2 14-4s9-3 13-5v27c-4 3-9 5-13 6-5 2-9 3-14 4s-9 2-14 2c-5 1-11 1-17 1zM78 26c-14 0-24 5-32 13-7 9-12 22-13 40h85c0-8-1-15-2-22-2-6-4-12-8-16-3-5-7-9-12-11-5-3-11-4-18-4z">
            <text:p/>
          </draw:path>
          <draw:path draw:style-name="gr16" draw:text-style-name="P12" draw:layer="layout" svg:width="0.081cm" svg:height="0.308cm" svg:x="11.694cm" svg:y="17.108cm" svg:viewBox="0 0 82 309" svg:d="M82 156c0 14-1 28-3 42s-6 27-10 40-10 25-16 37c-7 12-14 23-23 34h-30c8-11 15-23 21-35s12-25 16-38 7-26 9-40c2-13 3-27 3-41 0-28-4-55-12-82-9-26-21-51-37-73h30c9 11 16 22 23 34 6 12 12 25 16 38s8 27 10 41 3 28 3 43z">
            <text:p/>
          </draw:path>
          <draw:path draw:style-name="gr16" draw:text-style-name="P12" draw:layer="layout" svg:width="0.127cm" svg:height="0.195cm" svg:x="11.898cm" svg:y="17.167cm" svg:viewBox="0 0 128 196" svg:d="M128 141c0 9-2 17-5 24-4 7-8 13-15 17-6 5-13 8-22 11-9 2-19 3-30 3-13 0-23-1-32-3s-17-5-24-9v-28c4 1 8 3 12 5s9 3 14 5c5 1 9 2 15 3 5 1 10 1 15 1 7 0 14 0 19-2 5-1 9-3 13-5 3-2 5-5 7-9 1-3 2-7 2-11 0-3-1-7-2-10-1-2-3-5-6-8s-7-6-12-9c-6-2-13-6-21-9-8-4-16-7-22-11-7-3-12-7-17-11s-8-9-11-15c-2-6-3-12-3-20s1-15 4-21c4-7 8-12 14-16s12-8 21-10c8-2 17-3 26-3 12 0 22 1 31 4 9 2 18 5 26 9l-11 25c-7-3-15-6-23-8-7-3-15-4-24-4-11 0-20 2-26 6-5 4-8 9-8 16 0 4 1 8 2 11s4 6 7 8c3 3 7 6 13 8 5 3 12 6 20 9 8 4 15 7 22 11 6 3 12 7 17 11 4 5 8 9 10 15 3 5 4 12 4 20z">
            <text:p/>
          </draw:path>
          <draw:path draw:style-name="gr16" draw:text-style-name="P12" draw:layer="layout" svg:width="0.036cm" svg:height="0.26cm" svg:x="12.067cm" svg:y="17.1cm" svg:viewBox="0 0 37 261" svg:d="M34 261h-32v-190h32zM0 20c0-7 2-12 5-15 4-3 8-5 13-5 3 0 5 0 7 1 3 1 5 2 6 4 2 1 3 3 4 6 1 2 2 5 2 9 0 6-2 11-6 15-3 3-8 5-13 5s-9-2-13-5c-3-4-5-9-5-15z">
            <text:p/>
          </draw:path>
          <draw:path draw:style-name="gr16" draw:text-style-name="P12" draw:layer="layout" svg:width="0.156cm" svg:height="0.271cm" svg:x="12.147cm" svg:y="17.092cm" svg:viewBox="0 0 157 272" svg:d="M127 243h-1c-3 4-5 8-9 11-3 4-7 7-12 10-4 2-9 4-15 6-5 1-11 2-18 2-11 0-21-2-29-6-9-4-17-11-23-19-7-8-11-18-15-30-3-12-5-27-5-43s2-30 5-42c4-13 8-23 15-31 6-8 14-15 23-19 8-4 18-6 29-6 7 0 13 1 18 2 6 2 11 4 15 6 5 3 9 6 12 9s6 7 9 11h2c0-4-1-8-1-12 0-3 0-6-1-9 0-3 0-6 0-7v-76h31v269h-25zM78 246c9 0 16-1 22-4s11-7 15-12c3-5 6-12 8-20s3-18 3-29v-7c0-11-1-22-2-31-2-9-5-16-8-22-4-6-9-11-15-14s-14-5-23-5c-16 0-27 6-35 19-7 12-11 30-11 54s4 42 11 53c8 12 19 18 35 18z">
            <text:p/>
          </draw:path>
          <draw:path draw:style-name="gr16" draw:text-style-name="P12" draw:layer="layout" svg:width="0.151cm" svg:height="0.195cm" svg:x="12.354cm" svg:y="17.167cm" svg:viewBox="0 0 152 196" svg:d="M85 196c-12 0-24-2-34-6-11-5-20-11-27-19-8-8-14-18-18-30s-6-26-6-42c0-15 2-29 6-41 3-13 9-23 16-32 7-8 15-15 24-19 10-5 21-7 32-7 12 0 22 2 31 6s17 10 23 17c6 8 11 17 15 27 3 10 5 22 5 35v19h-120c1 22 6 39 14 49 9 10 22 16 40 16 6 0 11-1 16-1 5-1 10-2 14-3 5-1 10-2 14-4s9-3 13-5v27c-4 3-9 5-13 6-5 2-9 3-14 4s-9 2-14 2c-5 1-11 1-17 1zM78 26c-14 0-24 5-32 13-7 9-12 22-13 40h85c0-8-1-15-2-22-2-6-4-12-8-16-3-5-7-9-12-11-5-3-11-4-18-4z">
            <text:p/>
          </draw:path>
        </draw:g>
      </draw:page>
      <draw:page draw:name="page4" draw:style-name="dp1" draw:master-page-name="master-page3">
        <draw:custom-shape draw:style-name="gr17" draw:text-style-name="P13" draw:layer="layout" svg:width="14.732cm" svg:height="8.636cm" svg:x="2.515cm" svg:y="3.023cm">
          <text:p/>
          <draw:enhanced-geometry svg:viewBox="0 0 21600 21600" draw:path-stretchpoint-x="10800" draw:path-stretchpoint-y="10800" draw:text-areas="?f3 ?f4 ?f5 ?f6" draw:type="round-rectangle" draw:modifiers="3176.102813476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0" draw:text-style-name="P5" draw:layer="layout" svg:width="0.769cm" svg:height="0.769cm" svg:x="15.211cm" svg:y="4.289cm" svg:viewBox="0 0 770 770" svg:d="M770 770c0-257 0-513 0-770-257 0-513 0-770 0 0 257 0 513 0 770 257 0 513 0 770 0z">
            <text:p/>
          </draw:path>
          <draw:path draw:style-name="gr11" draw:text-style-name="P14" draw:layer="layout" svg:width="0.264cm" svg:height="0.45cm" svg:x="15.446cm" svg:y="4.419cm" svg:viewBox="0 0 265 451" svg:d="M133 0c-27 0-40 14-40 43 0 14 4 25 12 32 8 8 18 12 28 12 28 0 42-15 42-44s-14-43-42-43zM171 187l74-6v-56h-148v265h-97v61h265v-61h-94z">
            <text:p/>
          </draw:path>
        </draw:g>
        <draw:g>
          <draw:path draw:style-name="gr10" draw:text-style-name="P5" draw:layer="layout" svg:width="0.769cm" svg:height="0.769cm" svg:x="14.449cm" svg:y="4.289cm" svg:viewBox="0 0 770 770" svg:d="M770 770c0-257 0-513 0-770-257 0-513 0-770 0 0 257 0 513 0 770 257 0 513 0 770 0z">
            <text:p/>
          </draw:path>
          <draw:path draw:style-name="gr11" draw:text-style-name="P14" draw:layer="layout" svg:width="0.267cm" svg:height="0.411cm" svg:x="14.697cm" svg:y="4.463cm" svg:viewBox="0 0 268 412" svg:d="M2 340v61c30 7 57 11 81 11 74 0 111-36 111-107v-163h74v-48l-76-14-22-80h-49v81h-121v61h121v163c0 28-14 42-42 42-16 0-42-2-77-7z">
            <text:p/>
          </draw:path>
        </draw:g>
        <draw:g>
          <draw:path draw:style-name="gr10" draw:text-style-name="P5" draw:layer="layout" svg:width="0.769cm" svg:height="0.769cm" svg:x="13.687cm" svg:y="4.289cm" svg:viewBox="0 0 770 770" svg:d="M770 770c0-257 0-513 0-770-257 0-513 0-770 0 0 257 0 513 0 770 257 0 513 0 770 0z">
            <text:p/>
          </draw:path>
          <draw:path draw:style-name="gr11" draw:text-style-name="P14" draw:layer="layout" svg:width="0.28cm" svg:height="0.457cm" svg:x="13.917cm" svg:y="4.418cm" svg:viewBox="0 0 281 458" svg:d="M222 409l-3-3 4 46h58v-452h-74v115c0 15 4 35 12 60l2-2c-17-35-47-53-91-53-41 0-72 15-95 45-23 31-35 72-35 123 0 53 12 94 35 124s55 45 95 46c42-1 73-17 92-49zM207 288c0 40-5 67-16 82s-28 22-52 22c-42 0-63-34-63-104 0-68 21-102 63-102 25 0 42 7 53 21 10 15 15 42 15 81z">
            <text:p/>
          </draw:path>
        </draw:g>
        <draw:g>
          <draw:path draw:style-name="gr10" draw:text-style-name="P5" draw:layer="layout" svg:width="0.769cm" svg:height="0.769cm" svg:x="12.925cm" svg:y="4.289cm" svg:viewBox="0 0 770 770" svg:d="M770 770c0-257 0-513 0-770-257 0-513 0-770 0 0 257 0 513 0 770 257 0 513 0 770 0z">
            <text:p/>
          </draw:path>
          <draw:path draw:style-name="gr11" draw:text-style-name="P14" draw:layer="layout" svg:width="0.264cm" svg:height="0.45cm" svg:x="13.16cm" svg:y="4.419cm" svg:viewBox="0 0 265 451" svg:d="M133 0c-27 0-40 14-40 43 0 14 4 25 12 32 8 8 18 12 28 12 28 0 42-15 42-44s-14-43-42-43zM171 187l74-6v-56h-148v265h-97v61h265v-61h-94z">
            <text:p/>
          </draw:path>
        </draw:g>
        <draw:g>
          <draw:path draw:style-name="gr10" draw:text-style-name="P5" draw:layer="layout" svg:width="0.769cm" svg:height="0.769cm" svg:x="12.163cm" svg:y="4.289cm" svg:viewBox="0 0 770 770" svg:d="M770 770c0-257 0-513 0-770-257 0-513 0-770 0 0 257 0 513 0 770 257 0 513 0 770 0z">
            <text:p/>
          </draw:path>
          <draw:path draw:style-name="gr11" draw:text-style-name="P14" draw:layer="layout" svg:width="0.249cm" svg:height="0.336cm" svg:x="12.411cm" svg:y="4.538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10" draw:text-style-name="P5" draw:layer="layout" svg:width="0.769cm" svg:height="0.769cm" svg:x="11.401cm" svg:y="4.289cm" svg:viewBox="0 0 770 770" svg:d="M770 770c0-257 0-513 0-770-257 0-513 0-770 0 0 257 0 513 0 770 257 0 513 0 770 0z">
            <text:p/>
          </draw:path>
          <draw:path draw:style-name="gr11" draw:text-style-name="P14" draw:layer="layout" svg:width="0.28cm" svg:height="0.466cm" svg:x="11.637cm" svg:y="4.538cm" svg:viewBox="0 0 281 467" svg:d="M60 54l2 1v-49h-62v461h74v-141c0-8-4-22-12-44l-3 4c18 34 49 51 92 51 40 0 72-15 95-45s35-71 35-123-12-93-35-124c-23-30-55-45-95-45-43 0-73 18-91 54zM74 180v-11c0-39 5-66 16-81s28-23 52-23c42 0 63 35 63 105 0 68-21 102-64 102-24 0-41-7-51-21-10-13-16-37-16-71z">
            <text:p/>
          </draw:path>
        </draw:g>
        <draw:g>
          <draw:path draw:style-name="gr10" draw:text-style-name="P5" draw:layer="layout" svg:width="0.769cm" svg:height="0.769cm" svg:x="10.639cm" svg:y="4.289cm" svg:viewBox="0 0 770 770" svg:d="M770 770c0-257 0-513 0-770-257 0-513 0-770 0 0 257 0 513 0 770 257 0 513 0 770 0z">
            <text:p/>
          </draw:path>
          <draw:path draw:style-name="gr11" draw:text-style-name="P14" draw:layer="layout" svg:width="0.267cm" svg:height="0.411cm" svg:x="10.887cm" svg:y="4.463cm" svg:viewBox="0 0 268 412" svg:d="M2 340v61c30 7 57 11 81 11 74 0 111-36 111-107v-163h74v-48l-76-14-22-80h-49v81h-121v61h121v163c0 28-14 42-42 42-16 0-42-2-77-7z">
            <text:p/>
          </draw:path>
        </draw:g>
        <draw:g>
          <draw:path draw:style-name="gr10" draw:text-style-name="P5" draw:layer="layout" svg:width="0.769cm" svg:height="0.769cm" svg:x="9.877cm" svg:y="4.289cm" svg:viewBox="0 0 770 770" svg:d="M770 770c0-257 0-513 0-770-257 0-513 0-770 0 0 257 0 513 0 770 257 0 513 0 770 0z">
            <text:p/>
          </draw:path>
          <draw:path draw:style-name="gr11" draw:text-style-name="P14" draw:layer="layout" svg:width="0.288cm" svg:height="0.336cm" svg:x="10.106cm" svg:y="4.538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9.115cm" svg:y="4.289cm" svg:viewBox="0 0 770 770" svg:d="M770 770c0-257 0-513 0-770-257 0-513 0-770 0 0 257 0 513 0 770 257 0 513 0 770 0z">
            <text:p/>
          </draw:path>
          <draw:path draw:style-name="gr11" draw:text-style-name="P14" draw:layer="layout" svg:width="0.273cm" svg:height="0.331cm" svg:x="9.352cm" svg:y="4.538cm" svg:viewBox="0 0 274 332" svg:d="M74 332v-207c0-40 18-60 53-60 49 0 73 33 73 98v169h74v-326h-62l-1 49 3-2c-16-35-48-53-95-53-79 0-119 41-119 122v210z">
            <text:p/>
          </draw:path>
        </draw:g>
        <draw:g>
          <draw:path draw:style-name="gr10" draw:text-style-name="P5" draw:layer="layout" svg:width="0.769cm" svg:height="0.769cm" svg:x="8.353cm" svg:y="4.289cm" svg:viewBox="0 0 770 770" svg:d="M770 770c0-257 0-513 0-770-257 0-513 0-770 0 0 257 0 513 0 770 257 0 513 0 770 0z">
            <text:p/>
          </draw:path>
          <draw:path draw:style-name="gr11" draw:text-style-name="P14" draw:layer="layout" svg:width="0.267cm" svg:height="0.411cm" svg:x="8.601cm" svg:y="4.463cm" svg:viewBox="0 0 268 412" svg:d="M2 340v61c30 7 57 11 81 11 74 0 111-36 111-107v-163h74v-48l-76-14-22-80h-49v81h-121v61h121v163c0 28-14 42-42 42-16 0-42-2-77-7z">
            <text:p/>
          </draw:path>
        </draw:g>
        <draw:g>
          <draw:path draw:style-name="gr10" draw:text-style-name="P5" draw:layer="layout" svg:width="0.769cm" svg:height="0.769cm" svg:x="7.591cm" svg:y="4.289cm" svg:viewBox="0 0 770 770" svg:d="M770 770c0-257 0-513 0-770-257 0-513 0-770 0 0 257 0 513 0 770 257 0 513 0 770 0z">
            <text:p/>
          </draw:path>
          <draw:path draw:style-name="gr11" draw:text-style-name="P14" draw:layer="layout" svg:width="0.368cm" svg:height="0.325cm" svg:x="7.78cm" svg:y="4.543cm" svg:viewBox="0 0 369 326" svg:d="M140 326l38-173 9-92h-2l8 93 39 172h71l66-326h-68l-29 159c-6 35-8 71-6 109h2c1-34-2-68-9-100l-39-168h-72l-37 168c-8 37-11 70-8 100h1c1-45-1-81-6-109l-30-159h-68l67 326z">
            <text:p/>
          </draw:path>
        </draw:g>
        <draw:g>
          <draw:path draw:style-name="gr10" draw:text-style-name="P5" draw:layer="layout" svg:width="0.769cm" svg:height="0.769cm" svg:x="6.829cm" svg:y="4.289cm" svg:viewBox="0 0 770 770" svg:d="M770 770c0-257 0-513 0-770-257 0-513 0-770 0 0 257 0 513 0 770 257 0 513 0 770 0z">
            <text:p/>
          </draw:path>
          <draw:path draw:style-name="gr11" draw:text-style-name="P14" draw:layer="layout" svg:width="0.288cm" svg:height="0.336cm" svg:x="7.058cm" svg:y="4.538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6.067cm" svg:y="4.289cm" svg:viewBox="0 0 770 770" svg:d="M770 770c0-257 0-513 0-770-257 0-513 0-770 0 0 257 0 513 0 770 257 0 513 0 770 0z">
            <text:p/>
          </draw:path>
          <draw:path draw:style-name="gr11" draw:text-style-name="P14" draw:layer="layout" svg:width="0.273cm" svg:height="0.331cm" svg:x="6.304cm" svg:y="4.538cm" svg:viewBox="0 0 274 332" svg:d="M74 332v-207c0-40 18-60 53-60 49 0 73 33 73 98v169h74v-326h-62l-1 49 3-2c-16-35-48-53-95-53-79 0-119 41-119 122v210z">
            <text:p/>
          </draw:path>
        </draw:g>
        <draw:g>
          <draw:path draw:style-name="gr10" draw:text-style-name="P5" draw:layer="layout" svg:width="0.769cm" svg:height="0.769cm" svg:x="5.305cm" svg:y="4.289cm" svg:viewBox="0 0 770 770" svg:d="M770 770c0-257 0-513 0-770-257 0-513 0-770 0 0 257 0 513 0 770 257 0 513 0 770 0z">
            <text:p/>
          </draw:path>
          <draw:path draw:style-name="gr11" draw:text-style-name="P14" draw:layer="layout" svg:width="0.267cm" svg:height="0.411cm" svg:x="5.553cm" svg:y="4.463cm" svg:viewBox="0 0 268 412" svg:d="M2 340v61c30 7 57 11 81 11 74 0 111-36 111-107v-163h74v-48l-76-14-22-80h-49v81h-121v61h121v163c0 28-14 42-42 42-16 0-42-2-77-7z">
            <text:p/>
          </draw:path>
        </draw:g>
        <draw:g>
          <draw:path draw:style-name="gr10" draw:text-style-name="P5" draw:layer="layout" svg:width="0.769cm" svg:height="0.769cm" svg:x="4.543cm" svg:y="4.289cm" svg:viewBox="0 0 770 770" svg:d="M770 770c0-257 0-513 0-770-257 0-513 0-770 0 0 257 0 513 0 770 257 0 513 0 770 0z">
            <text:p/>
          </draw:path>
          <draw:path draw:style-name="gr11" draw:text-style-name="P14" draw:layer="layout" svg:width="0.326cm" svg:height="0.461cm" svg:x="4.753cm" svg:y="4.544cm" svg:viewBox="0 0 327 462" svg:d="M327 0h-77l-75 188c-15 38-21 66-15 82h1c3-22-3-49-15-83l-69-187h-77l137 358c13 33 28 59 46 77 19 18 44 26 76 27 16-1 36-3 58-7v-64c-20 4-37 6-50 6-15 0-26-3-34-9-8-7-15-18-22-34l-14-37z">
            <text:p/>
          </draw:path>
        </draw:g>
        <draw:g>
          <draw:path draw:style-name="gr10" draw:text-style-name="P5" draw:layer="layout" svg:width="0.769cm" svg:height="0.769cm" svg:x="3.781cm" svg:y="4.289cm" svg:viewBox="0 0 770 770" svg:d="M770 770c0-257 0-513 0-770-257 0-513 0-770 0 0 257 0 513 0 770 257 0 513 0 770 0z">
            <text:p/>
          </draw:path>
          <draw:path draw:style-name="gr11" draw:text-style-name="P14" draw:layer="layout" svg:width="0.204cm" svg:height="0.069cm" svg:x="4.052cm" svg:y="4.671cm" svg:viewBox="0 0 205 70" svg:d="M205 70c0-23 0-47 0-70-68 0-137 0-205 0 0 23 0 47 0 70 68 0 137 0 205 0z">
            <text:p/>
          </draw:path>
        </draw:g>
        <draw:g>
          <draw:path draw:style-name="gr10" draw:text-style-name="P5" draw:layer="layout" svg:width="0.769cm" svg:height="0.769cm" svg:x="15.211cm" svg:y="5.051cm" svg:viewBox="0 0 770 770" svg:d="M770 770c0-257 0-513 0-770-257 0-513 0-770 0 0 257 0 513 0 770 257 0 513 0 770 0z">
            <text:p/>
          </draw:path>
          <draw:path draw:style-name="gr11" draw:text-style-name="P14" draw:layer="layout" svg:width="0.289cm" svg:height="0.454cm" svg:x="15.432cm" svg:y="5.176cm" svg:viewBox="0 0 290 455" svg:d="M22 191h107v264h74v-264h87v-53l-87-9v-16c0-39-10-67-28-86-19-18-50-27-91-27-25 0-53 4-84 13l18 62c25-7 47-10 65-10 19 0 31 3 37 10s9 19 9 37v17h-107z">
            <text:p/>
          </draw:path>
        </draw:g>
        <draw:g>
          <draw:path draw:style-name="gr10" draw:text-style-name="P5" draw:layer="layout" svg:width="0.769cm" svg:height="0.769cm" svg:x="14.449cm" svg:y="5.051cm" svg:viewBox="0 0 770 770" svg:d="M770 770c0-257 0-513 0-770-257 0-513 0-770 0 0 257 0 513 0 770 257 0 513 0 770 0z">
            <text:p/>
          </draw:path>
          <draw:path draw:style-name="gr11" draw:text-style-name="P14" draw:layer="layout" svg:width="0.264cm" svg:height="0.45cm" svg:x="14.684cm" svg:y="5.181cm" svg:viewBox="0 0 265 451" svg:d="M133 0c-27 0-40 14-40 43 0 14 4 25 12 32 8 8 18 12 28 12 28 0 42-15 42-44s-14-43-42-43zM171 187l74-6v-56h-148v265h-97v61h265v-61h-94z">
            <text:p/>
          </draw:path>
        </draw:g>
        <draw:g>
          <draw:path draw:style-name="gr10" draw:text-style-name="P5" draw:layer="layout" svg:width="0.769cm" svg:height="0.769cm" svg:x="13.687cm" svg:y="5.051cm" svg:viewBox="0 0 770 770" svg:d="M770 770c0-257 0-513 0-770-257 0-513 0-770 0 0 257 0 513 0 770 257 0 513 0 770 0z">
            <text:p/>
          </draw:path>
          <draw:path draw:style-name="gr11" draw:text-style-name="P14" draw:layer="layout" svg:width="0.326cm" svg:height="0.325cm" svg:x="13.897cm" svg:y="5.305cm" svg:viewBox="0 0 327 326" svg:d="M203 326l124-326h-77l-69 187c-16 43-22 74-18 92h1c6-9-1-39-18-92l-69-187h-77l123 326z">
            <text:p/>
          </draw:path>
        </draw:g>
        <draw:g>
          <draw:path draw:style-name="gr10" draw:text-style-name="P5" draw:layer="layout" svg:width="0.769cm" svg:height="0.769cm" svg:x="12.925cm" svg:y="5.051cm" svg:viewBox="0 0 770 770" svg:d="M770 770c0-257 0-513 0-770-257 0-513 0-770 0 0 257 0 513 0 770 257 0 513 0 770 0z">
            <text:p/>
          </draw:path>
          <draw:path draw:style-name="gr11" draw:text-style-name="P14" draw:layer="layout" svg:width="0.288cm" svg:height="0.336cm" svg:x="13.154cm" svg:y="5.3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12.163cm" svg:y="5.051cm" svg:viewBox="0 0 770 770" svg:d="M770 770c0-257 0-513 0-770-257 0-513 0-770 0 0 257 0 513 0 770 257 0 513 0 770 0z">
            <text:p/>
          </draw:path>
          <draw:path draw:style-name="gr11" draw:text-style-name="P14" draw:layer="layout" svg:width="0.221cm" svg:height="0.586cm" svg:x="12.459cm" svg:y="5.181cm" svg:viewBox="0 0 222 587" svg:d="M42 0c-27 0-41 14-41 43s14 44 41 44c28 0 41-15 41-44s-13-43-41-43zM222 574v-67c-34 10-64 15-92 15-18 0-32-5-42-13s-14-20-14-35v-289h115v-60h-189v346c0 37 12 65 35 85s55 30 96 31c31-1 61-5 91-13z">
            <text:p/>
          </draw:path>
        </draw:g>
        <draw:g>
          <draw:path draw:style-name="gr10" draw:text-style-name="P5" draw:layer="layout" svg:width="0.769cm" svg:height="0.769cm" svg:x="11.401cm" svg:y="5.051cm" svg:viewBox="0 0 770 770" svg:d="M770 770c0-257 0-513 0-770-257 0-513 0-770 0 0 257 0 513 0 770 257 0 513 0 770 0z">
            <text:p/>
          </draw:path>
          <draw:path draw:style-name="gr11" draw:text-style-name="P14" draw:layer="layout" svg:width="0.273cm" svg:height="0.451cm" svg:x="11.638cm" svg:y="5.179cm" svg:viewBox="0 0 274 452" svg:d="M74 452v-206c0-40 18-60 53-60 49 0 73 32 73 98v168h74v-452h-74v139l11 37 3-2c-16-36-48-53-95-53-79 0-119 40-119 122v209z">
            <text:p/>
          </draw:path>
        </draw:g>
        <draw:g>
          <draw:path draw:style-name="gr10" draw:text-style-name="P5" draw:layer="layout" svg:width="0.769cm" svg:height="0.769cm" svg:x="10.639cm" svg:y="5.051cm" svg:viewBox="0 0 770 770" svg:d="M770 770c0-257 0-513 0-770-257 0-513 0-770 0 0 257 0 513 0 770 257 0 513 0 770 0z">
            <text:p/>
          </draw:path>
          <draw:path draw:style-name="gr11" draw:text-style-name="P14" draw:layer="layout" svg:width="0.268cm" svg:height="0.336cm" svg:x="10.887cm" svg:y="5.3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5" draw:layer="layout" svg:width="0.769cm" svg:height="0.769cm" svg:x="9.877cm" svg:y="5.051cm" svg:viewBox="0 0 770 770" svg:d="M770 770c0-257 0-513 0-770-257 0-513 0-770 0 0 257 0 513 0 770 257 0 513 0 770 0z">
            <text:p/>
          </draw:path>
          <draw:path draw:style-name="gr11" draw:text-style-name="P14" draw:layer="layout" svg:width="0.265cm" svg:height="0.451cm" svg:x="10.114cm" svg:y="5.179cm" svg:viewBox="0 0 266 452" svg:d="M171 62c24-2 49-4 74-6 0-19 0-37 0-56-50 0-99 0-148 0 0 131 0 261 0 392-32 0-65 0-97 0 0 20 0 40 0 60 89 0 177 0 266 0 0-20 0-40 0-60-32 0-64 0-95 0 0-110 0-220 0-330z">
            <text:p/>
          </draw:path>
        </draw:g>
        <draw:g>
          <draw:path draw:style-name="gr10" draw:text-style-name="P5" draw:layer="layout" svg:width="0.769cm" svg:height="0.769cm" svg:x="9.115cm" svg:y="5.051cm" svg:viewBox="0 0 770 770" svg:d="M770 770c0-257 0-513 0-770-257 0-513 0-770 0 0 257 0 513 0 770 257 0 513 0 770 0z">
            <text:p/>
          </draw:path>
          <draw:path draw:style-name="gr11" draw:text-style-name="P14" draw:layer="layout" svg:width="0.289cm" svg:height="0.454cm" svg:x="9.336cm" svg:y="5.176cm" svg:viewBox="0 0 290 455" svg:d="M22 191h107v264h74v-264h87v-53l-87-9v-16c0-39-10-67-28-86-19-18-50-27-91-27-25 0-53 4-84 13l18 62c25-7 47-10 65-10 19 0 31 3 37 10s9 19 9 37v17h-107z">
            <text:p/>
          </draw:path>
        </draw:g>
        <draw:g>
          <draw:path draw:style-name="gr10" draw:text-style-name="P5" draw:layer="layout" svg:width="0.769cm" svg:height="0.769cm" svg:x="8.353cm" svg:y="5.051cm" svg:viewBox="0 0 770 770" svg:d="M770 770c0-257 0-513 0-770-257 0-513 0-770 0 0 257 0 513 0 770 257 0 513 0 770 0z">
            <text:p/>
          </draw:path>
          <draw:path draw:style-name="gr11" draw:text-style-name="P14" draw:layer="layout" svg:width="0.28cm" svg:height="0.466cm" svg:x="8.589cm" svg:y="5.3cm" svg:viewBox="0 0 281 467" svg:d="M60 54l2 1v-49h-62v461h74v-141c0-8-4-22-12-44l-3 4c18 34 49 51 92 51 40 0 72-15 95-45s35-71 35-123-12-93-35-124c-23-30-55-45-95-45-43 0-73 18-91 54zM74 180v-11c0-39 5-66 16-81s28-23 52-23c42 0 63 35 63 105 0 68-21 102-64 102-24 0-41-7-51-21-10-13-16-37-16-71z">
            <text:p/>
          </draw:path>
        </draw:g>
        <draw:g>
          <draw:path draw:style-name="gr10" draw:text-style-name="P5" draw:layer="layout" svg:width="0.769cm" svg:height="0.769cm" svg:x="7.591cm" svg:y="5.051cm" svg:viewBox="0 0 770 770" svg:d="M770 770c0-257 0-513 0-770-257 0-513 0-770 0 0 257 0 513 0 770 257 0 513 0 770 0z">
            <text:p/>
          </draw:path>
          <draw:path draw:style-name="gr11" draw:text-style-name="P14" draw:layer="layout" svg:width="0.273cm" svg:height="0.331cm" svg:x="7.828cm" svg:y="5.306cm" svg:viewBox="0 0 274 332" svg:d="M62 326v-49l-2 2c16 35 48 52 94 53 80-1 120-41 120-123v-209h-74v207c0 39-18 59-53 59-26 0-44-7-56-21-12-15-17-40-17-76v-169h-74v326z">
            <text:p/>
          </draw:path>
        </draw:g>
        <draw:g>
          <draw:path draw:style-name="gr10" draw:text-style-name="P5" draw:layer="layout" svg:width="0.769cm" svg:height="0.769cm" svg:x="6.829cm" svg:y="5.051cm" svg:viewBox="0 0 770 770" svg:d="M770 770c0-257 0-513 0-770-257 0-513 0-770 0 0 257 0 513 0 770 257 0 513 0 770 0z">
            <text:p/>
          </draw:path>
          <draw:path draw:style-name="gr11" draw:text-style-name="P14" draw:layer="layout" svg:width="0.268cm" svg:height="0.336cm" svg:x="7.077cm" svg:y="5.3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5" draw:layer="layout" svg:width="0.769cm" svg:height="0.769cm" svg:x="6.067cm" svg:y="5.051cm" svg:viewBox="0 0 770 770" svg:d="M770 770c0-257 0-513 0-770-257 0-513 0-770 0 0 257 0 513 0 770 257 0 513 0 770 0z">
            <text:p/>
          </draw:path>
          <draw:path draw:style-name="gr11" draw:text-style-name="P14" draw:layer="layout" svg:width="0.244cm" svg:height="0.331cm" svg:x="6.304cm" svg:y="5.3cm" svg:viewBox="0 0 245 332" svg:d="M0 17l20 68c29-10 52-16 70-16 26 0 46 8 60 22 14 15 21 37 21 66v175h74v-326h-63l2 64 3-1c-10-25-24-43-42-53-18-11-39-16-65-16-23 0-49 6-80 17z">
            <text:p/>
          </draw:path>
        </draw:g>
        <draw:g>
          <draw:path draw:style-name="gr10" draw:text-style-name="P5" draw:layer="layout" svg:width="0.769cm" svg:height="0.769cm" svg:x="5.305cm" svg:y="5.051cm" svg:viewBox="0 0 770 770" svg:d="M770 770c0-257 0-513 0-770-257 0-513 0-770 0 0 257 0 513 0 770 257 0 513 0 770 0z">
            <text:p/>
          </draw:path>
          <draw:path draw:style-name="gr11" draw:text-style-name="P14" draw:layer="layout" svg:width="0.267cm" svg:height="0.411cm" svg:x="5.553cm" svg:y="5.225cm" svg:viewBox="0 0 268 412" svg:d="M2 340v61c30 7 57 11 81 11 74 0 111-36 111-107v-163h74v-48l-76-14-22-80h-49v81h-121v61h121v163c0 28-14 42-42 42-16 0-42-2-77-7z">
            <text:p/>
          </draw:path>
        </draw:g>
        <draw:g>
          <draw:path draw:style-name="gr10" draw:text-style-name="P5" draw:layer="layout" svg:width="0.769cm" svg:height="0.769cm" svg:x="4.543cm" svg:y="5.051cm" svg:viewBox="0 0 770 770" svg:d="M770 770c0-257 0-513 0-770-257 0-513 0-770 0 0 257 0 513 0 770 257 0 513 0 770 0z">
            <text:p/>
          </draw:path>
          <draw:path draw:style-name="gr11" draw:text-style-name="P14" draw:layer="layout" svg:width="0.288cm" svg:height="0.336cm" svg:x="4.772cm" svg:y="5.3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3.781cm" svg:y="5.051cm" svg:viewBox="0 0 770 770" svg:d="M770 770c0-257 0-513 0-770-257 0-513 0-770 0 0 257 0 513 0 770 257 0 513 0 770 0z">
            <text:p/>
          </draw:path>
          <draw:path draw:style-name="gr11" draw:text-style-name="P14" draw:layer="layout" svg:width="0.244cm" svg:height="0.331cm" svg:x="4.018cm" svg:y="5.3cm" svg:viewBox="0 0 245 332" svg:d="M0 17l20 68c29-10 52-16 70-16 26 0 46 8 60 22 14 15 21 37 21 66v175h74v-326h-63l2 64 3-1c-10-25-24-43-42-53-18-11-39-16-65-16-23 0-49 6-80 17z">
            <text:p/>
          </draw:path>
        </draw:g>
        <draw:g>
          <draw:path draw:style-name="gr10" draw:text-style-name="P5" draw:layer="layout" svg:width="0.769cm" svg:height="0.769cm" svg:x="15.211cm" svg:y="5.813cm" svg:viewBox="0 0 770 770" svg:d="M770 770c0-257 0-513 0-770-257 0-513 0-770 0 0 257 0 513 0 770 257 0 513 0 770 0z">
            <text:p/>
          </draw:path>
          <draw:path draw:style-name="gr11" draw:text-style-name="P14" draw:layer="layout" svg:width="0.28cm" svg:height="0.466cm" svg:x="15.441cm" svg:y="6.062cm" svg:viewBox="0 0 281 467" svg:d="M222 288l-3-3c-8 21-12 35-12 41v141h74v-461h-62v49l2-1c-17-36-48-54-91-54-41 0-72 15-95 45s-35 71-35 123 12 94 35 124 55 45 95 45c42 0 73-16 92-49zM207 157v11c0 39-5 66-16 81s-28 23-52 23c-42 0-63-35-63-105 0-68 21-102 63-102 24 0 41 7 52 21 10 13 15 37 16 71z">
            <text:p/>
          </draw:path>
        </draw:g>
        <draw:g>
          <draw:path draw:style-name="gr10" draw:text-style-name="P5" draw:layer="layout" svg:width="0.769cm" svg:height="0.769cm" svg:x="14.449cm" svg:y="5.813cm" svg:viewBox="0 0 770 770" svg:d="M770 770c0-257 0-513 0-770-257 0-513 0-770 0 0 257 0 513 0 770 257 0 513 0 770 0z">
            <text:p/>
          </draw:path>
          <draw:path draw:style-name="gr11" draw:text-style-name="P14" draw:layer="layout" svg:width="0.268cm" svg:height="0.336cm" svg:x="14.697cm" svg:y="6.062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5" draw:layer="layout" svg:width="0.769cm" svg:height="0.769cm" svg:x="13.687cm" svg:y="5.813cm" svg:viewBox="0 0 770 770" svg:d="M770 770c0-257 0-513 0-770-257 0-513 0-770 0 0 257 0 513 0 770 257 0 513 0 770 0z">
            <text:p/>
          </draw:path>
          <draw:path draw:style-name="gr11" draw:text-style-name="P14" draw:layer="layout" svg:width="0.249cm" svg:height="0.336cm" svg:x="13.935cm" svg:y="6.062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10" draw:text-style-name="P5" draw:layer="layout" svg:width="0.769cm" svg:height="0.769cm" svg:x="12.925cm" svg:y="5.813cm" svg:viewBox="0 0 770 770" svg:d="M770 770c0-257 0-513 0-770-257 0-513 0-770 0 0 257 0 513 0 770 257 0 513 0 770 0z">
            <text:p/>
          </draw:path>
          <draw:path draw:style-name="gr11" draw:text-style-name="P14" draw:layer="layout" svg:width="0.267cm" svg:height="0.411cm" svg:x="13.173cm" svg:y="5.987cm" svg:viewBox="0 0 268 412" svg:d="M2 340v61c30 7 57 11 81 11 74 0 111-36 111-107v-163h74v-48l-76-14-22-80h-49v81h-121v61h121v163c0 28-14 42-42 42-16 0-42-2-77-7z">
            <text:p/>
          </draw:path>
        </draw:g>
        <draw:g>
          <draw:path draw:style-name="gr10" draw:text-style-name="P5" draw:layer="layout" svg:width="0.769cm" svg:height="0.769cm" svg:x="12.163cm" svg:y="5.813cm" svg:viewBox="0 0 770 770" svg:d="M770 770c0-257 0-513 0-770-257 0-513 0-770 0 0 257 0 513 0 770 257 0 513 0 770 0z">
            <text:p/>
          </draw:path>
          <draw:path draw:style-name="gr11" draw:text-style-name="P14" draw:layer="layout" svg:width="0.297cm" svg:height="0.336cm" svg:x="12.388cm" svg:y="6.062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5" draw:layer="layout" svg:width="0.769cm" svg:height="0.769cm" svg:x="11.401cm" svg:y="5.813cm" svg:viewBox="0 0 770 770" svg:d="M770 770c0-257 0-513 0-770-257 0-513 0-770 0 0 257 0 513 0 770 257 0 513 0 770 0z">
            <text:p/>
          </draw:path>
          <draw:path draw:style-name="gr11" draw:text-style-name="P14" draw:layer="layout" svg:width="0.28cm" svg:height="0.457cm" svg:x="11.637cm" svg:y="5.942cm" svg:viewBox="0 0 281 458" svg:d="M62 403l-2 1c18 36 48 53 91 54 40-1 72-16 95-46s35-71 35-122c0-53-12-94-35-124s-55-46-95-46c-42 0-73 17-92 50l3 3c8-21 12-35 12-41v-132h-74v452h62zM74 301v-11c0-40 5-67 16-82s28-22 52-22c42 0 63 34 63 104 0 68-21 102-64 102-24 0-41-6-51-20s-16-38-16-71z">
            <text:p/>
          </draw:path>
        </draw:g>
        <draw:g>
          <draw:path draw:style-name="gr10" draw:text-style-name="P5" draw:layer="layout" svg:width="0.769cm" svg:height="0.769cm" svg:x="10.639cm" svg:y="5.813cm" svg:viewBox="0 0 770 770" svg:d="M770 770c0-257 0-513 0-770-257 0-513 0-770 0 0 257 0 513 0 770 257 0 513 0 770 0z">
            <text:p/>
          </draw:path>
          <draw:path draw:style-name="gr11" draw:text-style-name="P14" draw:layer="layout" svg:width="0.267cm" svg:height="0.411cm" svg:x="10.887cm" svg:y="5.987cm" svg:viewBox="0 0 268 412" svg:d="M2 340v61c30 7 57 11 81 11 74 0 111-36 111-107v-163h74v-48l-76-14-22-80h-49v81h-121v61h121v163c0 28-14 42-42 42-16 0-42-2-77-7z">
            <text:p/>
          </draw:path>
        </draw:g>
        <draw:g>
          <draw:path draw:style-name="gr10" draw:text-style-name="P5" draw:layer="layout" svg:width="0.769cm" svg:height="0.769cm" svg:x="9.877cm" svg:y="5.813cm" svg:viewBox="0 0 770 770" svg:d="M770 770c0-257 0-513 0-770-257 0-513 0-770 0 0 257 0 513 0 770 257 0 513 0 770 0z">
            <text:p/>
          </draw:path>
          <draw:path draw:style-name="gr11" draw:text-style-name="P14" draw:layer="layout" svg:width="0.368cm" svg:height="0.325cm" svg:x="10.066cm" svg:y="6.067cm" svg:viewBox="0 0 369 326" svg:d="M140 326l38-173 9-92h-2l8 93 39 172h71l66-326h-68l-29 159c-6 35-8 71-6 109h2c1-34-2-68-9-100l-39-168h-72l-37 168c-8 37-11 70-8 100h1c1-45-1-81-6-109l-30-159h-68l67 326z">
            <text:p/>
          </draw:path>
        </draw:g>
        <draw:g>
          <draw:path draw:style-name="gr10" draw:text-style-name="P5" draw:layer="layout" svg:width="0.769cm" svg:height="0.769cm" svg:x="9.115cm" svg:y="5.813cm" svg:viewBox="0 0 770 770" svg:d="M770 770c0-257 0-513 0-770-257 0-513 0-770 0 0 257 0 513 0 770 257 0 513 0 770 0z">
            <text:p/>
          </draw:path>
          <draw:path draw:style-name="gr11" draw:text-style-name="P14" draw:layer="layout" svg:width="0.297cm" svg:height="0.336cm" svg:x="9.34cm" svg:y="6.062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5" draw:layer="layout" svg:width="0.769cm" svg:height="0.769cm" svg:x="8.353cm" svg:y="5.813cm" svg:viewBox="0 0 770 770" svg:d="M770 770c0-257 0-513 0-770-257 0-513 0-770 0 0 257 0 513 0 770 257 0 513 0 770 0z">
            <text:p/>
          </draw:path>
          <draw:path draw:style-name="gr11" draw:text-style-name="P14" draw:layer="layout" svg:width="0.273cm" svg:height="0.331cm" svg:x="8.59cm" svg:y="6.062cm" svg:viewBox="0 0 274 332" svg:d="M74 332v-207c0-40 18-60 53-60 49 0 73 33 73 98v169h74v-326h-62l-1 49 3-2c-16-35-48-53-95-53-79 0-119 41-119 122v210z">
            <text:p/>
          </draw:path>
        </draw:g>
        <draw:g>
          <draw:path draw:style-name="gr10" draw:text-style-name="P5" draw:layer="layout" svg:width="0.769cm" svg:height="0.769cm" svg:x="7.591cm" svg:y="5.813cm" svg:viewBox="0 0 770 770" svg:d="M770 770c0-257 0-513 0-770-257 0-513 0-770 0 0 257 0 513 0 770 257 0 513 0 770 0z">
            <text:p/>
          </draw:path>
          <draw:path draw:style-name="gr11" draw:text-style-name="P14" draw:layer="layout" svg:width="0.288cm" svg:height="0.336cm" svg:x="7.82cm" svg:y="6.062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6.829cm" svg:y="5.813cm" svg:viewBox="0 0 770 770" svg:d="M770 770c0-257 0-513 0-770-257 0-513 0-770 0 0 257 0 513 0 770 257 0 513 0 770 0z">
            <text:p/>
          </draw:path>
          <draw:path draw:style-name="gr11" draw:text-style-name="P14" draw:layer="layout" svg:width="0.264cm" svg:height="0.45cm" svg:x="7.064cm" svg:y="5.943cm" svg:viewBox="0 0 265 451" svg:d="M133 0c-27 0-40 14-40 43 0 14 4 25 12 32 8 8 18 12 28 12 28 0 42-15 42-44s-14-43-42-43zM171 187l74-6v-56h-148v265h-97v61h265v-61h-94z">
            <text:p/>
          </draw:path>
        </draw:g>
        <draw:g>
          <draw:path draw:style-name="gr10" draw:text-style-name="P5" draw:layer="layout" svg:width="0.769cm" svg:height="0.769cm" svg:x="6.067cm" svg:y="5.813cm" svg:viewBox="0 0 770 770" svg:d="M770 770c0-257 0-513 0-770-257 0-513 0-770 0 0 257 0 513 0 770 257 0 513 0 770 0z">
            <text:p/>
          </draw:path>
          <draw:path draw:style-name="gr11" draw:text-style-name="P14" draw:layer="layout" svg:width="0.305cm" svg:height="0.467cm" svg:x="6.288cm" svg:y="6.062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10" draw:text-style-name="P5" draw:layer="layout" svg:width="0.769cm" svg:height="0.769cm" svg:x="5.305cm" svg:y="5.813cm" svg:viewBox="0 0 770 770" svg:d="M770 770c0-257 0-513 0-770-257 0-513 0-770 0 0 257 0 513 0 770 257 0 513 0 770 0z">
            <text:p/>
          </draw:path>
          <draw:path draw:style-name="gr11" draw:text-style-name="P14" draw:layer="layout" svg:width="0.273cm" svg:height="0.451cm" svg:x="5.542cm" svg:y="5.941cm" svg:viewBox="0 0 274 452" svg:d="M74 452v-206c0-40 18-60 53-60 49 0 73 32 73 98v168h74v-452h-74v139l11 37 3-2c-16-36-48-53-95-53-79 0-119 40-119 122v209z">
            <text:p/>
          </draw:path>
        </draw:g>
        <draw:g>
          <draw:path draw:style-name="gr10" draw:text-style-name="P5" draw:layer="layout" svg:width="0.769cm" svg:height="0.769cm" svg:x="4.543cm" svg:y="5.813cm" svg:viewBox="0 0 770 770" svg:d="M770 770c0-257 0-513 0-770-257 0-513 0-770 0 0 257 0 513 0 770 257 0 513 0 770 0z">
            <text:p/>
          </draw:path>
          <draw:path draw:style-name="gr11" draw:text-style-name="P14" draw:layer="layout" svg:width="0.267cm" svg:height="0.411cm" svg:x="4.791cm" svg:y="5.987cm" svg:viewBox="0 0 268 412" svg:d="M2 340v61c30 7 57 11 81 11 74 0 111-36 111-107v-163h74v-48l-76-14-22-80h-49v81h-121v61h121v163c0 28-14 42-42 42-16 0-42-2-77-7z">
            <text:p/>
          </draw:path>
        </draw:g>
        <draw:g>
          <draw:path draw:style-name="gr10" draw:text-style-name="P5" draw:layer="layout" svg:width="0.769cm" svg:height="0.769cm" svg:x="3.781cm" svg:y="5.813cm" svg:viewBox="0 0 770 770" svg:d="M770 770c0-257 0-513 0-770-257 0-513 0-770 0 0 257 0 513 0 770 257 0 513 0 770 0z">
            <text:p/>
          </draw:path>
          <draw:path draw:style-name="gr11" draw:text-style-name="P14" draw:layer="layout" svg:width="0.268cm" svg:height="0.336cm" svg:x="4.029cm" svg:y="6.062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5" draw:layer="layout" svg:width="0.769cm" svg:height="0.769cm" svg:x="15.211cm" svg:y="6.575cm" svg:viewBox="0 0 770 770" svg:d="M770 770c0-257 0-513 0-770-257 0-513 0-770 0 0 257 0 513 0 770 257 0 513 0 770 0z">
            <text:p/>
          </draw:path>
          <draw:path draw:style-name="gr11" draw:text-style-name="P14" draw:layer="layout" svg:width="0.267cm" svg:height="0.411cm" svg:x="15.459cm" svg:y="6.749cm" svg:viewBox="0 0 268 412" svg:d="M2 340v61c30 7 57 11 81 11 74 0 111-36 111-107v-163h74v-48l-76-14-22-80h-49v81h-121v61h121v163c0 28-14 42-42 42-16 0-42-2-77-7z">
            <text:p/>
          </draw:path>
        </draw:g>
        <draw:g>
          <draw:path draw:style-name="gr10" draw:text-style-name="P5" draw:layer="layout" svg:width="0.769cm" svg:height="0.769cm" svg:x="14.449cm" svg:y="6.575cm" svg:viewBox="0 0 770 770" svg:d="M770 770c0-257 0-513 0-770-257 0-513 0-770 0 0 257 0 513 0 770 257 0 513 0 770 0z">
            <text:p/>
          </draw:path>
          <draw:path draw:style-name="gr11" draw:text-style-name="P14" draw:layer="layout" svg:width="0.273cm" svg:height="0.451cm" svg:x="14.686cm" svg:y="6.703cm" svg:viewBox="0 0 274 452" svg:d="M74 452v-206c0-40 18-60 53-60 49 0 73 32 73 98v168h74v-452h-74v139l11 37 3-2c-16-36-48-53-95-53-79 0-119 40-119 122v209z">
            <text:p/>
          </draw:path>
        </draw:g>
        <draw:g>
          <draw:path draw:style-name="gr10" draw:text-style-name="P5" draw:layer="layout" svg:width="0.769cm" svg:height="0.769cm" svg:x="13.687cm" svg:y="6.575cm" svg:viewBox="0 0 770 770" svg:d="M770 770c0-257 0-513 0-770-257 0-513 0-770 0 0 257 0 513 0 770 257 0 513 0 770 0z">
            <text:p/>
          </draw:path>
          <draw:path draw:style-name="gr11" draw:text-style-name="P14" draw:layer="layout" svg:width="0.244cm" svg:height="0.331cm" svg:x="13.924cm" svg:y="6.824cm" svg:viewBox="0 0 245 332" svg:d="M0 17l20 68c29-10 52-16 70-16 26 0 46 8 60 22 14 15 21 37 21 66v175h74v-326h-63l2 64 3-1c-10-25-24-43-42-53-18-11-39-16-65-16-23 0-49 6-80 17z">
            <text:p/>
          </draw:path>
        </draw:g>
        <draw:g>
          <draw:path draw:style-name="gr10" draw:text-style-name="P5" draw:layer="layout" svg:width="0.769cm" svg:height="0.769cm" svg:x="12.925cm" svg:y="6.575cm" svg:viewBox="0 0 770 770" svg:d="M770 770c0-257 0-513 0-770-257 0-513 0-770 0 0 257 0 513 0 770 257 0 513 0 770 0z">
            <text:p/>
          </draw:path>
          <draw:path draw:style-name="gr11" draw:text-style-name="P14" draw:layer="layout" svg:width="0.288cm" svg:height="0.336cm" svg:x="13.154cm" svg:y="6.824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12.163cm" svg:y="6.575cm" svg:viewBox="0 0 770 770" svg:d="M770 770c0-257 0-513 0-770-257 0-513 0-770 0 0 257 0 513 0 770 257 0 513 0 770 0z">
            <text:p/>
          </draw:path>
          <draw:path draw:style-name="gr11" draw:text-style-name="P14" draw:layer="layout" svg:width="0.288cm" svg:height="0.336cm" svg:x="12.392cm" svg:y="6.824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11.401cm" svg:y="6.575cm" svg:viewBox="0 0 770 770" svg:d="M770 770c0-257 0-513 0-770-257 0-513 0-770 0 0 257 0 513 0 770 257 0 513 0 770 0z">
            <text:p/>
          </draw:path>
          <draw:path draw:style-name="gr11" draw:text-style-name="P14" draw:layer="layout" svg:width="0.265cm" svg:height="0.451cm" svg:x="11.638cm" svg:y="6.703cm" svg:viewBox="0 0 266 452" svg:d="M171 62c24-2 49-4 74-6 0-19 0-37 0-56-50 0-99 0-148 0 0 131 0 261 0 392-32 0-65 0-97 0 0 20 0 40 0 60 89 0 177 0 266 0 0-20 0-40 0-60-32 0-64 0-95 0 0-110 0-220 0-330z">
            <text:p/>
          </draw:path>
        </draw:g>
        <draw:g>
          <draw:path draw:style-name="gr10" draw:text-style-name="P5" draw:layer="layout" svg:width="0.769cm" svg:height="0.769cm" svg:x="10.639cm" svg:y="6.575cm" svg:viewBox="0 0 770 770" svg:d="M770 770c0-257 0-513 0-770-257 0-513 0-770 0 0 257 0 513 0 770 257 0 513 0 770 0z">
            <text:p/>
          </draw:path>
          <draw:path draw:style-name="gr11" draw:text-style-name="P14" draw:layer="layout" svg:width="0.288cm" svg:height="0.336cm" svg:x="10.868cm" svg:y="6.824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9.877cm" svg:y="6.575cm" svg:viewBox="0 0 770 770" svg:d="M770 770c0-257 0-513 0-770-257 0-513 0-770 0 0 257 0 513 0 770 257 0 513 0 770 0z">
            <text:p/>
          </draw:path>
          <draw:path draw:style-name="gr11" draw:text-style-name="P14" draw:layer="layout" svg:width="0.326cm" svg:height="0.325cm" svg:x="10.087cm" svg:y="6.829cm" svg:viewBox="0 0 327 326" svg:d="M203 326l124-326h-77l-69 187c-16 43-22 74-18 92h1c6-9-1-39-18-92l-69-187h-77l123 326z">
            <text:p/>
          </draw:path>
        </draw:g>
        <draw:g>
          <draw:path draw:style-name="gr10" draw:text-style-name="P5" draw:layer="layout" svg:width="0.769cm" svg:height="0.769cm" svg:x="9.115cm" svg:y="6.575cm" svg:viewBox="0 0 770 770" svg:d="M770 770c0-257 0-513 0-770-257 0-513 0-770 0 0 257 0 513 0 770 257 0 513 0 770 0z">
            <text:p/>
          </draw:path>
          <draw:path draw:style-name="gr11" draw:text-style-name="P14" draw:layer="layout" svg:width="0.288cm" svg:height="0.336cm" svg:x="9.344cm" svg:y="6.824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8.353cm" svg:y="6.575cm" svg:viewBox="0 0 770 770" svg:d="M770 770c0-257 0-513 0-770-257 0-513 0-770 0 0 257 0 513 0 770 257 0 513 0 770 0z">
            <text:p/>
          </draw:path>
          <draw:path draw:style-name="gr11" draw:text-style-name="P14" draw:layer="layout" svg:width="0.273cm" svg:height="0.331cm" svg:x="8.59cm" svg:y="6.824cm" svg:viewBox="0 0 274 332" svg:d="M74 332v-207c0-40 18-60 53-60 49 0 73 33 73 98v169h74v-326h-62l-1 49 3-2c-16-35-48-53-95-53-79 0-119 41-119 122v210z">
            <text:p/>
          </draw:path>
        </draw:g>
        <draw:g>
          <draw:path draw:style-name="gr10" draw:text-style-name="P5" draw:layer="layout" svg:width="0.769cm" svg:height="0.769cm" svg:x="7.591cm" svg:y="6.575cm" svg:viewBox="0 0 770 770" svg:d="M770 770c0-257 0-513 0-770-257 0-513 0-770 0 0 257 0 513 0 770 257 0 513 0 770 0z">
            <text:p/>
          </draw:path>
          <draw:path draw:style-name="gr11" draw:text-style-name="P14" draw:layer="layout" svg:width="0.249cm" svg:height="0.336cm" svg:x="7.839cm" svg:y="6.824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10" draw:text-style-name="P5" draw:layer="layout" svg:width="0.769cm" svg:height="0.769cm" svg:x="6.829cm" svg:y="6.575cm" svg:viewBox="0 0 770 770" svg:d="M770 770c0-257 0-513 0-770-257 0-513 0-770 0 0 257 0 513 0 770 257 0 513 0 770 0z">
            <text:p/>
          </draw:path>
          <draw:path draw:style-name="gr11" draw:text-style-name="P14" draw:layer="layout" svg:width="0.264cm" svg:height="0.45cm" svg:x="7.064cm" svg:y="6.705cm" svg:viewBox="0 0 265 451" svg:d="M133 0c-27 0-40 14-40 43 0 14 4 25 12 32 8 8 18 12 28 12 28 0 42-15 42-44s-14-43-42-43zM171 187l74-6v-56h-148v265h-97v61h265v-61h-94z">
            <text:p/>
          </draw:path>
        </draw:g>
        <draw:g>
          <draw:path draw:style-name="gr10" draw:text-style-name="P5" draw:layer="layout" svg:width="0.769cm" svg:height="0.769cm" svg:x="6.067cm" svg:y="6.575cm" svg:viewBox="0 0 770 770" svg:d="M770 770c0-257 0-513 0-770-257 0-513 0-770 0 0 257 0 513 0 770 257 0 513 0 770 0z">
            <text:p/>
          </draw:path>
          <draw:path draw:style-name="gr11" draw:text-style-name="P14" draw:layer="layout" svg:width="0.33cm" svg:height="0.325cm" svg:x="6.275cm" svg:y="6.829cm" svg:viewBox="0 0 331 326" svg:d="M209 159c38-53 77-106 116-159-28 0-57 0-86 0-25 35-49 70-74 104-24-34-49-69-74-104-29 0-57 0-86 0 39 53 78 106 117 159-40 56-81 111-122 167 29 0 57 0 86 0 26-37 53-74 79-112 27 38 53 75 80 112 29 0 57 0 86 0-41-56-82-111-122-167z">
            <text:p/>
          </draw:path>
        </draw:g>
        <draw:g>
          <draw:path draw:style-name="gr10" draw:text-style-name="P5" draw:layer="layout" svg:width="0.769cm" svg:height="0.769cm" svg:x="5.305cm" svg:y="6.575cm" svg:viewBox="0 0 770 770" svg:d="M770 770c0-257 0-513 0-770-257 0-513 0-770 0 0 257 0 513 0 770 257 0 513 0 770 0z">
            <text:p/>
          </draw:path>
          <draw:path draw:style-name="gr11" draw:text-style-name="P14" draw:layer="layout" svg:width="0.267cm" svg:height="0.411cm" svg:x="5.553cm" svg:y="6.749cm" svg:viewBox="0 0 268 412" svg:d="M2 340v61c30 7 57 11 81 11 74 0 111-36 111-107v-163h74v-48l-76-14-22-80h-49v81h-121v61h121v163c0 28-14 42-42 42-16 0-42-2-77-7z">
            <text:p/>
          </draw:path>
        </draw:g>
        <draw:g>
          <draw:path draw:style-name="gr10" draw:text-style-name="P5" draw:layer="layout" svg:width="0.769cm" svg:height="0.769cm" svg:x="4.543cm" svg:y="6.575cm" svg:viewBox="0 0 770 770" svg:d="M770 770c0-257 0-513 0-770-257 0-513 0-770 0 0 257 0 513 0 770 257 0 513 0 770 0z">
            <text:p/>
          </draw:path>
          <draw:path draw:style-name="gr11" draw:text-style-name="P14" draw:layer="layout" svg:width="0.288cm" svg:height="0.336cm" svg:x="4.772cm" svg:y="6.824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3.781cm" svg:y="6.575cm" svg:viewBox="0 0 770 770" svg:d="M770 770c0-257 0-513 0-770-257 0-513 0-770 0 0 257 0 513 0 770 257 0 513 0 770 0z">
            <text:p/>
          </draw:path>
          <draw:path draw:style-name="gr11" draw:text-style-name="P14" draw:layer="layout" svg:width="0.273cm" svg:height="0.331cm" svg:x="4.018cm" svg:y="6.824cm" svg:viewBox="0 0 274 332" svg:d="M74 332v-207c0-40 18-60 53-60 49 0 73 33 73 98v169h74v-326h-62l-1 49 3-2c-16-35-48-53-95-53-79 0-119 41-119 122v210z">
            <text:p/>
          </draw:path>
        </draw:g>
        <draw:g>
          <draw:path draw:style-name="gr10" draw:text-style-name="P5" draw:layer="layout" svg:width="0.769cm" svg:height="0.769cm" svg:x="15.211cm" svg:y="7.337cm" svg:viewBox="0 0 770 770" svg:d="M770 770c0-257 0-513 0-770-257 0-513 0-770 0 0 257 0 513 0 770 257 0 513 0 770 0z">
            <text:p/>
          </draw:path>
          <draw:path draw:style-name="gr11" draw:text-style-name="P14" draw:layer="layout" svg:width="0.289cm" svg:height="0.454cm" svg:x="15.432cm" svg:y="7.462cm" svg:viewBox="0 0 290 455" svg:d="M22 191h107v264h74v-264h87v-53l-87-9v-16c0-39-10-67-28-86-19-18-50-27-91-27-25 0-53 4-84 13l18 62c25-7 47-10 65-10 19 0 31 3 37 10s9 19 9 37v17h-107z">
            <text:p/>
          </draw:path>
        </draw:g>
        <draw:g>
          <draw:path draw:style-name="gr10" draw:text-style-name="P5" draw:layer="layout" svg:width="0.769cm" svg:height="0.769cm" svg:x="14.449cm" svg:y="7.337cm" svg:viewBox="0 0 770 770" svg:d="M770 770c0-257 0-513 0-770-257 0-513 0-770 0 0 257 0 513 0 770 257 0 513 0 770 0z">
            <text:p/>
          </draw:path>
          <draw:path draw:style-name="gr11" draw:text-style-name="P14" draw:layer="layout" svg:width="0.297cm" svg:height="0.336cm" svg:x="14.674cm" svg:y="7.586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5" draw:layer="layout" svg:width="0.769cm" svg:height="0.769cm" svg:x="13.687cm" svg:y="7.337cm" svg:viewBox="0 0 770 770" svg:d="M770 770c0-257 0-513 0-770-257 0-513 0-770 0 0 257 0 513 0 770 257 0 513 0 770 0z">
            <text:p/>
          </draw:path>
          <draw:path draw:style-name="gr11" draw:text-style-name="P14" draw:layer="layout" svg:width="0.273cm" svg:height="0.331cm" svg:x="13.924cm" svg:y="7.592cm" svg:viewBox="0 0 274 332" svg:d="M62 326v-49l-2 2c16 35 48 52 94 53 80-1 120-41 120-123v-209h-74v207c0 39-18 59-53 59-26 0-44-7-56-21-12-15-17-40-17-76v-169h-74v326z">
            <text:p/>
          </draw:path>
        </draw:g>
        <draw:g>
          <draw:path draw:style-name="gr10" draw:text-style-name="P5" draw:layer="layout" svg:width="0.769cm" svg:height="0.769cm" svg:x="12.925cm" svg:y="7.337cm" svg:viewBox="0 0 770 770" svg:d="M770 770c0-257 0-513 0-770-257 0-513 0-770 0 0 257 0 513 0 770 257 0 513 0 770 0z">
            <text:p/>
          </draw:path>
          <draw:path draw:style-name="gr11" draw:text-style-name="P14" draw:layer="layout" svg:width="0.244cm" svg:height="0.331cm" svg:x="13.162cm" svg:y="7.586cm" svg:viewBox="0 0 245 332" svg:d="M0 17l20 68c29-10 52-16 70-16 26 0 46 8 60 22 14 15 21 37 21 66v175h74v-326h-63l2 64 3-1c-10-25-24-43-42-53-18-11-39-16-65-16-23 0-49 6-80 17z">
            <text:p/>
          </draw:path>
        </draw:g>
        <draw:g>
          <draw:path draw:style-name="gr10" draw:text-style-name="P5" draw:layer="layout" svg:width="0.769cm" svg:height="0.769cm" svg:x="12.163cm" svg:y="7.337cm" svg:viewBox="0 0 770 770" svg:d="M770 770c0-257 0-513 0-770-257 0-513 0-770 0 0 257 0 513 0 770 257 0 513 0 770 0z">
            <text:p/>
          </draw:path>
          <draw:path draw:style-name="gr11" draw:text-style-name="P14" draw:layer="layout" svg:width="0.289cm" svg:height="0.454cm" svg:x="12.384cm" svg:y="7.462cm" svg:viewBox="0 0 290 455" svg:d="M22 191h107v264h74v-264h87v-53l-87-9v-16c0-39-10-67-28-86-19-18-50-27-91-27-25 0-53 4-84 13l18 62c25-7 47-10 65-10 19 0 31 3 37 10s9 19 9 37v17h-107z">
            <text:p/>
          </draw:path>
        </draw:g>
        <draw:g>
          <draw:path draw:style-name="gr10" draw:text-style-name="P5" draw:layer="layout" svg:width="0.769cm" svg:height="0.769cm" svg:x="11.401cm" svg:y="7.337cm" svg:viewBox="0 0 770 770" svg:d="M770 770c0-257 0-513 0-770-257 0-513 0-770 0 0 257 0 513 0 770 257 0 513 0 770 0z">
            <text:p/>
          </draw:path>
          <draw:path draw:style-name="gr11" draw:text-style-name="P14" draw:layer="layout" svg:width="0.264cm" svg:height="0.45cm" svg:x="11.636cm" svg:y="7.467cm" svg:viewBox="0 0 265 451" svg:d="M133 0c-27 0-40 14-40 43 0 14 4 25 12 32 8 8 18 12 28 12 28 0 42-15 42-44s-14-43-42-43zM171 187l74-6v-56h-148v265h-97v61h265v-61h-94z">
            <text:p/>
          </draw:path>
        </draw:g>
        <draw:g>
          <draw:path draw:style-name="gr10" draw:text-style-name="P5" draw:layer="layout" svg:width="0.769cm" svg:height="0.769cm" svg:x="10.639cm" svg:y="7.337cm" svg:viewBox="0 0 770 770" svg:d="M770 770c0-257 0-513 0-770-257 0-513 0-770 0 0 257 0 513 0 770 257 0 513 0 770 0z">
            <text:p/>
          </draw:path>
          <draw:path draw:style-name="gr11" draw:text-style-name="P14" draw:layer="layout" svg:width="0.326cm" svg:height="0.325cm" svg:x="10.849cm" svg:y="7.591cm" svg:viewBox="0 0 327 326" svg:d="M203 326l124-326h-77l-69 187c-16 43-22 74-18 92h1c6-9-1-39-18-92l-69-187h-77l123 326z">
            <text:p/>
          </draw:path>
        </draw:g>
        <draw:g>
          <draw:path draw:style-name="gr10" draw:text-style-name="P5" draw:layer="layout" svg:width="0.769cm" svg:height="0.769cm" svg:x="9.877cm" svg:y="7.337cm" svg:viewBox="0 0 770 770" svg:d="M770 770c0-257 0-513 0-770-257 0-513 0-770 0 0 257 0 513 0 770 257 0 513 0 770 0z">
            <text:p/>
          </draw:path>
          <draw:path draw:style-name="gr11" draw:text-style-name="P14" draw:layer="layout" svg:width="0.288cm" svg:height="0.336cm" svg:x="10.106cm" svg:y="7.586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9.115cm" svg:y="7.337cm" svg:viewBox="0 0 770 770" svg:d="M770 770c0-257 0-513 0-770-257 0-513 0-770 0 0 257 0 513 0 770 257 0 513 0 770 0z">
            <text:p/>
          </draw:path>
          <draw:path draw:style-name="gr11" draw:text-style-name="P14" draw:layer="layout" svg:width="0.249cm" svg:height="0.336cm" svg:x="9.363cm" svg:y="7.586cm" svg:viewBox="0 0 250 337" svg:d="M250 313v-70c-45 20-83 30-113 30-43 0-64-11-64-33 0-7 3-14 10-20s26-15 58-26c44-17 73-32 86-48 12-15 19-33 19-54 0-29-12-52-35-68s-54-24-93-24c-38 0-77 9-116 26l25 62c39-15 70-23 94-23 36 0 53 8 53 25 0 7-3 13-10 19-8 5-27 13-60 25-40 15-68 30-82 45-15 16-22 35-22 58 0 31 12 56 36 74 24 17 57 26 99 26 48 0 86-8 115-24z">
            <text:p/>
          </draw:path>
        </draw:g>
        <draw:g>
          <draw:path draw:style-name="gr10" draw:text-style-name="P5" draw:layer="layout" svg:width="0.769cm" svg:height="0.769cm" svg:x="8.353cm" svg:y="7.337cm" svg:viewBox="0 0 770 770" svg:d="M770 770c0-257 0-513 0-770-257 0-513 0-770 0 0 257 0 513 0 770 257 0 513 0 770 0z">
            <text:p/>
          </draw:path>
          <draw:path draw:style-name="gr11" draw:text-style-name="P14" draw:layer="layout" svg:width="0.288cm" svg:height="0.336cm" svg:x="8.582cm" svg:y="7.586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7.591cm" svg:y="7.337cm" svg:viewBox="0 0 770 770" svg:d="M770 770c0-257 0-513 0-770-257 0-513 0-770 0 0 257 0 513 0 770 257 0 513 0 770 0z">
            <text:p/>
          </draw:path>
          <draw:path draw:style-name="gr11" draw:text-style-name="P14" draw:layer="layout" svg:width="0.326cm" svg:height="0.325cm" svg:x="7.801cm" svg:y="7.591cm" svg:viewBox="0 0 327 326" svg:d="M203 326l124-326h-77l-69 187c-16 43-22 74-18 92h1c6-9-1-39-18-92l-69-187h-77l123 326z">
            <text:p/>
          </draw:path>
        </draw:g>
        <draw:g>
          <draw:path draw:style-name="gr10" draw:text-style-name="P5" draw:layer="layout" svg:width="0.769cm" svg:height="0.769cm" svg:x="6.829cm" svg:y="7.337cm" svg:viewBox="0 0 770 770" svg:d="M770 770c0-257 0-513 0-770-257 0-513 0-770 0 0 257 0 513 0 770 257 0 513 0 770 0z">
            <text:p/>
          </draw:path>
          <draw:path draw:style-name="gr11" draw:text-style-name="P14" draw:layer="layout" svg:width="0.288cm" svg:height="0.336cm" svg:x="7.058cm" svg:y="7.586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6.067cm" svg:y="7.337cm" svg:viewBox="0 0 770 770" svg:d="M770 770c0-257 0-513 0-770-257 0-513 0-770 0 0 257 0 513 0 770 257 0 513 0 770 0z">
            <text:p/>
          </draw:path>
          <draw:path draw:style-name="gr11" draw:text-style-name="P14" draw:layer="layout" svg:width="0.273cm" svg:height="0.331cm" svg:x="6.304cm" svg:y="7.586cm" svg:viewBox="0 0 274 332" svg:d="M74 332v-207c0-40 18-60 53-60 49 0 73 33 73 98v169h74v-326h-62l-1 49 3-2c-16-35-48-53-95-53-79 0-119 41-119 122v210z">
            <text:p/>
          </draw:path>
        </draw:g>
        <draw:g>
          <draw:path draw:style-name="gr10" draw:text-style-name="P5" draw:layer="layout" svg:width="0.769cm" svg:height="0.769cm" svg:x="5.305cm" svg:y="7.337cm" svg:viewBox="0 0 770 770" svg:d="M770 770c0-257 0-513 0-770-257 0-513 0-770 0 0 257 0 513 0 770 257 0 513 0 770 0z">
            <text:p/>
          </draw:path>
          <draw:path draw:style-name="gr11" draw:text-style-name="P14" draw:layer="layout" svg:width="0.264cm" svg:height="0.45cm" svg:x="5.54cm" svg:y="7.467cm" svg:viewBox="0 0 265 451" svg:d="M133 0c-27 0-40 14-40 43 0 14 4 25 12 32 8 8 18 12 28 12 28 0 42-15 42-44s-14-43-42-43zM171 187l74-6v-56h-148v265h-97v61h265v-61h-94z">
            <text:p/>
          </draw:path>
        </draw:g>
        <draw:g>
          <draw:path draw:style-name="gr10" draw:text-style-name="P5" draw:layer="layout" svg:width="0.769cm" svg:height="0.769cm" svg:x="4.543cm" svg:y="7.337cm" svg:viewBox="0 0 770 770" svg:d="M770 770c0-257 0-513 0-770-257 0-513 0-770 0 0 257 0 513 0 770 257 0 513 0 770 0z">
            <text:p/>
          </draw:path>
          <draw:path draw:style-name="gr11" draw:text-style-name="P14" draw:layer="layout" svg:width="0.273cm" svg:height="0.331cm" svg:x="4.78cm" svg:y="7.586cm" svg:viewBox="0 0 274 332" svg:d="M74 332v-207c0-40 18-60 53-60 49 0 73 33 73 98v169h74v-326h-62l-1 49 3-2c-16-35-48-53-95-53-79 0-119 41-119 122v210z">
            <text:p/>
          </draw:path>
        </draw:g>
        <draw:g>
          <draw:path draw:style-name="gr10" draw:text-style-name="P5" draw:layer="layout" svg:width="0.769cm" svg:height="0.769cm" svg:x="3.781cm" svg:y="7.337cm" svg:viewBox="0 0 770 770" svg:d="M770 770c0-257 0-513 0-770-257 0-513 0-770 0 0 257 0 513 0 770 257 0 513 0 770 0z">
            <text:p/>
          </draw:path>
          <draw:path draw:style-name="gr11" draw:text-style-name="P14" draw:layer="layout" svg:width="0.288cm" svg:height="0.336cm" svg:x="4.01cm" svg:y="7.586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15.211cm" svg:y="8.099cm" svg:viewBox="0 0 770 770" svg:d="M770 770c0-257 0-513 0-770-257 0-513 0-770 0 0 257 0 513 0 770 257 0 513 0 770 0z">
            <text:p/>
          </draw:path>
          <draw:path draw:style-name="gr11" draw:text-style-name="P14" draw:layer="layout" svg:width="0.267cm" svg:height="0.411cm" svg:x="15.459cm" svg:y="8.273cm" svg:viewBox="0 0 268 412" svg:d="M2 340v61c30 7 57 11 81 11 74 0 111-36 111-107v-163h74v-48l-76-14-22-80h-49v81h-121v61h121v163c0 28-14 42-42 42-16 0-42-2-77-7z">
            <text:p/>
          </draw:path>
        </draw:g>
        <draw:g>
          <draw:path draw:style-name="gr10" draw:text-style-name="P5" draw:layer="layout" svg:width="0.769cm" svg:height="0.769cm" svg:x="14.449cm" svg:y="8.099cm" svg:viewBox="0 0 770 770" svg:d="M770 770c0-257 0-513 0-770-257 0-513 0-770 0 0 257 0 513 0 770 257 0 513 0 770 0z">
            <text:p/>
          </draw:path>
          <draw:path draw:style-name="gr11" draw:text-style-name="P14" draw:layer="layout" svg:width="0.368cm" svg:height="0.325cm" svg:x="14.638cm" svg:y="8.353cm" svg:viewBox="0 0 369 326" svg:d="M140 326l38-173 9-92h-2l8 93 39 172h71l66-326h-68l-29 159c-6 35-8 71-6 109h2c1-34-2-68-9-100l-39-168h-72l-37 168c-8 37-11 70-8 100h1c1-45-1-81-6-109l-30-159h-68l67 326z">
            <text:p/>
          </draw:path>
        </draw:g>
        <draw:g>
          <draw:path draw:style-name="gr10" draw:text-style-name="P5" draw:layer="layout" svg:width="0.769cm" svg:height="0.769cm" svg:x="13.687cm" svg:y="8.099cm" svg:viewBox="0 0 770 770" svg:d="M770 770c0-257 0-513 0-770-257 0-513 0-770 0 0 257 0 513 0 770 257 0 513 0 770 0z">
            <text:p/>
          </draw:path>
          <draw:path draw:style-name="gr11" draw:text-style-name="P14" draw:layer="layout" svg:width="0.288cm" svg:height="0.336cm" svg:x="13.916cm" svg:y="8.348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12.925cm" svg:y="8.099cm" svg:viewBox="0 0 770 770" svg:d="M770 770c0-257 0-513 0-770-257 0-513 0-770 0 0 257 0 513 0 770 257 0 513 0 770 0z">
            <text:p/>
          </draw:path>
          <draw:path draw:style-name="gr11" draw:text-style-name="P14" draw:layer="layout" svg:width="0.265cm" svg:height="0.451cm" svg:x="13.162cm" svg:y="8.227cm" svg:viewBox="0 0 266 452" svg:d="M171 62c24-2 49-4 74-6 0-19 0-37 0-56-50 0-99 0-148 0 0 131 0 261 0 392-32 0-65 0-97 0 0 20 0 40 0 60 89 0 177 0 266 0 0-20 0-40 0-60-32 0-64 0-95 0 0-110 0-220 0-330z">
            <text:p/>
          </draw:path>
        </draw:g>
        <draw:g>
          <draw:path draw:style-name="gr10" draw:text-style-name="P5" draw:layer="layout" svg:width="0.769cm" svg:height="0.769cm" svg:x="12.163cm" svg:y="8.099cm" svg:viewBox="0 0 770 770" svg:d="M770 770c0-257 0-513 0-770-257 0-513 0-770 0 0 257 0 513 0 770 257 0 513 0 770 0z">
            <text:p/>
          </draw:path>
          <draw:path draw:style-name="gr11" draw:text-style-name="P14" draw:layer="layout" svg:width="0.326cm" svg:height="0.325cm" svg:x="12.373cm" svg:y="8.353cm" svg:viewBox="0 0 327 326" svg:d="M203 326l124-326h-77l-69 187c-16 43-22 74-18 92h1c6-9-1-39-18-92l-69-187h-77l123 326z">
            <text:p/>
          </draw:path>
        </draw:g>
        <draw:g>
          <draw:path draw:style-name="gr10" draw:text-style-name="P5" draw:layer="layout" svg:width="0.769cm" svg:height="0.769cm" svg:x="11.401cm" svg:y="8.099cm" svg:viewBox="0 0 770 770" svg:d="M770 770c0-257 0-513 0-770-257 0-513 0-770 0 0 257 0 513 0 770 257 0 513 0 770 0z">
            <text:p/>
          </draw:path>
          <draw:path draw:style-name="gr11" draw:text-style-name="P14" draw:layer="layout" svg:width="0.288cm" svg:height="0.336cm" svg:x="11.63cm" svg:y="8.348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10.639cm" svg:y="8.099cm" svg:viewBox="0 0 770 770" svg:d="M770 770c0-257 0-513 0-770-257 0-513 0-770 0 0 257 0 513 0 770 257 0 513 0 770 0z">
            <text:p/>
          </draw:path>
          <draw:path draw:style-name="gr11" draw:text-style-name="P14" draw:layer="layout" svg:width="0.265cm" svg:height="0.451cm" svg:x="10.876cm" svg:y="8.227cm" svg:viewBox="0 0 266 452" svg:d="M171 62c24-2 49-4 74-6 0-19 0-37 0-56-50 0-99 0-148 0 0 131 0 261 0 392-32 0-65 0-97 0 0 20 0 40 0 60 89 0 177 0 266 0 0-20 0-40 0-60-32 0-64 0-95 0 0-110 0-220 0-330z">
            <text:p/>
          </draw:path>
        </draw:g>
        <draw:g>
          <draw:path draw:style-name="gr10" draw:text-style-name="P5" draw:layer="layout" svg:width="0.769cm" svg:height="0.769cm" svg:x="9.877cm" svg:y="8.099cm" svg:viewBox="0 0 770 770" svg:d="M770 770c0-257 0-513 0-770-257 0-513 0-770 0 0 257 0 513 0 770 257 0 513 0 770 0z">
            <text:p/>
          </draw:path>
          <draw:path draw:style-name="gr11" draw:text-style-name="P14" draw:layer="layout" svg:width="0.268cm" svg:height="0.336cm" svg:x="10.125cm" svg:y="8.348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5" draw:layer="layout" svg:width="0.769cm" svg:height="0.769cm" svg:x="9.115cm" svg:y="8.099cm" svg:viewBox="0 0 770 770" svg:d="M770 770c0-257 0-513 0-770-257 0-513 0-770 0 0 257 0 513 0 770 257 0 513 0 770 0z">
            <text:p/>
          </draw:path>
          <draw:path draw:style-name="gr11" draw:text-style-name="P14" draw:layer="layout" svg:width="0.267cm" svg:height="0.411cm" svg:x="9.363cm" svg:y="8.273cm" svg:viewBox="0 0 268 412" svg:d="M2 340v61c30 7 57 11 81 11 74 0 111-36 111-107v-163h74v-48l-76-14-22-80h-49v81h-121v61h121v163c0 28-14 42-42 42-16 0-42-2-77-7z">
            <text:p/>
          </draw:path>
        </draw:g>
        <draw:g>
          <draw:path draw:style-name="gr10" draw:text-style-name="P5" draw:layer="layout" svg:width="0.769cm" svg:height="0.769cm" svg:x="8.353cm" svg:y="8.099cm" svg:viewBox="0 0 770 770" svg:d="M770 770c0-257 0-513 0-770-257 0-513 0-770 0 0 257 0 513 0 770 257 0 513 0 770 0z">
            <text:p/>
          </draw:path>
          <draw:path draw:style-name="gr11" draw:text-style-name="P14" draw:layer="layout" svg:width="0.311cm" svg:height="0.331cm" svg:x="8.57cm" svg:y="8.348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10" draw:text-style-name="P5" draw:layer="layout" svg:width="0.769cm" svg:height="0.769cm" svg:x="7.591cm" svg:y="8.099cm" svg:viewBox="0 0 770 770" svg:d="M770 770c0-257 0-513 0-770-257 0-513 0-770 0 0 257 0 513 0 770 257 0 513 0 770 0z">
            <text:p/>
          </draw:path>
          <draw:path draw:style-name="gr11" draw:text-style-name="P14" draw:layer="layout" svg:width="0.264cm" svg:height="0.45cm" svg:x="7.826cm" svg:y="8.229cm" svg:viewBox="0 0 265 451" svg:d="M133 0c-27 0-40 14-40 43 0 14 4 25 12 32 8 8 18 12 28 12 28 0 42-15 42-44s-14-43-42-43zM171 187l74-6v-56h-148v265h-97v61h265v-61h-94z">
            <text:p/>
          </draw:path>
        </draw:g>
        <draw:g>
          <draw:path draw:style-name="gr10" draw:text-style-name="P5" draw:layer="layout" svg:width="0.769cm" svg:height="0.769cm" svg:x="6.829cm" svg:y="8.099cm" svg:viewBox="0 0 770 770" svg:d="M770 770c0-257 0-513 0-770-257 0-513 0-770 0 0 257 0 513 0 770 257 0 513 0 770 0z">
            <text:p/>
          </draw:path>
          <draw:path draw:style-name="gr11" draw:text-style-name="P14" draw:layer="layout" svg:width="0.273cm" svg:height="0.331cm" svg:x="7.066cm" svg:y="8.348cm" svg:viewBox="0 0 274 332" svg:d="M74 332v-207c0-40 18-60 53-60 49 0 73 33 73 98v169h74v-326h-62l-1 49 3-2c-16-35-48-53-95-53-79 0-119 41-119 122v210z">
            <text:p/>
          </draw:path>
        </draw:g>
        <draw:g>
          <draw:path draw:style-name="gr10" draw:text-style-name="P5" draw:layer="layout" svg:width="0.769cm" svg:height="0.769cm" svg:x="6.067cm" svg:y="8.099cm" svg:viewBox="0 0 770 770" svg:d="M770 770c0-257 0-513 0-770-257 0-513 0-770 0 0 257 0 513 0 770 257 0 513 0 770 0z">
            <text:p/>
          </draw:path>
          <draw:path draw:style-name="gr11" draw:text-style-name="P14" draw:layer="layout" svg:width="0.289cm" svg:height="0.454cm" svg:x="6.288cm" svg:y="8.224cm" svg:viewBox="0 0 290 455" svg:d="M22 191h107v264h74v-264h87v-53l-87-9v-16c0-39-10-67-28-86-19-18-50-27-91-27-25 0-53 4-84 13l18 62c25-7 47-10 65-10 19 0 31 3 37 10s9 19 9 37v17h-107z">
            <text:p/>
          </draw:path>
        </draw:g>
        <draw:g>
          <draw:path draw:style-name="gr10" draw:text-style-name="P5" draw:layer="layout" svg:width="0.769cm" svg:height="0.769cm" svg:x="5.305cm" svg:y="8.099cm" svg:viewBox="0 0 770 770" svg:d="M770 770c0-257 0-513 0-770-257 0-513 0-770 0 0 257 0 513 0 770 257 0 513 0 770 0z">
            <text:p/>
          </draw:path>
          <draw:path draw:style-name="gr11" draw:text-style-name="P14" draw:layer="layout" svg:width="0.267cm" svg:height="0.411cm" svg:x="5.553cm" svg:y="8.273cm" svg:viewBox="0 0 268 412" svg:d="M2 340v61c30 7 57 11 81 11 74 0 111-36 111-107v-163h74v-48l-76-14-22-80h-49v81h-121v61h121v163c0 28-14 42-42 42-16 0-42-2-77-7z">
            <text:p/>
          </draw:path>
        </draw:g>
        <draw:g>
          <draw:path draw:style-name="gr10" draw:text-style-name="P5" draw:layer="layout" svg:width="0.769cm" svg:height="0.769cm" svg:x="4.543cm" svg:y="8.099cm" svg:viewBox="0 0 770 770" svg:d="M770 770c0-257 0-513 0-770-257 0-513 0-770 0 0 257 0 513 0 770 257 0 513 0 770 0z">
            <text:p/>
          </draw:path>
          <draw:path draw:style-name="gr11" draw:text-style-name="P14" draw:layer="layout" svg:width="0.273cm" svg:height="0.451cm" svg:x="4.78cm" svg:y="8.227cm" svg:viewBox="0 0 274 452" svg:d="M74 452v-206c0-40 18-60 53-60 49 0 73 32 73 98v168h74v-452h-74v139l11 37 3-2c-16-36-48-53-95-53-79 0-119 40-119 122v209z">
            <text:p/>
          </draw:path>
        </draw:g>
        <draw:g>
          <draw:path draw:style-name="gr10" draw:text-style-name="P5" draw:layer="layout" svg:width="0.769cm" svg:height="0.769cm" svg:x="3.781cm" svg:y="8.099cm" svg:viewBox="0 0 770 770" svg:d="M770 770c0-257 0-513 0-770-257 0-513 0-770 0 0 257 0 513 0 770 257 0 513 0 770 0z">
            <text:p/>
          </draw:path>
          <draw:path draw:style-name="gr11" draw:text-style-name="P14" draw:layer="layout" svg:width="0.288cm" svg:height="0.336cm" svg:x="4.01cm" svg:y="8.348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15.211cm" svg:y="8.861cm" svg:viewBox="0 0 770 770" svg:d="M770 770c0-257 0-513 0-770-257 0-513 0-770 0 0 257 0 513 0 770 257 0 513 0 770 0z">
            <text:p/>
          </draw:path>
          <draw:path draw:style-name="gr11" draw:text-style-name="P14" draw:layer="layout" svg:width="0.311cm" svg:height="0.331cm" svg:x="15.428cm" svg:y="9.11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10" draw:text-style-name="P5" draw:layer="layout" svg:width="0.769cm" svg:height="0.769cm" svg:x="14.449cm" svg:y="8.861cm" svg:viewBox="0 0 770 770" svg:d="M770 770c0-257 0-513 0-770-257 0-513 0-770 0 0 257 0 513 0 770 257 0 513 0 770 0z">
            <text:p/>
          </draw:path>
          <draw:path draw:style-name="gr11" draw:text-style-name="P14" draw:layer="layout" svg:width="0.264cm" svg:height="0.45cm" svg:x="14.684cm" svg:y="8.991cm" svg:viewBox="0 0 265 451" svg:d="M133 0c-27 0-40 14-40 43 0 14 4 25 12 32 8 8 18 12 28 12 28 0 42-15 42-44s-14-43-42-43zM171 187l74-6v-56h-148v265h-97v61h265v-61h-94z">
            <text:p/>
          </draw:path>
        </draw:g>
        <draw:g>
          <draw:path draw:style-name="gr10" draw:text-style-name="P5" draw:layer="layout" svg:width="0.769cm" svg:height="0.769cm" svg:x="13.687cm" svg:y="8.861cm" svg:viewBox="0 0 770 770" svg:d="M770 770c0-257 0-513 0-770-257 0-513 0-770 0 0 257 0 513 0 770 257 0 513 0 770 0z">
            <text:p/>
          </draw:path>
          <draw:path draw:style-name="gr11" draw:text-style-name="P14" draw:layer="layout" svg:width="0.28cm" svg:height="0.457cm" svg:x="13.923cm" svg:y="8.99cm" svg:viewBox="0 0 281 458" svg:d="M62 403l-2 1c18 36 48 53 91 54 40-1 72-16 95-46s35-71 35-122c0-53-12-94-35-124s-55-46-95-46c-42 0-73 17-92 50l3 3c8-21 12-35 12-41v-132h-74v452h62zM74 301v-11c0-40 5-67 16-82s28-22 52-22c42 0 63 34 63 104 0 68-21 102-64 102-24 0-41-6-51-20s-16-38-16-71z">
            <text:p/>
          </draw:path>
        </draw:g>
        <draw:g>
          <draw:path draw:style-name="gr10" draw:text-style-name="P5" draw:layer="layout" svg:width="0.769cm" svg:height="0.769cm" svg:x="12.925cm" svg:y="8.861cm" svg:viewBox="0 0 770 770" svg:d="M770 770c0-257 0-513 0-770-257 0-513 0-770 0 0 257 0 513 0 770 257 0 513 0 770 0z">
            <text:p/>
          </draw:path>
          <draw:path draw:style-name="gr11" draw:text-style-name="P14" draw:layer="layout" svg:width="0.273cm" svg:height="0.331cm" svg:x="13.162cm" svg:y="9.11cm" svg:viewBox="0 0 274 332" svg:d="M74 332v-207c0-40 18-60 53-60 49 0 73 33 73 98v169h74v-326h-62l-1 49 3-2c-16-35-48-53-95-53-79 0-119 41-119 122v210z">
            <text:p/>
          </draw:path>
        </draw:g>
        <draw:g>
          <draw:path draw:style-name="gr10" draw:text-style-name="P5" draw:layer="layout" svg:width="0.769cm" svg:height="0.769cm" svg:x="12.163cm" svg:y="8.861cm" svg:viewBox="0 0 770 770" svg:d="M770 770c0-257 0-513 0-770-257 0-513 0-770 0 0 257 0 513 0 770 257 0 513 0 770 0z">
            <text:p/>
          </draw:path>
          <draw:path draw:style-name="gr11" draw:text-style-name="P14" draw:layer="layout" svg:width="0.264cm" svg:height="0.45cm" svg:x="12.398cm" svg:y="8.991cm" svg:viewBox="0 0 265 451" svg:d="M133 0c-27 0-40 14-40 43 0 14 4 25 12 32 8 8 18 12 28 12 28 0 42-15 42-44s-14-43-42-43zM171 187l74-6v-56h-148v265h-97v61h265v-61h-94z">
            <text:p/>
          </draw:path>
        </draw:g>
        <draw:g>
          <draw:path draw:style-name="gr10" draw:text-style-name="P5" draw:layer="layout" svg:width="0.769cm" svg:height="0.769cm" svg:x="11.401cm" svg:y="8.861cm" svg:viewBox="0 0 770 770" svg:d="M770 770c0-257 0-513 0-770-257 0-513 0-770 0 0 257 0 513 0 770 257 0 513 0 770 0z">
            <text:p/>
          </draw:path>
          <draw:path draw:style-name="gr11" draw:text-style-name="P14" draw:layer="layout" svg:width="0.305cm" svg:height="0.467cm" svg:x="11.622cm" svg:y="9.11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10" draw:text-style-name="P5" draw:layer="layout" svg:width="0.769cm" svg:height="0.769cm" svg:x="10.639cm" svg:y="8.861cm" svg:viewBox="0 0 770 770" svg:d="M770 770c0-257 0-513 0-770-257 0-513 0-770 0 0 257 0 513 0 770 257 0 513 0 770 0z">
            <text:p/>
          </draw:path>
          <draw:path draw:style-name="gr11" draw:text-style-name="P14" draw:layer="layout" svg:width="0.273cm" svg:height="0.451cm" svg:x="10.876cm" svg:y="8.989cm" svg:viewBox="0 0 274 452" svg:d="M74 452v-206c0-40 18-60 53-60 49 0 73 32 73 98v168h74v-452h-74v139l11 37 3-2c-16-36-48-53-95-53-79 0-119 40-119 122v209z">
            <text:p/>
          </draw:path>
        </draw:g>
        <draw:g>
          <draw:path draw:style-name="gr10" draw:text-style-name="P5" draw:layer="layout" svg:width="0.769cm" svg:height="0.769cm" svg:x="9.877cm" svg:y="8.861cm" svg:viewBox="0 0 770 770" svg:d="M770 770c0-257 0-513 0-770-257 0-513 0-770 0 0 257 0 513 0 770 257 0 513 0 770 0z">
            <text:p/>
          </draw:path>
          <draw:path draw:style-name="gr11" draw:text-style-name="P14" draw:layer="layout" svg:width="0.267cm" svg:height="0.411cm" svg:x="10.125cm" svg:y="9.035cm" svg:viewBox="0 0 268 412" svg:d="M2 340v61c30 7 57 11 81 11 74 0 111-36 111-107v-163h74v-48l-76-14-22-80h-49v81h-121v61h121v163c0 28-14 42-42 42-16 0-42-2-77-7z">
            <text:p/>
          </draw:path>
        </draw:g>
        <draw:g>
          <draw:path draw:style-name="gr10" draw:text-style-name="P5" draw:layer="layout" svg:width="0.769cm" svg:height="0.769cm" svg:x="9.115cm" svg:y="8.861cm" svg:viewBox="0 0 770 770" svg:d="M770 770c0-257 0-513 0-770-257 0-513 0-770 0 0 257 0 513 0 770 257 0 513 0 770 0z">
            <text:p/>
          </draw:path>
          <draw:path draw:style-name="gr11" draw:text-style-name="P14" draw:layer="layout" svg:width="0.311cm" svg:height="0.331cm" svg:x="9.332cm" svg:y="9.11cm" svg:viewBox="0 0 312 332" svg:d="M68 332v-207c0-25 2-41 5-49 4-7 9-11 15-11 11 0 19 6 25 18 6 13 9 36 9 70v179h68v-207c0-40 7-60 23-60 10 0 18 6 23 17 5 12 8 39 8 81v169h68v-326h-57v49l3-1c-9-36-29-54-58-54-36 0-56 20-61 60l2-1c-10-39-31-59-62-59-28 0-48 10-60 30-13 19-19 50-19 92v210z">
            <text:p/>
          </draw:path>
        </draw:g>
        <draw:g>
          <draw:path draw:style-name="gr10" draw:text-style-name="P5" draw:layer="layout" svg:width="0.769cm" svg:height="0.769cm" svg:x="8.353cm" svg:y="8.861cm" svg:viewBox="0 0 770 770" svg:d="M770 770c0-257 0-513 0-770-257 0-513 0-770 0 0 257 0 513 0 770 257 0 513 0 770 0z">
            <text:p/>
          </draw:path>
          <draw:path draw:style-name="gr11" draw:text-style-name="P14" draw:layer="layout" svg:width="0.297cm" svg:height="0.336cm" svg:x="8.578cm" svg:y="9.11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5" draw:layer="layout" svg:width="0.769cm" svg:height="0.769cm" svg:x="7.591cm" svg:y="8.861cm" svg:viewBox="0 0 770 770" svg:d="M770 770c0-257 0-513 0-770-257 0-513 0-770 0 0 257 0 513 0 770 257 0 513 0 770 0z">
            <text:p/>
          </draw:path>
          <draw:path draw:style-name="gr11" draw:text-style-name="P14" draw:layer="layout" svg:width="0.244cm" svg:height="0.331cm" svg:x="7.828cm" svg:y="9.11cm" svg:viewBox="0 0 245 332" svg:d="M0 17l20 68c29-10 52-16 70-16 26 0 46 8 60 22 14 15 21 37 21 66v175h74v-326h-63l2 64 3-1c-10-25-24-43-42-53-18-11-39-16-65-16-23 0-49 6-80 17z">
            <text:p/>
          </draw:path>
        </draw:g>
        <draw:g>
          <draw:path draw:style-name="gr10" draw:text-style-name="P5" draw:layer="layout" svg:width="0.769cm" svg:height="0.769cm" svg:x="6.829cm" svg:y="8.861cm" svg:viewBox="0 0 770 770" svg:d="M770 770c0-257 0-513 0-770-257 0-513 0-770 0 0 257 0 513 0 770 257 0 513 0 770 0z">
            <text:p/>
          </draw:path>
          <draw:path draw:style-name="gr11" draw:text-style-name="P14" draw:layer="layout" svg:width="0.273cm" svg:height="0.331cm" svg:x="7.066cm" svg:y="9.11cm" svg:viewBox="0 0 274 332" svg:d="M74 332v-207c0-40 18-60 53-60 49 0 73 33 73 98v169h74v-326h-62l-1 49 3-2c-16-35-48-53-95-53-79 0-119 41-119 122v210z">
            <text:p/>
          </draw:path>
        </draw:g>
        <draw:g>
          <draw:path draw:style-name="gr10" draw:text-style-name="P5" draw:layer="layout" svg:width="0.769cm" svg:height="0.769cm" svg:x="6.067cm" svg:y="8.861cm" svg:viewBox="0 0 770 770" svg:d="M770 770c0-257 0-513 0-770-257 0-513 0-770 0 0 257 0 513 0 770 257 0 513 0 770 0z">
            <text:p/>
          </draw:path>
          <draw:path draw:style-name="gr11" draw:text-style-name="P14" draw:layer="layout" svg:width="0.264cm" svg:height="0.45cm" svg:x="6.302cm" svg:y="8.991cm" svg:viewBox="0 0 265 451" svg:d="M133 0c-27 0-40 14-40 43 0 14 4 25 12 32 8 8 18 12 28 12 28 0 42-15 42-44s-14-43-42-43zM171 187l74-6v-56h-148v265h-97v61h265v-61h-94z">
            <text:p/>
          </draw:path>
        </draw:g>
        <draw:g>
          <draw:path draw:style-name="gr10" draw:text-style-name="P5" draw:layer="layout" svg:width="0.769cm" svg:height="0.769cm" svg:x="5.305cm" svg:y="8.861cm" svg:viewBox="0 0 770 770" svg:d="M770 770c0-257 0-513 0-770-257 0-513 0-770 0 0 257 0 513 0 770 257 0 513 0 770 0z">
            <text:p/>
          </draw:path>
          <draw:path draw:style-name="gr11" draw:text-style-name="P14" draw:layer="layout" svg:width="0.273cm" svg:height="0.331cm" svg:x="5.542cm" svg:y="9.11cm" svg:viewBox="0 0 274 332" svg:d="M74 332v-207c0-40 18-60 53-60 49 0 73 33 73 98v169h74v-326h-62l-1 49 3-2c-16-35-48-53-95-53-79 0-119 41-119 122v210z">
            <text:p/>
          </draw:path>
        </draw:g>
        <draw:g>
          <draw:path draw:style-name="gr10" draw:text-style-name="P5" draw:layer="layout" svg:width="0.769cm" svg:height="0.769cm" svg:x="4.543cm" svg:y="8.861cm" svg:viewBox="0 0 770 770" svg:d="M770 770c0-257 0-513 0-770-257 0-513 0-770 0 0 257 0 513 0 770 257 0 513 0 770 0z">
            <text:p/>
          </draw:path>
          <draw:path draw:style-name="gr11" draw:text-style-name="P14" draw:layer="layout" svg:width="0.305cm" svg:height="0.467cm" svg:x="4.764cm" svg:y="9.11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g>
          <draw:path draw:style-name="gr10" draw:text-style-name="P5" draw:layer="layout" svg:width="0.769cm" svg:height="0.769cm" svg:x="3.781cm" svg:y="8.861cm" svg:viewBox="0 0 770 770" svg:d="M770 770c0-257 0-513 0-770-257 0-513 0-770 0 0 257 0 513 0 770 257 0 513 0 770 0z">
            <text:p/>
          </draw:path>
          <draw:path draw:style-name="gr11" draw:text-style-name="P14" draw:layer="layout" svg:width="0.28cm" svg:height="0.466cm" svg:x="4.011cm" svg:y="9.11cm" svg:viewBox="0 0 281 467" svg:d="M222 288l-3-3c-8 21-12 35-12 41v141h74v-461h-62v49l2-1c-17-36-48-54-91-54-41 0-72 15-95 45s-35 71-35 123 12 94 35 124 55 45 95 45c42 0 73-16 92-49zM207 157v11c0 39-5 66-16 81s-28 23-52 23c-42 0-63-35-63-105 0-68 21-102 63-102 24 0 41 7 52 21 10 13 15 37 16 71z">
            <text:p/>
          </draw:path>
        </draw:g>
        <draw:g>
          <draw:path draw:style-name="gr10" draw:text-style-name="P5" draw:layer="layout" svg:width="0.769cm" svg:height="0.769cm" svg:x="15.211cm" svg:y="9.623cm" svg:viewBox="0 0 770 770" svg:d="M770 770c0-257 0-513 0-770-257 0-513 0-770 0 0 257 0 513 0 770 257 0 513 0 770 0z">
            <text:p/>
          </draw:path>
          <draw:path draw:style-name="gr11" draw:text-style-name="P14" draw:layer="layout" svg:width="0.268cm" svg:height="0.336cm" svg:x="15.459cm" svg:y="9.872cm" svg:viewBox="0 0 269 337" svg:d="M57 332l3-51-2 2c11 21 24 35 41 43 16 7 37 11 62 11 33 0 60-9 79-27 19-19 29-44 29-76 0-70-51-105-152-105h-44v-8c0-37 18-56 55-56 25 0 57 9 96 27l27-59c-44-22-85-33-121-33-44 0-77 9-98 27s-32 47-32 86v219zM73 186h33c34 0 57 4 69 12 12 9 18 21 18 37 0 25-14 38-43 38-24 0-43-6-56-19-14-12-21-30-21-53z">
            <text:p/>
          </draw:path>
        </draw:g>
        <draw:g>
          <draw:path draw:style-name="gr10" draw:text-style-name="P5" draw:layer="layout" svg:width="0.769cm" svg:height="0.769cm" svg:x="14.449cm" svg:y="9.623cm" svg:viewBox="0 0 770 770" svg:d="M770 770c0-257 0-513 0-770-257 0-513 0-770 0 0 257 0 513 0 770 257 0 513 0 770 0z">
            <text:p/>
          </draw:path>
          <draw:path draw:style-name="gr11" draw:text-style-name="P14" draw:layer="layout" svg:width="0.289cm" svg:height="0.454cm" svg:x="14.67cm" svg:y="9.748cm" svg:viewBox="0 0 290 455" svg:d="M22 191h107v264h74v-264h87v-53l-87-9v-16c0-39-10-67-28-86-19-18-50-27-91-27-25 0-53 4-84 13l18 62c25-7 47-10 65-10 19 0 31 3 37 10s9 19 9 37v17h-107z">
            <text:p/>
          </draw:path>
        </draw:g>
        <draw:g>
          <draw:path draw:style-name="gr10" draw:text-style-name="P5" draw:layer="layout" svg:width="0.769cm" svg:height="0.769cm" svg:x="13.687cm" svg:y="9.623cm" svg:viewBox="0 0 770 770" svg:d="M770 770c0-257 0-513 0-770-257 0-513 0-770 0 0 257 0 513 0 770 257 0 513 0 770 0z">
            <text:p/>
          </draw:path>
          <draw:path draw:style-name="gr11" draw:text-style-name="P14" draw:layer="layout" svg:width="0.267cm" svg:height="0.411cm" svg:x="13.935cm" svg:y="9.797cm" svg:viewBox="0 0 268 412" svg:d="M2 340v61c30 7 57 11 81 11 74 0 111-36 111-107v-163h74v-48l-76-14-22-80h-49v81h-121v61h121v163c0 28-14 42-42 42-16 0-42-2-77-7z">
            <text:p/>
          </draw:path>
        </draw:g>
        <draw:g>
          <draw:path draw:style-name="gr10" draw:text-style-name="P5" draw:layer="layout" svg:width="0.769cm" svg:height="0.769cm" svg:x="12.925cm" svg:y="9.623cm" svg:viewBox="0 0 770 770" svg:d="M770 770c0-257 0-513 0-770-257 0-513 0-770 0 0 257 0 513 0 770 257 0 513 0 770 0z">
            <text:p/>
          </draw:path>
          <draw:path draw:style-name="gr11" draw:text-style-name="P14" draw:layer="layout" svg:width="0.288cm" svg:height="0.336cm" svg:x="13.154cm" svg:y="9.872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12.163cm" svg:y="9.623cm" svg:viewBox="0 0 770 770" svg:d="M770 770c0-257 0-513 0-770-257 0-513 0-770 0 0 257 0 513 0 770 257 0 513 0 770 0z">
            <text:p/>
          </draw:path>
          <draw:path draw:style-name="gr11" draw:text-style-name="P14" draw:layer="layout" svg:width="0.244cm" svg:height="0.331cm" svg:x="12.4cm" svg:y="9.872cm" svg:viewBox="0 0 245 332" svg:d="M0 17l20 68c29-10 52-16 70-16 26 0 46 8 60 22 14 15 21 37 21 66v175h74v-326h-63l2 64 3-1c-10-25-24-43-42-53-18-11-39-16-65-16-23 0-49 6-80 17z">
            <text:p/>
          </draw:path>
        </draw:g>
        <draw:g>
          <draw:path draw:style-name="gr10" draw:text-style-name="P5" draw:layer="layout" svg:width="0.769cm" svg:height="0.769cm" svg:x="11.401cm" svg:y="9.623cm" svg:viewBox="0 0 770 770" svg:d="M770 770c0-257 0-513 0-770-257 0-513 0-770 0 0 257 0 513 0 770 257 0 513 0 770 0z">
            <text:p/>
          </draw:path>
          <draw:path draw:style-name="gr11" draw:text-style-name="P14" draw:layer="layout" svg:width="0.273cm" svg:height="0.331cm" svg:x="11.638cm" svg:y="9.872cm" svg:viewBox="0 0 274 332" svg:d="M74 332v-207c0-40 18-60 53-60 49 0 73 33 73 98v169h74v-326h-62l-1 49 3-2c-16-35-48-53-95-53-79 0-119 41-119 122v210z">
            <text:p/>
          </draw:path>
        </draw:g>
        <draw:g>
          <draw:path draw:style-name="gr10" draw:text-style-name="P5" draw:layer="layout" svg:width="0.769cm" svg:height="0.769cm" svg:x="10.639cm" svg:y="9.623cm" svg:viewBox="0 0 770 770" svg:d="M770 770c0-257 0-513 0-770-257 0-513 0-770 0 0 257 0 513 0 770 257 0 513 0 770 0z">
            <text:p/>
          </draw:path>
          <draw:path draw:style-name="gr11" draw:text-style-name="P14" draw:layer="layout" svg:width="0.297cm" svg:height="0.336cm" svg:x="10.864cm" svg:y="9.872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5" draw:layer="layout" svg:width="0.769cm" svg:height="0.769cm" svg:x="9.877cm" svg:y="9.623cm" svg:viewBox="0 0 770 770" svg:d="M770 770c0-257 0-513 0-770-257 0-513 0-770 0 0 257 0 513 0 770 257 0 513 0 770 0z">
            <text:p/>
          </draw:path>
          <draw:path draw:style-name="gr11" draw:text-style-name="P14" draw:layer="layout" svg:width="0.297cm" svg:height="0.336cm" svg:x="10.102cm" svg:y="9.872cm" svg:viewBox="0 0 298 337" svg:d="M150 337c43 0 79-15 106-46 28-31 42-72 42-123s-13-92-40-122c-28-31-64-46-110-46-43 0-79 15-106 46-28 31-42 72-42 122 0 52 14 93 41 123 27 31 64 46 109 46zM149 272c-49 0-74-35-74-104s25-103 74-103 74 34 74 103-25 104-74 104z">
            <text:p/>
          </draw:path>
        </draw:g>
        <draw:g>
          <draw:path draw:style-name="gr10" draw:text-style-name="P5" draw:layer="layout" svg:width="0.769cm" svg:height="0.769cm" svg:x="9.115cm" svg:y="9.623cm" svg:viewBox="0 0 770 770" svg:d="M770 770c0-257 0-513 0-770-257 0-513 0-770 0 0 257 0 513 0 770 257 0 513 0 770 0z">
            <text:p/>
          </draw:path>
          <draw:path draw:style-name="gr11" draw:text-style-name="P14" draw:layer="layout" svg:width="0.273cm" svg:height="0.331cm" svg:x="9.352cm" svg:y="9.872cm" svg:viewBox="0 0 274 332" svg:d="M74 332v-207c0-40 18-60 53-60 49 0 73 33 73 98v169h74v-326h-62l-1 49 3-2c-16-35-48-53-95-53-79 0-119 41-119 122v210z">
            <text:p/>
          </draw:path>
        </draw:g>
        <draw:g>
          <draw:path draw:style-name="gr10" draw:text-style-name="P5" draw:layer="layout" svg:width="0.769cm" svg:height="0.769cm" svg:x="8.353cm" svg:y="9.623cm" svg:viewBox="0 0 770 770" svg:d="M770 770c0-257 0-513 0-770-257 0-513 0-770 0 0 257 0 513 0 770 257 0 513 0 770 0z">
            <text:p/>
          </draw:path>
          <draw:path draw:style-name="gr11" draw:text-style-name="P14" draw:layer="layout" svg:width="0.288cm" svg:height="0.336cm" svg:x="8.582cm" svg:y="9.872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7.591cm" svg:y="9.623cm" svg:viewBox="0 0 770 770" svg:d="M770 770c0-257 0-513 0-770-257 0-513 0-770 0 0 257 0 513 0 770 257 0 513 0 770 0z">
            <text:p/>
          </draw:path>
          <draw:path draw:style-name="gr11" draw:text-style-name="P14" draw:layer="layout" svg:width="0.326cm" svg:height="0.325cm" svg:x="7.801cm" svg:y="9.877cm" svg:viewBox="0 0 327 326" svg:d="M203 326l124-326h-77l-69 187c-16 43-22 74-18 92h1c6-9-1-39-18-92l-69-187h-77l123 326z">
            <text:p/>
          </draw:path>
        </draw:g>
        <draw:g>
          <draw:path draw:style-name="gr10" draw:text-style-name="P5" draw:layer="layout" svg:width="0.769cm" svg:height="0.769cm" svg:x="6.829cm" svg:y="9.623cm" svg:viewBox="0 0 770 770" svg:d="M770 770c0-257 0-513 0-770-257 0-513 0-770 0 0 257 0 513 0 770 257 0 513 0 770 0z">
            <text:p/>
          </draw:path>
          <draw:path draw:style-name="gr11" draw:text-style-name="P14" draw:layer="layout" svg:width="0.288cm" svg:height="0.336cm" svg:x="7.058cm" svg:y="9.872cm" svg:viewBox="0 0 289 337" svg:d="M0 190h213c-1 53-29 80-83 80-34 0-72-9-113-27v69c36 17 73 25 112 25 48 0 87-15 116-45 29-29 44-70 44-121 0-52-14-93-41-124s-63-47-108-47c-42 0-76 13-102 40-25 27-38 63-38 107zM211 126h-133c0-41 21-61 63-61 43 0 67 20 70 61z">
            <text:p/>
          </draw:path>
        </draw:g>
        <draw:g>
          <draw:path draw:style-name="gr10" draw:text-style-name="P5" draw:layer="layout" svg:width="0.769cm" svg:height="0.769cm" svg:x="6.067cm" svg:y="9.623cm" svg:viewBox="0 0 770 770" svg:d="M770 770c0-257 0-513 0-770-257 0-513 0-770 0 0 257 0 513 0 770 257 0 513 0 770 0z">
            <text:p/>
          </draw:path>
          <draw:path draw:style-name="gr11" draw:text-style-name="P14" draw:layer="layout" svg:width="0.273cm" svg:height="0.331cm" svg:x="6.304cm" svg:y="9.872cm" svg:viewBox="0 0 274 332" svg:d="M74 332v-207c0-40 18-60 53-60 49 0 73 33 73 98v169h74v-326h-62l-1 49 3-2c-16-35-48-53-95-53-79 0-119 41-119 122v210z">
            <text:p/>
          </draw:path>
        </draw:g>
        <draw:g>
          <draw:path draw:style-name="gr10" draw:text-style-name="P5" draw:layer="layout" svg:width="0.769cm" svg:height="0.769cm" svg:x="5.305cm" svg:y="9.623cm" svg:viewBox="0 0 770 770" svg:d="M770 770c0-257 0-513 0-770-257 0-513 0-770 0 0 257 0 513 0 770 257 0 513 0 770 0z">
            <text:p/>
          </draw:path>
          <draw:path draw:style-name="gr11" draw:text-style-name="P14" draw:layer="layout" svg:width="0.264cm" svg:height="0.45cm" svg:x="5.54cm" svg:y="9.753cm" svg:viewBox="0 0 265 451" svg:d="M133 0c-27 0-40 14-40 43 0 14 4 25 12 32 8 8 18 12 28 12 28 0 42-15 42-44s-14-43-42-43zM171 187l74-6v-56h-148v265h-97v61h265v-61h-94z">
            <text:p/>
          </draw:path>
        </draw:g>
        <draw:g>
          <draw:path draw:style-name="gr10" draw:text-style-name="P5" draw:layer="layout" svg:width="0.769cm" svg:height="0.769cm" svg:x="4.543cm" svg:y="9.623cm" svg:viewBox="0 0 770 770" svg:d="M770 770c0-257 0-513 0-770-257 0-513 0-770 0 0 257 0 513 0 770 257 0 513 0 770 0z">
            <text:p/>
          </draw:path>
          <draw:path draw:style-name="gr11" draw:text-style-name="P14" draw:layer="layout" svg:width="0.273cm" svg:height="0.331cm" svg:x="4.78cm" svg:y="9.872cm" svg:viewBox="0 0 274 332" svg:d="M74 332v-207c0-40 18-60 53-60 49 0 73 33 73 98v169h74v-326h-62l-1 49 3-2c-16-35-48-53-95-53-79 0-119 41-119 122v210z">
            <text:p/>
          </draw:path>
        </draw:g>
        <draw:g>
          <draw:path draw:style-name="gr10" draw:text-style-name="P5" draw:layer="layout" svg:width="0.769cm" svg:height="0.769cm" svg:x="3.781cm" svg:y="9.623cm" svg:viewBox="0 0 770 770" svg:d="M770 770c0-257 0-513 0-770-257 0-513 0-770 0 0 257 0 513 0 770 257 0 513 0 770 0z">
            <text:p/>
          </draw:path>
          <draw:path draw:style-name="gr11" draw:text-style-name="P14" draw:layer="layout" svg:width="0.305cm" svg:height="0.467cm" svg:x="4.002cm" svg:y="9.872cm" svg:viewBox="0 0 306 468" svg:d="M0 6v53l44 6c-5 7-8 23-8 50 0 33 11 59 33 79s52 30 90 30c11 0 18-1 22-2 11 7 17 15 17 25 0 7-11 11-32 11h-52c-35 0-62 8-81 24-19 17-29 40-29 70 0 77 56 115 167 116 43-1 76-9 99-26 24-16 36-40 36-71 0-45-16-71-47-78 4-1 7-14 7-39s-8-42-23-51c5-1 12-11 23-29s16-37 16-58c0-37-11-65-33-85-22-21-53-31-92-31-17 0-31 2-43 6zM158 166c-33 0-49-18-49-52 0-36 16-54 50-54 33 0 50 18 50 55 0 34-17 51-51 51zM131 327h52c34 0 52 14 52 43 0 24-21 36-63 36-65 0-97-17-97-50 0-12 3-20 9-23 7-4 22-6 47-6z">
            <text:p/>
          </draw:path>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1" svg:font-family="'Droid Sans Mono'" style:font-family-generic="swiss" style:font-pitch="fixed"/>
    <style:font-face style:name="Droid Sans Mono" svg:font-family="'Droid Sans Mono'" style:font-adornments="Bold"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roid Sans" svg:font-family="'Droid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draw:stroke-dash draw:name="Ori_5f_Mountain" draw:display-name="Ori_Mountain" draw:style="rect" draw:dots1="1" draw:dots1-length="0.5cm" draw:dots2="1" draw:dots2-length="0.1cm" draw:distance="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dash="Dashed_20__28_var_29__20_1" svg:stroke-width="0.051cm" svg:stroke-color="#000000" draw:marker-start-width="0.279cm" draw:marker-end-width="0.279cm" draw:fill="none" draw:fill-color="#729fcf" draw:textarea-horizontal-align="center" draw:textarea-vertical-align="middle" draw:auto-grow-height="false" draw:shadow-color="#000000"/>
      <style:paragraph-properties fo:text-align="center">
        <style:tab-stops/>
      </style:paragraph-properties>
      <style:text-properties style:font-name="Droid Sans Mono" fo:font-family="'Droid Sans Mono'" style:font-style-name="Bold" style:font-family-generic="swiss" style:font-pitch="fixed" fo:font-size="18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006cm" fo:page-height="29.69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18-01-27T15:31:29.362469892</dc:date>
    <dc:creator>Anool Mahidharia</dc:creator>
    <meta:editing-duration>PT3H22M41S</meta:editing-duration>
    <meta:editing-cycles>11</meta:editing-cycles>
    <meta:generator>LibreOffice/5.4.1.2$Linux_X86_64 LibreOffice_project/ea7cb86e6eeb2bf3a5af73a8f7777ac570321527</meta:generator>
    <meta:document-statistic meta:object-count="1383"/>
  </office:meta>
</office:document-meta>
</file>